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5pt"/>
    </style:style>
    <style:style style:name="co3" style:family="table-column">
      <style:table-column-properties fo:break-before="auto" style:column-width="6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Noto Sans CJK SC Regular" style:font-name-complex="FreeSans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pacity="0%" draw:textarea-horizontal-align="center" draw:textarea-vertical-align="middle" draw:shadow-opacity="0%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draw:stroke-linejoin="none" draw:fill="none" draw:textarea-horizontal-align="center" draw:textarea-vertical-align="middle" draw:ole-draw-aspect="1"/>
    </style:style>
    <style:style style:name="gr4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ift_Will" table:style-name="ta1">
        <office:forms form:automatic-focus="false" form:apply-design-mode="false"/>
        <table:shapes>
          <draw:frame draw:z-index="0" draw:style-name="gr1" draw:text-style-name="P1" svg:width="453.51pt" svg:height="255.09pt" svg:x="224.16pt" svg:y="49.18pt">
            <loext:p draw:notify-on-update-of-ranges="Shift_Will.C1:Shift_Will.C1 Shift_Will.C2:Shift_Will.C30 Shift_Will.B1:Shift_Will.B1 Shift_Will.B2:Shift_Will.B3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p</text:p>
          </table:table-cell>
          <table:table-cell office:value-type="string" calcext:value-type="string">
            <text:p>Disp*10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A2]*18" office:value-type="float" office:value="66.6" calcext:value-type="float">
            <text:p>66.6</text:p>
          </table:table-cell>
          <table:table-cell office:value-type="float" office:value="736.94" calcext:value-type="float">
            <text:p>736.9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A3]*18" office:value-type="float" office:value="52.2" calcext:value-type="float">
            <text:p>52.2</text:p>
          </table:table-cell>
          <table:table-cell office:value-type="float" office:value="290.44" calcext:value-type="float">
            <text:p>290.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]*18" office:value-type="float" office:value="648" calcext:value-type="float">
            <text:p>648</text:p>
          </table:table-cell>
          <table:table-cell office:value-type="float" office:value="430.02" calcext:value-type="float">
            <text:p>430.02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[.A5]*18" office:value-type="float" office:value="190.8" calcext:value-type="float">
            <text:p>190.8</text:p>
          </table:table-cell>
          <table:table-cell office:value-type="float" office:value="742.09" calcext:value-type="float">
            <text:p>742.0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[.A6]*18" office:value-type="float" office:value="181.8" calcext:value-type="float">
            <text:p>181.8</text:p>
          </table:table-cell>
          <table:table-cell office:value-type="float" office:value="434.37" calcext:value-type="float">
            <text:p>434.3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A7]*18" office:value-type="float" office:value="68.4" calcext:value-type="float">
            <text:p>68.4</text:p>
          </table:table-cell>
          <table:table-cell office:value-type="float" office:value="1566.76" calcext:value-type="float">
            <text:p>1566.76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[.A8]*18" office:value-type="float" office:value="250.2" calcext:value-type="float">
            <text:p>250.2</text:p>
          </table:table-cell>
          <table:table-cell office:value-type="float" office:value="641.8" calcext:value-type="float">
            <text:p>641.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A9]*18" office:value-type="float" office:value="115.2" calcext:value-type="float">
            <text:p>115.2</text:p>
          </table:table-cell>
          <table:table-cell office:value-type="float" office:value="319.33" calcext:value-type="float">
            <text:p>319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]*18" office:value-type="float" office:value="1350" calcext:value-type="float">
            <text:p>1350</text:p>
          </table:table-cell>
          <table:table-cell office:value-type="float" office:value="661.81" calcext:value-type="float">
            <text:p>661.81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table:formula="of:=[.A11]*18" office:value-type="float" office:value="588.6" calcext:value-type="float">
            <text:p>588.6</text:p>
          </table:table-cell>
          <table:table-cell office:value-type="float" office:value="158.69" calcext:value-type="float">
            <text:p>158.6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[.A12]*18" office:value-type="float" office:value="196.2" calcext:value-type="float">
            <text:p>196.2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[.A13]*18" office:value-type="float" office:value="257.4" calcext:value-type="float">
            <text:p>257.4</text:p>
          </table:table-cell>
          <table:table-cell office:value-type="float" office:value="1150.52" calcext:value-type="float">
            <text:p>1150.5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A14]*18" office:value-type="float" office:value="84.6" calcext:value-type="float">
            <text:p>84.6</text:p>
          </table:table-cell>
          <table:table-cell office:value-type="float" office:value="743.98" calcext:value-type="float">
            <text:p>743.98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[.A15]*18" office:value-type="float" office:value="2302.2" calcext:value-type="float">
            <text:p>2302.2</text:p>
          </table:table-cell>
          <table:table-cell office:value-type="float" office:value="815.85" calcext:value-type="float">
            <text:p>815.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16]*18" office:value-type="float" office:value="19.8" calcext:value-type="float">
            <text:p>19.8</text:p>
          </table:table-cell>
          <table:table-cell office:value-type="float" office:value="1097.48" calcext:value-type="float">
            <text:p>1097.4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17]*18" office:value-type="float" office:value="99" calcext:value-type="float">
            <text:p>99</text:p>
          </table:table-cell>
          <table:table-cell office:value-type="float" office:value="758.45" calcext:value-type="float">
            <text:p>758.4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table:formula="of:=[.A18]*18" office:value-type="float" office:value="466.2" calcext:value-type="float">
            <text:p>466.2</text:p>
          </table:table-cell>
          <table:table-cell office:value-type="float" office:value="1289.81" calcext:value-type="float">
            <text:p>1289.81</text:p>
          </table:table-cell>
        </table:table-row>
        <table:table-row table:style-name="ro1">
          <table:table-cell office:value-type="float" office:value="178.3" calcext:value-type="float">
            <text:p>178.3</text:p>
          </table:table-cell>
          <table:table-cell table:formula="of:=[.A19]*18" office:value-type="float" office:value="3209.4" calcext:value-type="float">
            <text:p>3209.4</text:p>
          </table:table-cell>
          <table:table-cell office:value-type="float" office:value="1043.4" calcext:value-type="float">
            <text:p>1043.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[.A20]*18" office:value-type="float" office:value="347.4" calcext:value-type="float">
            <text:p>347.4</text:p>
          </table:table-cell>
          <table:table-cell office:value-type="float" office:value="464.23" calcext:value-type="float">
            <text:p>464.2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21]*18" office:value-type="float" office:value="48.6" calcext:value-type="float">
            <text:p>48.6</text:p>
          </table:table-cell>
          <table:table-cell office:value-type="float" office:value="709.8" calcext:value-type="float">
            <text:p>709.8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table:formula="of:=[.A22]*18" office:value-type="float" office:value="1364.4" calcext:value-type="float">
            <text:p>1364.4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A23]*18" office:value-type="float" office:value="495" calcext:value-type="float">
            <text:p>495</text:p>
          </table:table-cell>
          <table:table-cell office:value-type="float" office:value="1764.63" calcext:value-type="float">
            <text:p>1764.6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[.A24]*18" office:value-type="float" office:value="232.2" calcext:value-type="float">
            <text:p>232.2</text:p>
          </table:table-cell>
          <table:table-cell office:value-type="float" office:value="3266.64" calcext:value-type="float">
            <text:p>3266.6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[.A25]*18" office:value-type="float" office:value="208.8" calcext:value-type="float">
            <text:p>208.8</text:p>
          </table:table-cell>
          <table:table-cell office:value-type="float" office:value="1243.42" calcext:value-type="float">
            <text:p>1243.42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table:formula="of:=[.A26]*18" office:value-type="float" office:value="691.2" calcext:value-type="float">
            <text:p>691.2</text:p>
          </table:table-cell>
          <table:table-cell office:value-type="float" office:value="1904.68" calcext:value-type="float">
            <text:p>1904.68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table:formula="of:=[.A27]*18" office:value-type="float" office:value="1335.6" calcext:value-type="float">
            <text:p>1335.6</text:p>
          </table:table-cell>
          <table:table-cell office:value-type="float" office:value="1147.6" calcext:value-type="float">
            <text:p>1147.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[.A28]*18" office:value-type="float" office:value="331.2" calcext:value-type="float">
            <text:p>331.2</text:p>
          </table:table-cell>
          <table:table-cell office:value-type="float" office:value="971.53" calcext:value-type="float">
            <text:p>971.53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table:formula="of:=[.A29]*18" office:value-type="float" office:value="833.4" calcext:value-type="float">
            <text:p>833.4</text:p>
          </table:table-cell>
          <table:table-cell office:value-type="float" office:value="977.9" calcext:value-type="float">
            <text:p>977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*18" office:value-type="float" office:value="540" calcext:value-type="float">
            <text:p>540</text:p>
          </table:table-cell>
          <table:table-cell office:value-type="float" office:value="1132.38" calcext:value-type="float">
            <text:p>1132.3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MAX([.B2:.B30])" office:value-type="float" office:value="3209.4" calcext:value-type="float">
            <text:p>3209.4</text:p>
          </table:table-cell>
          <table:table-cell table:formula="of:=MAX([.C2:.C30])" office:value-type="float" office:value="3266.64" calcext:value-type="float">
            <text:p>3266.64</text:p>
          </table:table-cell>
        </table:table-row>
      </table:table>
      <table:table table:name="Shift_1s_Arm_AvsB_BvsC" table:style-name="ta1">
        <office:forms form:automatic-focus="false" form:apply-design-mode="false"/>
        <table:shapes>
          <draw:frame draw:z-index="0" draw:style-name="gr2" draw:text-style-name="P2" svg:width="520.58pt" svg:height="257.5pt" svg:x="474.52pt" svg:y="34.64pt">
            <loext:p draw:notify-on-update-of-ranges="Shift_1s_Arm_AvsB_BvsC.A2:Shift_1s_Arm_AvsB_BvsC.A31 Shift_1s_Arm_AvsB_BvsC.B1:Shift_1s_Arm_AvsB_BvsC.B1 Shift_1s_Arm_AvsB_BvsC.B2:Shift_1s_Arm_AvsB_BvsC.B31 Shift_1s_Arm_AvsB_BvsC.A154:Shift_1s_Arm_AvsB_BvsC.A393 Shift_1s_Arm_AvsB_BvsC.B153:Shift_1s_Arm_AvsB_BvsC.B153 Shift_1s_Arm_AvsB_BvsC.B154:Shift_1s_Arm_AvsB_BvsC.B393 Shift_1s_Arm_AvsB_BvsC.A33:Shift_1s_Arm_AvsB_BvsC.A152 Shift_1s_Arm_AvsB_BvsC.B32:Shift_1s_Arm_AvsB_BvsC.B32 Shift_1s_Arm_AvsB_BvsC.B33:Shift_1s_Arm_AvsB_BvsC.B1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2" draw:text-style-name="P2" svg:width="520.58pt" svg:height="257.5pt" svg:x="472.2pt" svg:y="311.7pt">
            <loext:p draw:notify-on-update-of-ranges="Shift_1s_Arm_AvsB_BvsC.A2:Shift_1s_Arm_AvsB_BvsC.A31 Shift_1s_Arm_AvsB_BvsC.C1:Shift_1s_Arm_AvsB_BvsC.C1 Shift_1s_Arm_AvsB_BvsC.C2:Shift_1s_Arm_AvsB_BvsC.C31 Shift_1s_Arm_AvsB_BvsC.A154:Shift_1s_Arm_AvsB_BvsC.A393 Shift_1s_Arm_AvsB_BvsC.C153:Shift_1s_Arm_AvsB_BvsC.C153 Shift_1s_Arm_AvsB_BvsC.C154:Shift_1s_Arm_AvsB_BvsC.C393 Shift_1s_Arm_AvsB_BvsC.A33:Shift_1s_Arm_AvsB_BvsC.A152 Shift_1s_Arm_AvsB_BvsC.C32:Shift_1s_Arm_AvsB_BvsC.C32 Shift_1s_Arm_AvsB_BvsC.C33:Shift_1s_Arm_AvsB_BvsC.C15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3" draw:text-style-name="P2" svg:width="520.58pt" svg:height="257.5pt" svg:x="480.81pt" svg:y="589.55pt">
            <loext:p draw:notify-on-update-of-ranges="Shift_1s_Arm_AvsB_BvsC.A2:Shift_1s_Arm_AvsB_BvsC.A31 Shift_1s_Arm_AvsB_BvsC.B1:Shift_1s_Arm_AvsB_BvsC.B1 Shift_1s_Arm_AvsB_BvsC.D2:Shift_1s_Arm_AvsB_BvsC.D31 Shift_1s_Arm_AvsB_BvsC.A154:Shift_1s_Arm_AvsB_BvsC.A393 Shift_1s_Arm_AvsB_BvsC.B153:Shift_1s_Arm_AvsB_BvsC.B153 Shift_1s_Arm_AvsB_BvsC.D154:Shift_1s_Arm_AvsB_BvsC.D393 Shift_1s_Arm_AvsB_BvsC.A33:Shift_1s_Arm_AvsB_BvsC.A152 Shift_1s_Arm_AvsB_BvsC.B32:Shift_1s_Arm_AvsB_BvsC.B32 Shift_1s_Arm_AvsB_BvsC.D33:Shift_1s_Arm_AvsB_BvsC.D15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Disp_4k</text:p>
          </table:table-cell>
          <table:table-cell office:value-type="string" calcext:value-type="string">
            <text:p>MSE_4k</text:p>
          </table:table-cell>
          <table:table-cell office:value-type="string" calcext:value-type="string">
            <text:p>Disp/pixel</text:p>
          </table:table-cell>
          <table:table-cell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168.52" calcext:value-type="float">
            <text:p>168.52</text:p>
          </table:table-cell>
          <table:table-cell table:formula="of:=[.B2]/8294400" office:value-type="float" office:value="0.00000129002700617284" calcext:value-type="float">
            <text:p>0.00000129</text:p>
          </table:table-cell>
          <table:table-cell table:formula="of:=AVERAGE([.D2:.D31])*1000000" office:value-type="float" office:value="1.02197466563786" calcext:value-type="float">
            <text:p>1.0219746656</text:p>
          </table:table-cell>
        </table:table-row>
        <table:table-row table:style-name="ro1">
          <table:table-cell table:formula="of:=[.A2]+(1000/30)" office:value-type="float" office:value="33.3333333333333" calcext:value-type="float">
            <text:p>33.3333333333</text:p>
          </table:table-cell>
          <table:table-cell office:value-type="float" office:value="35.4" calcext:value-type="float">
            <text:p>35.4</text:p>
          </table:table-cell>
          <table:table-cell office:value-type="float" office:value="428.16" calcext:value-type="float">
            <text:p>428.16</text:p>
          </table:table-cell>
          <table:table-cell table:formula="of:=[.B3]/8294400" office:value-type="float" office:value="0.00000426793981481482" calcext:value-type="float">
            <text:p>4.26793981481482E-06</text:p>
          </table:table-cell>
          <table:table-cell/>
        </table:table-row>
        <table:table-row table:style-name="ro1">
          <table:table-cell table:formula="of:=[.A3]+(1000/30)" office:value-type="float" office:value="66.6666666666667" calcext:value-type="float">
            <text:p>66.6666666667</text:p>
          </table:table-cell>
          <table:table-cell office:value-type="float" office:value="3.8" calcext:value-type="float">
            <text:p>3.8</text:p>
          </table:table-cell>
          <table:table-cell office:value-type="float" office:value="50.55" calcext:value-type="float">
            <text:p>50.55</text:p>
          </table:table-cell>
          <table:table-cell table:formula="of:=[.B4]/8294400" office:value-type="float" office:value="0.000000458140432098765" calcext:value-type="float">
            <text:p>4.58140432098765E-07</text:p>
          </table:table-cell>
          <table:table-cell/>
        </table:table-row>
        <table:table-row table:style-name="ro1">
          <table:table-cell table:formula="of:=[.A4]+(1000/30)" office:value-type="float" office:value="100" calcext:value-type="float">
            <text:p>100</text:p>
          </table:table-cell>
          <table:table-cell office:value-type="float" office:value="16.5" calcext:value-type="float">
            <text:p>16.5</text:p>
          </table:table-cell>
          <table:table-cell office:value-type="float" office:value="292.75" calcext:value-type="float">
            <text:p>292.75</text:p>
          </table:table-cell>
          <table:table-cell table:formula="of:=[.B5]/8294400" office:value-type="float" office:value="0.00000198929398148148" calcext:value-type="float">
            <text:p>1.98929398148148E-06</text:p>
          </table:table-cell>
          <table:table-cell/>
        </table:table-row>
        <table:table-row table:style-name="ro1">
          <table:table-cell table:formula="of:=[.A5]+(1000/30)" office:value-type="float" office:value="133.333333333333" calcext:value-type="float">
            <text:p>133.3333333333</text:p>
          </table:table-cell>
          <table:table-cell office:value-type="float" office:value="4.3" calcext:value-type="float">
            <text:p>4.3</text:p>
          </table:table-cell>
          <table:table-cell office:value-type="float" office:value="53.83" calcext:value-type="float">
            <text:p>53.83</text:p>
          </table:table-cell>
          <table:table-cell table:formula="of:=[.B6]/8294400" office:value-type="float" office:value="0.000000518422067901235" calcext:value-type="float">
            <text:p>5.18422067901235E-07</text:p>
          </table:table-cell>
          <table:table-cell/>
        </table:table-row>
        <table:table-row table:style-name="ro1">
          <table:table-cell table:formula="of:=[.A6]+(1000/30)" office:value-type="float" office:value="166.666666666667" calcext:value-type="float">
            <text:p>166.6666666667</text:p>
          </table:table-cell>
          <table:table-cell office:value-type="float" office:value="8.4" calcext:value-type="float">
            <text:p>8.4</text:p>
          </table:table-cell>
          <table:table-cell office:value-type="float" office:value="64.86" calcext:value-type="float">
            <text:p>64.86</text:p>
          </table:table-cell>
          <table:table-cell table:formula="of:=[.B7]/8294400" office:value-type="float" office:value="0.00000101273148148148" calcext:value-type="float">
            <text:p>1.01273148148148E-06</text:p>
          </table:table-cell>
          <table:table-cell/>
        </table:table-row>
        <table:table-row table:style-name="ro1">
          <table:table-cell table:formula="of:=[.A7]+(1000/30)" office:value-type="float" office:value="200" calcext:value-type="float">
            <text:p>200</text:p>
          </table:table-cell>
          <table:table-cell office:value-type="float" office:value="15.5" calcext:value-type="float">
            <text:p>15.5</text:p>
          </table:table-cell>
          <table:table-cell office:value-type="float" office:value="263.36" calcext:value-type="float">
            <text:p>263.36</text:p>
          </table:table-cell>
          <table:table-cell table:formula="of:=[.B8]/8294400" office:value-type="float" office:value="0.00000186873070987654" calcext:value-type="float">
            <text:p>1.86873070987654E-06</text:p>
          </table:table-cell>
          <table:table-cell/>
        </table:table-row>
        <table:table-row table:style-name="ro1">
          <table:table-cell table:formula="of:=[.A8]+(1000/30)" office:value-type="float" office:value="233.333333333333" calcext:value-type="float">
            <text:p>233.3333333333</text:p>
          </table:table-cell>
          <table:table-cell office:value-type="float" office:value="4.3" calcext:value-type="float">
            <text:p>4.3</text:p>
          </table:table-cell>
          <table:table-cell office:value-type="float" office:value="46.32" calcext:value-type="float">
            <text:p>46.32</text:p>
          </table:table-cell>
          <table:table-cell table:formula="of:=[.B9]/8294400" office:value-type="float" office:value="0.000000518422067901235" calcext:value-type="float">
            <text:p>5.18422067901235E-07</text:p>
          </table:table-cell>
          <table:table-cell/>
        </table:table-row>
        <table:table-row table:style-name="ro1">
          <table:table-cell table:formula="of:=[.A9]+(1000/30)" office:value-type="float" office:value="266.666666666667" calcext:value-type="float">
            <text:p>266.6666666667</text:p>
          </table:table-cell>
          <table:table-cell office:value-type="float" office:value="2.5" calcext:value-type="float">
            <text:p>2.5</text:p>
          </table:table-cell>
          <table:table-cell office:value-type="float" office:value="21.86" calcext:value-type="float">
            <text:p>21.86</text:p>
          </table:table-cell>
          <table:table-cell table:formula="of:=[.B10]/8294400" office:value-type="float" office:value="0.000000301408179012346" calcext:value-type="float">
            <text:p>3.01408179012346E-07</text:p>
          </table:table-cell>
          <table:table-cell/>
        </table:table-row>
        <table:table-row table:style-name="ro1">
          <table:table-cell table:formula="of:=[.A10]+(1000/30)" office:value-type="float" office:value="300" calcext:value-type="float">
            <text:p>300</text:p>
          </table:table-cell>
          <table:table-cell office:value-type="float" office:value="8.7" calcext:value-type="float">
            <text:p>8.7</text:p>
          </table:table-cell>
          <table:table-cell office:value-type="float" office:value="74.99" calcext:value-type="float">
            <text:p>74.99</text:p>
          </table:table-cell>
          <table:table-cell table:formula="of:=[.B11]/8294400" office:value-type="float" office:value="0.00000104890046296296" calcext:value-type="float">
            <text:p>1.04890046296296E-06</text:p>
          </table:table-cell>
          <table:table-cell/>
        </table:table-row>
        <table:table-row table:style-name="ro1">
          <table:table-cell table:formula="of:=[.A11]+(1000/30)" office:value-type="float" office:value="333.333333333333" calcext:value-type="float">
            <text:p>333.3333333333</text:p>
          </table:table-cell>
          <table:table-cell office:value-type="float" office:value="7.9" calcext:value-type="float">
            <text:p>7.9</text:p>
          </table:table-cell>
          <table:table-cell office:value-type="float" office:value="120.8" calcext:value-type="float">
            <text:p>120.8</text:p>
          </table:table-cell>
          <table:table-cell table:formula="of:=[.B12]/8294400" office:value-type="float" office:value="0.000000952449845679012" calcext:value-type="float">
            <text:p>9.52449845679012E-07</text:p>
          </table:table-cell>
          <table:table-cell/>
        </table:table-row>
        <table:table-row table:style-name="ro1">
          <table:table-cell table:formula="of:=[.A12]+(1000/30)" office:value-type="float" office:value="366.666666666667" calcext:value-type="float">
            <text:p>366.6666666667</text:p>
          </table:table-cell>
          <table:table-cell office:value-type="float" office:value="6.4" calcext:value-type="float">
            <text:p>6.4</text:p>
          </table:table-cell>
          <table:table-cell office:value-type="float" office:value="84.14" calcext:value-type="float">
            <text:p>84.14</text:p>
          </table:table-cell>
          <table:table-cell table:formula="of:=[.B13]/8294400" office:value-type="float" office:value="0.000000771604938271605" calcext:value-type="float">
            <text:p>7.71604938271605E-07</text:p>
          </table:table-cell>
          <table:table-cell/>
        </table:table-row>
        <table:table-row table:style-name="ro1">
          <table:table-cell table:formula="of:=[.A13]+(1000/30)" office:value-type="float" office:value="400" calcext:value-type="float">
            <text:p>400</text:p>
          </table:table-cell>
          <table:table-cell office:value-type="float" office:value="4.9" calcext:value-type="float">
            <text:p>4.9</text:p>
          </table:table-cell>
          <table:table-cell office:value-type="float" office:value="28.96" calcext:value-type="float">
            <text:p>28.96</text:p>
          </table:table-cell>
          <table:table-cell table:formula="of:=[.B14]/8294400" office:value-type="float" office:value="0.000000590760030864198" calcext:value-type="float">
            <text:p>5.90760030864198E-07</text:p>
          </table:table-cell>
          <table:table-cell/>
        </table:table-row>
        <table:table-row table:style-name="ro1">
          <table:table-cell table:formula="of:=[.A14]+(1000/30)" office:value-type="float" office:value="433.333333333333" calcext:value-type="float">
            <text:p>433.3333333333</text:p>
          </table:table-cell>
          <table:table-cell office:value-type="float" office:value="1.4" calcext:value-type="float">
            <text:p>1.4</text:p>
          </table:table-cell>
          <table:table-cell office:value-type="float" office:value="11.34" calcext:value-type="float">
            <text:p>11.34</text:p>
          </table:table-cell>
          <table:table-cell table:formula="of:=[.B15]/8294400" office:value-type="float" office:value="0.000000168788580246914" calcext:value-type="float">
            <text:p>1.68788580246914E-07</text:p>
          </table:table-cell>
          <table:table-cell/>
        </table:table-row>
        <table:table-row table:style-name="ro1">
          <table:table-cell table:formula="of:=[.A15]+(1000/30)" office:value-type="float" office:value="466.666666666667" calcext:value-type="float">
            <text:p>466.6666666667</text:p>
          </table:table-cell>
          <table:table-cell office:value-type="float" office:value="3.2" calcext:value-type="float">
            <text:p>3.2</text:p>
          </table:table-cell>
          <table:table-cell office:value-type="float" office:value="36" calcext:value-type="float">
            <text:p>36</text:p>
          </table:table-cell>
          <table:table-cell table:formula="of:=[.B16]/82944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16]+(1000/30)" office:value-type="float" office:value="500" calcext:value-type="float">
            <text:p>500</text:p>
          </table:table-cell>
          <table:table-cell office:value-type="float" office:value="14.5" calcext:value-type="float">
            <text:p>14.5</text:p>
          </table:table-cell>
          <table:table-cell office:value-type="float" office:value="289.45" calcext:value-type="float">
            <text:p>289.45</text:p>
          </table:table-cell>
          <table:table-cell table:formula="of:=[.B17]/8294400" office:value-type="float" office:value="0.00000174816743827161" calcext:value-type="float">
            <text:p>1.74816743827161E-06</text:p>
          </table:table-cell>
          <table:table-cell/>
        </table:table-row>
        <table:table-row table:style-name="ro1">
          <table:table-cell table:formula="of:=[.A17]+(1000/30)" office:value-type="float" office:value="533.333333333333" calcext:value-type="float">
            <text:p>533.3333333333</text:p>
          </table:table-cell>
          <table:table-cell office:value-type="float" office:value="1.7" calcext:value-type="float">
            <text:p>1.7</text:p>
          </table:table-cell>
          <table:table-cell office:value-type="float" office:value="21.87" calcext:value-type="float">
            <text:p>21.87</text:p>
          </table:table-cell>
          <table:table-cell table:formula="of:=[.B18]/8294400" office:value-type="float" office:value="0.000000204957561728395" calcext:value-type="float">
            <text:p>0.000000205</text:p>
          </table:table-cell>
          <table:table-cell/>
        </table:table-row>
        <table:table-row table:style-name="ro1">
          <table:table-cell table:formula="of:=[.A18]+(1000/30)" office:value-type="float" office:value="566.666666666667" calcext:value-type="float">
            <text:p>566.6666666667</text:p>
          </table:table-cell>
          <table:table-cell office:value-type="float" office:value="9.5" calcext:value-type="float">
            <text:p>9.5</text:p>
          </table:table-cell>
          <table:table-cell office:value-type="float" office:value="174.34" calcext:value-type="float">
            <text:p>174.34</text:p>
          </table:table-cell>
          <table:table-cell table:formula="of:=[.B19]/8294400" office:value-type="float" office:value="0.00000114535108024691" calcext:value-type="float">
            <text:p>1.14535108024691E-06</text:p>
          </table:table-cell>
          <table:table-cell/>
        </table:table-row>
        <table:table-row table:style-name="ro1">
          <table:table-cell table:formula="of:=[.A19]+(1000/30)"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32.53" calcext:value-type="float">
            <text:p>32.53</text:p>
          </table:table-cell>
          <table:table-cell table:formula="of:=[.B20]/8294400" office:value-type="float" office:value="0.000000361689814814815" calcext:value-type="float">
            <text:p>3.61689814814815E-07</text:p>
          </table:table-cell>
          <table:table-cell/>
        </table:table-row>
        <table:table-row table:style-name="ro1">
          <table:table-cell table:formula="of:=[.A20]+(1000/30)" office:value-type="float" office:value="633.333333333333" calcext:value-type="float">
            <text:p>633.33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173.12" calcext:value-type="float">
            <text:p>173.12</text:p>
          </table:table-cell>
          <table:table-cell table:formula="of:=[.B21]/8294400" office:value-type="float" office:value="0.00000141059027777778" calcext:value-type="float">
            <text:p>1.41059027777778E-06</text:p>
          </table:table-cell>
          <table:table-cell/>
        </table:table-row>
        <table:table-row table:style-name="ro1">
          <table:table-cell table:formula="of:=[.A21]+(1000/30)" office:value-type="float" office:value="666.666666666667" calcext:value-type="float">
            <text:p>666.6666666667</text:p>
          </table:table-cell>
          <table:table-cell office:value-type="float" office:value="11.7" calcext:value-type="float">
            <text:p>11.7</text:p>
          </table:table-cell>
          <table:table-cell office:value-type="float" office:value="164.53" calcext:value-type="float">
            <text:p>164.53</text:p>
          </table:table-cell>
          <table:table-cell table:formula="of:=[.B22]/8294400" office:value-type="float" office:value="0.00000141059027777778" calcext:value-type="float">
            <text:p>1.41059027777778E-06</text:p>
          </table:table-cell>
          <table:table-cell/>
        </table:table-row>
        <table:table-row table:style-name="ro1">
          <table:table-cell table:formula="of:=[.A22]+(1000/30)" office:value-type="float" office:value="700" calcext:value-type="float">
            <text:p>700</text:p>
          </table:table-cell>
          <table:table-cell office:value-type="float" office:value="8.7" calcext:value-type="float">
            <text:p>8.7</text:p>
          </table:table-cell>
          <table:table-cell office:value-type="float" office:value="129.86" calcext:value-type="float">
            <text:p>129.86</text:p>
          </table:table-cell>
          <table:table-cell table:formula="of:=[.B23]/8294400" office:value-type="float" office:value="0.00000104890046296296" calcext:value-type="float">
            <text:p>1.04890046296296E-06</text:p>
          </table:table-cell>
          <table:table-cell/>
        </table:table-row>
        <table:table-row table:style-name="ro1">
          <table:table-cell table:formula="of:=[.A23]+(1000/30)" office:value-type="float" office:value="733.333333333334" calcext:value-type="float">
            <text:p>733.3333333333</text:p>
          </table:table-cell>
          <table:table-cell office:value-type="float" office:value="15.3" calcext:value-type="float">
            <text:p>15.3</text:p>
          </table:table-cell>
          <table:table-cell office:value-type="float" office:value="289.51" calcext:value-type="float">
            <text:p>289.51</text:p>
          </table:table-cell>
          <table:table-cell table:formula="of:=[.B24]/8294400" office:value-type="float" office:value="0.00000184461805555556" calcext:value-type="float">
            <text:p>1.84461805555556E-06</text:p>
          </table:table-cell>
          <table:table-cell/>
        </table:table-row>
        <table:table-row table:style-name="ro1">
          <table:table-cell table:formula="of:=[.A24]+(1000/30)" office:value-type="float" office:value="766.666666666667" calcext:value-type="float">
            <text:p>766.6666666667</text:p>
          </table:table-cell>
          <table:table-cell office:value-type="float" office:value="2.2" calcext:value-type="float">
            <text:p>2.2</text:p>
          </table:table-cell>
          <table:table-cell office:value-type="float" office:value="26.95" calcext:value-type="float">
            <text:p>26.95</text:p>
          </table:table-cell>
          <table:table-cell table:formula="of:=[.B25]/8294400" office:value-type="float" office:value="0.000000265239197530864" calcext:value-type="float">
            <text:p>2.65239197530864E-07</text:p>
          </table:table-cell>
          <table:table-cell/>
        </table:table-row>
        <table:table-row table:style-name="ro1">
          <table:table-cell table:formula="of:=[.A25]+(1000/30)"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353.48" calcext:value-type="float">
            <text:p>353.48</text:p>
          </table:table-cell>
          <table:table-cell table:formula="of:=[.B26]/8294400" office:value-type="float" office:value="0.00000241126543209877" calcext:value-type="float">
            <text:p>2.41126543209877E-06</text:p>
          </table:table-cell>
          <table:table-cell/>
        </table:table-row>
        <table:table-row table:style-name="ro1">
          <table:table-cell table:formula="of:=[.A26]+(1000/30)" office:value-type="float" office:value="833.333333333334" calcext:value-type="float">
            <text:p>833.3333333333</text:p>
          </table:table-cell>
          <table:table-cell office:value-type="float" office:value="6.7" calcext:value-type="float">
            <text:p>6.7</text:p>
          </table:table-cell>
          <table:table-cell office:value-type="float" office:value="120.62" calcext:value-type="float">
            <text:p>120.62</text:p>
          </table:table-cell>
          <table:table-cell table:formula="of:=[.B27]/8294400" office:value-type="float" office:value="0.000000807773919753087" calcext:value-type="float">
            <text:p>8.07773919753087E-07</text:p>
          </table:table-cell>
          <table:table-cell/>
        </table:table-row>
        <table:table-row table:style-name="ro1">
          <table:table-cell table:formula="of:=[.A27]+(1000/30)" office:value-type="float" office:value="866.666666666667" calcext:value-type="float">
            <text:p>866.6666666667</text:p>
          </table:table-cell>
          <table:table-cell office:value-type="float" office:value="1.3" calcext:value-type="float">
            <text:p>1.3</text:p>
          </table:table-cell>
          <table:table-cell office:value-type="float" office:value="12.78" calcext:value-type="float">
            <text:p>12.78</text:p>
          </table:table-cell>
          <table:table-cell table:formula="of:=[.B28]/8294400" office:value-type="float" office:value="0.00000015673225308642" calcext:value-type="float">
            <text:p>1.5673225308642E-07</text:p>
          </table:table-cell>
          <table:table-cell/>
        </table:table-row>
        <table:table-row table:style-name="ro1">
          <table:table-cell table:formula="of:=[.A28]+(1000/30)" office:value-type="float" office:value="900" calcext:value-type="float">
            <text:p>900</text:p>
          </table:table-cell>
          <table:table-cell office:value-type="float" office:value="3.3" calcext:value-type="float">
            <text:p>3.3</text:p>
          </table:table-cell>
          <table:table-cell office:value-type="float" office:value="38.3" calcext:value-type="float">
            <text:p>38.3</text:p>
          </table:table-cell>
          <table:table-cell table:formula="of:=[.B29]/8294400" office:value-type="float" office:value="0.000000397858796296296" calcext:value-type="float">
            <text:p>3.97858796296296E-07</text:p>
          </table:table-cell>
          <table:table-cell/>
        </table:table-row>
        <table:table-row table:style-name="ro1">
          <table:table-cell table:formula="of:=[.A29]+(1000/30)" office:value-type="float" office:value="933.333333333334" calcext:value-type="float">
            <text:p>933.3333333333</text:p>
          </table:table-cell>
          <table:table-cell office:value-type="float" office:value="8" calcext:value-type="float">
            <text:p>8</text:p>
          </table:table-cell>
          <table:table-cell office:value-type="float" office:value="151.82" calcext:value-type="float">
            <text:p>151.82</text:p>
          </table:table-cell>
          <table:table-cell table:formula="of:=[.B30]/8294400" office:value-type="float" office:value="0.000000964506172839506" calcext:value-type="float">
            <text:p>9.64506172839506E-07</text:p>
          </table:table-cell>
          <table:table-cell/>
        </table:table-row>
        <table:table-row table:style-name="ro1">
          <table:table-cell table:formula="of:=[.A30]+(1000/30)" office:value-type="float" office:value="966.666666666667" calcext:value-type="float">
            <text:p>966.6666666667</text:p>
          </table:table-cell>
          <table:table-cell office:value-type="float" office:value="2.8" calcext:value-type="float">
            <text:p>2.8</text:p>
          </table:table-cell>
          <table:table-cell office:value-type="float" office:value="23.19" calcext:value-type="float">
            <text:p>23.19</text:p>
          </table:table-cell>
          <table:table-cell table:formula="of:=[.B31]/8294400" office:value-type="float" office:value="0.000000337577160493827" calcext:value-type="float">
            <text:p>3.37577160493827E-07</text:p>
          </table:table-cell>
          <table:table-cell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Disp_1080</text:p>
          </table:table-cell>
          <table:table-cell office:value-type="string" calcext:value-type="string">
            <text:p>MSE_108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8.26" calcext:value-type="float">
            <text:p>8.26</text:p>
          </table:table-cell>
          <table:table-cell table:formula="of:=[.B33]/2073600" office:value-type="float" office:value="0.000000192901234567901" calcext:value-type="float">
            <text:p>1.92901234567901E-07</text:p>
          </table:table-cell>
          <table:table-cell table:formula="of:=AVERAGE([.D33:.D152])*1000000" office:value-type="float" office:value="0.481851208847737" calcext:value-type="float">
            <text:p>0.4818512088</text:p>
          </table:table-cell>
        </table:table-row>
        <table:table-row table:style-name="ro1">
          <table:table-cell table:formula="of:=[.A33]+(1000/120)" office:value-type="float" office:value="8.33333333333333" calcext:value-type="float">
            <text:p>8.3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14.23" calcext:value-type="float">
            <text:p>14.23</text:p>
          </table:table-cell>
          <table:table-cell table:formula="of:=[.B34]/2073600" office:value-type="float" office:value="0.000000337577160493827" calcext:value-type="float">
            <text:p>3.37577160493827E-07</text:p>
          </table:table-cell>
          <table:table-cell/>
        </table:table-row>
        <table:table-row table:style-name="ro1">
          <table:table-cell table:formula="of:=[.A34]+(1000/120)"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14.93" calcext:value-type="float">
            <text:p>14.93</text:p>
          </table:table-cell>
          <table:table-cell table:formula="of:=[.B35]/2073600" office:value-type="float" office:value="0.000000482253086419753" calcext:value-type="float">
            <text:p>4.82253086419753E-07</text:p>
          </table:table-cell>
          <table:table-cell/>
        </table:table-row>
        <table:table-row table:style-name="ro1">
          <table:table-cell table:formula="of:=[.A35]+(1000/120)"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23.45" calcext:value-type="float">
            <text:p>23.45</text:p>
          </table:table-cell>
          <table:table-cell table:formula="of:=[.B36]/2073600" office:value-type="float" office:value="0.00000072337962962963" calcext:value-type="float">
            <text:p>7.2337962962963E-07</text:p>
          </table:table-cell>
          <table:table-cell/>
        </table:table-row>
        <table:table-row table:style-name="ro1">
          <table:table-cell table:formula="of:=[.A36]+(1000/120)" office:value-type="float" office:value="33.3333333333333" calcext:value-type="float">
            <text:p>33.3333333333</text:p>
          </table:table-cell>
          <table:table-cell office:value-type="float" office:value="2.2" calcext:value-type="float">
            <text:p>2.2</text:p>
          </table:table-cell>
          <table:table-cell office:value-type="float" office:value="51.14" calcext:value-type="float">
            <text:p>51.14</text:p>
          </table:table-cell>
          <table:table-cell table:formula="of:=[.B37]/2073600" office:value-type="float" office:value="0.00000106095679012346" calcext:value-type="float">
            <text:p>0.000001061</text:p>
          </table:table-cell>
          <table:table-cell/>
        </table:table-row>
        <table:table-row table:style-name="ro1">
          <table:table-cell table:formula="of:=[.A37]+(1000/120)" office:value-type="float" office:value="41.6666666666667" calcext:value-type="float">
            <text:p>41.6666666667</text:p>
          </table:table-cell>
          <table:table-cell office:value-type="float" office:value="2.7" calcext:value-type="float">
            <text:p>2.7</text:p>
          </table:table-cell>
          <table:table-cell office:value-type="float" office:value="79.57" calcext:value-type="float">
            <text:p>79.57</text:p>
          </table:table-cell>
          <table:table-cell table:formula="of:=[.B38]/2073600" office:value-type="float" office:value="0.00000130208333333333" calcext:value-type="float">
            <text:p>1.30208333333333E-06</text:p>
          </table:table-cell>
          <table:table-cell/>
        </table:table-row>
        <table:table-row table:style-name="ro1">
          <table:table-cell table:formula="of:=[.A38]+(1000/120)" office:value-type="float" office:value="50" calcext:value-type="float">
            <text:p>50</text:p>
          </table:table-cell>
          <table:table-cell office:value-type="float" office:value="3.1" calcext:value-type="float">
            <text:p>3.1</text:p>
          </table:table-cell>
          <table:table-cell office:value-type="float" office:value="105.23" calcext:value-type="float">
            <text:p>105.23</text:p>
          </table:table-cell>
          <table:table-cell table:formula="of:=[.B39]/2073600" office:value-type="float" office:value="0.00000149498456790123" calcext:value-type="float">
            <text:p>0.000001495</text:p>
          </table:table-cell>
          <table:table-cell/>
        </table:table-row>
        <table:table-row table:style-name="ro1">
          <table:table-cell table:formula="of:=[.A39]+(1000/120)" office:value-type="float" office:value="58.3333333333333" calcext:value-type="float">
            <text:p>58.3333333333</text:p>
          </table:table-cell>
          <table:table-cell office:value-type="float" office:value="3.2" calcext:value-type="float">
            <text:p>3.2</text:p>
          </table:table-cell>
          <table:table-cell office:value-type="float" office:value="102.68" calcext:value-type="float">
            <text:p>102.68</text:p>
          </table:table-cell>
          <table:table-cell table:formula="of:=[.B40]/2073600" office:value-type="float" office:value="0.00000154320987654321" calcext:value-type="float">
            <text:p>1.54320987654321E-06</text:p>
          </table:table-cell>
          <table:table-cell/>
        </table:table-row>
        <table:table-row table:style-name="ro1">
          <table:table-cell table:formula="of:=[.A40]+(1000/120)" office:value-type="float" office:value="66.6666666666667" calcext:value-type="float">
            <text:p>66.6666666667</text:p>
          </table:table-cell>
          <table:table-cell office:value-type="float" office:value="3.2" calcext:value-type="float">
            <text:p>3.2</text:p>
          </table:table-cell>
          <table:table-cell office:value-type="float" office:value="99.87" calcext:value-type="float">
            <text:p>99.87</text:p>
          </table:table-cell>
          <table:table-cell table:formula="of:=[.B41]/2073600" office:value-type="float" office:value="0.00000154320987654321" calcext:value-type="float">
            <text:p>1.54320987654321E-06</text:p>
          </table:table-cell>
          <table:table-cell/>
        </table:table-row>
        <table:table-row table:style-name="ro1">
          <table:table-cell table:formula="of:=[.A41]+(1000/120)" office:value-type="float" office:value="75" calcext:value-type="float">
            <text:p>75</text:p>
          </table:table-cell>
          <table:table-cell office:value-type="float" office:value="3.5" calcext:value-type="float">
            <text:p>3.5</text:p>
          </table:table-cell>
          <table:table-cell office:value-type="float" office:value="118.7" calcext:value-type="float">
            <text:p>118.7</text:p>
          </table:table-cell>
          <table:table-cell table:formula="of:=[.B42]/2073600" office:value-type="float" office:value="0.00000168788580246914" calcext:value-type="float">
            <text:p>1.68788580246914E-06</text:p>
          </table:table-cell>
          <table:table-cell/>
        </table:table-row>
        <table:table-row table:style-name="ro1">
          <table:table-cell table:formula="of:=[.A42]+(1000/120)" office:value-type="float" office:value="83.3333333333333" calcext:value-type="float">
            <text:p>83.3333333333</text:p>
          </table:table-cell>
          <table:table-cell office:value-type="float" office:value="3.2" calcext:value-type="float">
            <text:p>3.2</text:p>
          </table:table-cell>
          <table:table-cell office:value-type="float" office:value="100.73" calcext:value-type="float">
            <text:p>100.73</text:p>
          </table:table-cell>
          <table:table-cell table:formula="of:=[.B43]/2073600" office:value-type="float" office:value="0.00000154320987654321" calcext:value-type="float">
            <text:p>1.54320987654321E-06</text:p>
          </table:table-cell>
          <table:table-cell/>
        </table:table-row>
        <table:table-row table:style-name="ro1">
          <table:table-cell table:formula="of:=[.A43]+(1000/120)" office:value-type="float" office:value="91.6666666666667" calcext:value-type="float">
            <text:p>91.6666666667</text:p>
          </table:table-cell>
          <table:table-cell office:value-type="float" office:value="2.8" calcext:value-type="float">
            <text:p>2.8</text:p>
          </table:table-cell>
          <table:table-cell office:value-type="float" office:value="70.52" calcext:value-type="float">
            <text:p>70.52</text:p>
          </table:table-cell>
          <table:table-cell table:formula="of:=[.B44]/2073600" office:value-type="float" office:value="0.00000135030864197531" calcext:value-type="float">
            <text:p>1.35030864197531E-06</text:p>
          </table:table-cell>
          <table:table-cell/>
        </table:table-row>
        <table:table-row table:style-name="ro1">
          <table:table-cell table:formula="of:=[.A44]+(1000/120)"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float" office:value="44.33" calcext:value-type="float">
            <text:p>44.33</text:p>
          </table:table-cell>
          <table:table-cell table:formula="of:=[.B45]/2073600" office:value-type="float" office:value="0.00000115740740740741" calcext:value-type="float">
            <text:p>1.15740740740741E-06</text:p>
          </table:table-cell>
          <table:table-cell/>
        </table:table-row>
        <table:table-row table:style-name="ro1">
          <table:table-cell table:formula="of:=[.A45]+(1000/120)" office:value-type="float" office:value="108.333333333333" calcext:value-type="float">
            <text:p>108.3333333333</text:p>
          </table:table-cell>
          <table:table-cell office:value-type="float" office:value="1.9" calcext:value-type="float">
            <text:p>1.9</text:p>
          </table:table-cell>
          <table:table-cell office:value-type="float" office:value="33.94" calcext:value-type="float">
            <text:p>33.94</text:p>
          </table:table-cell>
          <table:table-cell table:formula="of:=[.B46]/2073600" office:value-type="float" office:value="0.000000916280864197531" calcext:value-type="float">
            <text:p>9.16280864197531E-07</text:p>
          </table:table-cell>
          <table:table-cell/>
        </table:table-row>
        <table:table-row table:style-name="ro1">
          <table:table-cell table:formula="of:=[.A46]+(1000/120)" office:value-type="float" office:value="116.666666666667" calcext:value-type="float">
            <text:p>116.6666666667</text:p>
          </table:table-cell>
          <table:table-cell office:value-type="float" office:value="1.8" calcext:value-type="float">
            <text:p>1.8</text:p>
          </table:table-cell>
          <table:table-cell office:value-type="float" office:value="53.45" calcext:value-type="float">
            <text:p>53.45</text:p>
          </table:table-cell>
          <table:table-cell table:formula="of:=[.B47]/2073600" office:value-type="float" office:value="0.000000868055555555556" calcext:value-type="float">
            <text:p>8.68055555555556E-07</text:p>
          </table:table-cell>
          <table:table-cell/>
        </table:table-row>
        <table:table-row table:style-name="ro1">
          <table:table-cell table:formula="of:=[.A47]+(1000/120)" office:value-type="float" office:value="125" calcext:value-type="float">
            <text:p>125</text:p>
          </table:table-cell>
          <table:table-cell office:value-type="float" office:value="2.1" calcext:value-type="float">
            <text:p>2.1</text:p>
          </table:table-cell>
          <table:table-cell office:value-type="float" office:value="82.95" calcext:value-type="float">
            <text:p>82.95</text:p>
          </table:table-cell>
          <table:table-cell table:formula="of:=[.B48]/2073600" office:value-type="float" office:value="0.00000101273148148148" calcext:value-type="float">
            <text:p>1.01273148148148E-06</text:p>
          </table:table-cell>
          <table:table-cell/>
        </table:table-row>
        <table:table-row table:style-name="ro1">
          <table:table-cell table:formula="of:=[.A48]+(1000/120)" office:value-type="float" office:value="133.333333333333" calcext:value-type="float">
            <text:p>133.3333333333</text:p>
          </table:table-cell>
          <table:table-cell office:value-type="float" office:value="2.2" calcext:value-type="float">
            <text:p>2.2</text:p>
          </table:table-cell>
          <table:table-cell office:value-type="float" office:value="93.34" calcext:value-type="float">
            <text:p>93.34</text:p>
          </table:table-cell>
          <table:table-cell table:formula="of:=[.B49]/2073600" office:value-type="float" office:value="0.00000106095679012346" calcext:value-type="float">
            <text:p>0.000001061</text:p>
          </table:table-cell>
          <table:table-cell/>
        </table:table-row>
        <table:table-row table:style-name="ro1">
          <table:table-cell table:formula="of:=[.A49]+(1000/120)" office:value-type="float" office:value="141.666666666667" calcext:value-type="float">
            <text:p>141.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100.18" calcext:value-type="float">
            <text:p>100.18</text:p>
          </table:table-cell>
          <table:table-cell table:formula="of:=[.B50]/2073600" office:value-type="float" office:value="0.00000110918209876543" calcext:value-type="float">
            <text:p>1.10918209876543E-06</text:p>
          </table:table-cell>
          <table:table-cell/>
        </table:table-row>
        <table:table-row table:style-name="ro1">
          <table:table-cell table:formula="of:=[.A50]+(1000/120)" office:value-type="float" office:value="150" calcext:value-type="float">
            <text:p>150</text:p>
          </table:table-cell>
          <table:table-cell office:value-type="float" office:value="2.3" calcext:value-type="float">
            <text:p>2.3</text:p>
          </table:table-cell>
          <table:table-cell office:value-type="float" office:value="98.71" calcext:value-type="float">
            <text:p>98.71</text:p>
          </table:table-cell>
          <table:table-cell table:formula="of:=[.B51]/2073600" office:value-type="float" office:value="0.00000110918209876543" calcext:value-type="float">
            <text:p>1.10918209876543E-06</text:p>
          </table:table-cell>
          <table:table-cell/>
        </table:table-row>
        <table:table-row table:style-name="ro1">
          <table:table-cell table:formula="of:=[.A51]+(1000/120)" office:value-type="float" office:value="158.333333333333" calcext:value-type="float">
            <text:p>158.3333333333</text:p>
          </table:table-cell>
          <table:table-cell office:value-type="float" office:value="1.8" calcext:value-type="float">
            <text:p>1.8</text:p>
          </table:table-cell>
          <table:table-cell office:value-type="float" office:value="69.14" calcext:value-type="float">
            <text:p>69.14</text:p>
          </table:table-cell>
          <table:table-cell table:formula="of:=[.B52]/2073600" office:value-type="float" office:value="0.000000868055555555556" calcext:value-type="float">
            <text:p>8.68055555555556E-07</text:p>
          </table:table-cell>
          <table:table-cell/>
        </table:table-row>
        <table:table-row table:style-name="ro1">
          <table:table-cell table:formula="of:=[.A52]+(1000/120)" office:value-type="float" office:value="166.666666666667" calcext:value-type="float">
            <text:p>166.6666666667</text:p>
          </table:table-cell>
          <table:table-cell office:value-type="float" office:value="1.6" calcext:value-type="float">
            <text:p>1.6</text:p>
          </table:table-cell>
          <table:table-cell office:value-type="float" office:value="57.87" calcext:value-type="float">
            <text:p>57.87</text:p>
          </table:table-cell>
          <table:table-cell table:formula="of:=[.B53]/2073600" office:value-type="float" office:value="0.000000771604938271605" calcext:value-type="float">
            <text:p>7.71604938271605E-07</text:p>
          </table:table-cell>
          <table:table-cell/>
        </table:table-row>
        <table:table-row table:style-name="ro1">
          <table:table-cell table:formula="of:=[.A53]+(1000/120)" office:value-type="float" office:value="175" calcext:value-type="float">
            <text:p>175</text:p>
          </table:table-cell>
          <table:table-cell office:value-type="float" office:value="1.7" calcext:value-type="float">
            <text:p>1.7</text:p>
          </table:table-cell>
          <table:table-cell office:value-type="float" office:value="63" calcext:value-type="float">
            <text:p>63</text:p>
          </table:table-cell>
          <table:table-cell table:formula="of:=[.B54]/2073600" office:value-type="float" office:value="0.00000081983024691358" calcext:value-type="float">
            <text:p>8.1983024691358E-07</text:p>
          </table:table-cell>
          <table:table-cell/>
        </table:table-row>
        <table:table-row table:style-name="ro1">
          <table:table-cell table:formula="of:=[.A54]+(1000/120)" office:value-type="float" office:value="183.333333333333" calcext:value-type="float">
            <text:p>183.3333333333</text:p>
          </table:table-cell>
          <table:table-cell office:value-type="float" office:value="1.4" calcext:value-type="float">
            <text:p>1.4</text:p>
          </table:table-cell>
          <table:table-cell office:value-type="float" office:value="43.98" calcext:value-type="float">
            <text:p>43.98</text:p>
          </table:table-cell>
          <table:table-cell table:formula="of:=[.B55]/2073600" office:value-type="float" office:value="0.000000675154320987654" calcext:value-type="float">
            <text:p>6.75154320987654E-07</text:p>
          </table:table-cell>
          <table:table-cell/>
        </table:table-row>
        <table:table-row table:style-name="ro1">
          <table:table-cell table:formula="of:=[.A55]+(1000/120)" office:value-type="float" office:value="191.666666666667" calcext:value-type="float">
            <text:p>191.6666666667</text:p>
          </table:table-cell>
          <table:table-cell office:value-type="float" office:value="1.1" calcext:value-type="float">
            <text:p>1.1</text:p>
          </table:table-cell>
          <table:table-cell office:value-type="float" office:value="28.07" calcext:value-type="float">
            <text:p>28.07</text:p>
          </table:table-cell>
          <table:table-cell table:formula="of:=[.B56]/2073600" office:value-type="float" office:value="0.000000530478395061728" calcext:value-type="float">
            <text:p>5.30478395061728E-07</text:p>
          </table:table-cell>
          <table:table-cell/>
        </table:table-row>
        <table:table-row table:style-name="ro1">
          <table:table-cell table:formula="of:=[.A56]+(1000/120)"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6.91" calcext:value-type="float">
            <text:p>6.91</text:p>
          </table:table-cell>
          <table:table-cell table:formula="of:=[.B57]/2073600" office:value-type="float" office:value="0.000000241126543209877" calcext:value-type="float">
            <text:p>2.41126543209877E-07</text:p>
          </table:table-cell>
          <table:table-cell/>
        </table:table-row>
        <table:table-row table:style-name="ro1">
          <table:table-cell table:formula="of:=[.A57]+(1000/120)" office:value-type="float" office:value="208.333333333333" calcext:value-type="float">
            <text:p>208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5.33" calcext:value-type="float">
            <text:p>5.33</text:p>
          </table:table-cell>
          <table:table-cell table:formula="of:=[.B58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58]+(1000/120)" office:value-type="float" office:value="216.666666666667" calcext:value-type="float">
            <text:p>216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63" calcext:value-type="float">
            <text:p>4.63</text:p>
          </table:table-cell>
          <table:table-cell table:formula="of:=[.B59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59]+(1000/120)" office:value-type="float" office:value="225" calcext:value-type="float">
            <text:p>225</text:p>
          </table:table-cell>
          <table:table-cell office:value-type="float" office:value="0.3" calcext:value-type="float">
            <text:p>0.3</text:p>
          </table:table-cell>
          <table:table-cell office:value-type="float" office:value="5.32" calcext:value-type="float">
            <text:p>5.32</text:p>
          </table:table-cell>
          <table:table-cell table:formula="of:=[.B60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60]+(1000/120)" office:value-type="float" office:value="233.333333333333" calcext:value-type="float">
            <text:p>233.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13.6" calcext:value-type="float">
            <text:p>13.6</text:p>
          </table:table-cell>
          <table:table-cell table:formula="of:=[.B61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61]+(1000/120)" office:value-type="float" office:value="241.666666666667" calcext:value-type="float">
            <text:p>241.6666666667</text:p>
          </table:table-cell>
          <table:table-cell office:value-type="float" office:value="1.1" calcext:value-type="float">
            <text:p>1.1</text:p>
          </table:table-cell>
          <table:table-cell office:value-type="float" office:value="17.93" calcext:value-type="float">
            <text:p>17.93</text:p>
          </table:table-cell>
          <table:table-cell table:formula="of:=[.B62]/2073600" office:value-type="float" office:value="0.000000530478395061728" calcext:value-type="float">
            <text:p>5.30478395061728E-07</text:p>
          </table:table-cell>
          <table:table-cell/>
        </table:table-row>
        <table:table-row table:style-name="ro1">
          <table:table-cell table:formula="of:=[.A62]+(1000/120)" office:value-type="float" office:value="250" calcext:value-type="float">
            <text:p>250</text:p>
          </table:table-cell>
          <table:table-cell office:value-type="float" office:value="1.2" calcext:value-type="float">
            <text:p>1.2</text:p>
          </table:table-cell>
          <table:table-cell office:value-type="float" office:value="18.17" calcext:value-type="float">
            <text:p>18.17</text:p>
          </table:table-cell>
          <table:table-cell table:formula="of:=[.B63]/2073600" office:value-type="float" office:value="0.000000578703703703704" calcext:value-type="float">
            <text:p>5.78703703703704E-07</text:p>
          </table:table-cell>
          <table:table-cell/>
        </table:table-row>
        <table:table-row table:style-name="ro1">
          <table:table-cell table:formula="of:=[.A63]+(1000/120)" office:value-type="float" office:value="258.333333333333" calcext:value-type="float">
            <text:p>258.3333333333</text:p>
          </table:table-cell>
          <table:table-cell office:value-type="float" office:value="1.4" calcext:value-type="float">
            <text:p>1.4</text:p>
          </table:table-cell>
          <table:table-cell office:value-type="float" office:value="23.8" calcext:value-type="float">
            <text:p>23.8</text:p>
          </table:table-cell>
          <table:table-cell table:formula="of:=[.B64]/2073600" office:value-type="float" office:value="0.000000675154320987654" calcext:value-type="float">
            <text:p>6.75154320987654E-07</text:p>
          </table:table-cell>
          <table:table-cell/>
        </table:table-row>
        <table:table-row table:style-name="ro1">
          <table:table-cell table:formula="of:=[.A64]+(1000/120)" office:value-type="float" office:value="266.666666666667" calcext:value-type="float">
            <text:p>266.6666666667</text:p>
          </table:table-cell>
          <table:table-cell office:value-type="float" office:value="1.5" calcext:value-type="float">
            <text:p>1.5</text:p>
          </table:table-cell>
          <table:table-cell office:value-type="float" office:value="30.8" calcext:value-type="float">
            <text:p>30.8</text:p>
          </table:table-cell>
          <table:table-cell table:formula="of:=[.B65]/2073600" office:value-type="float" office:value="0.00000072337962962963" calcext:value-type="float">
            <text:p>7.2337962962963E-07</text:p>
          </table:table-cell>
          <table:table-cell/>
        </table:table-row>
        <table:table-row table:style-name="ro1">
          <table:table-cell table:formula="of:=[.A65]+(1000/120)" office:value-type="float" office:value="275" calcext:value-type="float">
            <text:p>275</text:p>
          </table:table-cell>
          <table:table-cell office:value-type="float" office:value="1.8" calcext:value-type="float">
            <text:p>1.8</text:p>
          </table:table-cell>
          <table:table-cell office:value-type="float" office:value="44.99" calcext:value-type="float">
            <text:p>44.99</text:p>
          </table:table-cell>
          <table:table-cell table:formula="of:=[.B66]/2073600" office:value-type="float" office:value="0.000000868055555555556" calcext:value-type="float">
            <text:p>8.68055555555556E-07</text:p>
          </table:table-cell>
          <table:table-cell/>
        </table:table-row>
        <table:table-row table:style-name="ro1">
          <table:table-cell table:formula="of:=[.A66]+(1000/120)" office:value-type="float" office:value="283.333333333333" calcext:value-type="float">
            <text:p>283.3333333333</text:p>
          </table:table-cell>
          <table:table-cell office:value-type="float" office:value="2.1" calcext:value-type="float">
            <text:p>2.1</text:p>
          </table:table-cell>
          <table:table-cell office:value-type="float" office:value="65.69" calcext:value-type="float">
            <text:p>65.69</text:p>
          </table:table-cell>
          <table:table-cell table:formula="of:=[.B67]/2073600" office:value-type="float" office:value="0.00000101273148148148" calcext:value-type="float">
            <text:p>1.01273148148148E-06</text:p>
          </table:table-cell>
          <table:table-cell/>
        </table:table-row>
        <table:table-row table:style-name="ro1">
          <table:table-cell table:formula="of:=[.A67]+(1000/120)" office:value-type="float" office:value="291.666666666667" calcext:value-type="float">
            <text:p>291.6666666667</text:p>
          </table:table-cell>
          <table:table-cell office:value-type="float" office:value="2.5" calcext:value-type="float">
            <text:p>2.5</text:p>
          </table:table-cell>
          <table:table-cell office:value-type="float" office:value="84.44" calcext:value-type="float">
            <text:p>84.44</text:p>
          </table:table-cell>
          <table:table-cell table:formula="of:=[.B68]/2073600" office:value-type="float" office:value="0.00000120563271604938" calcext:value-type="float">
            <text:p>1.20563271604938E-06</text:p>
          </table:table-cell>
          <table:table-cell/>
        </table:table-row>
        <table:table-row table:style-name="ro1">
          <table:table-cell table:formula="of:=[.A68]+(1000/120)" office:value-type="float" office:value="300" calcext:value-type="float">
            <text:p>300</text:p>
          </table:table-cell>
          <table:table-cell office:value-type="float" office:value="2.5" calcext:value-type="float">
            <text:p>2.5</text:p>
          </table:table-cell>
          <table:table-cell office:value-type="float" office:value="90.89" calcext:value-type="float">
            <text:p>90.89</text:p>
          </table:table-cell>
          <table:table-cell table:formula="of:=[.B69]/2073600" office:value-type="float" office:value="0.00000120563271604938" calcext:value-type="float">
            <text:p>1.20563271604938E-06</text:p>
          </table:table-cell>
          <table:table-cell/>
        </table:table-row>
        <table:table-row table:style-name="ro1">
          <table:table-cell table:formula="of:=[.A69]+(1000/120)" office:value-type="float" office:value="308.333333333333" calcext:value-type="float">
            <text:p>308.3333333333</text:p>
          </table:table-cell>
          <table:table-cell office:value-type="float" office:value="2.1" calcext:value-type="float">
            <text:p>2.1</text:p>
          </table:table-cell>
          <table:table-cell office:value-type="float" office:value="74.26" calcext:value-type="float">
            <text:p>74.26</text:p>
          </table:table-cell>
          <table:table-cell table:formula="of:=[.B70]/2073600" office:value-type="float" office:value="0.00000101273148148148" calcext:value-type="float">
            <text:p>1.01273148148148E-06</text:p>
          </table:table-cell>
          <table:table-cell/>
        </table:table-row>
        <table:table-row table:style-name="ro1">
          <table:table-cell table:formula="of:=[.A70]+(1000/120)" office:value-type="float" office:value="316.666666666667" calcext:value-type="float">
            <text:p>316.6666666667</text:p>
          </table:table-cell>
          <table:table-cell office:value-type="float" office:value="1.6" calcext:value-type="float">
            <text:p>1.6</text:p>
          </table:table-cell>
          <table:table-cell office:value-type="float" office:value="44.05" calcext:value-type="float">
            <text:p>44.05</text:p>
          </table:table-cell>
          <table:table-cell table:formula="of:=[.B71]/2073600" office:value-type="float" office:value="0.000000771604938271605" calcext:value-type="float">
            <text:p>7.71604938271605E-07</text:p>
          </table:table-cell>
          <table:table-cell/>
        </table:table-row>
        <table:table-row table:style-name="ro1">
          <table:table-cell table:formula="of:=[.A71]+(1000/120)" office:value-type="float" office:value="325" calcext:value-type="float">
            <text:p>325</text:p>
          </table:table-cell>
          <table:table-cell office:value-type="float" office:value="0.8" calcext:value-type="float">
            <text:p>0.8</text:p>
          </table:table-cell>
          <table:table-cell office:value-type="float" office:value="11.62" calcext:value-type="float">
            <text:p>11.62</text:p>
          </table:table-cell>
          <table:table-cell table:formula="of:=[.B72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72]+(1000/120)" office:value-type="float" office:value="333.333333333333" calcext:value-type="float">
            <text:p>333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8.32" calcext:value-type="float">
            <text:p>8.32</text:p>
          </table:table-cell>
          <table:table-cell table:formula="of:=[.B73]/2073600" office:value-type="float" office:value="0.000000289351851851852" calcext:value-type="float">
            <text:p>2.89351851851852E-07</text:p>
          </table:table-cell>
          <table:table-cell/>
        </table:table-row>
        <table:table-row table:style-name="ro1">
          <table:table-cell table:formula="of:=[.A73]+(1000/120)" office:value-type="float" office:value="341.666666666667" calcext:value-type="float">
            <text:p>341.6666666667</text:p>
          </table:table-cell>
          <table:table-cell office:value-type="float" office:value="0.9" calcext:value-type="float">
            <text:p>0.9</text:p>
          </table:table-cell>
          <table:table-cell office:value-type="float" office:value="14.76" calcext:value-type="float">
            <text:p>14.76</text:p>
          </table:table-cell>
          <table:table-cell table:formula="of:=[.B74]/2073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74]+(1000/120)" office:value-type="float" office:value="350" calcext:value-type="float">
            <text:p>350</text:p>
          </table:table-cell>
          <table:table-cell office:value-type="float" office:value="1.1" calcext:value-type="float">
            <text:p>1.1</text:p>
          </table:table-cell>
          <table:table-cell office:value-type="float" office:value="18.25" calcext:value-type="float">
            <text:p>18.25</text:p>
          </table:table-cell>
          <table:table-cell table:formula="of:=[.B75]/2073600" office:value-type="float" office:value="0.000000530478395061728" calcext:value-type="float">
            <text:p>5.30478395061728E-07</text:p>
          </table:table-cell>
          <table:table-cell/>
        </table:table-row>
        <table:table-row table:style-name="ro1">
          <table:table-cell table:formula="of:=[.A75]+(1000/120)" office:value-type="float" office:value="358.333333333333" calcext:value-type="float">
            <text:p>358.3333333333</text:p>
          </table:table-cell>
          <table:table-cell office:value-type="float" office:value="1.3" calcext:value-type="float">
            <text:p>1.3</text:p>
          </table:table-cell>
          <table:table-cell office:value-type="float" office:value="27.86" calcext:value-type="float">
            <text:p>27.86</text:p>
          </table:table-cell>
          <table:table-cell table:formula="of:=[.B76]/2073600" office:value-type="float" office:value="0.000000626929012345679" calcext:value-type="float">
            <text:p>6.26929012345679E-07</text:p>
          </table:table-cell>
          <table:table-cell/>
        </table:table-row>
        <table:table-row table:style-name="ro1">
          <table:table-cell table:formula="of:=[.A76]+(1000/120)" office:value-type="float" office:value="366.666666666667" calcext:value-type="float">
            <text:p>366.6666666667</text:p>
          </table:table-cell>
          <table:table-cell office:value-type="float" office:value="1.5" calcext:value-type="float">
            <text:p>1.5</text:p>
          </table:table-cell>
          <table:table-cell office:value-type="float" office:value="40.76" calcext:value-type="float">
            <text:p>40.76</text:p>
          </table:table-cell>
          <table:table-cell table:formula="of:=[.B77]/2073600" office:value-type="float" office:value="0.00000072337962962963" calcext:value-type="float">
            <text:p>7.2337962962963E-07</text:p>
          </table:table-cell>
          <table:table-cell/>
        </table:table-row>
        <table:table-row table:style-name="ro1">
          <table:table-cell table:formula="of:=[.A77]+(1000/120)" office:value-type="float" office:value="375" calcext:value-type="float">
            <text:p>375</text:p>
          </table:table-cell>
          <table:table-cell office:value-type="float" office:value="1.2" calcext:value-type="float">
            <text:p>1.2</text:p>
          </table:table-cell>
          <table:table-cell office:value-type="float" office:value="28.36" calcext:value-type="float">
            <text:p>28.36</text:p>
          </table:table-cell>
          <table:table-cell table:formula="of:=[.B78]/2073600" office:value-type="float" office:value="0.000000578703703703704" calcext:value-type="float">
            <text:p>5.78703703703704E-07</text:p>
          </table:table-cell>
          <table:table-cell/>
        </table:table-row>
        <table:table-row table:style-name="ro1">
          <table:table-cell table:formula="of:=[.A78]+(1000/120)" office:value-type="float" office:value="383.333333333333" calcext:value-type="float">
            <text:p>383.3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9.66" calcext:value-type="float">
            <text:p>9.66</text:p>
          </table:table-cell>
          <table:table-cell table:formula="of:=[.B79]/2073600" office:value-type="float" office:value="0.000000337577160493827" calcext:value-type="float">
            <text:p>3.37577160493827E-07</text:p>
          </table:table-cell>
          <table:table-cell/>
        </table:table-row>
        <table:table-row table:style-name="ro1">
          <table:table-cell table:formula="of:=[.A79]+(1000/120)" office:value-type="float" office:value="391.666666666666" calcext:value-type="float">
            <text:p>391.6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11.46" calcext:value-type="float">
            <text:p>11.46</text:p>
          </table:table-cell>
          <table:table-cell table:formula="of:=[.B80]/2073600" office:value-type="float" office:value="0.000000337577160493827" calcext:value-type="float">
            <text:p>3.37577160493827E-07</text:p>
          </table:table-cell>
          <table:table-cell/>
        </table:table-row>
        <table:table-row table:style-name="ro1">
          <table:table-cell table:formula="of:=[.A80]+(1000/120)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3.08" calcext:value-type="float">
            <text:p>23.08</text:p>
          </table:table-cell>
          <table:table-cell table:formula="of:=[.B81]/2073600" office:value-type="float" office:value="0.000000482253086419753" calcext:value-type="float">
            <text:p>4.82253086419753E-07</text:p>
          </table:table-cell>
          <table:table-cell/>
        </table:table-row>
        <table:table-row table:style-name="ro1">
          <table:table-cell table:formula="of:=[.A81]+(1000/120)" office:value-type="float" office:value="408.333333333333" calcext:value-type="float">
            <text:p>408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11.08" calcext:value-type="float">
            <text:p>11.08</text:p>
          </table:table-cell>
          <table:table-cell table:formula="of:=[.B82]/2073600" office:value-type="float" office:value="0.000000289351851851852" calcext:value-type="float">
            <text:p>2.89351851851852E-07</text:p>
          </table:table-cell>
          <table:table-cell/>
        </table:table-row>
        <table:table-row table:style-name="ro1">
          <table:table-cell table:formula="of:=[.A82]+(1000/120)" office:value-type="float" office:value="416.666666666666" calcext:value-type="float">
            <text:p>416.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3.36" calcext:value-type="float">
            <text:p>3.36</text:p>
          </table:table-cell>
          <table:table-cell table:formula="of:=[.B83]/2073600" office:value-type="float" office:value="0.0000000482253086419753" calcext:value-type="float">
            <text:p>4.82253086419753E-08</text:p>
          </table:table-cell>
          <table:table-cell/>
        </table:table-row>
        <table:table-row table:style-name="ro1">
          <table:table-cell table:formula="of:=[.A83]+(1000/120)" office:value-type="float" office:value="425" calcext:value-type="float">
            <text:p>425</text:p>
          </table:table-cell>
          <table:table-cell office:value-type="float" office:value="0.4" calcext:value-type="float">
            <text:p>0.4</text:p>
          </table:table-cell>
          <table:table-cell office:value-type="float" office:value="3.85" calcext:value-type="float">
            <text:p>3.85</text:p>
          </table:table-cell>
          <table:table-cell table:formula="of:=[.B84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84]+(1000/120)" office:value-type="float" office:value="433.333333333333" calcext:value-type="float">
            <text:p>433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3.99" calcext:value-type="float">
            <text:p>3.99</text:p>
          </table:table-cell>
          <table:table-cell table:formula="of:=[.B85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85]+(1000/120)" office:value-type="float" office:value="441.666666666666" calcext:value-type="float">
            <text:p>441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2" calcext:value-type="float">
            <text:p>4.2</text:p>
          </table:table-cell>
          <table:table-cell table:formula="of:=[.B86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86]+(1000/120)" office:value-type="float" office:value="450" calcext:value-type="float">
            <text:p>450</text:p>
          </table:table-cell>
          <table:table-cell office:value-type="float" office:value="0.5" calcext:value-type="float">
            <text:p>0.5</text:p>
          </table:table-cell>
          <table:table-cell office:value-type="float" office:value="8.17" calcext:value-type="float">
            <text:p>8.17</text:p>
          </table:table-cell>
          <table:table-cell table:formula="of:=[.B87]/2073600" office:value-type="float" office:value="0.000000241126543209877" calcext:value-type="float">
            <text:p>2.41126543209877E-07</text:p>
          </table:table-cell>
          <table:table-cell/>
        </table:table-row>
        <table:table-row table:style-name="ro1">
          <table:table-cell table:formula="of:=[.A87]+(1000/120)" office:value-type="float" office:value="458.333333333333" calcext:value-type="float">
            <text:p>458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10.89" calcext:value-type="float">
            <text:p>10.89</text:p>
          </table:table-cell>
          <table:table-cell table:formula="of:=[.B88]/2073600" office:value-type="float" office:value="0.000000289351851851852" calcext:value-type="float">
            <text:p>2.89351851851852E-07</text:p>
          </table:table-cell>
          <table:table-cell/>
        </table:table-row>
        <table:table-row table:style-name="ro1">
          <table:table-cell table:formula="of:=[.A88]+(1000/120)" office:value-type="float" office:value="466.666666666666" calcext:value-type="float">
            <text:p>466.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13.6" calcext:value-type="float">
            <text:p>13.6</text:p>
          </table:table-cell>
          <table:table-cell table:formula="of:=[.B89]/2073600" office:value-type="float" office:value="0.000000289351851851852" calcext:value-type="float">
            <text:p>2.89351851851852E-07</text:p>
          </table:table-cell>
          <table:table-cell/>
        </table:table-row>
        <table:table-row table:style-name="ro1">
          <table:table-cell table:formula="of:=[.A89]+(1000/120)" office:value-type="float" office:value="475" calcext:value-type="float">
            <text:p>475</text:p>
          </table:table-cell>
          <table:table-cell office:value-type="float" office:value="0.7" calcext:value-type="float">
            <text:p>0.7</text:p>
          </table:table-cell>
          <table:table-cell office:value-type="float" office:value="14.6" calcext:value-type="float">
            <text:p>14.6</text:p>
          </table:table-cell>
          <table:table-cell table:formula="of:=[.B90]/2073600" office:value-type="float" office:value="0.000000337577160493827" calcext:value-type="float">
            <text:p>3.37577160493827E-07</text:p>
          </table:table-cell>
          <table:table-cell/>
        </table:table-row>
        <table:table-row table:style-name="ro1">
          <table:table-cell table:formula="of:=[.A90]+(1000/120)" office:value-type="float" office:value="483.333333333333" calcext:value-type="float">
            <text:p>483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5.62" calcext:value-type="float">
            <text:p>5.62</text:p>
          </table:table-cell>
          <table:table-cell table:formula="of:=[.B91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91]+(1000/120)" office:value-type="float" office:value="491.666666666666" calcext:value-type="float">
            <text:p>491.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12.55" calcext:value-type="float">
            <text:p>12.55</text:p>
          </table:table-cell>
          <table:table-cell table:formula="of:=[.B92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92]+(1000/120)" office:value-type="float" office:value="500" calcext:value-type="float">
            <text:p>500</text:p>
          </table:table-cell>
          <table:table-cell office:value-type="float" office:value="1.3" calcext:value-type="float">
            <text:p>1.3</text:p>
          </table:table-cell>
          <table:table-cell office:value-type="float" office:value="29.34" calcext:value-type="float">
            <text:p>29.34</text:p>
          </table:table-cell>
          <table:table-cell table:formula="of:=[.B93]/2073600" office:value-type="float" office:value="0.000000626929012345679" calcext:value-type="float">
            <text:p>6.26929012345679E-07</text:p>
          </table:table-cell>
          <table:table-cell/>
        </table:table-row>
        <table:table-row table:style-name="ro1">
          <table:table-cell table:formula="of:=[.A93]+(1000/120)" office:value-type="float" office:value="508.333333333333" calcext:value-type="float">
            <text:p>508.3333333333</text:p>
          </table:table-cell>
          <table:table-cell office:value-type="float" office:value="1.1" calcext:value-type="float">
            <text:p>1.1</text:p>
          </table:table-cell>
          <table:table-cell office:value-type="float" office:value="23.25" calcext:value-type="float">
            <text:p>23.25</text:p>
          </table:table-cell>
          <table:table-cell table:formula="of:=[.B94]/2073600" office:value-type="float" office:value="0.000000530478395061728" calcext:value-type="float">
            <text:p>5.30478395061728E-07</text:p>
          </table:table-cell>
          <table:table-cell/>
        </table:table-row>
        <table:table-row table:style-name="ro1">
          <table:table-cell table:formula="of:=[.A94]+(1000/120)" office:value-type="float" office:value="516.666666666666" calcext:value-type="float">
            <text:p>516.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13.97" calcext:value-type="float">
            <text:p>13.97</text:p>
          </table:table-cell>
          <table:table-cell table:formula="of:=[.B95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95]+(1000/120)" office:value-type="float" office:value="525" calcext:value-type="float">
            <text:p>525</text:p>
          </table:table-cell>
          <table:table-cell office:value-type="float" office:value="0.5" calcext:value-type="float">
            <text:p>0.5</text:p>
          </table:table-cell>
          <table:table-cell office:value-type="float" office:value="5.99" calcext:value-type="float">
            <text:p>5.99</text:p>
          </table:table-cell>
          <table:table-cell table:formula="of:=[.B96]/2073600" office:value-type="float" office:value="0.000000241126543209877" calcext:value-type="float">
            <text:p>2.41126543209877E-07</text:p>
          </table:table-cell>
          <table:table-cell/>
        </table:table-row>
        <table:table-row table:style-name="ro1">
          <table:table-cell table:formula="of:=[.A96]+(1000/120)" office:value-type="float" office:value="533.333333333333" calcext:value-type="float">
            <text:p>533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3.33" calcext:value-type="float">
            <text:p>3.33</text:p>
          </table:table-cell>
          <table:table-cell table:formula="of:=[.B97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97]+(1000/120)" office:value-type="float" office:value="541.666666666666" calcext:value-type="float">
            <text:p>541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5.91" calcext:value-type="float">
            <text:p>5.91</text:p>
          </table:table-cell>
          <table:table-cell table:formula="of:=[.B98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98]+(1000/120)" office:value-type="float" office:value="550" calcext:value-type="float">
            <text:p>550</text:p>
          </table:table-cell>
          <table:table-cell office:value-type="float" office:value="0.6" calcext:value-type="float">
            <text:p>0.6</text:p>
          </table:table-cell>
          <table:table-cell office:value-type="float" office:value="12.24" calcext:value-type="float">
            <text:p>12.24</text:p>
          </table:table-cell>
          <table:table-cell table:formula="of:=[.B99]/2073600" office:value-type="float" office:value="0.000000289351851851852" calcext:value-type="float">
            <text:p>2.89351851851852E-07</text:p>
          </table:table-cell>
          <table:table-cell/>
        </table:table-row>
        <table:table-row table:style-name="ro1">
          <table:table-cell table:formula="of:=[.A99]+(1000/120)" office:value-type="float" office:value="558.333333333333" calcext:value-type="float">
            <text:p>558.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19.96" calcext:value-type="float">
            <text:p>19.96</text:p>
          </table:table-cell>
          <table:table-cell table:formula="of:=[.B100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100]+(1000/120)" office:value-type="float" office:value="566.666666666666" calcext:value-type="float">
            <text:p>566.6666666667</text:p>
          </table:table-cell>
          <table:table-cell office:value-type="float" office:value="1.3" calcext:value-type="float">
            <text:p>1.3</text:p>
          </table:table-cell>
          <table:table-cell office:value-type="float" office:value="37.66" calcext:value-type="float">
            <text:p>37.66</text:p>
          </table:table-cell>
          <table:table-cell table:formula="of:=[.B101]/2073600" office:value-type="float" office:value="0.000000626929012345679" calcext:value-type="float">
            <text:p>6.26929012345679E-07</text:p>
          </table:table-cell>
          <table:table-cell/>
        </table:table-row>
        <table:table-row table:style-name="ro1">
          <table:table-cell table:formula="of:=[.A101]+(1000/120)" office:value-type="float" office:value="575" calcext:value-type="float">
            <text:p>575</text:p>
          </table:table-cell>
          <table:table-cell office:value-type="float" office:value="1.6" calcext:value-type="float">
            <text:p>1.6</text:p>
          </table:table-cell>
          <table:table-cell office:value-type="float" office:value="56.22" calcext:value-type="float">
            <text:p>56.22</text:p>
          </table:table-cell>
          <table:table-cell table:formula="of:=[.B102]/2073600" office:value-type="float" office:value="0.000000771604938271605" calcext:value-type="float">
            <text:p>7.71604938271605E-07</text:p>
          </table:table-cell>
          <table:table-cell/>
        </table:table-row>
        <table:table-row table:style-name="ro1">
          <table:table-cell table:formula="of:=[.A102]+(1000/120)" office:value-type="float" office:value="583.333333333333" calcext:value-type="float">
            <text:p>583.3333333333</text:p>
          </table:table-cell>
          <table:table-cell office:value-type="float" office:value="1.5" calcext:value-type="float">
            <text:p>1.5</text:p>
          </table:table-cell>
          <table:table-cell office:value-type="float" office:value="48.38" calcext:value-type="float">
            <text:p>48.38</text:p>
          </table:table-cell>
          <table:table-cell table:formula="of:=[.B103]/2073600" office:value-type="float" office:value="0.00000072337962962963" calcext:value-type="float">
            <text:p>7.2337962962963E-07</text:p>
          </table:table-cell>
          <table:table-cell/>
        </table:table-row>
        <table:table-row table:style-name="ro1">
          <table:table-cell table:formula="of:=[.A103]+(1000/120)" office:value-type="float" office:value="591.666666666667" calcext:value-type="float">
            <text:p>59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34.35" calcext:value-type="float">
            <text:p>34.35</text:p>
          </table:table-cell>
          <table:table-cell table:formula="of:=[.B104]/2073600" office:value-type="float" office:value="0.000000578703703703704" calcext:value-type="float">
            <text:p>5.78703703703704E-07</text:p>
          </table:table-cell>
          <table:table-cell/>
        </table:table-row>
        <table:table-row table:style-name="ro1">
          <table:table-cell table:formula="of:=[.A104]+(1000/120)" office:value-type="float" office:value="600" calcext:value-type="float">
            <text:p>600</text:p>
          </table:table-cell>
          <table:table-cell office:value-type="float" office:value="0.8" calcext:value-type="float">
            <text:p>0.8</text:p>
          </table:table-cell>
          <table:table-cell office:value-type="float" office:value="16.09" calcext:value-type="float">
            <text:p>16.09</text:p>
          </table:table-cell>
          <table:table-cell table:formula="of:=[.B105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105]+(1000/120)" office:value-type="float" office:value="608.333333333333" calcext:value-type="float">
            <text:p>608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5.52" calcext:value-type="float">
            <text:p>5.52</text:p>
          </table:table-cell>
          <table:table-cell table:formula="of:=[.B106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106]+(1000/120)" office:value-type="float" office:value="616.666666666667" calcext:value-type="float">
            <text:p>61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.45" calcext:value-type="float">
            <text:p>3.45</text:p>
          </table:table-cell>
          <table:table-cell table:formula="of:=[.B107]/2073600" office:value-type="float" office:value="0.0000000964506172839506" calcext:value-type="float">
            <text:p>9.64506172839506E-08</text:p>
          </table:table-cell>
          <table:table-cell/>
        </table:table-row>
        <table:table-row table:style-name="ro1">
          <table:table-cell table:formula="of:=[.A107]+(1000/120)" office:value-type="float" office:value="625" calcext:value-type="float">
            <text:p>625</text:p>
          </table:table-cell>
          <table:table-cell office:value-type="float" office:value="0.4" calcext:value-type="float">
            <text:p>0.4</text:p>
          </table:table-cell>
          <table:table-cell office:value-type="float" office:value="5.62" calcext:value-type="float">
            <text:p>5.62</text:p>
          </table:table-cell>
          <table:table-cell table:formula="of:=[.B108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08]+(1000/120)" office:value-type="float" office:value="633.333333333333" calcext:value-type="float">
            <text:p>633.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8.81" calcext:value-type="float">
            <text:p>8.81</text:p>
          </table:table-cell>
          <table:table-cell table:formula="of:=[.B109]/2073600" office:value-type="float" office:value="0.000000241126543209877" calcext:value-type="float">
            <text:p>2.41126543209877E-07</text:p>
          </table:table-cell>
          <table:table-cell/>
        </table:table-row>
        <table:table-row table:style-name="ro1">
          <table:table-cell table:formula="of:=[.A109]+(1000/120)" office:value-type="float" office:value="641.666666666667" calcext:value-type="float">
            <text:p>641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6.07" calcext:value-type="float">
            <text:p>6.07</text:p>
          </table:table-cell>
          <table:table-cell table:formula="of:=[.B110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110]+(1000/120)"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office:value-type="float" office:value="5.52" calcext:value-type="float">
            <text:p>5.52</text:p>
          </table:table-cell>
          <table:table-cell table:formula="of:=[.B111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111]+(1000/120)" office:value-type="float" office:value="658.333333333334" calcext:value-type="float">
            <text:p>658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7.19" calcext:value-type="float">
            <text:p>7.19</text:p>
          </table:table-cell>
          <table:table-cell table:formula="of:=[.B112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12]+(1000/120)" office:value-type="float" office:value="666.666666666667" calcext:value-type="float">
            <text:p>666.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15.58" calcext:value-type="float">
            <text:p>15.58</text:p>
          </table:table-cell>
          <table:table-cell table:formula="of:=[.B113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113]+(1000/120)" office:value-type="float" office:value="675" calcext:value-type="float">
            <text:p>675</text:p>
          </table:table-cell>
          <table:table-cell office:value-type="float" office:value="1.1" calcext:value-type="float">
            <text:p>1.1</text:p>
          </table:table-cell>
          <table:table-cell office:value-type="float" office:value="28.06" calcext:value-type="float">
            <text:p>28.06</text:p>
          </table:table-cell>
          <table:table-cell table:formula="of:=[.B114]/2073600" office:value-type="float" office:value="0.000000530478395061728" calcext:value-type="float">
            <text:p>5.30478395061728E-07</text:p>
          </table:table-cell>
          <table:table-cell/>
        </table:table-row>
        <table:table-row table:style-name="ro1">
          <table:table-cell table:formula="of:=[.A114]+(1000/120)" office:value-type="float" office:value="683.333333333334" calcext:value-type="float">
            <text:p>683.3333333333</text:p>
          </table:table-cell>
          <table:table-cell office:value-type="float" office:value="1.1" calcext:value-type="float">
            <text:p>1.1</text:p>
          </table:table-cell>
          <table:table-cell office:value-type="float" office:value="28.1" calcext:value-type="float">
            <text:p>28.1</text:p>
          </table:table-cell>
          <table:table-cell table:formula="of:=[.B115]/2073600" office:value-type="float" office:value="0.000000530478395061728" calcext:value-type="float">
            <text:p>5.30478395061728E-07</text:p>
          </table:table-cell>
          <table:table-cell/>
        </table:table-row>
        <table:table-row table:style-name="ro1">
          <table:table-cell table:formula="of:=[.A115]+(1000/120)" office:value-type="float" office:value="691.666666666667" calcext:value-type="float">
            <text:p>691.6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16.85" calcext:value-type="float">
            <text:p>16.85</text:p>
          </table:table-cell>
          <table:table-cell table:formula="of:=[.B116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116]+(1000/120)" office:value-type="float" office:value="700" calcext:value-type="float">
            <text:p>700</text:p>
          </table:table-cell>
          <table:table-cell office:value-type="float" office:value="0.4" calcext:value-type="float">
            <text:p>0.4</text:p>
          </table:table-cell>
          <table:table-cell office:value-type="float" office:value="6.47" calcext:value-type="float">
            <text:p>6.47</text:p>
          </table:table-cell>
          <table:table-cell table:formula="of:=[.B117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17]+(1000/120)" office:value-type="float" office:value="708.333333333334" calcext:value-type="float">
            <text:p>708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25" calcext:value-type="float">
            <text:p>4.25</text:p>
          </table:table-cell>
          <table:table-cell table:formula="of:=[.B118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118]+(1000/120)" office:value-type="float" office:value="716.666666666667" calcext:value-type="float">
            <text:p>716.6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10.83" calcext:value-type="float">
            <text:p>10.83</text:p>
          </table:table-cell>
          <table:table-cell table:formula="of:=[.B119]/2073600" office:value-type="float" office:value="0.000000337577160493827" calcext:value-type="float">
            <text:p>3.37577160493827E-07</text:p>
          </table:table-cell>
          <table:table-cell/>
        </table:table-row>
        <table:table-row table:style-name="ro1">
          <table:table-cell table:formula="of:=[.A119]+(1000/120)" office:value-type="float" office:value="725" calcext:value-type="float">
            <text:p>725</text:p>
          </table:table-cell>
          <table:table-cell office:value-type="float" office:value="0.7" calcext:value-type="float">
            <text:p>0.7</text:p>
          </table:table-cell>
          <table:table-cell office:value-type="float" office:value="12.33" calcext:value-type="float">
            <text:p>12.33</text:p>
          </table:table-cell>
          <table:table-cell table:formula="of:=[.B120]/2073600" office:value-type="float" office:value="0.000000337577160493827" calcext:value-type="float">
            <text:p>3.37577160493827E-07</text:p>
          </table:table-cell>
          <table:table-cell/>
        </table:table-row>
        <table:table-row table:style-name="ro1">
          <table:table-cell table:formula="of:=[.A120]+(1000/120)" office:value-type="float" office:value="733.333333333334" calcext:value-type="float">
            <text:p>733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6.98" calcext:value-type="float">
            <text:p>6.98</text:p>
          </table:table-cell>
          <table:table-cell table:formula="of:=[.B121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21]+(1000/120)" office:value-type="float" office:value="741.666666666667" calcext:value-type="float">
            <text:p>741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.25" calcext:value-type="float">
            <text:p>3.25</text:p>
          </table:table-cell>
          <table:table-cell table:formula="of:=[.B122]/2073600" office:value-type="float" office:value="0.0000000964506172839506" calcext:value-type="float">
            <text:p>9.64506172839506E-08</text:p>
          </table:table-cell>
          <table:table-cell/>
        </table:table-row>
        <table:table-row table:style-name="ro1">
          <table:table-cell table:formula="of:=[.A122]+(1000/120)" office:value-type="float" office:value="750.000000000001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float" office:value="3.19" calcext:value-type="float">
            <text:p>3.19</text:p>
          </table:table-cell>
          <table:table-cell table:formula="of:=[.B123]/2073600" office:value-type="float" office:value="0.0000000964506172839506" calcext:value-type="float">
            <text:p>9.64506172839506E-08</text:p>
          </table:table-cell>
          <table:table-cell/>
        </table:table-row>
        <table:table-row table:style-name="ro1">
          <table:table-cell table:formula="of:=[.A123]+(1000/120)" office:value-type="float" office:value="758.333333333334" calcext:value-type="float">
            <text:p>758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5.03" calcext:value-type="float">
            <text:p>5.03</text:p>
          </table:table-cell>
          <table:table-cell table:formula="of:=[.B124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124]+(1000/120)" office:value-type="float" office:value="766.666666666667" calcext:value-type="float">
            <text:p>766.6666666667</text:p>
          </table:table-cell>
          <table:table-cell office:value-type="float" office:value="0.9" calcext:value-type="float">
            <text:p>0.9</text:p>
          </table:table-cell>
          <table:table-cell office:value-type="float" office:value="19.54" calcext:value-type="float">
            <text:p>19.54</text:p>
          </table:table-cell>
          <table:table-cell table:formula="of:=[.B125]/2073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125]+(1000/120)" office:value-type="float" office:value="775.000000000001" calcext:value-type="float">
            <text:p>775</text:p>
          </table:table-cell>
          <table:table-cell office:value-type="float" office:value="1.2" calcext:value-type="float">
            <text:p>1.2</text:p>
          </table:table-cell>
          <table:table-cell office:value-type="float" office:value="31.09" calcext:value-type="float">
            <text:p>31.09</text:p>
          </table:table-cell>
          <table:table-cell table:formula="of:=[.B126]/2073600" office:value-type="float" office:value="0.000000578703703703704" calcext:value-type="float">
            <text:p>5.78703703703704E-07</text:p>
          </table:table-cell>
          <table:table-cell/>
        </table:table-row>
        <table:table-row table:style-name="ro1">
          <table:table-cell table:formula="of:=[.A126]+(1000/120)" office:value-type="float" office:value="783.333333333334" calcext:value-type="float">
            <text:p>783.3333333333</text:p>
          </table:table-cell>
          <table:table-cell office:value-type="float" office:value="1.3" calcext:value-type="float">
            <text:p>1.3</text:p>
          </table:table-cell>
          <table:table-cell office:value-type="float" office:value="33.23" calcext:value-type="float">
            <text:p>33.23</text:p>
          </table:table-cell>
          <table:table-cell table:formula="of:=[.B127]/2073600" office:value-type="float" office:value="0.000000626929012345679" calcext:value-type="float">
            <text:p>6.26929012345679E-07</text:p>
          </table:table-cell>
          <table:table-cell/>
        </table:table-row>
        <table:table-row table:style-name="ro1">
          <table:table-cell table:formula="of:=[.A127]+(1000/120)" office:value-type="float" office:value="791.666666666667" calcext:value-type="float">
            <text:p>79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23.2" calcext:value-type="float">
            <text:p>23.2</text:p>
          </table:table-cell>
          <table:table-cell table:formula="of:=[.B128]/2073600" office:value-type="float" office:value="0.000000578703703703704" calcext:value-type="float">
            <text:p>5.78703703703704E-07</text:p>
          </table:table-cell>
          <table:table-cell/>
        </table:table-row>
        <table:table-row table:style-name="ro1">
          <table:table-cell table:formula="of:=[.A128]+(1000/120)" office:value-type="float" office:value="800.000000000001" calcext:value-type="float">
            <text:p>800</text:p>
          </table:table-cell>
          <table:table-cell office:value-type="float" office:value="0.8" calcext:value-type="float">
            <text:p>0.8</text:p>
          </table:table-cell>
          <table:table-cell office:value-type="float" office:value="11.32" calcext:value-type="float">
            <text:p>11.32</text:p>
          </table:table-cell>
          <table:table-cell table:formula="of:=[.B129]/2073600" office:value-type="float" office:value="0.000000385802469135802" calcext:value-type="float">
            <text:p>3.85802469135802E-07</text:p>
          </table:table-cell>
          <table:table-cell/>
        </table:table-row>
        <table:table-row table:style-name="ro1">
          <table:table-cell table:formula="of:=[.A129]+(1000/120)" office:value-type="float" office:value="808.333333333334" calcext:value-type="float">
            <text:p>808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table:formula="of:=[.B130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30]+(1000/120)" office:value-type="float" office:value="816.666666666668" calcext:value-type="float">
            <text:p>816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53" calcext:value-type="float">
            <text:p>4.53</text:p>
          </table:table-cell>
          <table:table-cell table:formula="of:=[.B131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131]+(1000/120)" office:value-type="float" office:value="825.000000000001" calcext:value-type="float">
            <text:p>825</text:p>
          </table:table-cell>
          <table:table-cell office:value-type="float" office:value="0.3" calcext:value-type="float">
            <text:p>0.3</text:p>
          </table:table-cell>
          <table:table-cell office:value-type="float" office:value="4.73" calcext:value-type="float">
            <text:p>4.73</text:p>
          </table:table-cell>
          <table:table-cell table:formula="of:=[.B132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132]+(1000/120)" office:value-type="float" office:value="833.333333333334" calcext:value-type="float">
            <text:p>833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3.14" calcext:value-type="float">
            <text:p>3.14</text:p>
          </table:table-cell>
          <table:table-cell table:formula="of:=[.B133]/2073600" office:value-type="float" office:value="0.0000000482253086419753" calcext:value-type="float">
            <text:p>4.82253086419753E-08</text:p>
          </table:table-cell>
          <table:table-cell/>
        </table:table-row>
        <table:table-row table:style-name="ro1">
          <table:table-cell table:formula="of:=[.A133]+(1000/120)" office:value-type="float" office:value="841.666666666668" calcext:value-type="float">
            <text:p>841.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93" calcext:value-type="float">
            <text:p>2.93</text:p>
          </table:table-cell>
          <table:table-cell table:formula="of:=[.B134]/2073600" office:value-type="float" office:value="0.0000000482253086419753" calcext:value-type="float">
            <text:p>4.82253086419753E-08</text:p>
          </table:table-cell>
          <table:table-cell/>
        </table:table-row>
        <table:table-row table:style-name="ro1">
          <table:table-cell table:formula="of:=[.A134]+(1000/120)" office:value-type="float" office:value="850.000000000001" calcext:value-type="float">
            <text:p>850</text:p>
          </table:table-cell>
          <table:table-cell office:value-type="float" office:value="0.1" calcext:value-type="float">
            <text:p>0.1</text:p>
          </table:table-cell>
          <table:table-cell office:value-type="float" office:value="2.79" calcext:value-type="float">
            <text:p>2.79</text:p>
          </table:table-cell>
          <table:table-cell table:formula="of:=[.B135]/2073600" office:value-type="float" office:value="0.0000000482253086419753" calcext:value-type="float">
            <text:p>4.82253086419753E-08</text:p>
          </table:table-cell>
          <table:table-cell/>
        </table:table-row>
        <table:table-row table:style-name="ro1">
          <table:table-cell table:formula="of:=[.A135]+(1000/120)" office:value-type="float" office:value="858.333333333334" calcext:value-type="float">
            <text:p>858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1.99" calcext:value-type="float">
            <text:p>1.99</text:p>
          </table:table-cell>
          <table:table-cell table:formula="of:=[.B136]/2073600" office:value-type="float" office:value="0.0000000482253086419753" calcext:value-type="float">
            <text:p>4.82253086419753E-08</text:p>
          </table:table-cell>
          <table:table-cell/>
        </table:table-row>
        <table:table-row table:style-name="ro1">
          <table:table-cell table:formula="of:=[.A136]+(1000/120)" office:value-type="float" office:value="866.666666666668" calcext:value-type="float">
            <text:p>866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84" calcext:value-type="float">
            <text:p>4.84</text:p>
          </table:table-cell>
          <table:table-cell table:formula="of:=[.B137]/2073600" office:value-type="float" office:value="0.000000144675925925926" calcext:value-type="float">
            <text:p>1.44675925925926E-07</text:p>
          </table:table-cell>
          <table:table-cell/>
        </table:table-row>
        <table:table-row table:style-name="ro1">
          <table:table-cell table:formula="of:=[.A137]+(1000/120)" office:value-type="float" office:value="875.000000000001" calcext:value-type="float">
            <text:p>875</text:p>
          </table:table-cell>
          <table:table-cell office:value-type="float" office:value="0.6" calcext:value-type="float">
            <text:p>0.6</text:p>
          </table:table-cell>
          <table:table-cell office:value-type="float" office:value="9.96" calcext:value-type="float">
            <text:p>9.96</text:p>
          </table:table-cell>
          <table:table-cell table:formula="of:=[.B138]/2073600" office:value-type="float" office:value="0.000000289351851851852" calcext:value-type="float">
            <text:p>2.89351851851852E-07</text:p>
          </table:table-cell>
          <table:table-cell/>
        </table:table-row>
        <table:table-row table:style-name="ro1">
          <table:table-cell table:formula="of:=[.A138]+(1000/120)" office:value-type="float" office:value="883.333333333334" calcext:value-type="float">
            <text:p>883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5.06" calcext:value-type="float">
            <text:p>5.06</text:p>
          </table:table-cell>
          <table:table-cell table:formula="of:=[.B139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39]+(1000/120)" office:value-type="float" office:value="891.666666666668" calcext:value-type="float">
            <text:p>891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.05" calcext:value-type="float">
            <text:p>3.05</text:p>
          </table:table-cell>
          <table:table-cell table:formula="of:=[.B140]/2073600" office:value-type="float" office:value="0.0000000964506172839506" calcext:value-type="float">
            <text:p>9.64506172839506E-08</text:p>
          </table:table-cell>
          <table:table-cell/>
        </table:table-row>
        <table:table-row table:style-name="ro1">
          <table:table-cell table:formula="of:=[.A140]+(1000/120)" office:value-type="float" office:value="900.000000000001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float" office:value="7.69" calcext:value-type="float">
            <text:p>7.69</text:p>
          </table:table-cell>
          <table:table-cell table:formula="of:=[.B141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41]+(1000/120)" office:value-type="float" office:value="908.333333333335" calcext:value-type="float">
            <text:p>908.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7.75" calcext:value-type="float">
            <text:p>7.75</text:p>
          </table:table-cell>
          <table:table-cell table:formula="of:=[.B142]/2073600" office:value-type="float" office:value="0.000000241126543209877" calcext:value-type="float">
            <text:p>2.41126543209877E-07</text:p>
          </table:table-cell>
          <table:table-cell/>
        </table:table-row>
        <table:table-row table:style-name="ro1">
          <table:table-cell table:formula="of:=[.A142]+(1000/120)" office:value-type="float" office:value="916.666666666668" calcext:value-type="float">
            <text:p>916.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3.3" calcext:value-type="float">
            <text:p>3.3</text:p>
          </table:table-cell>
          <table:table-cell table:formula="of:=[.B143]/2073600" office:value-type="float" office:value="0.0000000482253086419753" calcext:value-type="float">
            <text:p>4.82253086419753E-08</text:p>
          </table:table-cell>
          <table:table-cell/>
        </table:table-row>
        <table:table-row table:style-name="ro1">
          <table:table-cell table:formula="of:=[.A143]+(1000/120)" office:value-type="float" office:value="925.000000000001" calcext:value-type="float">
            <text:p>925</text:p>
          </table:table-cell>
          <table:table-cell office:value-type="float" office:value="0.4" calcext:value-type="float">
            <text:p>0.4</text:p>
          </table:table-cell>
          <table:table-cell office:value-type="float" office:value="5.69" calcext:value-type="float">
            <text:p>5.69</text:p>
          </table:table-cell>
          <table:table-cell table:formula="of:=[.B144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44]+(1000/120)" office:value-type="float" office:value="933.333333333335" calcext:value-type="float">
            <text:p>933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8.73" calcext:value-type="float">
            <text:p>8.73</text:p>
          </table:table-cell>
          <table:table-cell table:formula="of:=[.B145]/2073600" office:value-type="float" office:value="0.000000289351851851852" calcext:value-type="float">
            <text:p>2.89351851851852E-07</text:p>
          </table:table-cell>
          <table:table-cell/>
        </table:table-row>
        <table:table-row table:style-name="ro1">
          <table:table-cell table:formula="of:=[.A145]+(1000/120)" office:value-type="float" office:value="941.666666666668" calcext:value-type="float">
            <text:p>941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6.43" calcext:value-type="float">
            <text:p>6.43</text:p>
          </table:table-cell>
          <table:table-cell table:formula="of:=[.B146]/2073600" office:value-type="float" office:value="0.000000192901234567901" calcext:value-type="float">
            <text:p>1.92901234567901E-07</text:p>
          </table:table-cell>
          <table:table-cell/>
        </table:table-row>
        <table:table-row table:style-name="ro1">
          <table:table-cell table:formula="of:=[.A146]+(1000/120)" office:value-type="float" office:value="950.000000000001" calcext:value-type="float">
            <text:p>950</text:p>
          </table:table-cell>
          <table:table-cell office:value-type="float" office:value="0.1" calcext:value-type="float">
            <text:p>0.1</text:p>
          </table:table-cell>
          <table:table-cell office:value-type="float" office:value="3.23" calcext:value-type="float">
            <text:p>3.23</text:p>
          </table:table-cell>
          <table:table-cell table:formula="of:=[.B147]/2073600" office:value-type="float" office:value="0.0000000482253086419753" calcext:value-type="float">
            <text:p>4.82253086419753E-08</text:p>
          </table:table-cell>
          <table:table-cell/>
        </table:table-row>
        <table:table-row table:style-name="ro1">
          <table:table-cell table:formula="of:=[.A147]+(1000/120)" office:value-type="float" office:value="958.333333333335" calcext:value-type="float">
            <text:p>958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04" calcext:value-type="float">
            <text:p>2.04</text:p>
          </table:table-cell>
          <table:table-cell table:formula="of:=[.B148]/2073600" office:value-type="float" office:value="0.0000000482253086419753" calcext:value-type="float">
            <text:p>4.82253086419753E-08</text:p>
          </table:table-cell>
          <table:table-cell/>
        </table:table-row>
        <table:table-row table:style-name="ro1">
          <table:table-cell table:formula="of:=[.A148]+(1000/120)" office:value-type="float" office:value="966.666666666668" calcext:value-type="float">
            <text:p>96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.97" calcext:value-type="float">
            <text:p>3.97</text:p>
          </table:table-cell>
          <table:table-cell table:formula="of:=[.B149]/2073600" office:value-type="float" office:value="0.0000000964506172839506" calcext:value-type="float">
            <text:p>9.64506172839506E-08</text:p>
          </table:table-cell>
          <table:table-cell/>
        </table:table-row>
        <table:table-row table:style-name="ro1">
          <table:table-cell table:formula="of:=[.A149]+(1000/120)" office:value-type="float" office:value="975.000000000002" calcext:value-type="float">
            <text:p>975</text:p>
          </table:table-cell>
          <table:table-cell office:value-type="float" office:value="0.2" calcext:value-type="float">
            <text:p>0.2</text:p>
          </table:table-cell>
          <table:table-cell office:value-type="float" office:value="3.21" calcext:value-type="float">
            <text:p>3.21</text:p>
          </table:table-cell>
          <table:table-cell table:formula="of:=[.B150]/2073600" office:value-type="float" office:value="0.0000000964506172839506" calcext:value-type="float">
            <text:p>9.64506172839506E-08</text:p>
          </table:table-cell>
          <table:table-cell/>
        </table:table-row>
        <table:table-row table:style-name="ro1">
          <table:table-cell table:formula="of:=[.A150]+(1000/120)" office:value-type="float" office:value="983.333333333335" calcext:value-type="float">
            <text:p>983.3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13.45" calcext:value-type="float">
            <text:p>13.45</text:p>
          </table:table-cell>
          <table:table-cell table:formula="of:=[.B151]/2073600" office:value-type="float" office:value="0.000000337577160493827" calcext:value-type="float">
            <text:p>3.37577160493827E-07</text:p>
          </table:table-cell>
          <table:table-cell/>
        </table:table-row>
        <table:table-row table:style-name="ro1">
          <table:table-cell table:formula="of:=[.A151]+(1000/120)" office:value-type="float" office:value="991.666666666668" calcext:value-type="float">
            <text:p>991.6666666667</text:p>
          </table:table-cell>
          <table:table-cell office:value-type="float" office:value="1.2" calcext:value-type="float">
            <text:p>1.2</text:p>
          </table:table-cell>
          <table:table-cell office:value-type="float" office:value="27.62" calcext:value-type="float">
            <text:p>27.62</text:p>
          </table:table-cell>
          <table:table-cell table:formula="of:=[.B152]/2073600" office:value-type="float" office:value="0.000000578703703703704" calcext:value-type="float">
            <text:p>5.78703703703704E-07</text:p>
          </table:table-cell>
          <table:table-cell/>
        </table:table-row>
        <table:table-row table:style-name="ro1">
          <table:table-cell office:value-type="string" calcext:value-type="string">
            <text:p>images/speed/Dustin/720/240_Arm/</text:p>
          </table:table-cell>
          <table:table-cell office:value-type="string" calcext:value-type="string">
            <text:p>Disp_720</text:p>
          </table:table-cell>
          <table:table-cell office:value-type="string" calcext:value-type="string">
            <text:p>MSE_720</text:p>
          </table:table-cell>
          <table:table-cell table:number-columns-repeated="2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0.18" calcext:value-type="float">
            <text:p>20.18</text:p>
          </table:table-cell>
          <table:table-cell table:formula="of:=[.B154]/921600" office:value-type="float" office:value="0.00000141059027777778" calcext:value-type="float">
            <text:p>1.41059027777778E-06</text:p>
          </table:table-cell>
          <table:table-cell table:formula="of:=AVERAGE([.D154:.D393])*1000000" office:value-type="float" office:value="0.392433449074074" calcext:value-type="float">
            <text:p>0.3924334491</text:p>
          </table:table-cell>
        </table:table-row>
        <table:table-row table:style-name="ro1">
          <table:table-cell table:formula="of:=[.A154]+1000/240" office:value-type="float" office:value="4.16666666666667" calcext:value-type="float">
            <text:p>4.1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9.65" calcext:value-type="float">
            <text:p>9.65</text:p>
          </table:table-cell>
          <table:table-cell table:formula="of:=[.B155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155]+1000/240" office:value-type="float" office:value="8.33333333333333" calcext:value-type="float">
            <text:p>8.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12.15" calcext:value-type="float">
            <text:p>12.15</text:p>
          </table:table-cell>
          <table:table-cell table:formula="of:=[.B156]/921600" office:value-type="float" office:value="0.0000009765625" calcext:value-type="float">
            <text:p>9.765625E-07</text:p>
          </table:table-cell>
          <table:table-cell/>
        </table:table-row>
        <table:table-row table:style-name="ro1">
          <table:table-cell table:formula="of:=[.A156]+1000/240" office:value-type="float" office:value="12.5" calcext:value-type="float">
            <text:p>12.5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 table:formula="of:=[.B157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57]+1000/240"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12.19" calcext:value-type="float">
            <text:p>12.19</text:p>
          </table:table-cell>
          <table:table-cell table:formula="of:=[.B158]/921600" office:value-type="float" office:value="0.00000108506944444444" calcext:value-type="float">
            <text:p>1.08506944444444E-06</text:p>
          </table:table-cell>
          <table:table-cell/>
        </table:table-row>
        <table:table-row table:style-name="ro1">
          <table:table-cell table:formula="of:=[.A158]+1000/240" office:value-type="float" office:value="20.8333333333333" calcext:value-type="float">
            <text:p>20.8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7.15" calcext:value-type="float">
            <text:p>7.15</text:p>
          </table:table-cell>
          <table:table-cell table:formula="of:=[.B159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159]+1000/240"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table:formula="of:=[.B160]/921600" office:value-type="float" office:value="0.0000009765625" calcext:value-type="float">
            <text:p>9.765625E-07</text:p>
          </table:table-cell>
          <table:table-cell/>
        </table:table-row>
        <table:table-row table:style-name="ro1">
          <table:table-cell table:formula="of:=[.A160]+1000/240" office:value-type="float" office:value="29.1666666666667" calcext:value-type="float">
            <text:p>29.1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5.34" calcext:value-type="float">
            <text:p>5.34</text:p>
          </table:table-cell>
          <table:table-cell table:formula="of:=[.B161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61]+1000/240" office:value-type="float" office:value="33.3333333333333" calcext:value-type="float">
            <text:p>33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7.06" calcext:value-type="float">
            <text:p>7.06</text:p>
          </table:table-cell>
          <table:table-cell table:formula="of:=[.B162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162]+1000/240"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3.86" calcext:value-type="float">
            <text:p>3.86</text:p>
          </table:table-cell>
          <table:table-cell table:formula="of:=[.B163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163]+1000/240" office:value-type="float" office:value="41.6666666666667" calcext:value-type="float">
            <text:p>41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19" calcext:value-type="float">
            <text:p>4.19</text:p>
          </table:table-cell>
          <table:table-cell table:formula="of:=[.B164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164]+1000/240" office:value-type="float" office:value="45.8333333333333" calcext:value-type="float">
            <text:p>45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5.07" calcext:value-type="float">
            <text:p>5.07</text:p>
          </table:table-cell>
          <table:table-cell table:formula="of:=[.B165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65]+1000/240"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4.89" calcext:value-type="float">
            <text:p>4.89</text:p>
          </table:table-cell>
          <table:table-cell table:formula="of:=[.B166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66]+1000/240" office:value-type="float" office:value="54.1666666666667" calcext:value-type="float">
            <text:p>54.1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6.86" calcext:value-type="float">
            <text:p>6.86</text:p>
          </table:table-cell>
          <table:table-cell table:formula="of:=[.B167]/921600" office:value-type="float" office:value="0.000000868055555555556" calcext:value-type="float">
            <text:p>8.68055555555556E-07</text:p>
          </table:table-cell>
          <table:table-cell/>
        </table:table-row>
        <table:table-row table:style-name="ro1">
          <table:table-cell table:formula="of:=[.A167]+1000/240" office:value-type="float" office:value="58.3333333333333" calcext:value-type="float">
            <text:p>58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5.44" calcext:value-type="float">
            <text:p>5.44</text:p>
          </table:table-cell>
          <table:table-cell table:formula="of:=[.B168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168]+1000/240" office:value-type="float" office:value="62.5" calcext:value-type="float">
            <text:p>62.5</text:p>
          </table:table-cell>
          <table:table-cell office:value-type="float" office:value="0.7" calcext:value-type="float">
            <text:p>0.7</text:p>
          </table:table-cell>
          <table:table-cell office:value-type="float" office:value="4.73" calcext:value-type="float">
            <text:p>4.73</text:p>
          </table:table-cell>
          <table:table-cell table:formula="of:=[.B169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169]+1000/240" office:value-type="float" office:value="66.6666666666667" calcext:value-type="float">
            <text:p>66.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formula="of:=[.B170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70]+1000/240" office:value-type="float" office:value="70.8333333333333" calcext:value-type="float">
            <text:p>70.8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4.59" calcext:value-type="float">
            <text:p>4.59</text:p>
          </table:table-cell>
          <table:table-cell table:formula="of:=[.B171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171]+1000/240"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4.74" calcext:value-type="float">
            <text:p>4.74</text:p>
          </table:table-cell>
          <table:table-cell table:formula="of:=[.B172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72]+1000/240" office:value-type="float" office:value="79.1666666666667" calcext:value-type="float">
            <text:p>79.1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table:formula="of:=[.B173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73]+1000/240" office:value-type="float" office:value="83.3333333333333" calcext:value-type="float">
            <text:p>83.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5.12" calcext:value-type="float">
            <text:p>5.12</text:p>
          </table:table-cell>
          <table:table-cell table:formula="of:=[.B174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74]+1000/240" office:value-type="float" office:value="87.5" calcext:value-type="float">
            <text:p>87.5</text:p>
          </table:table-cell>
          <table:table-cell office:value-type="float" office:value="0.6" calcext:value-type="float">
            <text:p>0.6</text:p>
          </table:table-cell>
          <table:table-cell office:value-type="float" office:value="5.09" calcext:value-type="float">
            <text:p>5.09</text:p>
          </table:table-cell>
          <table:table-cell table:formula="of:=[.B175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175]+1000/240" office:value-type="float" office:value="91.6666666666667" calcext:value-type="float">
            <text:p>91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4.69" calcext:value-type="float">
            <text:p>4.69</text:p>
          </table:table-cell>
          <table:table-cell table:formula="of:=[.B176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176]+1000/240" office:value-type="float" office:value="95.8333333333334" calcext:value-type="float">
            <text:p>95.8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4.09" calcext:value-type="float">
            <text:p>4.09</text:p>
          </table:table-cell>
          <table:table-cell table:formula="of:=[.B177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177]+1000/240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table:formula="of:=[.B178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178]+1000/240" office:value-type="float" office:value="104.166666666667" calcext:value-type="float">
            <text:p>104.1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4.21" calcext:value-type="float">
            <text:p>4.21</text:p>
          </table:table-cell>
          <table:table-cell table:formula="of:=[.B179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79]+1000/240" office:value-type="float" office:value="108.333333333333" calcext:value-type="float">
            <text:p>108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26" calcext:value-type="float">
            <text:p>4.26</text:p>
          </table:table-cell>
          <table:table-cell table:formula="of:=[.B180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180]+1000/240" office:value-type="float" office:value="112.5" calcext:value-type="float">
            <text:p>112.5</text:p>
          </table:table-cell>
          <table:table-cell office:value-type="float" office:value="0.5" calcext:value-type="float">
            <text:p>0.5</text:p>
          </table:table-cell>
          <table:table-cell office:value-type="float" office:value="4.59" calcext:value-type="float">
            <text:p>4.59</text:p>
          </table:table-cell>
          <table:table-cell table:formula="of:=[.B181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81]+1000/240" office:value-type="float" office:value="116.666666666667" calcext:value-type="float">
            <text:p>11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31" calcext:value-type="float">
            <text:p>4.31</text:p>
          </table:table-cell>
          <table:table-cell table:formula="of:=[.B18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182]+1000/240" office:value-type="float" office:value="120.833333333333" calcext:value-type="float">
            <text:p>120.8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3.99" calcext:value-type="float">
            <text:p>3.99</text:p>
          </table:table-cell>
          <table:table-cell table:formula="of:=[.B183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183]+1000/240" office:value-type="float" office:value="125" calcext:value-type="float">
            <text:p>125</text:p>
          </table:table-cell>
          <table:table-cell office:value-type="float" office:value="0.1" calcext:value-type="float">
            <text:p>0.1</text:p>
          </table:table-cell>
          <table:table-cell office:value-type="float" office:value="4.02" calcext:value-type="float">
            <text:p>4.02</text:p>
          </table:table-cell>
          <table:table-cell table:formula="of:=[.B184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184]+1000/240" office:value-type="float" office:value="129.166666666667" calcext:value-type="float">
            <text:p>129.1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3.21" calcext:value-type="float">
            <text:p>3.21</text:p>
          </table:table-cell>
          <table:table-cell table:formula="of:=[.B185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185]+1000/240" office:value-type="float" office:value="133.333333333333" calcext:value-type="float">
            <text:p>133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table:formula="of:=[.B186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186]+1000/240" office:value-type="float" office:value="137.5" calcext:value-type="float">
            <text:p>137.5</text:p>
          </table:table-cell>
          <table:table-cell office:value-type="float" office:value="0.2" calcext:value-type="float">
            <text:p>0.2</text:p>
          </table:table-cell>
          <table:table-cell office:value-type="float" office:value="4.09" calcext:value-type="float">
            <text:p>4.09</text:p>
          </table:table-cell>
          <table:table-cell table:formula="of:=[.B187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187]+1000/240" office:value-type="float" office:value="141.666666666667" calcext:value-type="float">
            <text:p>141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21" calcext:value-type="float">
            <text:p>4.21</text:p>
          </table:table-cell>
          <table:table-cell table:formula="of:=[.B188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188]+1000/240" office:value-type="float" office:value="145.833333333333" calcext:value-type="float">
            <text:p>145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23" calcext:value-type="float">
            <text:p>4.23</text:p>
          </table:table-cell>
          <table:table-cell table:formula="of:=[.B189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189]+1000/240"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4.21" calcext:value-type="float">
            <text:p>4.21</text:p>
          </table:table-cell>
          <table:table-cell table:formula="of:=[.B190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190]+1000/240" office:value-type="float" office:value="154.166666666667" calcext:value-type="float">
            <text:p>154.1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4.15" calcext:value-type="float">
            <text:p>4.15</text:p>
          </table:table-cell>
          <table:table-cell table:formula="of:=[.B191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191]+1000/240" office:value-type="float" office:value="158.333333333333" calcext:value-type="float">
            <text:p>158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22" calcext:value-type="float">
            <text:p>4.22</text:p>
          </table:table-cell>
          <table:table-cell table:formula="of:=[.B19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192]+1000/240" office:value-type="float" office:value="162.5" calcext:value-type="float">
            <text:p>162.5</text:p>
          </table:table-cell>
          <table:table-cell office:value-type="float" office:value="0.2" calcext:value-type="float">
            <text:p>0.2</text:p>
          </table:table-cell>
          <table:table-cell office:value-type="float" office:value="3.61" calcext:value-type="float">
            <text:p>3.61</text:p>
          </table:table-cell>
          <table:table-cell table:formula="of:=[.B193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193]+1000/240" office:value-type="float" office:value="166.666666666667" calcext:value-type="float">
            <text:p>166.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3.93" calcext:value-type="float">
            <text:p>3.93</text:p>
          </table:table-cell>
          <table:table-cell table:formula="of:=[.B194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194]+1000/240" office:value-type="float" office:value="170.833333333333" calcext:value-type="float">
            <text:p>170.8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83" calcext:value-type="float">
            <text:p>4.83</text:p>
          </table:table-cell>
          <table:table-cell table:formula="of:=[.B195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195]+1000/240" office:value-type="float" office:value="175" calcext:value-type="float">
            <text:p>175</text:p>
          </table:table-cell>
          <table:table-cell office:value-type="float" office:value="0.2" calcext:value-type="float">
            <text:p>0.2</text:p>
          </table:table-cell>
          <table:table-cell office:value-type="float" office:value="4.68" calcext:value-type="float">
            <text:p>4.68</text:p>
          </table:table-cell>
          <table:table-cell table:formula="of:=[.B196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196]+1000/240" office:value-type="float" office:value="179.166666666667" calcext:value-type="float">
            <text:p>179.1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B197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97]+1000/240" office:value-type="float" office:value="183.333333333333" calcext:value-type="float">
            <text:p>183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69" calcext:value-type="float">
            <text:p>4.69</text:p>
          </table:table-cell>
          <table:table-cell table:formula="of:=[.B198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198]+1000/240" office:value-type="float" office:value="187.5" calcext:value-type="float">
            <text:p>187.5</text:p>
          </table:table-cell>
          <table:table-cell office:value-type="float" office:value="0.5" calcext:value-type="float">
            <text:p>0.5</text:p>
          </table:table-cell>
          <table:table-cell office:value-type="float" office:value="6.78" calcext:value-type="float">
            <text:p>6.78</text:p>
          </table:table-cell>
          <table:table-cell table:formula="of:=[.B199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199]+1000/240" office:value-type="float" office:value="191.666666666667" calcext:value-type="float">
            <text:p>191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5.18" calcext:value-type="float">
            <text:p>5.18</text:p>
          </table:table-cell>
          <table:table-cell table:formula="of:=[.B200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00]+1000/240" office:value-type="float" office:value="195.833333333333" calcext:value-type="float">
            <text:p>195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5.7" calcext:value-type="float">
            <text:p>5.7</text:p>
          </table:table-cell>
          <table:table-cell table:formula="of:=[.B201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01]+1000/240"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4.54" calcext:value-type="float">
            <text:p>4.54</text:p>
          </table:table-cell>
          <table:table-cell table:formula="of:=[.B20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02]+1000/240" office:value-type="float" office:value="204.166666666667" calcext:value-type="float">
            <text:p>204.1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5.17" calcext:value-type="float">
            <text:p>5.17</text:p>
          </table:table-cell>
          <table:table-cell table:formula="of:=[.B203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03]+1000/240" office:value-type="float" office:value="208.333333333333" calcext:value-type="float">
            <text:p>208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02" calcext:value-type="float">
            <text:p>4.02</text:p>
          </table:table-cell>
          <table:table-cell table:formula="of:=[.B204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04]+1000/240" office:value-type="float" office:value="212.5" calcext:value-type="float">
            <text:p>212.5</text:p>
          </table:table-cell>
          <table:table-cell office:value-type="float" office:value="0.1" calcext:value-type="float">
            <text:p>0.1</text:p>
          </table:table-cell>
          <table:table-cell office:value-type="float" office:value="4.07" calcext:value-type="float">
            <text:p>4.07</text:p>
          </table:table-cell>
          <table:table-cell table:formula="of:=[.B205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05]+1000/240" office:value-type="float" office:value="216.666666666667" calcext:value-type="float">
            <text:p>216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54" calcext:value-type="float">
            <text:p>4.54</text:p>
          </table:table-cell>
          <table:table-cell table:formula="of:=[.B206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06]+1000/240" office:value-type="float" office:value="220.833333333333" calcext:value-type="float">
            <text:p>220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04" calcext:value-type="float">
            <text:p>4.04</text:p>
          </table:table-cell>
          <table:table-cell table:formula="of:=[.B207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07]+1000/240" office:value-type="float" office:value="225" calcext:value-type="float">
            <text:p>225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table:formula="of:=[.B208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08]+1000/240" office:value-type="float" office:value="229.166666666666" calcext:value-type="float">
            <text:p>229.1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3.3" calcext:value-type="float">
            <text:p>3.3</text:p>
          </table:table-cell>
          <table:table-cell table:formula="of:=[.B209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09]+1000/240" office:value-type="float" office:value="233.333333333333" calcext:value-type="float">
            <text:p>233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5.14" calcext:value-type="float">
            <text:p>5.14</text:p>
          </table:table-cell>
          <table:table-cell table:formula="of:=[.B210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10]+1000/240" office:value-type="float" office:value="237.5" calcext:value-type="float">
            <text:p>237.5</text:p>
          </table:table-cell>
          <table:table-cell office:value-type="float" office:value="0.1" calcext:value-type="float">
            <text:p>0.1</text:p>
          </table:table-cell>
          <table:table-cell office:value-type="float" office:value="3.98" calcext:value-type="float">
            <text:p>3.98</text:p>
          </table:table-cell>
          <table:table-cell table:formula="of:=[.B211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11]+1000/240" office:value-type="float" office:value="241.666666666666" calcext:value-type="float">
            <text:p>241.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5.74" calcext:value-type="float">
            <text:p>5.74</text:p>
          </table:table-cell>
          <table:table-cell table:formula="of:=[.B212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12]+1000/240" office:value-type="float" office:value="245.833333333333" calcext:value-type="float">
            <text:p>245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01" calcext:value-type="float">
            <text:p>4.01</text:p>
          </table:table-cell>
          <table:table-cell table:formula="of:=[.B213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13]+1000/240"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4.66" calcext:value-type="float">
            <text:p>4.66</text:p>
          </table:table-cell>
          <table:table-cell table:formula="of:=[.B214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14]+1000/240" office:value-type="float" office:value="254.166666666666" calcext:value-type="float">
            <text:p>254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09" calcext:value-type="float">
            <text:p>4.09</text:p>
          </table:table-cell>
          <table:table-cell table:formula="of:=[.B215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15]+1000/240" office:value-type="float" office:value="258.333333333333" calcext:value-type="float">
            <text:p>258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36" calcext:value-type="float">
            <text:p>4.36</text:p>
          </table:table-cell>
          <table:table-cell table:formula="of:=[.B216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16]+1000/240" office:value-type="float" office:value="262.5" calcext:value-type="float">
            <text:p>262.5</text:p>
          </table:table-cell>
          <table:table-cell office:value-type="float" office:value="0.2" calcext:value-type="float">
            <text:p>0.2</text:p>
          </table:table-cell>
          <table:table-cell office:value-type="float" office:value="3.52" calcext:value-type="float">
            <text:p>3.52</text:p>
          </table:table-cell>
          <table:table-cell table:formula="of:=[.B217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17]+1000/240" office:value-type="float" office:value="266.666666666666" calcext:value-type="float">
            <text:p>26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15" calcext:value-type="float">
            <text:p>4.15</text:p>
          </table:table-cell>
          <table:table-cell table:formula="of:=[.B218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18]+1000/240" office:value-type="float" office:value="270.833333333333" calcext:value-type="float">
            <text:p>270.8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08" calcext:value-type="float">
            <text:p>4.08</text:p>
          </table:table-cell>
          <table:table-cell table:formula="of:=[.B219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19]+1000/240" office:value-type="float" office:value="275" calcext:value-type="float">
            <text:p>275</text:p>
          </table:table-cell>
          <table:table-cell office:value-type="float" office:value="0.3" calcext:value-type="float">
            <text:p>0.3</text:p>
          </table:table-cell>
          <table:table-cell office:value-type="float" office:value="4.59" calcext:value-type="float">
            <text:p>4.59</text:p>
          </table:table-cell>
          <table:table-cell table:formula="of:=[.B220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20]+1000/240" office:value-type="float" office:value="279.166666666667" calcext:value-type="float">
            <text:p>279.1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05" calcext:value-type="float">
            <text:p>4.05</text:p>
          </table:table-cell>
          <table:table-cell table:formula="of:=[.B221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21]+1000/240" office:value-type="float" office:value="283.333333333333" calcext:value-type="float">
            <text:p>283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48" calcext:value-type="float">
            <text:p>4.48</text:p>
          </table:table-cell>
          <table:table-cell table:formula="of:=[.B222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22]+1000/240" office:value-type="float" office:value="287.5" calcext:value-type="float">
            <text:p>287.5</text:p>
          </table:table-cell>
          <table:table-cell office:value-type="float" office:value="0.3" calcext:value-type="float">
            <text:p>0.3</text:p>
          </table:table-cell>
          <table:table-cell office:value-type="float" office:value="4.24" calcext:value-type="float">
            <text:p>4.24</text:p>
          </table:table-cell>
          <table:table-cell table:formula="of:=[.B223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23]+1000/240" office:value-type="float" office:value="291.666666666667" calcext:value-type="float">
            <text:p>291.6666666667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4]+1000/240" office:value-type="float" office:value="295.833333333333" calcext:value-type="float">
            <text:p>295.8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4.85" calcext:value-type="float">
            <text:p>4.85</text:p>
          </table:table-cell>
          <table:table-cell table:formula="of:=[.B225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25]+1000/240"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3.99" calcext:value-type="float">
            <text:p>3.99</text:p>
          </table:table-cell>
          <table:table-cell table:formula="of:=[.B226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26]+1000/240" office:value-type="float" office:value="304.166666666667" calcext:value-type="float">
            <text:p>304.1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5.19" calcext:value-type="float">
            <text:p>5.19</text:p>
          </table:table-cell>
          <table:table-cell table:formula="of:=[.B227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27]+1000/240" office:value-type="float" office:value="308.333333333333" calcext:value-type="float">
            <text:p>308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02" calcext:value-type="float">
            <text:p>4.02</text:p>
          </table:table-cell>
          <table:table-cell table:formula="of:=[.B228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28]+1000/240" office:value-type="float" office:value="312.5" calcext:value-type="float">
            <text:p>312.5</text:p>
          </table:table-cell>
          <table:table-cell office:value-type="float" office:value="0.3" calcext:value-type="float">
            <text:p>0.3</text:p>
          </table:table-cell>
          <table:table-cell office:value-type="float" office:value="4.45" calcext:value-type="float">
            <text:p>4.45</text:p>
          </table:table-cell>
          <table:table-cell table:formula="of:=[.B229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29]+1000/240" office:value-type="float" office:value="316.666666666667" calcext:value-type="float">
            <text:p>31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07" calcext:value-type="float">
            <text:p>4.07</text:p>
          </table:table-cell>
          <table:table-cell table:formula="of:=[.B230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30]+1000/240" office:value-type="float" office:value="320.833333333333" calcext:value-type="float">
            <text:p>320.8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5.08" calcext:value-type="float">
            <text:p>5.08</text:p>
          </table:table-cell>
          <table:table-cell table:formula="of:=[.B231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31]+1000/240" office:value-type="float" office:value="325" calcext:value-type="float">
            <text:p>325</text:p>
          </table:table-cell>
          <table:table-cell office:value-type="float" office:value="0.2" calcext:value-type="float">
            <text:p>0.2</text:p>
          </table:table-cell>
          <table:table-cell office:value-type="float" office:value="4.13" calcext:value-type="float">
            <text:p>4.13</text:p>
          </table:table-cell>
          <table:table-cell table:formula="of:=[.B23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32]+1000/240" office:value-type="float" office:value="329.166666666667" calcext:value-type="float">
            <text:p>329.1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08" calcext:value-type="float">
            <text:p>4.08</text:p>
          </table:table-cell>
          <table:table-cell table:formula="of:=[.B233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33]+1000/240" office:value-type="float" office:value="333.333333333333" calcext:value-type="float">
            <text:p>333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3.93" calcext:value-type="float">
            <text:p>3.93</text:p>
          </table:table-cell>
          <table:table-cell table:formula="of:=[.B234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34]+1000/240" office:value-type="float" office:value="337.5" calcext:value-type="float">
            <text:p>337.5</text:p>
          </table:table-cell>
          <table:table-cell office:value-type="float" office:value="0.5" calcext:value-type="float">
            <text:p>0.5</text:p>
          </table:table-cell>
          <table:table-cell office:value-type="float" office:value="5.07" calcext:value-type="float">
            <text:p>5.07</text:p>
          </table:table-cell>
          <table:table-cell table:formula="of:=[.B235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35]+1000/240" office:value-type="float" office:value="341.666666666667" calcext:value-type="float">
            <text:p>341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17" calcext:value-type="float">
            <text:p>4.17</text:p>
          </table:table-cell>
          <table:table-cell table:formula="of:=[.B236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36]+1000/240" office:value-type="float" office:value="345.833333333333" calcext:value-type="float">
            <text:p>345.8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5.83" calcext:value-type="float">
            <text:p>5.83</text:p>
          </table:table-cell>
          <table:table-cell table:formula="of:=[.B237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237]+1000/240" office:value-type="float" office:value="350" calcext:value-type="float">
            <text:p>350</text:p>
          </table:table-cell>
          <table:table-cell office:value-type="float" office:value="0.4" calcext:value-type="float">
            <text:p>0.4</text:p>
          </table:table-cell>
          <table:table-cell office:value-type="float" office:value="4.32" calcext:value-type="float">
            <text:p>4.32</text:p>
          </table:table-cell>
          <table:table-cell table:formula="of:=[.B238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38]+1000/240" office:value-type="float" office:value="354.166666666667" calcext:value-type="float">
            <text:p>354.1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6.12" calcext:value-type="float">
            <text:p>6.12</text:p>
          </table:table-cell>
          <table:table-cell table:formula="of:=[.B239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239]+1000/240" office:value-type="float" office:value="358.333333333334" calcext:value-type="float">
            <text:p>358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table:formula="of:=[.B240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40]+1000/240" office:value-type="float" office:value="362.5" calcext:value-type="float">
            <text:p>362.5</text:p>
          </table:table-cell>
          <table:table-cell office:value-type="float" office:value="0.5" calcext:value-type="float">
            <text:p>0.5</text:p>
          </table:table-cell>
          <table:table-cell office:value-type="float" office:value="5.28" calcext:value-type="float">
            <text:p>5.28</text:p>
          </table:table-cell>
          <table:table-cell table:formula="of:=[.B241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41]+1000/240" office:value-type="float" office:value="366.666666666667" calcext:value-type="float">
            <text:p>36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.85" calcext:value-type="float">
            <text:p>3.85</text:p>
          </table:table-cell>
          <table:table-cell table:formula="of:=[.B24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42]+1000/240" office:value-type="float" office:value="370.833333333334" calcext:value-type="float">
            <text:p>370.8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54" calcext:value-type="float">
            <text:p>4.54</text:p>
          </table:table-cell>
          <table:table-cell table:formula="of:=[.B243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43]+1000/240" office:value-type="float" office:value="375" calcext:value-type="float">
            <text:p>375</text:p>
          </table:table-cell>
          <table:table-cell office:value-type="float" office:value="0.2" calcext:value-type="float">
            <text:p>0.2</text:p>
          </table:table-cell>
          <table:table-cell office:value-type="float" office:value="3.93" calcext:value-type="float">
            <text:p>3.93</text:p>
          </table:table-cell>
          <table:table-cell table:formula="of:=[.B244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44]+1000/240" office:value-type="float" office:value="379.166666666667" calcext:value-type="float">
            <text:p>379.1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3.85" calcext:value-type="float">
            <text:p>3.85</text:p>
          </table:table-cell>
          <table:table-cell table:formula="of:=[.B245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45]+1000/240" office:value-type="float" office:value="383.333333333334" calcext:value-type="float">
            <text:p>383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4.94" calcext:value-type="float">
            <text:p>4.94</text:p>
          </table:table-cell>
          <table:table-cell table:formula="of:=[.B246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46]+1000/240" office:value-type="float" office:value="387.5" calcext:value-type="float">
            <text:p>387.5</text:p>
          </table:table-cell>
          <table:table-cell office:value-type="float" office:value="0.1" calcext:value-type="float">
            <text:p>0.1</text:p>
          </table:table-cell>
          <table:table-cell office:value-type="float" office:value="3.93" calcext:value-type="float">
            <text:p>3.93</text:p>
          </table:table-cell>
          <table:table-cell table:formula="of:=[.B247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47]+1000/240" office:value-type="float" office:value="391.666666666667" calcext:value-type="float">
            <text:p>391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5.25" calcext:value-type="float">
            <text:p>5.25</text:p>
          </table:table-cell>
          <table:table-cell table:formula="of:=[.B248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48]+1000/240" office:value-type="float" office:value="395.833333333334" calcext:value-type="float">
            <text:p>395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3.39" calcext:value-type="float">
            <text:p>3.39</text:p>
          </table:table-cell>
          <table:table-cell table:formula="of:=[.B249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49]+1000/240"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5.71" calcext:value-type="float">
            <text:p>5.71</text:p>
          </table:table-cell>
          <table:table-cell table:formula="of:=[.B250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50]+1000/240" office:value-type="float" office:value="404.166666666667" calcext:value-type="float">
            <text:p>404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36" calcext:value-type="float">
            <text:p>4.36</text:p>
          </table:table-cell>
          <table:table-cell table:formula="of:=[.B251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51]+1000/240" office:value-type="float" office:value="408.333333333334" calcext:value-type="float">
            <text:p>408.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6.53" calcext:value-type="float">
            <text:p>6.53</text:p>
          </table:table-cell>
          <table:table-cell table:formula="of:=[.B252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52]+1000/240" office:value-type="float" office:value="412.5" calcext:value-type="float">
            <text:p>412.5</text:p>
          </table:table-cell>
          <table:table-cell office:value-type="float" office:value="0.5" calcext:value-type="float">
            <text:p>0.5</text:p>
          </table:table-cell>
          <table:table-cell office:value-type="float" office:value="4.87" calcext:value-type="float">
            <text:p>4.87</text:p>
          </table:table-cell>
          <table:table-cell table:formula="of:=[.B253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53]+1000/240" office:value-type="float" office:value="416.666666666667" calcext:value-type="float">
            <text:p>416.6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8.42" calcext:value-type="float">
            <text:p>8.42</text:p>
          </table:table-cell>
          <table:table-cell table:formula="of:=[.B254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254]+1000/240" office:value-type="float" office:value="420.833333333334" calcext:value-type="float">
            <text:p>420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5.41" calcext:value-type="float">
            <text:p>5.41</text:p>
          </table:table-cell>
          <table:table-cell table:formula="of:=[.B255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55]+1000/240" office:value-type="float" office:value="425.000000000001" calcext:value-type="float">
            <text:p>425</text:p>
          </table:table-cell>
          <table:table-cell office:value-type="float" office:value="0.7" calcext:value-type="float">
            <text:p>0.7</text:p>
          </table:table-cell>
          <table:table-cell office:value-type="float" office:value="7.39" calcext:value-type="float">
            <text:p>7.39</text:p>
          </table:table-cell>
          <table:table-cell table:formula="of:=[.B256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256]+1000/240" office:value-type="float" office:value="429.166666666667" calcext:value-type="float">
            <text:p>429.1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01" calcext:value-type="float">
            <text:p>4.01</text:p>
          </table:table-cell>
          <table:table-cell table:formula="of:=[.B257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57]+1000/240" office:value-type="float" office:value="433.333333333334" calcext:value-type="float">
            <text:p>433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6.3" calcext:value-type="float">
            <text:p>6.3</text:p>
          </table:table-cell>
          <table:table-cell table:formula="of:=[.B258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258]+1000/240" office:value-type="float" office:value="437.500000000001" calcext:value-type="float">
            <text:p>437.5</text:p>
          </table:table-cell>
          <table:table-cell office:value-type="float" office:value="0.3" calcext:value-type="float">
            <text:p>0.3</text:p>
          </table:table-cell>
          <table:table-cell office:value-type="float" office:value="4.38" calcext:value-type="float">
            <text:p>4.38</text:p>
          </table:table-cell>
          <table:table-cell table:formula="of:=[.B259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59]+1000/240" office:value-type="float" office:value="441.666666666667" calcext:value-type="float">
            <text:p>441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5.27" calcext:value-type="float">
            <text:p>5.27</text:p>
          </table:table-cell>
          <table:table-cell table:formula="of:=[.B260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60]+1000/240" office:value-type="float" office:value="445.833333333334" calcext:value-type="float">
            <text:p>445.8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27" calcext:value-type="float">
            <text:p>4.27</text:p>
          </table:table-cell>
          <table:table-cell table:formula="of:=[.B261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61]+1000/240" office:value-type="float" office:value="450.000000000001" calcext:value-type="float">
            <text:p>450</text:p>
          </table:table-cell>
          <table:table-cell office:value-type="float" office:value="0.2" calcext:value-type="float">
            <text:p>0.2</text:p>
          </table:table-cell>
          <table:table-cell office:value-type="float" office:value="4.71" calcext:value-type="float">
            <text:p>4.71</text:p>
          </table:table-cell>
          <table:table-cell table:formula="of:=[.B26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62]+1000/240" office:value-type="float" office:value="454.166666666667" calcext:value-type="float">
            <text:p>454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48" calcext:value-type="float">
            <text:p>4.48</text:p>
          </table:table-cell>
          <table:table-cell table:formula="of:=[.B263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63]+1000/240" office:value-type="float" office:value="458.333333333334" calcext:value-type="float">
            <text:p>458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36" calcext:value-type="float">
            <text:p>4.36</text:p>
          </table:table-cell>
          <table:table-cell table:formula="of:=[.B264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64]+1000/240" office:value-type="float" office:value="462.500000000001" calcext:value-type="float">
            <text:p>462.5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table:formula="of:=[.B265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65]+1000/240" office:value-type="float" office:value="466.666666666667" calcext:value-type="float">
            <text:p>466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53" calcext:value-type="float">
            <text:p>4.53</text:p>
          </table:table-cell>
          <table:table-cell table:formula="of:=[.B266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66]+1000/240" office:value-type="float" office:value="470.833333333334" calcext:value-type="float">
            <text:p>470.8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22" calcext:value-type="float">
            <text:p>4.22</text:p>
          </table:table-cell>
          <table:table-cell table:formula="of:=[.B267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67]+1000/240" office:value-type="float" office:value="475.000000000001" calcext:value-type="float">
            <text:p>475</text:p>
          </table:table-cell>
          <table:table-cell office:value-type="float" office:value="0.2" calcext:value-type="float">
            <text:p>0.2</text:p>
          </table:table-cell>
          <table:table-cell office:value-type="float" office:value="4.14" calcext:value-type="float">
            <text:p>4.14</text:p>
          </table:table-cell>
          <table:table-cell table:formula="of:=[.B268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68]+1000/240" office:value-type="float" office:value="479.166666666667" calcext:value-type="float">
            <text:p>479.1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85" calcext:value-type="float">
            <text:p>4.85</text:p>
          </table:table-cell>
          <table:table-cell table:formula="of:=[.B269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69]+1000/240" office:value-type="float" office:value="483.333333333334" calcext:value-type="float">
            <text:p>483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19" calcext:value-type="float">
            <text:p>4.19</text:p>
          </table:table-cell>
          <table:table-cell table:formula="of:=[.B270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70]+1000/240" office:value-type="float" office:value="487.500000000001" calcext:value-type="float">
            <text:p>487.5</text:p>
          </table:table-cell>
          <table:table-cell office:value-type="float" office:value="0.5" calcext:value-type="float">
            <text:p>0.5</text:p>
          </table:table-cell>
          <table:table-cell office:value-type="float" office:value="6.66" calcext:value-type="float">
            <text:p>6.66</text:p>
          </table:table-cell>
          <table:table-cell table:formula="of:=[.B271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71]+1000/240" office:value-type="float" office:value="491.666666666668" calcext:value-type="float">
            <text:p>491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5.13" calcext:value-type="float">
            <text:p>5.13</text:p>
          </table:table-cell>
          <table:table-cell table:formula="of:=[.B272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72]+1000/240" office:value-type="float" office:value="495.833333333334" calcext:value-type="float">
            <text:p>495.8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6.29" calcext:value-type="float">
            <text:p>6.29</text:p>
          </table:table-cell>
          <table:table-cell table:formula="of:=[.B273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273]+1000/240" office:value-type="float" office:value="500.000000000001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4.09" calcext:value-type="float">
            <text:p>4.09</text:p>
          </table:table-cell>
          <table:table-cell table:formula="of:=[.B274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74]+1000/240" office:value-type="float" office:value="504.166666666668" calcext:value-type="float">
            <text:p>504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38" calcext:value-type="float">
            <text:p>4.38</text:p>
          </table:table-cell>
          <table:table-cell table:formula="of:=[.B275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75]+1000/240" office:value-type="float" office:value="508.333333333334" calcext:value-type="float">
            <text:p>508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5.26" calcext:value-type="float">
            <text:p>5.26</text:p>
          </table:table-cell>
          <table:table-cell table:formula="of:=[.B276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76]+1000/240" office:value-type="float" office:value="512.500000000001" calcext:value-type="float">
            <text:p>512.5</text:p>
          </table:table-cell>
          <table:table-cell office:value-type="float" office:value="0.3" calcext:value-type="float">
            <text:p>0.3</text:p>
          </table:table-cell>
          <table:table-cell office:value-type="float" office:value="4.6" calcext:value-type="float">
            <text:p>4.6</text:p>
          </table:table-cell>
          <table:table-cell table:formula="of:=[.B277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77]+1000/240" office:value-type="float" office:value="516.666666666668" calcext:value-type="float">
            <text:p>516.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7.41" calcext:value-type="float">
            <text:p>7.41</text:p>
          </table:table-cell>
          <table:table-cell table:formula="of:=[.B278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278]+1000/240" office:value-type="float" office:value="520.833333333334" calcext:value-type="float">
            <text:p>520.8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formula="of:=[.B279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79]+1000/240" office:value-type="float" office:value="525.000000000001" calcext:value-type="float">
            <text:p>525</text:p>
          </table:table-cell>
          <table:table-cell office:value-type="float" office:value="0.5" calcext:value-type="float">
            <text:p>0.5</text:p>
          </table:table-cell>
          <table:table-cell office:value-type="float" office:value="6.46" calcext:value-type="float">
            <text:p>6.46</text:p>
          </table:table-cell>
          <table:table-cell table:formula="of:=[.B280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80]+1000/240" office:value-type="float" office:value="529.166666666667" calcext:value-type="float">
            <text:p>529.1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3.7" calcext:value-type="float">
            <text:p>3.7</text:p>
          </table:table-cell>
          <table:table-cell table:formula="of:=[.B281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81]+1000/240" office:value-type="float" office:value="533.333333333334" calcext:value-type="float">
            <text:p>533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4.44" calcext:value-type="float">
            <text:p>4.44</text:p>
          </table:table-cell>
          <table:table-cell table:formula="of:=[.B282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82]+1000/240" office:value-type="float" office:value="537.500000000001" calcext:value-type="float">
            <text:p>537.5</text:p>
          </table:table-cell>
          <table:table-cell office:value-type="float" office:value="0.4" calcext:value-type="float">
            <text:p>0.4</text:p>
          </table:table-cell>
          <table:table-cell office:value-type="float" office:value="4.76" calcext:value-type="float">
            <text:p>4.76</text:p>
          </table:table-cell>
          <table:table-cell table:formula="of:=[.B283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83]+1000/240" office:value-type="float" office:value="541.666666666667" calcext:value-type="float">
            <text:p>541.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4.43" calcext:value-type="float">
            <text:p>4.43</text:p>
          </table:table-cell>
          <table:table-cell table:formula="of:=[.B284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84]+1000/240" office:value-type="float" office:value="545.833333333334" calcext:value-type="float">
            <text:p>545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4.81" calcext:value-type="float">
            <text:p>4.81</text:p>
          </table:table-cell>
          <table:table-cell table:formula="of:=[.B285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285]+1000/240" office:value-type="float" office:value="550.000000000001" calcext:value-type="float">
            <text:p>550</text:p>
          </table:table-cell>
          <table:table-cell office:value-type="float" office:value="0.4" calcext:value-type="float">
            <text:p>0.4</text:p>
          </table:table-cell>
          <table:table-cell office:value-type="float" office:value="4.47" calcext:value-type="float">
            <text:p>4.47</text:p>
          </table:table-cell>
          <table:table-cell table:formula="of:=[.B286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86]+1000/240" office:value-type="float" office:value="554.166666666667" calcext:value-type="float">
            <text:p>554.1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5.06" calcext:value-type="float">
            <text:p>5.06</text:p>
          </table:table-cell>
          <table:table-cell table:formula="of:=[.B287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287]+1000/240" office:value-type="float" office:value="558.333333333334" calcext:value-type="float">
            <text:p>558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4.37" calcext:value-type="float">
            <text:p>4.37</text:p>
          </table:table-cell>
          <table:table-cell table:formula="of:=[.B288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88]+1000/240" office:value-type="float" office:value="562.5" calcext:value-type="float">
            <text:p>562.5</text:p>
          </table:table-cell>
          <table:table-cell office:value-type="float" office:value="0.4" calcext:value-type="float">
            <text:p>0.4</text:p>
          </table:table-cell>
          <table:table-cell office:value-type="float" office:value="4.23" calcext:value-type="float">
            <text:p>4.23</text:p>
          </table:table-cell>
          <table:table-cell table:formula="of:=[.B289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89]+1000/240" office:value-type="float" office:value="566.666666666667" calcext:value-type="float">
            <text:p>566.6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28" calcext:value-type="float">
            <text:p>4.28</text:p>
          </table:table-cell>
          <table:table-cell table:formula="of:=[.B290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90]+1000/240" office:value-type="float" office:value="570.833333333334" calcext:value-type="float">
            <text:p>570.8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4.94" calcext:value-type="float">
            <text:p>4.94</text:p>
          </table:table-cell>
          <table:table-cell table:formula="of:=[.B291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91]+1000/240" office:value-type="float" office:value="575" calcext:value-type="float">
            <text:p>575</text:p>
          </table:table-cell>
          <table:table-cell office:value-type="float" office:value="0.3" calcext:value-type="float">
            <text:p>0.3</text:p>
          </table:table-cell>
          <table:table-cell office:value-type="float" office:value="4.34" calcext:value-type="float">
            <text:p>4.34</text:p>
          </table:table-cell>
          <table:table-cell table:formula="of:=[.B292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92]+1000/240" office:value-type="float" office:value="579.166666666667" calcext:value-type="float">
            <text:p>579.1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7.22" calcext:value-type="float">
            <text:p>7.22</text:p>
          </table:table-cell>
          <table:table-cell table:formula="of:=[.B293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293]+1000/240" office:value-type="float" office:value="583.333333333334" calcext:value-type="float">
            <text:p>583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table:formula="of:=[.B294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294]+1000/240" office:value-type="float" office:value="587.5" calcext:value-type="float">
            <text:p>587.5</text:p>
          </table:table-cell>
          <table:table-cell office:value-type="float" office:value="0.3" calcext:value-type="float">
            <text:p>0.3</text:p>
          </table:table-cell>
          <table:table-cell office:value-type="float" office:value="5.19" calcext:value-type="float">
            <text:p>5.19</text:p>
          </table:table-cell>
          <table:table-cell table:formula="of:=[.B295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95]+1000/240" office:value-type="float" office:value="591.666666666667" calcext:value-type="float">
            <text:p>591.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4.33" calcext:value-type="float">
            <text:p>4.33</text:p>
          </table:table-cell>
          <table:table-cell table:formula="of:=[.B296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96]+1000/240" office:value-type="float" office:value="595.833333333334" calcext:value-type="float">
            <text:p>595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3.49" calcext:value-type="float">
            <text:p>3.49</text:p>
          </table:table-cell>
          <table:table-cell table:formula="of:=[.B297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297]+1000/240" office:value-type="float" office:value="600" calcext:value-type="float">
            <text:p>600</text:p>
          </table:table-cell>
          <table:table-cell office:value-type="float" office:value="0.2" calcext:value-type="float">
            <text:p>0.2</text:p>
          </table:table-cell>
          <table:table-cell office:value-type="float" office:value="4.16" calcext:value-type="float">
            <text:p>4.16</text:p>
          </table:table-cell>
          <table:table-cell table:formula="of:=[.B298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298]+1000/240" office:value-type="float" office:value="604.166666666667" calcext:value-type="float">
            <text:p>604.1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12" calcext:value-type="float">
            <text:p>4.12</text:p>
          </table:table-cell>
          <table:table-cell table:formula="of:=[.B299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299]+1000/240" office:value-type="float" office:value="608.333333333333" calcext:value-type="float">
            <text:p>608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32" calcext:value-type="float">
            <text:p>4.32</text:p>
          </table:table-cell>
          <table:table-cell table:formula="of:=[.B300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00]+1000/240" office:value-type="float" office:value="612.5" calcext:value-type="float">
            <text:p>612.5</text:p>
          </table:table-cell>
          <table:table-cell office:value-type="float" office:value="0.2" calcext:value-type="float">
            <text:p>0.2</text:p>
          </table:table-cell>
          <table:table-cell office:value-type="float" office:value="4.22" calcext:value-type="float">
            <text:p>4.22</text:p>
          </table:table-cell>
          <table:table-cell table:formula="of:=[.B301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01]+1000/240" office:value-type="float" office:value="616.666666666667" calcext:value-type="float">
            <text:p>61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16" calcext:value-type="float">
            <text:p>4.16</text:p>
          </table:table-cell>
          <table:table-cell table:formula="of:=[.B30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02]+1000/240" office:value-type="float" office:value="620.833333333333" calcext:value-type="float">
            <text:p>620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24" calcext:value-type="float">
            <text:p>4.24</text:p>
          </table:table-cell>
          <table:table-cell table:formula="of:=[.B303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03]+1000/240" office:value-type="float" office:value="625" calcext:value-type="float">
            <text:p>625</text:p>
          </table:table-cell>
          <table:table-cell office:value-type="float" office:value="0.1" calcext:value-type="float">
            <text:p>0.1</text:p>
          </table:table-cell>
          <table:table-cell office:value-type="float" office:value="4.09" calcext:value-type="float">
            <text:p>4.09</text:p>
          </table:table-cell>
          <table:table-cell table:formula="of:=[.B304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04]+1000/240" office:value-type="float" office:value="629.166666666667" calcext:value-type="float">
            <text:p>629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.51" calcext:value-type="float">
            <text:p>3.51</text:p>
          </table:table-cell>
          <table:table-cell table:formula="of:=[.B305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05]+1000/240" office:value-type="float" office:value="633.333333333333" calcext:value-type="float">
            <text:p>633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5.01" calcext:value-type="float">
            <text:p>5.01</text:p>
          </table:table-cell>
          <table:table-cell table:formula="of:=[.B306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06]+1000/240" office:value-type="float" office:value="637.5" calcext:value-type="float">
            <text:p>637.5</text:p>
          </table:table-cell>
          <table:table-cell office:value-type="float" office:value="0.4" calcext:value-type="float">
            <text:p>0.4</text:p>
          </table:table-cell>
          <table:table-cell office:value-type="float" office:value="5.04" calcext:value-type="float">
            <text:p>5.04</text:p>
          </table:table-cell>
          <table:table-cell table:formula="of:=[.B307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07]+1000/240" office:value-type="float" office:value="641.666666666666" calcext:value-type="float">
            <text:p>641.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6.45" calcext:value-type="float">
            <text:p>6.45</text:p>
          </table:table-cell>
          <table:table-cell table:formula="of:=[.B308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08]+1000/240" office:value-type="float" office:value="645.833333333333" calcext:value-type="float">
            <text:p>645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5.69" calcext:value-type="float">
            <text:p>5.69</text:p>
          </table:table-cell>
          <table:table-cell table:formula="of:=[.B309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09]+1000/240" office:value-type="float" office:value="650" calcext:value-type="float">
            <text:p>650</text:p>
          </table:table-cell>
          <table:table-cell office:value-type="float" office:value="0.5" calcext:value-type="float">
            <text:p>0.5</text:p>
          </table:table-cell>
          <table:table-cell office:value-type="float" office:value="6.15" calcext:value-type="float">
            <text:p>6.15</text:p>
          </table:table-cell>
          <table:table-cell table:formula="of:=[.B310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10]+1000/240" office:value-type="float" office:value="654.166666666666" calcext:value-type="float">
            <text:p>654.1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4.68" calcext:value-type="float">
            <text:p>4.68</text:p>
          </table:table-cell>
          <table:table-cell table:formula="of:=[.B311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11]+1000/240" office:value-type="float" office:value="658.333333333333" calcext:value-type="float">
            <text:p>658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26" calcext:value-type="float">
            <text:p>4.26</text:p>
          </table:table-cell>
          <table:table-cell table:formula="of:=[.B312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12]+1000/240" office:value-type="float" office:value="662.5" calcext:value-type="float">
            <text:p>662.5</text:p>
          </table:table-cell>
          <table:table-cell office:value-type="float" office:value="0.2" calcext:value-type="float">
            <text:p>0.2</text:p>
          </table:table-cell>
          <table:table-cell office:value-type="float" office:value="4.08" calcext:value-type="float">
            <text:p>4.08</text:p>
          </table:table-cell>
          <table:table-cell table:formula="of:=[.B313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13]+1000/240" office:value-type="float" office:value="666.666666666666" calcext:value-type="float">
            <text:p>66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24" calcext:value-type="float">
            <text:p>4.24</text:p>
          </table:table-cell>
          <table:table-cell table:formula="of:=[.B314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14]+1000/240" office:value-type="float" office:value="670.833333333333" calcext:value-type="float">
            <text:p>670.8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62" calcext:value-type="float">
            <text:p>4.62</text:p>
          </table:table-cell>
          <table:table-cell table:formula="of:=[.B315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15]+1000/240" office:value-type="float" office:value="675" calcext:value-type="float">
            <text:p>675</text:p>
          </table:table-cell>
          <table:table-cell office:value-type="float" office:value="0.1" calcext:value-type="float">
            <text:p>0.1</text:p>
          </table:table-cell>
          <table:table-cell office:value-type="float" office:value="4.14" calcext:value-type="float">
            <text:p>4.14</text:p>
          </table:table-cell>
          <table:table-cell table:formula="of:=[.B316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16]+1000/240" office:value-type="float" office:value="679.166666666666" calcext:value-type="float">
            <text:p>679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21" calcext:value-type="float">
            <text:p>4.21</text:p>
          </table:table-cell>
          <table:table-cell table:formula="of:=[.B317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17]+1000/240" office:value-type="float" office:value="683.333333333333" calcext:value-type="float">
            <text:p>683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37" calcext:value-type="float">
            <text:p>4.37</text:p>
          </table:table-cell>
          <table:table-cell table:formula="of:=[.B318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18]+1000/240" office:value-type="float" office:value="687.499999999999" calcext:value-type="float">
            <text:p>687.5</text:p>
          </table:table-cell>
          <table:table-cell office:value-type="float" office:value="0.1" calcext:value-type="float">
            <text:p>0.1</text:p>
          </table:table-cell>
          <table:table-cell office:value-type="float" office:value="4.28" calcext:value-type="float">
            <text:p>4.28</text:p>
          </table:table-cell>
          <table:table-cell table:formula="of:=[.B319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19]+1000/240" office:value-type="float" office:value="691.666666666666" calcext:value-type="float">
            <text:p>691.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4.16" calcext:value-type="float">
            <text:p>4.16</text:p>
          </table:table-cell>
          <table:table-cell table:formula="of:=[.B320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20]+1000/240" office:value-type="float" office:value="695.833333333333" calcext:value-type="float">
            <text:p>695.8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19" calcext:value-type="float">
            <text:p>4.19</text:p>
          </table:table-cell>
          <table:table-cell table:formula="of:=[.B321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321]+1000/240" office:value-type="float" office:value="699.999999999999" calcext:value-type="float">
            <text:p>700</text:p>
          </table:table-cell>
          <table:table-cell office:value-type="float" office:value="0.2" calcext:value-type="float">
            <text:p>0.2</text:p>
          </table:table-cell>
          <table:table-cell office:value-type="float" office:value="4.29" calcext:value-type="float">
            <text:p>4.29</text:p>
          </table:table-cell>
          <table:table-cell table:formula="of:=[.B32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22]+1000/240" office:value-type="float" office:value="704.166666666666" calcext:value-type="float">
            <text:p>704.1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87" calcext:value-type="float">
            <text:p>4.87</text:p>
          </table:table-cell>
          <table:table-cell table:formula="of:=[.B323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323]+1000/240" office:value-type="float" office:value="708.333333333333" calcext:value-type="float">
            <text:p>708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42" calcext:value-type="float">
            <text:p>4.42</text:p>
          </table:table-cell>
          <table:table-cell table:formula="of:=[.B324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24]+1000/240" office:value-type="float" office:value="712.499999999999" calcext:value-type="float">
            <text:p>712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table:formula="of:=[.B325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25]+1000/240" office:value-type="float" office:value="716.666666666666" calcext:value-type="float">
            <text:p>71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44" calcext:value-type="float">
            <text:p>4.44</text:p>
          </table:table-cell>
          <table:table-cell table:formula="of:=[.B326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26]+1000/240" office:value-type="float" office:value="720.833333333332" calcext:value-type="float">
            <text:p>720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43" calcext:value-type="float">
            <text:p>4.43</text:p>
          </table:table-cell>
          <table:table-cell table:formula="of:=[.B327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27]+1000/240" office:value-type="float" office:value="724.999999999999" calcext:value-type="float">
            <text:p>725</text:p>
          </table:table-cell>
          <table:table-cell office:value-type="float" office:value="0.2" calcext:value-type="float">
            <text:p>0.2</text:p>
          </table:table-cell>
          <table:table-cell office:value-type="float" office:value="4.36" calcext:value-type="float">
            <text:p>4.36</text:p>
          </table:table-cell>
          <table:table-cell table:formula="of:=[.B328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28]+1000/240" office:value-type="float" office:value="729.166666666666" calcext:value-type="float">
            <text:p>729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table:formula="of:=[.B329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29]+1000/240" office:value-type="float" office:value="733.333333333332" calcext:value-type="float">
            <text:p>733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22" calcext:value-type="float">
            <text:p>4.22</text:p>
          </table:table-cell>
          <table:table-cell table:formula="of:=[.B330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30]+1000/240" office:value-type="float" office:value="737.499999999999" calcext:value-type="float">
            <text:p>737.5</text:p>
          </table:table-cell>
          <table:table-cell office:value-type="float" office:value="0.2" calcext:value-type="float">
            <text:p>0.2</text:p>
          </table:table-cell>
          <table:table-cell office:value-type="float" office:value="4.48" calcext:value-type="float">
            <text:p>4.48</text:p>
          </table:table-cell>
          <table:table-cell table:formula="of:=[.B331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31]+1000/240" office:value-type="float" office:value="741.666666666665" calcext:value-type="float">
            <text:p>741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53" calcext:value-type="float">
            <text:p>4.53</text:p>
          </table:table-cell>
          <table:table-cell table:formula="of:=[.B33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32]+1000/240" office:value-type="float" office:value="745.833333333332" calcext:value-type="float">
            <text:p>745.8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65" calcext:value-type="float">
            <text:p>4.65</text:p>
          </table:table-cell>
          <table:table-cell table:formula="of:=[.B333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33]+1000/240" office:value-type="float" office:value="749.999999999999" calcext:value-type="float">
            <text:p>750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table:formula="of:=[.B334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34]+1000/240" office:value-type="float" office:value="754.166666666665" calcext:value-type="float">
            <text:p>754.1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5.29" calcext:value-type="float">
            <text:p>5.29</text:p>
          </table:table-cell>
          <table:table-cell table:formula="of:=[.B335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35]+1000/240" office:value-type="float" office:value="758.333333333332" calcext:value-type="float">
            <text:p>758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5.07" calcext:value-type="float">
            <text:p>5.07</text:p>
          </table:table-cell>
          <table:table-cell table:formula="of:=[.B336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36]+1000/240" office:value-type="float" office:value="762.499999999999" calcext:value-type="float">
            <text:p>762.5</text:p>
          </table:table-cell>
          <table:table-cell office:value-type="float" office:value="0.5" calcext:value-type="float">
            <text:p>0.5</text:p>
          </table:table-cell>
          <table:table-cell office:value-type="float" office:value="5.02" calcext:value-type="float">
            <text:p>5.02</text:p>
          </table:table-cell>
          <table:table-cell table:formula="of:=[.B337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37]+1000/240" office:value-type="float" office:value="766.666666666665" calcext:value-type="float">
            <text:p>766.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5.45" calcext:value-type="float">
            <text:p>5.45</text:p>
          </table:table-cell>
          <table:table-cell table:formula="of:=[.B338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38]+1000/240" office:value-type="float" office:value="770.833333333332" calcext:value-type="float">
            <text:p>770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5.64" calcext:value-type="float">
            <text:p>5.64</text:p>
          </table:table-cell>
          <table:table-cell table:formula="of:=[.B339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39]+1000/240" office:value-type="float" office:value="774.999999999999" calcext:value-type="float">
            <text:p>775</text:p>
          </table:table-cell>
          <table:table-cell office:value-type="float" office:value="0.5" calcext:value-type="float">
            <text:p>0.5</text:p>
          </table:table-cell>
          <table:table-cell office:value-type="float" office:value="5.52" calcext:value-type="float">
            <text:p>5.52</text:p>
          </table:table-cell>
          <table:table-cell table:formula="of:=[.B340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40]+1000/240" office:value-type="float" office:value="779.166666666665" calcext:value-type="float">
            <text:p>779.1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6.6" calcext:value-type="float">
            <text:p>6.6</text:p>
          </table:table-cell>
          <table:table-cell table:formula="of:=[.B341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341]+1000/240" office:value-type="float" office:value="783.333333333332" calcext:value-type="float">
            <text:p>783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5.66" calcext:value-type="float">
            <text:p>5.66</text:p>
          </table:table-cell>
          <table:table-cell table:formula="of:=[.B342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42]+1000/240" office:value-type="float" office:value="787.499999999998" calcext:value-type="float">
            <text:p>787.5</text:p>
          </table:table-cell>
          <table:table-cell office:value-type="float" office:value="0.6" calcext:value-type="float">
            <text:p>0.6</text:p>
          </table:table-cell>
          <table:table-cell office:value-type="float" office:value="5.73" calcext:value-type="float">
            <text:p>5.73</text:p>
          </table:table-cell>
          <table:table-cell table:formula="of:=[.B343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43]+1000/240" office:value-type="float" office:value="791.666666666665" calcext:value-type="float">
            <text:p>791.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5.25" calcext:value-type="float">
            <text:p>5.25</text:p>
          </table:table-cell>
          <table:table-cell table:formula="of:=[.B344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44]+1000/240" office:value-type="float" office:value="795.833333333332" calcext:value-type="float">
            <text:p>795.8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formula="of:=[.B345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45]+1000/240" office:value-type="float" office:value="799.999999999998" calcext:value-type="float">
            <text:p>800</text:p>
          </table:table-cell>
          <table:table-cell office:value-type="float" office:value="0.2" calcext:value-type="float">
            <text:p>0.2</text:p>
          </table:table-cell>
          <table:table-cell office:value-type="float" office:value="4.09" calcext:value-type="float">
            <text:p>4.09</text:p>
          </table:table-cell>
          <table:table-cell table:formula="of:=[.B346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46]+1000/240" office:value-type="float" office:value="804.166666666665" calcext:value-type="float">
            <text:p>804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07" calcext:value-type="float">
            <text:p>4.07</text:p>
          </table:table-cell>
          <table:table-cell table:formula="of:=[.B347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47]+1000/240" office:value-type="float" office:value="808.333333333332" calcext:value-type="float">
            <text:p>808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3.95" calcext:value-type="float">
            <text:p>3.95</text:p>
          </table:table-cell>
          <table:table-cell table:formula="of:=[.B348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48]+1000/240" office:value-type="float" office:value="812.499999999998" calcext:value-type="float">
            <text:p>812.5</text:p>
          </table:table-cell>
          <table:table-cell office:value-type="float" office:value="0.1" calcext:value-type="float">
            <text:p>0.1</text:p>
          </table:table-cell>
          <table:table-cell office:value-type="float" office:value="4.02" calcext:value-type="float">
            <text:p>4.02</text:p>
          </table:table-cell>
          <table:table-cell table:formula="of:=[.B349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49]+1000/240" office:value-type="float" office:value="816.666666666665" calcext:value-type="float">
            <text:p>81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formula="of:=[.B350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50]+1000/240" office:value-type="float" office:value="820.833333333331" calcext:value-type="float">
            <text:p>820.8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69" calcext:value-type="float">
            <text:p>4.69</text:p>
          </table:table-cell>
          <table:table-cell table:formula="of:=[.B351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351]+1000/240" office:value-type="float" office:value="824.999999999998" calcext:value-type="float">
            <text:p>825</text:p>
          </table:table-cell>
          <table:table-cell office:value-type="float" office:value="0.4" calcext:value-type="float">
            <text:p>0.4</text:p>
          </table:table-cell>
          <table:table-cell office:value-type="float" office:value="5.37" calcext:value-type="float">
            <text:p>5.37</text:p>
          </table:table-cell>
          <table:table-cell table:formula="of:=[.B352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52]+1000/240" office:value-type="float" office:value="829.166666666665" calcext:value-type="float">
            <text:p>829.1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B353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53]+1000/240" office:value-type="float" office:value="833.333333333331" calcext:value-type="float">
            <text:p>833.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6.88" calcext:value-type="float">
            <text:p>6.88</text:p>
          </table:table-cell>
          <table:table-cell table:formula="of:=[.B354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54]+1000/240" office:value-type="float" office:value="837.499999999998" calcext:value-type="float">
            <text:p>837.5</text:p>
          </table:table-cell>
          <table:table-cell office:value-type="float" office:value="0.6" calcext:value-type="float">
            <text:p>0.6</text:p>
          </table:table-cell>
          <table:table-cell office:value-type="float" office:value="6.42" calcext:value-type="float">
            <text:p>6.42</text:p>
          </table:table-cell>
          <table:table-cell table:formula="of:=[.B355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55]+1000/240" office:value-type="float" office:value="841.666666666665" calcext:value-type="float">
            <text:p>841.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6.32" calcext:value-type="float">
            <text:p>6.32</text:p>
          </table:table-cell>
          <table:table-cell table:formula="of:=[.B356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56]+1000/240" office:value-type="float" office:value="845.833333333331" calcext:value-type="float">
            <text:p>845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5.75" calcext:value-type="float">
            <text:p>5.75</text:p>
          </table:table-cell>
          <table:table-cell table:formula="of:=[.B357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57]+1000/240" office:value-type="float" office:value="849.999999999998" calcext:value-type="float">
            <text:p>85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table:formula="of:=[.B358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58]+1000/240" office:value-type="float" office:value="854.166666666665" calcext:value-type="float">
            <text:p>854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45" calcext:value-type="float">
            <text:p>4.45</text:p>
          </table:table-cell>
          <table:table-cell table:formula="of:=[.B359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59]+1000/240" office:value-type="float" office:value="858.333333333331" calcext:value-type="float">
            <text:p>858.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4.42" calcext:value-type="float">
            <text:p>4.42</text:p>
          </table:table-cell>
          <table:table-cell table:formula="of:=[.B360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60]+1000/240" office:value-type="float" office:value="862.499999999998" calcext:value-type="float">
            <text:p>862.5</text:p>
          </table:table-cell>
          <table:table-cell office:value-type="float" office:value="0.2" calcext:value-type="float">
            <text:p>0.2</text:p>
          </table:table-cell>
          <table:table-cell office:value-type="float" office:value="3.69" calcext:value-type="float">
            <text:p>3.69</text:p>
          </table:table-cell>
          <table:table-cell table:formula="of:=[.B361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61]+1000/240" office:value-type="float" office:value="866.666666666664" calcext:value-type="float">
            <text:p>866.6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4.32" calcext:value-type="float">
            <text:p>4.32</text:p>
          </table:table-cell>
          <table:table-cell table:formula="of:=[.B362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62]+1000/240" office:value-type="float" office:value="870.833333333331" calcext:value-type="float">
            <text:p>870.8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94" calcext:value-type="float">
            <text:p>4.94</text:p>
          </table:table-cell>
          <table:table-cell table:formula="of:=[.B363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363]+1000/240" office:value-type="float" office:value="874.999999999998" calcext:value-type="float">
            <text:p>875</text:p>
          </table:table-cell>
          <table:table-cell office:value-type="float" office:value="0.5" calcext:value-type="float">
            <text:p>0.5</text:p>
          </table:table-cell>
          <table:table-cell office:value-type="float" office:value="6.51" calcext:value-type="float">
            <text:p>6.51</text:p>
          </table:table-cell>
          <table:table-cell table:formula="of:=[.B364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64]+1000/240" office:value-type="float" office:value="879.166666666664" calcext:value-type="float">
            <text:p>879.1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7.29" calcext:value-type="float">
            <text:p>7.29</text:p>
          </table:table-cell>
          <table:table-cell table:formula="of:=[.B365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65]+1000/240" office:value-type="float" office:value="883.333333333331" calcext:value-type="float">
            <text:p>883.3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table:formula="of:=[.B366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66]+1000/240" office:value-type="float" office:value="887.499999999998" calcext:value-type="float">
            <text:p>887.5</text:p>
          </table:table-cell>
          <table:table-cell office:value-type="float" office:value="0.2" calcext:value-type="float">
            <text:p>0.2</text:p>
          </table:table-cell>
          <table:table-cell office:value-type="float" office:value="4.68" calcext:value-type="float">
            <text:p>4.68</text:p>
          </table:table-cell>
          <table:table-cell table:formula="of:=[.B367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67]+1000/240" office:value-type="float" office:value="891.666666666664" calcext:value-type="float">
            <text:p>891.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4.23" calcext:value-type="float">
            <text:p>4.23</text:p>
          </table:table-cell>
          <table:table-cell table:formula="of:=[.B368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68]+1000/240" office:value-type="float" office:value="895.833333333331" calcext:value-type="float">
            <text:p>895.8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table:formula="of:=[.B369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69]+1000/240" office:value-type="float" office:value="899.999999999997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float" office:value="5.17" calcext:value-type="float">
            <text:p>5.17</text:p>
          </table:table-cell>
          <table:table-cell table:formula="of:=[.B370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70]+1000/240" office:value-type="float" office:value="904.166666666664" calcext:value-type="float">
            <text:p>904.1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6.33" calcext:value-type="float">
            <text:p>6.33</text:p>
          </table:table-cell>
          <table:table-cell table:formula="of:=[.B371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71]+1000/240" office:value-type="float" office:value="908.333333333331" calcext:value-type="float">
            <text:p>908.3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7.02" calcext:value-type="float">
            <text:p>7.02</text:p>
          </table:table-cell>
          <table:table-cell table:formula="of:=[.B372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372]+1000/240" office:value-type="float" office:value="912.499999999997" calcext:value-type="float">
            <text:p>912.5</text:p>
          </table:table-cell>
          <table:table-cell office:value-type="float" office:value="0.7" calcext:value-type="float">
            <text:p>0.7</text:p>
          </table:table-cell>
          <table:table-cell office:value-type="float" office:value="6.75" calcext:value-type="float">
            <text:p>6.75</text:p>
          </table:table-cell>
          <table:table-cell table:formula="of:=[.B373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373]+1000/240" office:value-type="float" office:value="916.666666666664" calcext:value-type="float">
            <text:p>916.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6.44" calcext:value-type="float">
            <text:p>6.44</text:p>
          </table:table-cell>
          <table:table-cell table:formula="of:=[.B374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74]+1000/240" office:value-type="float" office:value="920.833333333331" calcext:value-type="float">
            <text:p>920.8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5.81" calcext:value-type="float">
            <text:p>5.81</text:p>
          </table:table-cell>
          <table:table-cell table:formula="of:=[.B375]/921600" office:value-type="float" office:value="0.000000542534722222222" calcext:value-type="float">
            <text:p>5.42534722222222E-07</text:p>
          </table:table-cell>
          <table:table-cell/>
        </table:table-row>
        <table:table-row table:style-name="ro1">
          <table:table-cell table:formula="of:=[.A375]+1000/240" office:value-type="float" office:value="924.999999999997" calcext:value-type="float">
            <text:p>925</text:p>
          </table:table-cell>
          <table:table-cell office:value-type="float" office:value="0.4" calcext:value-type="float">
            <text:p>0.4</text:p>
          </table:table-cell>
          <table:table-cell office:value-type="float" office:value="4.95" calcext:value-type="float">
            <text:p>4.95</text:p>
          </table:table-cell>
          <table:table-cell table:formula="of:=[.B376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76]+1000/240" office:value-type="float" office:value="929.166666666664" calcext:value-type="float">
            <text:p>929.16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table:formula="of:=[.B377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77]+1000/240" office:value-type="float" office:value="933.33333333333" calcext:value-type="float">
            <text:p>933.33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4.65" calcext:value-type="float">
            <text:p>4.65</text:p>
          </table:table-cell>
          <table:table-cell table:formula="of:=[.B378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378]+1000/240" office:value-type="float" office:value="937.499999999997" calcext:value-type="float">
            <text:p>937.5</text:p>
          </table:table-cell>
          <table:table-cell office:value-type="float" office:value="0.4" calcext:value-type="float">
            <text:p>0.4</text:p>
          </table:table-cell>
          <table:table-cell office:value-type="float" office:value="5.56" calcext:value-type="float">
            <text:p>5.56</text:p>
          </table:table-cell>
          <table:table-cell table:formula="of:=[.B379]/921600" office:value-type="float" office:value="0.000000434027777777778" calcext:value-type="float">
            <text:p>0.000000434</text:p>
          </table:table-cell>
          <table:table-cell/>
        </table:table-row>
        <table:table-row table:style-name="ro1">
          <table:table-cell table:formula="of:=[.A379]+1000/240" office:value-type="float" office:value="941.666666666664" calcext:value-type="float">
            <text:p>941.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6.92" calcext:value-type="float">
            <text:p>6.92</text:p>
          </table:table-cell>
          <table:table-cell table:formula="of:=[.B380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80]+1000/240" office:value-type="float" office:value="945.83333333333" calcext:value-type="float">
            <text:p>945.8333333333</text:p>
          </table:table-cell>
          <table:table-cell office:value-type="float" office:value="0.7" calcext:value-type="float">
            <text:p>0.7</text:p>
          </table:table-cell>
          <table:table-cell office:value-type="float" office:value="7.65" calcext:value-type="float">
            <text:p>7.65</text:p>
          </table:table-cell>
          <table:table-cell table:formula="of:=[.B381]/921600" office:value-type="float" office:value="0.000000759548611111111" calcext:value-type="float">
            <text:p>7.59548611111111E-07</text:p>
          </table:table-cell>
          <table:table-cell/>
        </table:table-row>
        <table:table-row table:style-name="ro1">
          <table:table-cell table:formula="of:=[.A381]+1000/240" office:value-type="float" office:value="949.999999999997" calcext:value-type="float">
            <text:p>950</text:p>
          </table:table-cell>
          <table:table-cell office:value-type="float" office:value="0.8" calcext:value-type="float">
            <text:p>0.8</text:p>
          </table:table-cell>
          <table:table-cell office:value-type="float" office:value="7.76" calcext:value-type="float">
            <text:p>7.76</text:p>
          </table:table-cell>
          <table:table-cell table:formula="of:=[.B382]/921600" office:value-type="float" office:value="0.000000868055555555556" calcext:value-type="float">
            <text:p>8.68055555555556E-07</text:p>
          </table:table-cell>
          <table:table-cell/>
        </table:table-row>
        <table:table-row table:style-name="ro1">
          <table:table-cell table:formula="of:=[.A382]+1000/240" office:value-type="float" office:value="954.166666666664" calcext:value-type="float">
            <text:p>954.1666666667</text:p>
          </table:table-cell>
          <table:table-cell office:value-type="float" office:value="0.8" calcext:value-type="float">
            <text:p>0.8</text:p>
          </table:table-cell>
          <table:table-cell office:value-type="float" office:value="7.95" calcext:value-type="float">
            <text:p>7.95</text:p>
          </table:table-cell>
          <table:table-cell table:formula="of:=[.B383]/921600" office:value-type="float" office:value="0.000000868055555555556" calcext:value-type="float">
            <text:p>8.68055555555556E-07</text:p>
          </table:table-cell>
          <table:table-cell/>
        </table:table-row>
        <table:table-row table:style-name="ro1">
          <table:table-cell table:formula="of:=[.A383]+1000/240" office:value-type="float" office:value="958.33333333333" calcext:value-type="float">
            <text:p>958.3333333333</text:p>
          </table:table-cell>
          <table:table-cell office:value-type="float" office:value="0.9" calcext:value-type="float">
            <text:p>0.9</text:p>
          </table:table-cell>
          <table:table-cell office:value-type="float" office:value="8.02" calcext:value-type="float">
            <text:p>8.02</text:p>
          </table:table-cell>
          <table:table-cell table:formula="of:=[.B384]/921600" office:value-type="float" office:value="0.0000009765625" calcext:value-type="float">
            <text:p>9.765625E-07</text:p>
          </table:table-cell>
          <table:table-cell/>
        </table:table-row>
        <table:table-row table:style-name="ro1">
          <table:table-cell table:formula="of:=[.A384]+1000/240" office:value-type="float" office:value="962.499999999997" calcext:value-type="float">
            <text:p>962.5</text:p>
          </table:table-cell>
          <table:table-cell office:value-type="float" office:value="0.9" calcext:value-type="float">
            <text:p>0.9</text:p>
          </table:table-cell>
          <table:table-cell office:value-type="float" office:value="7.23" calcext:value-type="float">
            <text:p>7.23</text:p>
          </table:table-cell>
          <table:table-cell table:formula="of:=[.B385]/921600" office:value-type="float" office:value="0.0000009765625" calcext:value-type="float">
            <text:p>9.765625E-07</text:p>
          </table:table-cell>
          <table:table-cell/>
        </table:table-row>
        <table:table-row table:style-name="ro1">
          <table:table-cell table:formula="of:=[.A385]+1000/240" office:value-type="float" office:value="966.666666666663" calcext:value-type="float">
            <text:p>966.6666666667</text:p>
          </table:table-cell>
          <table:table-cell office:value-type="float" office:value="0.9" calcext:value-type="float">
            <text:p>0.9</text:p>
          </table:table-cell>
          <table:table-cell office:value-type="float" office:value="8.36" calcext:value-type="float">
            <text:p>8.36</text:p>
          </table:table-cell>
          <table:table-cell table:formula="of:=[.B386]/921600" office:value-type="float" office:value="0.0000009765625" calcext:value-type="float">
            <text:p>9.765625E-07</text:p>
          </table:table-cell>
          <table:table-cell/>
        </table:table-row>
        <table:table-row table:style-name="ro1">
          <table:table-cell table:formula="of:=[.A386]+1000/240" office:value-type="float" office:value="970.83333333333" calcext:value-type="float">
            <text:p>970.8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6.86" calcext:value-type="float">
            <text:p>6.86</text:p>
          </table:table-cell>
          <table:table-cell table:formula="of:=[.B387]/921600" office:value-type="float" office:value="0.000000868055555555556" calcext:value-type="float">
            <text:p>8.68055555555556E-07</text:p>
          </table:table-cell>
          <table:table-cell/>
        </table:table-row>
        <table:table-row table:style-name="ro1">
          <table:table-cell table:formula="of:=[.A387]+1000/240" office:value-type="float" office:value="974.999999999997" calcext:value-type="float">
            <text:p>975</text:p>
          </table:table-cell>
          <table:table-cell office:value-type="float" office:value="0.6" calcext:value-type="float">
            <text:p>0.6</text:p>
          </table:table-cell>
          <table:table-cell office:value-type="float" office:value="5.07" calcext:value-type="float">
            <text:p>5.07</text:p>
          </table:table-cell>
          <table:table-cell table:formula="of:=[.B388]/921600" office:value-type="float" office:value="0.000000651041666666667" calcext:value-type="float">
            <text:p>0.000000651</text:p>
          </table:table-cell>
          <table:table-cell/>
        </table:table-row>
        <table:table-row table:style-name="ro1">
          <table:table-cell table:formula="of:=[.A388]+1000/240" office:value-type="float" office:value="979.166666666663" calcext:value-type="float">
            <text:p>979.1666666667</text:p>
          </table:table-cell>
          <table:table-cell office:value-type="float" office:value="0.3" calcext:value-type="float">
            <text:p>0.3</text:p>
          </table:table-cell>
          <table:table-cell office:value-type="float" office:value="4.26" calcext:value-type="float">
            <text:p>4.26</text:p>
          </table:table-cell>
          <table:table-cell table:formula="of:=[.B389]/921600" office:value-type="float" office:value="0.000000325520833333333" calcext:value-type="float">
            <text:p>3.25520833333333E-07</text:p>
          </table:table-cell>
          <table:table-cell/>
        </table:table-row>
        <table:table-row table:style-name="ro1">
          <table:table-cell table:formula="of:=[.A389]+1000/240" office:value-type="float" office:value="983.33333333333" calcext:value-type="float">
            <text:p>983.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4.09" calcext:value-type="float">
            <text:p>4.09</text:p>
          </table:table-cell>
          <table:table-cell table:formula="of:=[.B390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90]+1000/240" office:value-type="float" office:value="987.499999999997" calcext:value-type="float">
            <text:p>987.5</text:p>
          </table:table-cell>
          <table:table-cell office:value-type="float" office:value="0.2" calcext:value-type="float">
            <text:p>0.2</text:p>
          </table:table-cell>
          <table:table-cell office:value-type="float" office:value="4.34" calcext:value-type="float">
            <text:p>4.34</text:p>
          </table:table-cell>
          <table:table-cell table:formula="of:=[.B391]/921600" office:value-type="float" office:value="0.000000217013888888889" calcext:value-type="float">
            <text:p>0.000000217</text:p>
          </table:table-cell>
          <table:table-cell/>
        </table:table-row>
        <table:table-row table:style-name="ro1">
          <table:table-cell table:formula="of:=[.A391]+1000/240" office:value-type="float" office:value="991.666666666663" calcext:value-type="float">
            <text:p>991.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5.85" calcext:value-type="float">
            <text:p>5.85</text:p>
          </table:table-cell>
          <table:table-cell table:formula="of:=[.B392]/921600" office:value-type="float" office:value="0.000000108506944444444" calcext:value-type="float">
            <text:p>1.08506944444444E-07</text:p>
          </table:table-cell>
          <table:table-cell/>
        </table:table-row>
        <table:table-row table:style-name="ro1">
          <table:table-cell table:formula="of:=[.A392]+1000/240" office:value-type="float" office:value="995.83333333333" calcext:value-type="float">
            <text:p>995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3.99" calcext:value-type="float">
            <text:p>3.99</text:p>
          </table:table-cell>
          <table:table-cell table:formula="of:=[.B393]/921600" office:value-type="float" office:value="0.000000108506944444444" calcext:value-type="float">
            <text:p>1.08506944444444E-07</text:p>
          </table:table-cell>
          <table:table-cell/>
        </table:table-row>
      </table:table>
      <table:table table:name="MSE_200ms_Arm" table:style-name="ta1">
        <office:forms form:automatic-focus="false" form:apply-design-mode="false"/>
        <table:shapes>
          <draw:frame draw:z-index="0" draw:style-name="gr2" draw:text-style-name="P2" svg:width="852.26pt" svg:height="438.94pt" svg:x="112.37pt" svg:y="39.94pt">
            <loext:p draw:notify-on-update-of-ranges="MSE_200ms_Arm.A3:MSE_200ms_Arm.A32 MSE_200ms_Arm.D2:MSE_200ms_Arm.D2 MSE_200ms_Arm.D3:MSE_200ms_Arm.D32 MSE_200ms_Arm.F3:MSE_200ms_Arm.F122 MSE_200ms_Arm.H2:MSE_200ms_Arm.H2 MSE_200ms_Arm.H3:MSE_200ms_Arm.H122 MSE_200ms_Arm.J3:MSE_200ms_Arm.J242 MSE_200ms_Arm.L2:MSE_200ms_Arm.L2 MSE_200ms_Arm.L3:MSE_200ms_Arm.L2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4k/30_Hand2/</text:p>
          </table:table-cell>
          <table:table-cell office:value-type="string" calcext:value-type="string">
            <text:p>4k/30_Hand1/</text:p>
          </table:table-cell>
          <table:table-cell office:value-type="string" calcext:value-type="string">
            <text:p>4k/30/Arm/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1080/120/Hand/</text:p>
          </table:table-cell>
          <table:table-cell office:value-type="string" calcext:value-type="string">
            <text:p>1080/120/Arm/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720/240_Hand/</text:p>
          </table:table-cell>
          <table:table-cell table:style-name="ce1" office:value-type="string" calcext:value-type="string">
            <text:p>720/240_Arm/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]+(1000/30)" office:value-type="float" office:value="33.3333333333333" calcext:value-type="float">
            <text:p>33.3333333333</text:p>
          </table:table-cell>
          <table:table-cell office:value-type="float" office:value="5.33" calcext:value-type="float">
            <text:p>5.33</text:p>
          </table:table-cell>
          <table:table-cell office:value-type="float" office:value="11.99" calcext:value-type="float">
            <text:p>11.99</text:p>
          </table:table-cell>
          <table:table-cell office:value-type="float" office:value="168.52" calcext:value-type="float">
            <text:p>168.52</text:p>
          </table:table-cell>
          <table:table-cell/>
          <table:table-cell table:formula="of:=[.F3]+(1000/120)" office:value-type="float" office:value="8.33333333333333" calcext:value-type="float">
            <text:p>8.3333333333</text:p>
          </table:table-cell>
          <table:table-cell office:value-type="float" office:value="1.38" calcext:value-type="float">
            <text:p>1.38</text:p>
          </table:table-cell>
          <table:table-cell office:value-type="float" office:value="8.26" calcext:value-type="float">
            <text:p>8.26</text:p>
          </table:table-cell>
          <table:table-cell/>
          <table:table-cell table:formula="of:=[.J3]+1000/240" office:value-type="float" office:value="4.16666666666667" calcext:value-type="float">
            <text:p>4.1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table:formula="of:=[.A4]+(1000/30)" office:value-type="float" office:value="66.6666666666667" calcext:value-type="float">
            <text:p>66.6666666667</text:p>
          </table:table-cell>
          <table:table-cell office:value-type="float" office:value="10.6" calcext:value-type="float">
            <text:p>10.6</text:p>
          </table:table-cell>
          <table:table-cell office:value-type="float" office:value="16.35" calcext:value-type="float">
            <text:p>16.35</text:p>
          </table:table-cell>
          <table:table-cell office:value-type="float" office:value="376.53" calcext:value-type="float">
            <text:p>376.53</text:p>
          </table:table-cell>
          <table:table-cell/>
          <table:table-cell table:formula="of:=[.F4]+(1000/120)" office:value-type="float" office:value="16.6666666666667" calcext:value-type="float">
            <text:p>16.6666666667</text:p>
          </table:table-cell>
          <table:table-cell office:value-type="float" office:value="1.63" calcext:value-type="float">
            <text:p>1.63</text:p>
          </table:table-cell>
          <table:table-cell office:value-type="float" office:value="29.68" calcext:value-type="float">
            <text:p>29.68</text:p>
          </table:table-cell>
          <table:table-cell/>
          <table:table-cell table:formula="of:=[.J4]+1000/240" office:value-type="float" office:value="8.33333333333333" calcext:value-type="float">
            <text:p>8.3333333333</text:p>
          </table:table-cell>
          <table:table-cell office:value-type="float" office:value="3.78" calcext:value-type="float">
            <text:p>3.78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formula="of:=[.A5]+(1000/30)"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14.34" calcext:value-type="float">
            <text:p>14.34</text:p>
          </table:table-cell>
          <table:table-cell office:value-type="float" office:value="388.13" calcext:value-type="float">
            <text:p>388.13</text:p>
          </table:table-cell>
          <table:table-cell/>
          <table:table-cell table:formula="of:=[.F5]+(1000/120)" office:value-type="float" office:value="25" calcext:value-type="float">
            <text:p>25</text:p>
          </table:table-cell>
          <table:table-cell office:value-type="float" office:value="1.91" calcext:value-type="float">
            <text:p>1.91</text:p>
          </table:table-cell>
          <table:table-cell office:value-type="float" office:value="59.52" calcext:value-type="float">
            <text:p>59.52</text:p>
          </table:table-cell>
          <table:table-cell/>
          <table:table-cell table:formula="of:=[.J5]+1000/240" office:value-type="float" office:value="12.5" calcext:value-type="float">
            <text:p>12.5</text:p>
          </table:table-cell>
          <table:table-cell office:value-type="float" office:value="3.72" calcext:value-type="float">
            <text:p>3.72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table:formula="of:=[.A6]+(1000/30)" office:value-type="float" office:value="133.333333333333" calcext:value-type="float">
            <text:p>133.3333333333</text:p>
          </table:table-cell>
          <table:table-cell office:value-type="float" office:value="15.45" calcext:value-type="float">
            <text:p>15.45</text:p>
          </table:table-cell>
          <table:table-cell office:value-type="float" office:value="17.18" calcext:value-type="float">
            <text:p>17.18</text:p>
          </table:table-cell>
          <table:table-cell office:value-type="float" office:value="176.46" calcext:value-type="float">
            <text:p>176.46</text:p>
          </table:table-cell>
          <table:table-cell/>
          <table:table-cell table:formula="of:=[.F6]+(1000/120)" office:value-type="float" office:value="33.3333333333333" calcext:value-type="float">
            <text:p>33.3333333333</text:p>
          </table:table-cell>
          <table:table-cell office:value-type="float" office:value="2.14" calcext:value-type="float">
            <text:p>2.14</text:p>
          </table:table-cell>
          <table:table-cell office:value-type="float" office:value="85.43" calcext:value-type="float">
            <text:p>85.43</text:p>
          </table:table-cell>
          <table:table-cell/>
          <table:table-cell table:formula="of:=[.J6]+1000/240" office:value-type="float" office:value="16.6666666666667" calcext:value-type="float">
            <text:p>16.6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83.17" calcext:value-type="float">
            <text:p>83.17</text:p>
          </table:table-cell>
        </table:table-row>
        <table:table-row table:style-name="ro1">
          <table:table-cell table:formula="of:=[.A7]+(1000/30)" office:value-type="float" office:value="166.666666666667" calcext:value-type="float">
            <text:p>166.6666666667</text:p>
          </table:table-cell>
          <table:table-cell office:value-type="float" office:value="18.3" calcext:value-type="float">
            <text:p>18.3</text:p>
          </table:table-cell>
          <table:table-cell office:value-type="float" office:value="15.29" calcext:value-type="float">
            <text:p>15.29</text:p>
          </table:table-cell>
          <table:table-cell office:value-type="float" office:value="256.34" calcext:value-type="float">
            <text:p>256.34</text:p>
          </table:table-cell>
          <table:table-cell/>
          <table:table-cell table:formula="of:=[.F7]+(1000/120)" office:value-type="float" office:value="41.6666666666667" calcext:value-type="float">
            <text:p>41.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131.98" calcext:value-type="float">
            <text:p>131.98</text:p>
          </table:table-cell>
          <table:table-cell/>
          <table:table-cell table:formula="of:=[.J7]+1000/240" office:value-type="float" office:value="20.8333333333333" calcext:value-type="float">
            <text:p>20.8333333333</text:p>
          </table:table-cell>
          <table:table-cell office:value-type="float" office:value="3.97" calcext:value-type="float">
            <text:p>3.9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table:formula="of:=[.A8]+(1000/30)" office:value-type="float" office:value="200" calcext:value-type="float">
            <text:p>200</text:p>
          </table:table-cell>
          <table:table-cell office:value-type="float" office:value="17.37" calcext:value-type="float">
            <text:p>17.37</text:p>
          </table:table-cell>
          <table:table-cell office:value-type="float" office:value="15.79" calcext:value-type="float">
            <text:p>15.79</text:p>
          </table:table-cell>
          <table:table-cell office:value-type="float" office:value="232.04" calcext:value-type="float">
            <text:p>232.04</text:p>
          </table:table-cell>
          <table:table-cell/>
          <table:table-cell table:formula="of:=[.F8]+(1000/120)" office:value-type="float" office:value="50" calcext:value-type="float">
            <text:p>50</text:p>
          </table:table-cell>
          <table:table-cell office:value-type="float" office:value="2.43" calcext:value-type="float">
            <text:p>2.43</text:p>
          </table:table-cell>
          <table:table-cell office:value-type="float" office:value="209.63" calcext:value-type="float">
            <text:p>209.63</text:p>
          </table:table-cell>
          <table:table-cell/>
          <table:table-cell table:formula="of:=[.J8]+1000/240" office:value-type="float" office:value="25" calcext:value-type="float">
            <text:p>25</text:p>
          </table:table-cell>
          <table:table-cell office:value-type="float" office:value="4.02" calcext:value-type="float">
            <text:p>4.02</text:p>
          </table:table-cell>
          <table:table-cell office:value-type="float" office:value="134.22" calcext:value-type="float">
            <text:p>134.22</text:p>
          </table:table-cell>
        </table:table-row>
        <table:table-row table:style-name="ro1">
          <table:table-cell table:number-columns-repeated="5"/>
          <table:table-cell table:formula="of:=[.F9]+(1000/120)" office:value-type="float" office:value="58.3333333333333" calcext:value-type="float">
            <text:p>58.3333333333</text:p>
          </table:table-cell>
          <table:table-cell office:value-type="float" office:value="2.55" calcext:value-type="float">
            <text:p>2.55</text:p>
          </table:table-cell>
          <table:table-cell office:value-type="float" office:value="285.7" calcext:value-type="float">
            <text:p>285.7</text:p>
          </table:table-cell>
          <table:table-cell/>
          <table:table-cell table:formula="of:=[.J9]+1000/240" office:value-type="float" office:value="29.1666666666667" calcext:value-type="float">
            <text:p>29.1666666667</text:p>
          </table:table-cell>
          <table:table-cell office:value-type="float" office:value="4.08" calcext:value-type="float">
            <text:p>4.08</text:p>
          </table:table-cell>
          <table:table-cell office:value-type="float" office:value="157.15" calcext:value-type="float">
            <text:p>157.15</text:p>
          </table:table-cell>
        </table:table-row>
        <table:table-row table:style-name="ro1">
          <table:table-cell table:number-columns-repeated="5"/>
          <table:table-cell table:formula="of:=[.F10]+(1000/120)" office:value-type="float" office:value="66.6666666666667" calcext:value-type="float">
            <text:p>66.6666666667</text:p>
          </table:table-cell>
          <table:table-cell office:value-type="float" office:value="2.62" calcext:value-type="float">
            <text:p>2.62</text:p>
          </table:table-cell>
          <table:table-cell office:value-type="float" office:value="346.24" calcext:value-type="float">
            <text:p>346.24</text:p>
          </table:table-cell>
          <table:table-cell/>
          <table:table-cell table:formula="of:=[.J10]+1000/240" office:value-type="float" office:value="33.3333333333333" calcext:value-type="float">
            <text:p>33.3333333333</text:p>
          </table:table-cell>
          <table:table-cell office:value-type="float" office:value="4.08" calcext:value-type="float">
            <text:p>4.08</text:p>
          </table:table-cell>
          <table:table-cell office:value-type="float" office:value="169.71" calcext:value-type="float">
            <text:p>169.71</text:p>
          </table:table-cell>
        </table:table-row>
        <table:table-row table:style-name="ro1">
          <table:table-cell table:number-columns-repeated="5"/>
          <table:table-cell table:formula="of:=[.F11]+(1000/120)" office:value-type="float" office:value="75" calcext:value-type="float">
            <text:p>75</text:p>
          </table:table-cell>
          <table:table-cell office:value-type="float" office:value="2.63" calcext:value-type="float">
            <text:p>2.63</text:p>
          </table:table-cell>
          <table:table-cell office:value-type="float" office:value="395.54" calcext:value-type="float">
            <text:p>395.54</text:p>
          </table:table-cell>
          <table:table-cell/>
          <table:table-cell table:formula="of:=[.J11]+1000/240" office:value-type="float" office:value="37.5" calcext:value-type="float">
            <text:p>37.5</text:p>
          </table:table-cell>
          <table:table-cell office:value-type="float" office:value="4.1" calcext:value-type="float">
            <text:p>4.1</text:p>
          </table:table-cell>
          <table:table-cell office:value-type="float" office:value="180.74" calcext:value-type="float">
            <text:p>180.74</text:p>
          </table:table-cell>
        </table:table-row>
        <table:table-row table:style-name="ro1">
          <table:table-cell table:number-columns-repeated="5"/>
          <table:table-cell table:formula="of:=[.F12]+(1000/120)" office:value-type="float" office:value="83.3333333333333" calcext:value-type="float">
            <text:p>83.3333333333</text:p>
          </table:table-cell>
          <table:table-cell office:value-type="float" office:value="2.69" calcext:value-type="float">
            <text:p>2.69</text:p>
          </table:table-cell>
          <table:table-cell office:value-type="float" office:value="441.88" calcext:value-type="float">
            <text:p>441.88</text:p>
          </table:table-cell>
          <table:table-cell/>
          <table:table-cell table:formula="of:=[.J12]+1000/240" office:value-type="float" office:value="41.6666666666667" calcext:value-type="float">
            <text:p>41.6666666667</text:p>
          </table:table-cell>
          <table:table-cell office:value-type="float" office:value="4.11" calcext:value-type="float">
            <text:p>4.11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table:number-columns-repeated="5"/>
          <table:table-cell table:formula="of:=[.F13]+(1000/120)" office:value-type="float" office:value="91.6666666666667" calcext:value-type="float">
            <text:p>91.6666666667</text:p>
          </table:table-cell>
          <table:table-cell office:value-type="float" office:value="2.79" calcext:value-type="float">
            <text:p>2.79</text:p>
          </table:table-cell>
          <table:table-cell office:value-type="float" office:value="477.4" calcext:value-type="float">
            <text:p>477.4</text:p>
          </table:table-cell>
          <table:table-cell/>
          <table:table-cell table:formula="of:=[.J13]+1000/240" office:value-type="float" office:value="45.8333333333333" calcext:value-type="float">
            <text:p>45.8333333333</text:p>
          </table:table-cell>
          <table:table-cell office:value-type="float" office:value="4.06" calcext:value-type="float">
            <text:p>4.06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table:number-columns-repeated="5"/>
          <table:table-cell table:formula="of:=[.F14]+(1000/120)" office:value-type="float" office:value="100" calcext:value-type="float">
            <text:p>100</text:p>
          </table:table-cell>
          <table:table-cell office:value-type="float" office:value="2.89" calcext:value-type="float">
            <text:p>2.89</text:p>
          </table:table-cell>
          <table:table-cell office:value-type="float" office:value="503.64" calcext:value-type="float">
            <text:p>503.64</text:p>
          </table:table-cell>
          <table:table-cell/>
          <table:table-cell table:formula="of:=[.J14]+1000/240"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174.66" calcext:value-type="float">
            <text:p>174.66</text:p>
          </table:table-cell>
        </table:table-row>
        <table:table-row table:style-name="ro1">
          <table:table-cell table:number-columns-repeated="5"/>
          <table:table-cell table:formula="of:=[.F15]+(1000/120)" office:value-type="float" office:value="108.333333333333" calcext:value-type="float">
            <text:p>10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524.54" calcext:value-type="float">
            <text:p>524.54</text:p>
          </table:table-cell>
          <table:table-cell/>
          <table:table-cell table:formula="of:=[.J15]+1000/240" office:value-type="float" office:value="54.1666666666667" calcext:value-type="float">
            <text:p>54.1666666667</text:p>
          </table:table-cell>
          <table:table-cell office:value-type="float" office:value="4.03" calcext:value-type="float">
            <text:p>4.03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table:number-columns-repeated="5"/>
          <table:table-cell table:formula="of:=[.F16]+(1000/120)" office:value-type="float" office:value="116.666666666667" calcext:value-type="float">
            <text:p>116.6666666667</text:p>
          </table:table-cell>
          <table:table-cell office:value-type="float" office:value="3.24" calcext:value-type="float">
            <text:p>3.24</text:p>
          </table:table-cell>
          <table:table-cell office:value-type="float" office:value="536.08" calcext:value-type="float">
            <text:p>536.08</text:p>
          </table:table-cell>
          <table:table-cell/>
          <table:table-cell table:formula="of:=[.J16]+1000/240" office:value-type="float" office:value="58.3333333333333" calcext:value-type="float">
            <text:p>58.3333333333</text:p>
          </table:table-cell>
          <table:table-cell office:value-type="float" office:value="3.99" calcext:value-type="float">
            <text:p>3.99</text:p>
          </table:table-cell>
          <table:table-cell office:value-type="float" office:value="156.53" calcext:value-type="float">
            <text:p>156.53</text:p>
          </table:table-cell>
        </table:table-row>
        <table:table-row table:style-name="ro1">
          <table:table-cell table:number-columns-repeated="5"/>
          <table:table-cell table:formula="of:=[.F17]+(1000/120)" office:value-type="float" office:value="125" calcext:value-type="float">
            <text:p>125</text:p>
          </table:table-cell>
          <table:table-cell office:value-type="float" office:value="3.79" calcext:value-type="float">
            <text:p>3.79</text:p>
          </table:table-cell>
          <table:table-cell office:value-type="float" office:value="533.15" calcext:value-type="float">
            <text:p>533.15</text:p>
          </table:table-cell>
          <table:table-cell/>
          <table:table-cell table:formula="of:=[.J17]+1000/240" office:value-type="float" office:value="62.5" calcext:value-type="float">
            <text:p>62.5</text:p>
          </table:table-cell>
          <table:table-cell office:value-type="float" office:value="4.05" calcext:value-type="float">
            <text:p>4.05</text:p>
          </table:table-cell>
          <table:table-cell office:value-type="float" office:value="150.21" calcext:value-type="float">
            <text:p>150.21</text:p>
          </table:table-cell>
        </table:table-row>
        <table:table-row table:style-name="ro1">
          <table:table-cell table:number-columns-repeated="5"/>
          <table:table-cell table:formula="of:=[.F18]+(1000/120)" office:value-type="float" office:value="133.333333333333" calcext:value-type="float">
            <text:p>133.3333333333</text:p>
          </table:table-cell>
          <table:table-cell office:value-type="float" office:value="4.79" calcext:value-type="float">
            <text:p>4.79</text:p>
          </table:table-cell>
          <table:table-cell office:value-type="float" office:value="519.59" calcext:value-type="float">
            <text:p>519.59</text:p>
          </table:table-cell>
          <table:table-cell/>
          <table:table-cell table:formula="of:=[.J18]+1000/240" office:value-type="float" office:value="66.6666666666667" calcext:value-type="float">
            <text:p>66.6666666667</text:p>
          </table:table-cell>
          <table:table-cell office:value-type="float" office:value="4.13" calcext:value-type="float">
            <text:p>4.13</text:p>
          </table:table-cell>
          <table:table-cell office:value-type="float" office:value="139.95" calcext:value-type="float">
            <text:p>139.95</text:p>
          </table:table-cell>
        </table:table-row>
        <table:table-row table:style-name="ro1">
          <table:table-cell table:number-columns-repeated="5"/>
          <table:table-cell table:formula="of:=[.F19]+(1000/120)" office:value-type="float" office:value="141.666666666667" calcext:value-type="float">
            <text:p>141.6666666667</text:p>
          </table:table-cell>
          <table:table-cell office:value-type="float" office:value="7.15" calcext:value-type="float">
            <text:p>7.15</text:p>
          </table:table-cell>
          <table:table-cell office:value-type="float" office:value="518.97" calcext:value-type="float">
            <text:p>518.97</text:p>
          </table:table-cell>
          <table:table-cell/>
          <table:table-cell table:formula="of:=[.J19]+1000/240" office:value-type="float" office:value="70.8333333333333" calcext:value-type="float">
            <text:p>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37.73" calcext:value-type="float">
            <text:p>137.73</text:p>
          </table:table-cell>
        </table:table-row>
        <table:table-row table:style-name="ro1">
          <table:table-cell table:number-columns-repeated="5"/>
          <table:table-cell table:formula="of:=[.F20]+(1000/120)" office:value-type="float" office:value="150" calcext:value-type="float">
            <text:p>150</text:p>
          </table:table-cell>
          <table:table-cell office:value-type="float" office:value="10.41" calcext:value-type="float">
            <text:p>10.41</text:p>
          </table:table-cell>
          <table:table-cell office:value-type="float" office:value="524.39" calcext:value-type="float">
            <text:p>524.39</text:p>
          </table:table-cell>
          <table:table-cell/>
          <table:table-cell table:formula="of:=[.J20]+1000/240" office:value-type="float" office:value="75" calcext:value-type="float">
            <text:p>75</text:p>
          </table:table-cell>
          <table:table-cell office:value-type="float" office:value="4.35" calcext:value-type="float">
            <text:p>4.35</text:p>
          </table:table-cell>
          <table:table-cell office:value-type="float" office:value="133.75" calcext:value-type="float">
            <text:p>133.75</text:p>
          </table:table-cell>
        </table:table-row>
        <table:table-row table:style-name="ro1">
          <table:table-cell table:number-columns-repeated="5"/>
          <table:table-cell table:formula="of:=[.F21]+(1000/120)" office:value-type="float" office:value="158.333333333333" calcext:value-type="float">
            <text:p>158.3333333333</text:p>
          </table:table-cell>
          <table:table-cell office:value-type="float" office:value="13.58" calcext:value-type="float">
            <text:p>13.58</text:p>
          </table:table-cell>
          <table:table-cell office:value-type="float" office:value="524.98" calcext:value-type="float">
            <text:p>524.98</text:p>
          </table:table-cell>
          <table:table-cell/>
          <table:table-cell table:formula="of:=[.J21]+1000/240" office:value-type="float" office:value="79.1666666666667" calcext:value-type="float">
            <text:p>79.1666666667</text:p>
          </table:table-cell>
          <table:table-cell office:value-type="float" office:value="4.43" calcext:value-type="float">
            <text:p>4.43</text:p>
          </table:table-cell>
          <table:table-cell office:value-type="float" office:value="139.61" calcext:value-type="float">
            <text:p>139.61</text:p>
          </table:table-cell>
        </table:table-row>
        <table:table-row table:style-name="ro1">
          <table:table-cell table:number-columns-repeated="5"/>
          <table:table-cell table:formula="of:=[.F22]+(1000/120)" office:value-type="float" office:value="166.666666666667" calcext:value-type="float">
            <text:p>166.6666666667</text:p>
          </table:table-cell>
          <table:table-cell office:value-type="float" office:value="16.39" calcext:value-type="float">
            <text:p>16.39</text:p>
          </table:table-cell>
          <table:table-cell office:value-type="float" office:value="525.16" calcext:value-type="float">
            <text:p>525.16</text:p>
          </table:table-cell>
          <table:table-cell/>
          <table:table-cell table:formula="of:=[.J22]+1000/240" office:value-type="float" office:value="83.3333333333333" calcext:value-type="float">
            <text:p>83.3333333333</text:p>
          </table:table-cell>
          <table:table-cell office:value-type="float" office:value="4.72" calcext:value-type="float">
            <text:p>4.72</text:p>
          </table:table-cell>
          <table:table-cell office:value-type="float" office:value="143.16" calcext:value-type="float">
            <text:p>143.16</text:p>
          </table:table-cell>
        </table:table-row>
        <table:table-row table:style-name="ro1">
          <table:table-cell table:number-columns-repeated="5"/>
          <table:table-cell table:formula="of:=[.F23]+(1000/120)" office:value-type="float" office:value="175" calcext:value-type="float">
            <text:p>175</text:p>
          </table:table-cell>
          <table:table-cell office:value-type="float" office:value="18.93" calcext:value-type="float">
            <text:p>18.93</text:p>
          </table:table-cell>
          <table:table-cell office:value-type="float" office:value="524.46" calcext:value-type="float">
            <text:p>524.46</text:p>
          </table:table-cell>
          <table:table-cell/>
          <table:table-cell table:formula="of:=[.J23]+1000/240" office:value-type="float" office:value="87.5" calcext:value-type="float">
            <text:p>87.5</text:p>
          </table:table-cell>
          <table:table-cell office:value-type="float" office:value="4.99" calcext:value-type="float">
            <text:p>4.99</text:p>
          </table:table-cell>
          <table:table-cell office:value-type="float" office:value="150.43" calcext:value-type="float">
            <text:p>150.43</text:p>
          </table:table-cell>
        </table:table-row>
        <table:table-row table:style-name="ro1">
          <table:table-cell table:number-columns-repeated="5"/>
          <table:table-cell table:formula="of:=[.F24]+(1000/120)" office:value-type="float" office:value="183.333333333333" calcext:value-type="float">
            <text:p>183.3333333333</text:p>
          </table:table-cell>
          <table:table-cell office:value-type="float" office:value="21.27" calcext:value-type="float">
            <text:p>21.27</text:p>
          </table:table-cell>
          <table:table-cell office:value-type="float" office:value="521.28" calcext:value-type="float">
            <text:p>521.28</text:p>
          </table:table-cell>
          <table:table-cell/>
          <table:table-cell table:formula="of:=[.J24]+1000/240" office:value-type="float" office:value="91.6666666666667" calcext:value-type="float">
            <text:p>91.6666666667</text:p>
          </table:table-cell>
          <table:table-cell office:value-type="float" office:value="5.32" calcext:value-type="float">
            <text:p>5.32</text:p>
          </table:table-cell>
          <table:table-cell office:value-type="float" office:value="157.55" calcext:value-type="float">
            <text:p>157.55</text:p>
          </table:table-cell>
        </table:table-row>
        <table:table-row table:style-name="ro1">
          <table:table-cell table:number-columns-repeated="5"/>
          <table:table-cell table:formula="of:=[.F25]+(1000/120)" office:value-type="float" office:value="191.666666666667" calcext:value-type="float">
            <text:p>191.6666666667</text:p>
          </table:table-cell>
          <table:table-cell office:value-type="float" office:value="23.35" calcext:value-type="float">
            <text:p>23.35</text:p>
          </table:table-cell>
          <table:table-cell office:value-type="float" office:value="524.3" calcext:value-type="float">
            <text:p>524.3</text:p>
          </table:table-cell>
          <table:table-cell/>
          <table:table-cell table:formula="of:=[.J25]+1000/240" office:value-type="float" office:value="95.8333333333334" calcext:value-type="float">
            <text:p>95.8333333333</text:p>
          </table:table-cell>
          <table:table-cell office:value-type="float" office:value="5.6" calcext:value-type="float">
            <text:p>5.6</text:p>
          </table:table-cell>
          <table:table-cell office:value-type="float" office:value="162.51" calcext:value-type="float">
            <text:p>162.51</text:p>
          </table:table-cell>
        </table:table-row>
        <table:table-row table:style-name="ro1">
          <table:table-cell table:number-columns-repeated="5"/>
          <table:table-cell table:formula="of:=[.F26]+(1000/120)" office:value-type="float" office:value="200" calcext:value-type="float">
            <text:p>200</text:p>
          </table:table-cell>
          <table:table-cell office:value-type="float" office:value="24.98" calcext:value-type="float">
            <text:p>24.98</text:p>
          </table:table-cell>
          <table:table-cell office:value-type="float" office:value="532.19" calcext:value-type="float">
            <text:p>532.19</text:p>
          </table:table-cell>
          <table:table-cell/>
          <table:table-cell table:formula="of:=[.J26]+1000/240" office:value-type="float" office:value="100" calcext:value-type="float">
            <text:p>100</text:p>
          </table:table-cell>
          <table:table-cell office:value-type="float" office:value="6.04" calcext:value-type="float">
            <text:p>6.04</text:p>
          </table:table-cell>
          <table:table-cell office:value-type="float" office:value="165.94" calcext:value-type="float">
            <text:p>165.94</text:p>
          </table:table-cell>
        </table:table-row>
        <table:table-row table:style-name="ro1">
          <table:table-cell table:number-columns-repeated="9"/>
          <table:table-cell table:formula="of:=[.J27]+1000/240" office:value-type="float" office:value="104.166666666667" calcext:value-type="float">
            <text:p>104.1666666667</text:p>
          </table:table-cell>
          <table:table-cell office:value-type="float" office:value="6.4" calcext:value-type="float">
            <text:p>6.4</text:p>
          </table:table-cell>
          <table:table-cell office:value-type="float" office:value="166.49" calcext:value-type="float">
            <text:p>166.49</text:p>
          </table:table-cell>
        </table:table-row>
        <table:table-row table:style-name="ro1">
          <table:table-cell table:number-columns-repeated="9"/>
          <table:table-cell table:formula="of:=[.J28]+1000/240" office:value-type="float" office:value="108.333333333333" calcext:value-type="float">
            <text:p>108.3333333333</text:p>
          </table:table-cell>
          <table:table-cell office:value-type="float" office:value="6.81" calcext:value-type="float">
            <text:p>6.81</text:p>
          </table:table-cell>
          <table:table-cell office:value-type="float" office:value="167.18" calcext:value-type="float">
            <text:p>167.18</text:p>
          </table:table-cell>
        </table:table-row>
        <table:table-row table:style-name="ro1">
          <table:table-cell table:number-columns-repeated="9"/>
          <table:table-cell table:formula="of:=[.J29]+1000/240" office:value-type="float" office:value="112.5" calcext:value-type="float">
            <text:p>112.5</text:p>
          </table:table-cell>
          <table:table-cell office:value-type="float" office:value="6.93" calcext:value-type="float">
            <text:p>6.93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table:number-columns-repeated="9"/>
          <table:table-cell table:formula="of:=[.J30]+1000/240" office:value-type="float" office:value="116.666666666667" calcext:value-type="float">
            <text:p>116.6666666667</text:p>
          </table:table-cell>
          <table:table-cell office:value-type="float" office:value="7.07" calcext:value-type="float">
            <text:p>7.07</text:p>
          </table:table-cell>
          <table:table-cell office:value-type="float" office:value="161.58" calcext:value-type="float">
            <text:p>161.58</text:p>
          </table:table-cell>
        </table:table-row>
        <table:table-row table:style-name="ro1">
          <table:table-cell table:number-columns-repeated="9"/>
          <table:table-cell table:formula="of:=[.J31]+1000/240" office:value-type="float" office:value="120.833333333333" calcext:value-type="float">
            <text:p>120.8333333333</text:p>
          </table:table-cell>
          <table:table-cell office:value-type="float" office:value="6.92" calcext:value-type="float">
            <text:p>6.92</text:p>
          </table:table-cell>
          <table:table-cell office:value-type="float" office:value="158.08" calcext:value-type="float">
            <text:p>158.08</text:p>
          </table:table-cell>
        </table:table-row>
        <table:table-row table:style-name="ro1">
          <table:table-cell table:number-columns-repeated="9"/>
          <table:table-cell table:formula="of:=[.J32]+1000/240" office:value-type="float" office:value="125" calcext:value-type="float">
            <text:p>125</text:p>
          </table:table-cell>
          <table:table-cell office:value-type="float" office:value="6.56" calcext:value-type="float">
            <text:p>6.56</text:p>
          </table:table-cell>
          <table:table-cell office:value-type="float" office:value="157.44" calcext:value-type="float">
            <text:p>157.44</text:p>
          </table:table-cell>
        </table:table-row>
        <table:table-row table:style-name="ro1">
          <table:table-cell table:number-columns-repeated="9"/>
          <table:table-cell table:formula="of:=[.J33]+1000/240" office:value-type="float" office:value="129.166666666667" calcext:value-type="float">
            <text:p>129.1666666667</text:p>
          </table:table-cell>
          <table:table-cell office:value-type="float" office:value="6.04" calcext:value-type="float">
            <text:p>6.04</text:p>
          </table:table-cell>
          <table:table-cell office:value-type="float" office:value="156.51" calcext:value-type="float">
            <text:p>156.51</text:p>
          </table:table-cell>
        </table:table-row>
        <table:table-row table:style-name="ro1">
          <table:table-cell table:number-columns-repeated="9"/>
          <table:table-cell table:formula="of:=[.J34]+1000/240" office:value-type="float" office:value="133.333333333333" calcext:value-type="float">
            <text:p>133.3333333333</text:p>
          </table:table-cell>
          <table:table-cell office:value-type="float" office:value="5.59" calcext:value-type="float">
            <text:p>5.59</text:p>
          </table:table-cell>
          <table:table-cell office:value-type="float" office:value="158.43" calcext:value-type="float">
            <text:p>158.43</text:p>
          </table:table-cell>
        </table:table-row>
        <table:table-row table:style-name="ro1">
          <table:table-cell table:number-columns-repeated="9"/>
          <table:table-cell table:formula="of:=[.J35]+1000/240" office:value-type="float" office:value="137.5" calcext:value-type="float">
            <text:p>137.5</text:p>
          </table:table-cell>
          <table:table-cell office:value-type="float" office:value="5.1" calcext:value-type="float">
            <text:p>5.1</text:p>
          </table:table-cell>
          <table:table-cell office:value-type="float" office:value="159.65" calcext:value-type="float">
            <text:p>159.65</text:p>
          </table:table-cell>
        </table:table-row>
        <table:table-row table:style-name="ro1">
          <table:table-cell table:number-columns-repeated="9"/>
          <table:table-cell table:formula="of:=[.J36]+1000/240" office:value-type="float" office:value="141.666666666667" calcext:value-type="float">
            <text:p>141.6666666667</text:p>
          </table:table-cell>
          <table:table-cell office:value-type="float" office:value="4.63" calcext:value-type="float">
            <text:p>4.63</text:p>
          </table:table-cell>
          <table:table-cell office:value-type="float" office:value="162.64" calcext:value-type="float">
            <text:p>162.64</text:p>
          </table:table-cell>
        </table:table-row>
        <table:table-row table:style-name="ro1">
          <table:table-cell table:number-columns-repeated="9"/>
          <table:table-cell table:formula="of:=[.J37]+1000/240" office:value-type="float" office:value="145.833333333333" calcext:value-type="float">
            <text:p>145.8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164.46" calcext:value-type="float">
            <text:p>164.46</text:p>
          </table:table-cell>
        </table:table-row>
        <table:table-row table:style-name="ro1">
          <table:table-cell table:number-columns-repeated="9"/>
          <table:table-cell table:formula="of:=[.J38]+1000/240" office:value-type="float" office:value="150" calcext:value-type="float">
            <text:p>150</text:p>
          </table:table-cell>
          <table:table-cell office:value-type="float" office:value="3.88" calcext:value-type="float">
            <text:p>3.88</text:p>
          </table:table-cell>
          <table:table-cell office:value-type="float" office:value="165.34" calcext:value-type="float">
            <text:p>165.34</text:p>
          </table:table-cell>
        </table:table-row>
        <table:table-row table:style-name="ro1">
          <table:table-cell table:number-columns-repeated="9"/>
          <table:table-cell table:formula="of:=[.J39]+1000/240" office:value-type="float" office:value="154.166666666667" calcext:value-type="float">
            <text:p>154.1666666667</text:p>
          </table:table-cell>
          <table:table-cell office:value-type="float" office:value="3.72" calcext:value-type="float">
            <text:p>3.72</text:p>
          </table:table-cell>
          <table:table-cell office:value-type="float" office:value="165.24" calcext:value-type="float">
            <text:p>165.24</text:p>
          </table:table-cell>
        </table:table-row>
        <table:table-row table:style-name="ro1">
          <table:table-cell table:number-columns-repeated="9"/>
          <table:table-cell table:formula="of:=[.J40]+1000/240" office:value-type="float" office:value="158.333333333333" calcext:value-type="float">
            <text:p>158.3333333333</text:p>
          </table:table-cell>
          <table:table-cell office:value-type="float" office:value="3.71" calcext:value-type="float">
            <text:p>3.71</text:p>
          </table:table-cell>
          <table:table-cell office:value-type="float" office:value="165.5" calcext:value-type="float">
            <text:p>165.5</text:p>
          </table:table-cell>
        </table:table-row>
        <table:table-row table:style-name="ro1">
          <table:table-cell table:number-columns-repeated="9"/>
          <table:table-cell table:formula="of:=[.J41]+1000/240" office:value-type="float" office:value="162.5" calcext:value-type="float">
            <text:p>162.5</text:p>
          </table:table-cell>
          <table:table-cell office:value-type="float" office:value="3.85" calcext:value-type="float">
            <text:p>3.85</text:p>
          </table:table-cell>
          <table:table-cell office:value-type="float" office:value="164.16" calcext:value-type="float">
            <text:p>164.16</text:p>
          </table:table-cell>
        </table:table-row>
        <table:table-row table:style-name="ro1">
          <table:table-cell table:number-columns-repeated="9"/>
          <table:table-cell table:formula="of:=[.J42]+1000/240" office:value-type="float" office:value="166.666666666667" calcext:value-type="float">
            <text:p>166.6666666667</text:p>
          </table:table-cell>
          <table:table-cell office:value-type="float" office:value="3.99" calcext:value-type="float">
            <text:p>3.99</text:p>
          </table:table-cell>
          <table:table-cell office:value-type="float" office:value="168.05" calcext:value-type="float">
            <text:p>168.05</text:p>
          </table:table-cell>
        </table:table-row>
        <table:table-row table:style-name="ro1">
          <table:table-cell table:number-columns-repeated="9"/>
          <table:table-cell table:formula="of:=[.J43]+1000/240" office:value-type="float" office:value="170.833333333333" calcext:value-type="float">
            <text:p>1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69.53" calcext:value-type="float">
            <text:p>169.53</text:p>
          </table:table-cell>
        </table:table-row>
        <table:table-row table:style-name="ro1">
          <table:table-cell table:number-columns-repeated="9"/>
          <table:table-cell table:formula="of:=[.J44]+1000/240" office:value-type="float" office:value="175" calcext:value-type="float">
            <text:p>175</text:p>
          </table:table-cell>
          <table:table-cell office:value-type="float" office:value="4.51" calcext:value-type="float">
            <text:p>4.51</text:p>
          </table:table-cell>
          <table:table-cell office:value-type="float" office:value="175.34" calcext:value-type="float">
            <text:p>175.34</text:p>
          </table:table-cell>
        </table:table-row>
        <table:table-row table:style-name="ro1">
          <table:table-cell table:number-columns-repeated="9"/>
          <table:table-cell table:formula="of:=[.J45]+1000/240" office:value-type="float" office:value="179.166666666667" calcext:value-type="float">
            <text:p>179.16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178.73" calcext:value-type="float">
            <text:p>178.73</text:p>
          </table:table-cell>
        </table:table-row>
        <table:table-row table:style-name="ro1">
          <table:table-cell table:number-columns-repeated="9"/>
          <table:table-cell table:formula="of:=[.J46]+1000/240" office:value-type="float" office:value="183.333333333333" calcext:value-type="float">
            <text:p>183.3333333333</text:p>
          </table:table-cell>
          <table:table-cell office:value-type="float" office:value="5.01" calcext:value-type="float">
            <text:p>5.01</text:p>
          </table:table-cell>
          <table:table-cell office:value-type="float" office:value="188.09" calcext:value-type="float">
            <text:p>188.09</text:p>
          </table:table-cell>
        </table:table-row>
        <table:table-row table:style-name="ro1">
          <table:table-cell table:number-columns-repeated="9"/>
          <table:table-cell table:formula="of:=[.J47]+1000/240" office:value-type="float" office:value="187.5" calcext:value-type="float">
            <text:p>187.5</text:p>
          </table:table-cell>
          <table:table-cell office:value-type="float" office:value="5.09" calcext:value-type="float">
            <text:p>5.09</text:p>
          </table:table-cell>
          <table:table-cell office:value-type="float" office:value="192.41" calcext:value-type="float">
            <text:p>192.41</text:p>
          </table:table-cell>
        </table:table-row>
        <table:table-row table:style-name="ro1">
          <table:table-cell table:number-columns-repeated="9"/>
          <table:table-cell table:formula="of:=[.J48]+1000/240" office:value-type="float" office:value="191.666666666667" calcext:value-type="float">
            <text:p>191.6666666667</text:p>
          </table:table-cell>
          <table:table-cell office:value-type="float" office:value="5.27" calcext:value-type="float">
            <text:p>5.27</text:p>
          </table:table-cell>
          <table:table-cell office:value-type="float" office:value="200.68" calcext:value-type="float">
            <text:p>200.68</text:p>
          </table:table-cell>
        </table:table-row>
        <table:table-row table:style-name="ro1">
          <table:table-cell table:number-columns-repeated="9"/>
          <table:table-cell table:formula="of:=[.J49]+1000/240" office:value-type="float" office:value="195.833333333333" calcext:value-type="float">
            <text:p>195.8333333333</text:p>
          </table:table-cell>
          <table:table-cell office:value-type="float" office:value="5.21" calcext:value-type="float">
            <text:p>5.21</text:p>
          </table:table-cell>
          <table:table-cell office:value-type="float" office:value="205.14" calcext:value-type="float">
            <text:p>205.14</text:p>
          </table:table-cell>
        </table:table-row>
        <table:table-row table:style-name="ro1">
          <table:table-cell table:number-columns-repeated="9"/>
          <table:table-cell table:formula="of:=[.J50]+1000/240" office:value-type="float" office:value="200" calcext:value-type="float">
            <text:p>200</text:p>
          </table:table-cell>
          <table:table-cell office:value-type="float" office:value="5.14" calcext:value-type="float">
            <text:p>5.14</text:p>
          </table:table-cell>
          <table:table-cell office:value-type="float" office:value="211.32" calcext:value-type="float">
            <text:p>211.32</text:p>
          </table:table-cell>
        </table:table-row>
      </table:table>
      <table:table table:name="MSE_200ms" table:style-name="ta1">
        <office:forms form:automatic-focus="false" form:apply-design-mode="false"/>
        <table:shapes>
          <draw:frame draw:z-index="0" draw:style-name="gr2" draw:text-style-name="P2" svg:width="852.26pt" svg:height="438.94pt" svg:x="112.37pt" svg:y="39.94pt">
            <loext:p draw:notify-on-update-of-ranges="MSE_200ms.A3:MSE_200ms.A32 MSE_200ms.B2:MSE_200ms.B2 MSE_200ms.B3:MSE_200ms.B32 MSE_200ms.A3:MSE_200ms.A32 MSE_200ms.C2:MSE_200ms.C2 MSE_200ms.C3:MSE_200ms.C32 MSE_200ms.A3:MSE_200ms.A32 MSE_200ms.D2:MSE_200ms.D2 MSE_200ms.D3:MSE_200ms.D32 MSE_200ms.F3:MSE_200ms.F122 MSE_200ms.G2:MSE_200ms.G2 MSE_200ms.G3:MSE_200ms.G122 MSE_200ms.F3:MSE_200ms.F122 MSE_200ms.H2:MSE_200ms.H2 MSE_200ms.H3:MSE_200ms.H122 MSE_200ms.J3:MSE_200ms.J242 MSE_200ms.K2:MSE_200ms.K2 MSE_200ms.K3:MSE_200ms.K242 MSE_200ms.J3:MSE_200ms.J242 MSE_200ms.L2:MSE_200ms.L2 MSE_200ms.L3:MSE_200ms.L2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4k/30_Hand2/</text:p>
          </table:table-cell>
          <table:table-cell office:value-type="string" calcext:value-type="string">
            <text:p>4k/30_Hand1/</text:p>
          </table:table-cell>
          <table:table-cell office:value-type="string" calcext:value-type="string">
            <text:p>4k/30_Arm/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1080/120/Hand/</text:p>
          </table:table-cell>
          <table:table-cell office:value-type="string" calcext:value-type="string">
            <text:p>1080/120/Arm/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720/240_Hand/</text:p>
          </table:table-cell>
          <table:table-cell table:style-name="ce1" office:value-type="string" calcext:value-type="string">
            <text:p>720/240_Arm/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]+(1000/30)" office:value-type="float" office:value="33.3333333333333" calcext:value-type="float">
            <text:p>33.3333333333</text:p>
          </table:table-cell>
          <table:table-cell office:value-type="float" office:value="5.33" calcext:value-type="float">
            <text:p>5.33</text:p>
          </table:table-cell>
          <table:table-cell office:value-type="float" office:value="11.99" calcext:value-type="float">
            <text:p>11.99</text:p>
          </table:table-cell>
          <table:table-cell office:value-type="float" office:value="168.52" calcext:value-type="float">
            <text:p>168.52</text:p>
          </table:table-cell>
          <table:table-cell/>
          <table:table-cell table:formula="of:=[.F3]+(1000/120)" office:value-type="float" office:value="8.33333333333333" calcext:value-type="float">
            <text:p>8.3333333333</text:p>
          </table:table-cell>
          <table:table-cell office:value-type="float" office:value="1.38" calcext:value-type="float">
            <text:p>1.38</text:p>
          </table:table-cell>
          <table:table-cell office:value-type="float" office:value="8.26" calcext:value-type="float">
            <text:p>8.26</text:p>
          </table:table-cell>
          <table:table-cell/>
          <table:table-cell table:formula="of:=[.J3]+1000/240" office:value-type="float" office:value="4.16666666666667" calcext:value-type="float">
            <text:p>4.1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table:formula="of:=[.A4]+(1000/30)" office:value-type="float" office:value="66.6666666666667" calcext:value-type="float">
            <text:p>66.6666666667</text:p>
          </table:table-cell>
          <table:table-cell office:value-type="float" office:value="10.6" calcext:value-type="float">
            <text:p>10.6</text:p>
          </table:table-cell>
          <table:table-cell office:value-type="float" office:value="16.35" calcext:value-type="float">
            <text:p>16.35</text:p>
          </table:table-cell>
          <table:table-cell office:value-type="float" office:value="376.53" calcext:value-type="float">
            <text:p>376.53</text:p>
          </table:table-cell>
          <table:table-cell/>
          <table:table-cell table:formula="of:=[.F4]+(1000/120)" office:value-type="float" office:value="16.6666666666667" calcext:value-type="float">
            <text:p>16.6666666667</text:p>
          </table:table-cell>
          <table:table-cell office:value-type="float" office:value="1.63" calcext:value-type="float">
            <text:p>1.63</text:p>
          </table:table-cell>
          <table:table-cell office:value-type="float" office:value="29.68" calcext:value-type="float">
            <text:p>29.68</text:p>
          </table:table-cell>
          <table:table-cell/>
          <table:table-cell table:formula="of:=[.J4]+1000/240" office:value-type="float" office:value="8.33333333333333" calcext:value-type="float">
            <text:p>8.3333333333</text:p>
          </table:table-cell>
          <table:table-cell office:value-type="float" office:value="3.78" calcext:value-type="float">
            <text:p>3.78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table:formula="of:=[.A5]+(1000/30)"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14.34" calcext:value-type="float">
            <text:p>14.34</text:p>
          </table:table-cell>
          <table:table-cell office:value-type="float" office:value="388.13" calcext:value-type="float">
            <text:p>388.13</text:p>
          </table:table-cell>
          <table:table-cell/>
          <table:table-cell table:formula="of:=[.F5]+(1000/120)" office:value-type="float" office:value="25" calcext:value-type="float">
            <text:p>25</text:p>
          </table:table-cell>
          <table:table-cell office:value-type="float" office:value="1.91" calcext:value-type="float">
            <text:p>1.91</text:p>
          </table:table-cell>
          <table:table-cell office:value-type="float" office:value="59.52" calcext:value-type="float">
            <text:p>59.52</text:p>
          </table:table-cell>
          <table:table-cell/>
          <table:table-cell table:formula="of:=[.J5]+1000/240" office:value-type="float" office:value="12.5" calcext:value-type="float">
            <text:p>12.5</text:p>
          </table:table-cell>
          <table:table-cell office:value-type="float" office:value="3.72" calcext:value-type="float">
            <text:p>3.72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table:formula="of:=[.A6]+(1000/30)" office:value-type="float" office:value="133.333333333333" calcext:value-type="float">
            <text:p>133.3333333333</text:p>
          </table:table-cell>
          <table:table-cell office:value-type="float" office:value="15.45" calcext:value-type="float">
            <text:p>15.45</text:p>
          </table:table-cell>
          <table:table-cell office:value-type="float" office:value="17.18" calcext:value-type="float">
            <text:p>17.18</text:p>
          </table:table-cell>
          <table:table-cell office:value-type="float" office:value="176.46" calcext:value-type="float">
            <text:p>176.46</text:p>
          </table:table-cell>
          <table:table-cell/>
          <table:table-cell table:formula="of:=[.F6]+(1000/120)" office:value-type="float" office:value="33.3333333333333" calcext:value-type="float">
            <text:p>33.3333333333</text:p>
          </table:table-cell>
          <table:table-cell office:value-type="float" office:value="2.14" calcext:value-type="float">
            <text:p>2.14</text:p>
          </table:table-cell>
          <table:table-cell office:value-type="float" office:value="85.43" calcext:value-type="float">
            <text:p>85.43</text:p>
          </table:table-cell>
          <table:table-cell/>
          <table:table-cell table:formula="of:=[.J6]+1000/240" office:value-type="float" office:value="16.6666666666667" calcext:value-type="float">
            <text:p>16.6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83.17" calcext:value-type="float">
            <text:p>83.17</text:p>
          </table:table-cell>
        </table:table-row>
        <table:table-row table:style-name="ro1">
          <table:table-cell table:formula="of:=[.A7]+(1000/30)" office:value-type="float" office:value="166.666666666667" calcext:value-type="float">
            <text:p>166.6666666667</text:p>
          </table:table-cell>
          <table:table-cell office:value-type="float" office:value="18.3" calcext:value-type="float">
            <text:p>18.3</text:p>
          </table:table-cell>
          <table:table-cell office:value-type="float" office:value="15.29" calcext:value-type="float">
            <text:p>15.29</text:p>
          </table:table-cell>
          <table:table-cell office:value-type="float" office:value="256.34" calcext:value-type="float">
            <text:p>256.34</text:p>
          </table:table-cell>
          <table:table-cell/>
          <table:table-cell table:formula="of:=[.F7]+(1000/120)" office:value-type="float" office:value="41.6666666666667" calcext:value-type="float">
            <text:p>41.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131.98" calcext:value-type="float">
            <text:p>131.98</text:p>
          </table:table-cell>
          <table:table-cell/>
          <table:table-cell table:formula="of:=[.J7]+1000/240" office:value-type="float" office:value="20.8333333333333" calcext:value-type="float">
            <text:p>20.8333333333</text:p>
          </table:table-cell>
          <table:table-cell office:value-type="float" office:value="3.97" calcext:value-type="float">
            <text:p>3.97</text:p>
          </table:table-cell>
          <table:table-cell office:value-type="float" office:value="114.18" calcext:value-type="float">
            <text:p>114.18</text:p>
          </table:table-cell>
        </table:table-row>
        <table:table-row table:style-name="ro1">
          <table:table-cell table:formula="of:=[.A8]+(1000/30)" office:value-type="float" office:value="200" calcext:value-type="float">
            <text:p>200</text:p>
          </table:table-cell>
          <table:table-cell office:value-type="float" office:value="17.37" calcext:value-type="float">
            <text:p>17.37</text:p>
          </table:table-cell>
          <table:table-cell office:value-type="float" office:value="15.79" calcext:value-type="float">
            <text:p>15.79</text:p>
          </table:table-cell>
          <table:table-cell office:value-type="float" office:value="232.04" calcext:value-type="float">
            <text:p>232.04</text:p>
          </table:table-cell>
          <table:table-cell/>
          <table:table-cell table:formula="of:=[.F8]+(1000/120)" office:value-type="float" office:value="50" calcext:value-type="float">
            <text:p>50</text:p>
          </table:table-cell>
          <table:table-cell office:value-type="float" office:value="2.43" calcext:value-type="float">
            <text:p>2.43</text:p>
          </table:table-cell>
          <table:table-cell office:value-type="float" office:value="209.63" calcext:value-type="float">
            <text:p>209.63</text:p>
          </table:table-cell>
          <table:table-cell/>
          <table:table-cell table:formula="of:=[.J8]+1000/240" office:value-type="float" office:value="25" calcext:value-type="float">
            <text:p>25</text:p>
          </table:table-cell>
          <table:table-cell office:value-type="float" office:value="4.02" calcext:value-type="float">
            <text:p>4.02</text:p>
          </table:table-cell>
          <table:table-cell office:value-type="float" office:value="134.22" calcext:value-type="float">
            <text:p>134.22</text:p>
          </table:table-cell>
        </table:table-row>
        <table:table-row table:style-name="ro1">
          <table:table-cell table:number-columns-repeated="5"/>
          <table:table-cell table:formula="of:=[.F9]+(1000/120)" office:value-type="float" office:value="58.3333333333333" calcext:value-type="float">
            <text:p>58.3333333333</text:p>
          </table:table-cell>
          <table:table-cell office:value-type="float" office:value="2.55" calcext:value-type="float">
            <text:p>2.55</text:p>
          </table:table-cell>
          <table:table-cell office:value-type="float" office:value="285.7" calcext:value-type="float">
            <text:p>285.7</text:p>
          </table:table-cell>
          <table:table-cell/>
          <table:table-cell table:formula="of:=[.J9]+1000/240" office:value-type="float" office:value="29.1666666666667" calcext:value-type="float">
            <text:p>29.1666666667</text:p>
          </table:table-cell>
          <table:table-cell office:value-type="float" office:value="4.08" calcext:value-type="float">
            <text:p>4.08</text:p>
          </table:table-cell>
          <table:table-cell office:value-type="float" office:value="157.15" calcext:value-type="float">
            <text:p>157.15</text:p>
          </table:table-cell>
        </table:table-row>
        <table:table-row table:style-name="ro1">
          <table:table-cell table:number-columns-repeated="5"/>
          <table:table-cell table:formula="of:=[.F10]+(1000/120)" office:value-type="float" office:value="66.6666666666667" calcext:value-type="float">
            <text:p>66.6666666667</text:p>
          </table:table-cell>
          <table:table-cell office:value-type="float" office:value="2.62" calcext:value-type="float">
            <text:p>2.62</text:p>
          </table:table-cell>
          <table:table-cell office:value-type="float" office:value="346.24" calcext:value-type="float">
            <text:p>346.24</text:p>
          </table:table-cell>
          <table:table-cell/>
          <table:table-cell table:formula="of:=[.J10]+1000/240" office:value-type="float" office:value="33.3333333333333" calcext:value-type="float">
            <text:p>33.3333333333</text:p>
          </table:table-cell>
          <table:table-cell office:value-type="float" office:value="4.08" calcext:value-type="float">
            <text:p>4.08</text:p>
          </table:table-cell>
          <table:table-cell office:value-type="float" office:value="169.71" calcext:value-type="float">
            <text:p>169.71</text:p>
          </table:table-cell>
        </table:table-row>
        <table:table-row table:style-name="ro1">
          <table:table-cell table:number-columns-repeated="5"/>
          <table:table-cell table:formula="of:=[.F11]+(1000/120)" office:value-type="float" office:value="75" calcext:value-type="float">
            <text:p>75</text:p>
          </table:table-cell>
          <table:table-cell office:value-type="float" office:value="2.63" calcext:value-type="float">
            <text:p>2.63</text:p>
          </table:table-cell>
          <table:table-cell office:value-type="float" office:value="395.54" calcext:value-type="float">
            <text:p>395.54</text:p>
          </table:table-cell>
          <table:table-cell/>
          <table:table-cell table:formula="of:=[.J11]+1000/240" office:value-type="float" office:value="37.5" calcext:value-type="float">
            <text:p>37.5</text:p>
          </table:table-cell>
          <table:table-cell office:value-type="float" office:value="4.1" calcext:value-type="float">
            <text:p>4.1</text:p>
          </table:table-cell>
          <table:table-cell office:value-type="float" office:value="180.74" calcext:value-type="float">
            <text:p>180.74</text:p>
          </table:table-cell>
        </table:table-row>
        <table:table-row table:style-name="ro1">
          <table:table-cell table:number-columns-repeated="5"/>
          <table:table-cell table:formula="of:=[.F12]+(1000/120)" office:value-type="float" office:value="83.3333333333333" calcext:value-type="float">
            <text:p>83.3333333333</text:p>
          </table:table-cell>
          <table:table-cell office:value-type="float" office:value="2.69" calcext:value-type="float">
            <text:p>2.69</text:p>
          </table:table-cell>
          <table:table-cell office:value-type="float" office:value="441.88" calcext:value-type="float">
            <text:p>441.88</text:p>
          </table:table-cell>
          <table:table-cell/>
          <table:table-cell table:formula="of:=[.J12]+1000/240" office:value-type="float" office:value="41.6666666666667" calcext:value-type="float">
            <text:p>41.6666666667</text:p>
          </table:table-cell>
          <table:table-cell office:value-type="float" office:value="4.11" calcext:value-type="float">
            <text:p>4.11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table:number-columns-repeated="5"/>
          <table:table-cell table:formula="of:=[.F13]+(1000/120)" office:value-type="float" office:value="91.6666666666667" calcext:value-type="float">
            <text:p>91.6666666667</text:p>
          </table:table-cell>
          <table:table-cell office:value-type="float" office:value="2.79" calcext:value-type="float">
            <text:p>2.79</text:p>
          </table:table-cell>
          <table:table-cell office:value-type="float" office:value="477.4" calcext:value-type="float">
            <text:p>477.4</text:p>
          </table:table-cell>
          <table:table-cell/>
          <table:table-cell table:formula="of:=[.J13]+1000/240" office:value-type="float" office:value="45.8333333333333" calcext:value-type="float">
            <text:p>45.8333333333</text:p>
          </table:table-cell>
          <table:table-cell office:value-type="float" office:value="4.06" calcext:value-type="float">
            <text:p>4.06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table:number-columns-repeated="5"/>
          <table:table-cell table:formula="of:=[.F14]+(1000/120)" office:value-type="float" office:value="100" calcext:value-type="float">
            <text:p>100</text:p>
          </table:table-cell>
          <table:table-cell office:value-type="float" office:value="2.89" calcext:value-type="float">
            <text:p>2.89</text:p>
          </table:table-cell>
          <table:table-cell office:value-type="float" office:value="503.64" calcext:value-type="float">
            <text:p>503.64</text:p>
          </table:table-cell>
          <table:table-cell/>
          <table:table-cell table:formula="of:=[.J14]+1000/240"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174.66" calcext:value-type="float">
            <text:p>174.66</text:p>
          </table:table-cell>
        </table:table-row>
        <table:table-row table:style-name="ro1">
          <table:table-cell table:number-columns-repeated="5"/>
          <table:table-cell table:formula="of:=[.F15]+(1000/120)" office:value-type="float" office:value="108.333333333333" calcext:value-type="float">
            <text:p>10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524.54" calcext:value-type="float">
            <text:p>524.54</text:p>
          </table:table-cell>
          <table:table-cell/>
          <table:table-cell table:formula="of:=[.J15]+1000/240" office:value-type="float" office:value="54.1666666666667" calcext:value-type="float">
            <text:p>54.1666666667</text:p>
          </table:table-cell>
          <table:table-cell office:value-type="float" office:value="4.03" calcext:value-type="float">
            <text:p>4.03</text:p>
          </table:table-cell>
          <table:table-cell office:value-type="float" office:value="169.03" calcext:value-type="float">
            <text:p>169.03</text:p>
          </table:table-cell>
        </table:table-row>
        <table:table-row table:style-name="ro1">
          <table:table-cell table:number-columns-repeated="5"/>
          <table:table-cell table:formula="of:=[.F16]+(1000/120)" office:value-type="float" office:value="116.666666666667" calcext:value-type="float">
            <text:p>116.6666666667</text:p>
          </table:table-cell>
          <table:table-cell office:value-type="float" office:value="3.24" calcext:value-type="float">
            <text:p>3.24</text:p>
          </table:table-cell>
          <table:table-cell office:value-type="float" office:value="536.08" calcext:value-type="float">
            <text:p>536.08</text:p>
          </table:table-cell>
          <table:table-cell/>
          <table:table-cell table:formula="of:=[.J16]+1000/240" office:value-type="float" office:value="58.3333333333333" calcext:value-type="float">
            <text:p>58.3333333333</text:p>
          </table:table-cell>
          <table:table-cell office:value-type="float" office:value="3.99" calcext:value-type="float">
            <text:p>3.99</text:p>
          </table:table-cell>
          <table:table-cell office:value-type="float" office:value="156.53" calcext:value-type="float">
            <text:p>156.53</text:p>
          </table:table-cell>
        </table:table-row>
        <table:table-row table:style-name="ro1">
          <table:table-cell table:number-columns-repeated="5"/>
          <table:table-cell table:formula="of:=[.F17]+(1000/120)" office:value-type="float" office:value="125" calcext:value-type="float">
            <text:p>125</text:p>
          </table:table-cell>
          <table:table-cell office:value-type="float" office:value="3.79" calcext:value-type="float">
            <text:p>3.79</text:p>
          </table:table-cell>
          <table:table-cell office:value-type="float" office:value="533.15" calcext:value-type="float">
            <text:p>533.15</text:p>
          </table:table-cell>
          <table:table-cell/>
          <table:table-cell table:formula="of:=[.J17]+1000/240" office:value-type="float" office:value="62.5" calcext:value-type="float">
            <text:p>62.5</text:p>
          </table:table-cell>
          <table:table-cell office:value-type="float" office:value="4.05" calcext:value-type="float">
            <text:p>4.05</text:p>
          </table:table-cell>
          <table:table-cell office:value-type="float" office:value="150.21" calcext:value-type="float">
            <text:p>150.21</text:p>
          </table:table-cell>
        </table:table-row>
        <table:table-row table:style-name="ro1">
          <table:table-cell table:number-columns-repeated="5"/>
          <table:table-cell table:formula="of:=[.F18]+(1000/120)" office:value-type="float" office:value="133.333333333333" calcext:value-type="float">
            <text:p>133.3333333333</text:p>
          </table:table-cell>
          <table:table-cell office:value-type="float" office:value="4.79" calcext:value-type="float">
            <text:p>4.79</text:p>
          </table:table-cell>
          <table:table-cell office:value-type="float" office:value="519.59" calcext:value-type="float">
            <text:p>519.59</text:p>
          </table:table-cell>
          <table:table-cell/>
          <table:table-cell table:formula="of:=[.J18]+1000/240" office:value-type="float" office:value="66.6666666666667" calcext:value-type="float">
            <text:p>66.6666666667</text:p>
          </table:table-cell>
          <table:table-cell office:value-type="float" office:value="4.13" calcext:value-type="float">
            <text:p>4.13</text:p>
          </table:table-cell>
          <table:table-cell office:value-type="float" office:value="139.95" calcext:value-type="float">
            <text:p>139.95</text:p>
          </table:table-cell>
        </table:table-row>
        <table:table-row table:style-name="ro1">
          <table:table-cell table:number-columns-repeated="5"/>
          <table:table-cell table:formula="of:=[.F19]+(1000/120)" office:value-type="float" office:value="141.666666666667" calcext:value-type="float">
            <text:p>141.6666666667</text:p>
          </table:table-cell>
          <table:table-cell office:value-type="float" office:value="7.15" calcext:value-type="float">
            <text:p>7.15</text:p>
          </table:table-cell>
          <table:table-cell office:value-type="float" office:value="518.97" calcext:value-type="float">
            <text:p>518.97</text:p>
          </table:table-cell>
          <table:table-cell/>
          <table:table-cell table:formula="of:=[.J19]+1000/240" office:value-type="float" office:value="70.8333333333333" calcext:value-type="float">
            <text:p>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37.73" calcext:value-type="float">
            <text:p>137.73</text:p>
          </table:table-cell>
        </table:table-row>
        <table:table-row table:style-name="ro1">
          <table:table-cell table:number-columns-repeated="5"/>
          <table:table-cell table:formula="of:=[.F20]+(1000/120)" office:value-type="float" office:value="150" calcext:value-type="float">
            <text:p>150</text:p>
          </table:table-cell>
          <table:table-cell office:value-type="float" office:value="10.41" calcext:value-type="float">
            <text:p>10.41</text:p>
          </table:table-cell>
          <table:table-cell office:value-type="float" office:value="524.39" calcext:value-type="float">
            <text:p>524.39</text:p>
          </table:table-cell>
          <table:table-cell/>
          <table:table-cell table:formula="of:=[.J20]+1000/240" office:value-type="float" office:value="75" calcext:value-type="float">
            <text:p>75</text:p>
          </table:table-cell>
          <table:table-cell office:value-type="float" office:value="4.35" calcext:value-type="float">
            <text:p>4.35</text:p>
          </table:table-cell>
          <table:table-cell office:value-type="float" office:value="133.75" calcext:value-type="float">
            <text:p>133.75</text:p>
          </table:table-cell>
        </table:table-row>
        <table:table-row table:style-name="ro1">
          <table:table-cell table:number-columns-repeated="5"/>
          <table:table-cell table:formula="of:=[.F21]+(1000/120)" office:value-type="float" office:value="158.333333333333" calcext:value-type="float">
            <text:p>158.3333333333</text:p>
          </table:table-cell>
          <table:table-cell office:value-type="float" office:value="13.58" calcext:value-type="float">
            <text:p>13.58</text:p>
          </table:table-cell>
          <table:table-cell office:value-type="float" office:value="524.98" calcext:value-type="float">
            <text:p>524.98</text:p>
          </table:table-cell>
          <table:table-cell/>
          <table:table-cell table:formula="of:=[.J21]+1000/240" office:value-type="float" office:value="79.1666666666667" calcext:value-type="float">
            <text:p>79.1666666667</text:p>
          </table:table-cell>
          <table:table-cell office:value-type="float" office:value="4.43" calcext:value-type="float">
            <text:p>4.43</text:p>
          </table:table-cell>
          <table:table-cell office:value-type="float" office:value="139.61" calcext:value-type="float">
            <text:p>139.61</text:p>
          </table:table-cell>
        </table:table-row>
        <table:table-row table:style-name="ro1">
          <table:table-cell table:number-columns-repeated="5"/>
          <table:table-cell table:formula="of:=[.F22]+(1000/120)" office:value-type="float" office:value="166.666666666667" calcext:value-type="float">
            <text:p>166.6666666667</text:p>
          </table:table-cell>
          <table:table-cell office:value-type="float" office:value="16.39" calcext:value-type="float">
            <text:p>16.39</text:p>
          </table:table-cell>
          <table:table-cell office:value-type="float" office:value="525.16" calcext:value-type="float">
            <text:p>525.16</text:p>
          </table:table-cell>
          <table:table-cell/>
          <table:table-cell table:formula="of:=[.J22]+1000/240" office:value-type="float" office:value="83.3333333333333" calcext:value-type="float">
            <text:p>83.3333333333</text:p>
          </table:table-cell>
          <table:table-cell office:value-type="float" office:value="4.72" calcext:value-type="float">
            <text:p>4.72</text:p>
          </table:table-cell>
          <table:table-cell office:value-type="float" office:value="143.16" calcext:value-type="float">
            <text:p>143.16</text:p>
          </table:table-cell>
        </table:table-row>
        <table:table-row table:style-name="ro1">
          <table:table-cell table:number-columns-repeated="5"/>
          <table:table-cell table:formula="of:=[.F23]+(1000/120)" office:value-type="float" office:value="175" calcext:value-type="float">
            <text:p>175</text:p>
          </table:table-cell>
          <table:table-cell office:value-type="float" office:value="18.93" calcext:value-type="float">
            <text:p>18.93</text:p>
          </table:table-cell>
          <table:table-cell office:value-type="float" office:value="524.46" calcext:value-type="float">
            <text:p>524.46</text:p>
          </table:table-cell>
          <table:table-cell/>
          <table:table-cell table:formula="of:=[.J23]+1000/240" office:value-type="float" office:value="87.5" calcext:value-type="float">
            <text:p>87.5</text:p>
          </table:table-cell>
          <table:table-cell office:value-type="float" office:value="4.99" calcext:value-type="float">
            <text:p>4.99</text:p>
          </table:table-cell>
          <table:table-cell office:value-type="float" office:value="150.43" calcext:value-type="float">
            <text:p>150.43</text:p>
          </table:table-cell>
        </table:table-row>
        <table:table-row table:style-name="ro1">
          <table:table-cell table:number-columns-repeated="5"/>
          <table:table-cell table:formula="of:=[.F24]+(1000/120)" office:value-type="float" office:value="183.333333333333" calcext:value-type="float">
            <text:p>183.3333333333</text:p>
          </table:table-cell>
          <table:table-cell office:value-type="float" office:value="21.27" calcext:value-type="float">
            <text:p>21.27</text:p>
          </table:table-cell>
          <table:table-cell office:value-type="float" office:value="521.28" calcext:value-type="float">
            <text:p>521.28</text:p>
          </table:table-cell>
          <table:table-cell/>
          <table:table-cell table:formula="of:=[.J24]+1000/240" office:value-type="float" office:value="91.6666666666667" calcext:value-type="float">
            <text:p>91.6666666667</text:p>
          </table:table-cell>
          <table:table-cell office:value-type="float" office:value="5.32" calcext:value-type="float">
            <text:p>5.32</text:p>
          </table:table-cell>
          <table:table-cell office:value-type="float" office:value="157.55" calcext:value-type="float">
            <text:p>157.55</text:p>
          </table:table-cell>
        </table:table-row>
        <table:table-row table:style-name="ro1">
          <table:table-cell table:number-columns-repeated="5"/>
          <table:table-cell table:formula="of:=[.F25]+(1000/120)" office:value-type="float" office:value="191.666666666667" calcext:value-type="float">
            <text:p>191.6666666667</text:p>
          </table:table-cell>
          <table:table-cell office:value-type="float" office:value="23.35" calcext:value-type="float">
            <text:p>23.35</text:p>
          </table:table-cell>
          <table:table-cell office:value-type="float" office:value="524.3" calcext:value-type="float">
            <text:p>524.3</text:p>
          </table:table-cell>
          <table:table-cell/>
          <table:table-cell table:formula="of:=[.J25]+1000/240" office:value-type="float" office:value="95.8333333333334" calcext:value-type="float">
            <text:p>95.8333333333</text:p>
          </table:table-cell>
          <table:table-cell office:value-type="float" office:value="5.6" calcext:value-type="float">
            <text:p>5.6</text:p>
          </table:table-cell>
          <table:table-cell office:value-type="float" office:value="162.51" calcext:value-type="float">
            <text:p>162.51</text:p>
          </table:table-cell>
        </table:table-row>
        <table:table-row table:style-name="ro1">
          <table:table-cell table:number-columns-repeated="5"/>
          <table:table-cell table:formula="of:=[.F26]+(1000/120)" office:value-type="float" office:value="200" calcext:value-type="float">
            <text:p>200</text:p>
          </table:table-cell>
          <table:table-cell office:value-type="float" office:value="24.98" calcext:value-type="float">
            <text:p>24.98</text:p>
          </table:table-cell>
          <table:table-cell office:value-type="float" office:value="532.19" calcext:value-type="float">
            <text:p>532.19</text:p>
          </table:table-cell>
          <table:table-cell/>
          <table:table-cell table:formula="of:=[.J26]+1000/240" office:value-type="float" office:value="100" calcext:value-type="float">
            <text:p>100</text:p>
          </table:table-cell>
          <table:table-cell office:value-type="float" office:value="6.04" calcext:value-type="float">
            <text:p>6.04</text:p>
          </table:table-cell>
          <table:table-cell office:value-type="float" office:value="165.94" calcext:value-type="float">
            <text:p>165.94</text:p>
          </table:table-cell>
        </table:table-row>
        <table:table-row table:style-name="ro1">
          <table:table-cell table:number-columns-repeated="9"/>
          <table:table-cell table:formula="of:=[.J27]+1000/240" office:value-type="float" office:value="104.166666666667" calcext:value-type="float">
            <text:p>104.1666666667</text:p>
          </table:table-cell>
          <table:table-cell office:value-type="float" office:value="6.4" calcext:value-type="float">
            <text:p>6.4</text:p>
          </table:table-cell>
          <table:table-cell office:value-type="float" office:value="166.49" calcext:value-type="float">
            <text:p>166.49</text:p>
          </table:table-cell>
        </table:table-row>
        <table:table-row table:style-name="ro1">
          <table:table-cell table:number-columns-repeated="9"/>
          <table:table-cell table:formula="of:=[.J28]+1000/240" office:value-type="float" office:value="108.333333333333" calcext:value-type="float">
            <text:p>108.3333333333</text:p>
          </table:table-cell>
          <table:table-cell office:value-type="float" office:value="6.81" calcext:value-type="float">
            <text:p>6.81</text:p>
          </table:table-cell>
          <table:table-cell office:value-type="float" office:value="167.18" calcext:value-type="float">
            <text:p>167.18</text:p>
          </table:table-cell>
        </table:table-row>
        <table:table-row table:style-name="ro1">
          <table:table-cell table:number-columns-repeated="9"/>
          <table:table-cell table:formula="of:=[.J29]+1000/240" office:value-type="float" office:value="112.5" calcext:value-type="float">
            <text:p>112.5</text:p>
          </table:table-cell>
          <table:table-cell office:value-type="float" office:value="6.93" calcext:value-type="float">
            <text:p>6.93</text:p>
          </table:table-cell>
          <table:table-cell office:value-type="float" office:value="164.3" calcext:value-type="float">
            <text:p>164.3</text:p>
          </table:table-cell>
        </table:table-row>
        <table:table-row table:style-name="ro1">
          <table:table-cell table:number-columns-repeated="9"/>
          <table:table-cell table:formula="of:=[.J30]+1000/240" office:value-type="float" office:value="116.666666666667" calcext:value-type="float">
            <text:p>116.6666666667</text:p>
          </table:table-cell>
          <table:table-cell office:value-type="float" office:value="7.07" calcext:value-type="float">
            <text:p>7.07</text:p>
          </table:table-cell>
          <table:table-cell office:value-type="float" office:value="161.58" calcext:value-type="float">
            <text:p>161.58</text:p>
          </table:table-cell>
        </table:table-row>
        <table:table-row table:style-name="ro1">
          <table:table-cell table:number-columns-repeated="9"/>
          <table:table-cell table:formula="of:=[.J31]+1000/240" office:value-type="float" office:value="120.833333333333" calcext:value-type="float">
            <text:p>120.8333333333</text:p>
          </table:table-cell>
          <table:table-cell office:value-type="float" office:value="6.92" calcext:value-type="float">
            <text:p>6.92</text:p>
          </table:table-cell>
          <table:table-cell office:value-type="float" office:value="158.08" calcext:value-type="float">
            <text:p>158.08</text:p>
          </table:table-cell>
        </table:table-row>
        <table:table-row table:style-name="ro1">
          <table:table-cell table:number-columns-repeated="9"/>
          <table:table-cell table:formula="of:=[.J32]+1000/240" office:value-type="float" office:value="125" calcext:value-type="float">
            <text:p>125</text:p>
          </table:table-cell>
          <table:table-cell office:value-type="float" office:value="6.56" calcext:value-type="float">
            <text:p>6.56</text:p>
          </table:table-cell>
          <table:table-cell office:value-type="float" office:value="157.44" calcext:value-type="float">
            <text:p>157.44</text:p>
          </table:table-cell>
        </table:table-row>
        <table:table-row table:style-name="ro1">
          <table:table-cell table:number-columns-repeated="9"/>
          <table:table-cell table:formula="of:=[.J33]+1000/240" office:value-type="float" office:value="129.166666666667" calcext:value-type="float">
            <text:p>129.1666666667</text:p>
          </table:table-cell>
          <table:table-cell office:value-type="float" office:value="6.04" calcext:value-type="float">
            <text:p>6.04</text:p>
          </table:table-cell>
          <table:table-cell office:value-type="float" office:value="156.51" calcext:value-type="float">
            <text:p>156.51</text:p>
          </table:table-cell>
        </table:table-row>
        <table:table-row table:style-name="ro1">
          <table:table-cell table:number-columns-repeated="9"/>
          <table:table-cell table:formula="of:=[.J34]+1000/240" office:value-type="float" office:value="133.333333333333" calcext:value-type="float">
            <text:p>133.3333333333</text:p>
          </table:table-cell>
          <table:table-cell office:value-type="float" office:value="5.59" calcext:value-type="float">
            <text:p>5.59</text:p>
          </table:table-cell>
          <table:table-cell office:value-type="float" office:value="158.43" calcext:value-type="float">
            <text:p>158.43</text:p>
          </table:table-cell>
        </table:table-row>
        <table:table-row table:style-name="ro1">
          <table:table-cell table:number-columns-repeated="9"/>
          <table:table-cell table:formula="of:=[.J35]+1000/240" office:value-type="float" office:value="137.5" calcext:value-type="float">
            <text:p>137.5</text:p>
          </table:table-cell>
          <table:table-cell office:value-type="float" office:value="5.1" calcext:value-type="float">
            <text:p>5.1</text:p>
          </table:table-cell>
          <table:table-cell office:value-type="float" office:value="159.65" calcext:value-type="float">
            <text:p>159.65</text:p>
          </table:table-cell>
        </table:table-row>
        <table:table-row table:style-name="ro1">
          <table:table-cell table:number-columns-repeated="9"/>
          <table:table-cell table:formula="of:=[.J36]+1000/240" office:value-type="float" office:value="141.666666666667" calcext:value-type="float">
            <text:p>141.6666666667</text:p>
          </table:table-cell>
          <table:table-cell office:value-type="float" office:value="4.63" calcext:value-type="float">
            <text:p>4.63</text:p>
          </table:table-cell>
          <table:table-cell office:value-type="float" office:value="162.64" calcext:value-type="float">
            <text:p>162.64</text:p>
          </table:table-cell>
        </table:table-row>
        <table:table-row table:style-name="ro1">
          <table:table-cell table:number-columns-repeated="9"/>
          <table:table-cell table:formula="of:=[.J37]+1000/240" office:value-type="float" office:value="145.833333333333" calcext:value-type="float">
            <text:p>145.8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164.46" calcext:value-type="float">
            <text:p>164.46</text:p>
          </table:table-cell>
        </table:table-row>
        <table:table-row table:style-name="ro1">
          <table:table-cell table:number-columns-repeated="9"/>
          <table:table-cell table:formula="of:=[.J38]+1000/240" office:value-type="float" office:value="150" calcext:value-type="float">
            <text:p>150</text:p>
          </table:table-cell>
          <table:table-cell office:value-type="float" office:value="3.88" calcext:value-type="float">
            <text:p>3.88</text:p>
          </table:table-cell>
          <table:table-cell office:value-type="float" office:value="165.34" calcext:value-type="float">
            <text:p>165.34</text:p>
          </table:table-cell>
        </table:table-row>
        <table:table-row table:style-name="ro1">
          <table:table-cell table:number-columns-repeated="9"/>
          <table:table-cell table:formula="of:=[.J39]+1000/240" office:value-type="float" office:value="154.166666666667" calcext:value-type="float">
            <text:p>154.1666666667</text:p>
          </table:table-cell>
          <table:table-cell office:value-type="float" office:value="3.72" calcext:value-type="float">
            <text:p>3.72</text:p>
          </table:table-cell>
          <table:table-cell office:value-type="float" office:value="165.24" calcext:value-type="float">
            <text:p>165.24</text:p>
          </table:table-cell>
        </table:table-row>
        <table:table-row table:style-name="ro1">
          <table:table-cell table:number-columns-repeated="9"/>
          <table:table-cell table:formula="of:=[.J40]+1000/240" office:value-type="float" office:value="158.333333333333" calcext:value-type="float">
            <text:p>158.3333333333</text:p>
          </table:table-cell>
          <table:table-cell office:value-type="float" office:value="3.71" calcext:value-type="float">
            <text:p>3.71</text:p>
          </table:table-cell>
          <table:table-cell office:value-type="float" office:value="165.5" calcext:value-type="float">
            <text:p>165.5</text:p>
          </table:table-cell>
        </table:table-row>
        <table:table-row table:style-name="ro1">
          <table:table-cell table:number-columns-repeated="9"/>
          <table:table-cell table:formula="of:=[.J41]+1000/240" office:value-type="float" office:value="162.5" calcext:value-type="float">
            <text:p>162.5</text:p>
          </table:table-cell>
          <table:table-cell office:value-type="float" office:value="3.85" calcext:value-type="float">
            <text:p>3.85</text:p>
          </table:table-cell>
          <table:table-cell office:value-type="float" office:value="164.16" calcext:value-type="float">
            <text:p>164.16</text:p>
          </table:table-cell>
        </table:table-row>
        <table:table-row table:style-name="ro1">
          <table:table-cell table:number-columns-repeated="9"/>
          <table:table-cell table:formula="of:=[.J42]+1000/240" office:value-type="float" office:value="166.666666666667" calcext:value-type="float">
            <text:p>166.6666666667</text:p>
          </table:table-cell>
          <table:table-cell office:value-type="float" office:value="3.99" calcext:value-type="float">
            <text:p>3.99</text:p>
          </table:table-cell>
          <table:table-cell office:value-type="float" office:value="168.05" calcext:value-type="float">
            <text:p>168.05</text:p>
          </table:table-cell>
        </table:table-row>
        <table:table-row table:style-name="ro1">
          <table:table-cell table:number-columns-repeated="9"/>
          <table:table-cell table:formula="of:=[.J43]+1000/240" office:value-type="float" office:value="170.833333333333" calcext:value-type="float">
            <text:p>1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69.53" calcext:value-type="float">
            <text:p>169.53</text:p>
          </table:table-cell>
        </table:table-row>
        <table:table-row table:style-name="ro1">
          <table:table-cell table:number-columns-repeated="9"/>
          <table:table-cell table:formula="of:=[.J44]+1000/240" office:value-type="float" office:value="175" calcext:value-type="float">
            <text:p>175</text:p>
          </table:table-cell>
          <table:table-cell office:value-type="float" office:value="4.51" calcext:value-type="float">
            <text:p>4.51</text:p>
          </table:table-cell>
          <table:table-cell office:value-type="float" office:value="175.34" calcext:value-type="float">
            <text:p>175.34</text:p>
          </table:table-cell>
        </table:table-row>
        <table:table-row table:style-name="ro1">
          <table:table-cell table:number-columns-repeated="9"/>
          <table:table-cell table:formula="of:=[.J45]+1000/240" office:value-type="float" office:value="179.166666666667" calcext:value-type="float">
            <text:p>179.16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178.73" calcext:value-type="float">
            <text:p>178.73</text:p>
          </table:table-cell>
        </table:table-row>
        <table:table-row table:style-name="ro1">
          <table:table-cell table:number-columns-repeated="9"/>
          <table:table-cell table:formula="of:=[.J46]+1000/240" office:value-type="float" office:value="183.333333333333" calcext:value-type="float">
            <text:p>183.3333333333</text:p>
          </table:table-cell>
          <table:table-cell office:value-type="float" office:value="5.01" calcext:value-type="float">
            <text:p>5.01</text:p>
          </table:table-cell>
          <table:table-cell office:value-type="float" office:value="188.09" calcext:value-type="float">
            <text:p>188.09</text:p>
          </table:table-cell>
        </table:table-row>
        <table:table-row table:style-name="ro1">
          <table:table-cell table:number-columns-repeated="9"/>
          <table:table-cell table:formula="of:=[.J47]+1000/240" office:value-type="float" office:value="187.5" calcext:value-type="float">
            <text:p>187.5</text:p>
          </table:table-cell>
          <table:table-cell office:value-type="float" office:value="5.09" calcext:value-type="float">
            <text:p>5.09</text:p>
          </table:table-cell>
          <table:table-cell office:value-type="float" office:value="192.41" calcext:value-type="float">
            <text:p>192.41</text:p>
          </table:table-cell>
        </table:table-row>
        <table:table-row table:style-name="ro1">
          <table:table-cell table:number-columns-repeated="9"/>
          <table:table-cell table:formula="of:=[.J48]+1000/240" office:value-type="float" office:value="191.666666666667" calcext:value-type="float">
            <text:p>191.6666666667</text:p>
          </table:table-cell>
          <table:table-cell office:value-type="float" office:value="5.27" calcext:value-type="float">
            <text:p>5.27</text:p>
          </table:table-cell>
          <table:table-cell office:value-type="float" office:value="200.68" calcext:value-type="float">
            <text:p>200.68</text:p>
          </table:table-cell>
        </table:table-row>
        <table:table-row table:style-name="ro1">
          <table:table-cell table:number-columns-repeated="9"/>
          <table:table-cell table:formula="of:=[.J49]+1000/240" office:value-type="float" office:value="195.833333333333" calcext:value-type="float">
            <text:p>195.8333333333</text:p>
          </table:table-cell>
          <table:table-cell office:value-type="float" office:value="5.21" calcext:value-type="float">
            <text:p>5.21</text:p>
          </table:table-cell>
          <table:table-cell office:value-type="float" office:value="205.14" calcext:value-type="float">
            <text:p>205.14</text:p>
          </table:table-cell>
        </table:table-row>
        <table:table-row table:style-name="ro1">
          <table:table-cell table:number-columns-repeated="9"/>
          <table:table-cell table:formula="of:=[.J50]+1000/240" office:value-type="float" office:value="200" calcext:value-type="float">
            <text:p>200</text:p>
          </table:table-cell>
          <table:table-cell office:value-type="float" office:value="5.14" calcext:value-type="float">
            <text:p>5.14</text:p>
          </table:table-cell>
          <table:table-cell office:value-type="float" office:value="211.32" calcext:value-type="float">
            <text:p>211.32</text:p>
          </table:table-cell>
        </table:table-row>
      </table:table>
      <table:table table:name="Sheet1" table:style-name="ta2" table:print-ranges="Sheet1.F47:Sheet1.F47">
        <office:forms form:automatic-focus="false" form:apply-design-mode="false"/>
        <table:table-column table:style-name="co2" table:number-columns-repeated="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um Images <text:s/>x <text:s/>ms b/t calling “capture”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5x5</text:p>
          </table:table-cell>
          <table:table-cell office:value-type="string" calcext:value-type="string">
            <text:p>System time in nanos when photo is taken</text:p>
          </table:table-cell>
          <table:table-cell office:value-type="string" calcext:value-type="string">
            <text:p>micros</text:p>
          </table:table-cell>
          <table:table-cell office:value-type="string" calcext:value-type="string">
            <text:p>millis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MSE5</text:p>
          </table:table-cell>
          <table:table-cell office:value-type="string" calcext:value-type="string">
            <text:p>SSIM5</text:p>
          </table:table-cell>
          <table:table-cell table:number-columns-repeated="1017"/>
        </table:table-row>
        <table:table-row table:style-name="ro1">
          <table:table-cell office:value-type="float" office:value="119436012511958" calcext:value-type="float">
            <text:p>119436012511958</text:p>
          </table:table-cell>
          <table:table-cell table:style-name="Default"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9436521291375" calcext:value-type="float">
            <text:p>119436521291375</text:p>
          </table:table-cell>
          <table:table-cell table:formula="of:=[.A4]-[.A3]" office:value-type="float" office:value="508779417" calcext:value-type="float">
            <text:p>508779417</text:p>
          </table:table-cell>
          <table:table-cell table:formula="of:=[.B4]/1000" office:value-type="float" office:value="508779.417" calcext:value-type="float">
            <text:p>508779.417</text:p>
          </table:table-cell>
          <table:table-cell table:formula="of:=[.C4]/1000" office:value-type="float" office:value="508.779417" calcext:value-type="float">
            <text:p>508.779417</text:p>
          </table:table-cell>
          <table:table-cell table:formula="of:=[.D4]" office:value-type="float" office:value="508.779417" calcext:value-type="float">
            <text:p>508.779417</text:p>
          </table:table-cell>
          <table:table-cell office:value-type="float" office:value="19.05" calcext:value-type="float">
            <text:p>19.05</text:p>
          </table:table-cell>
          <table:table-cell office:value-type="float" office:value="0.841578" calcext:value-type="float">
            <text:p>0.841578</text:p>
          </table:table-cell>
          <table:table-cell table:number-columns-repeated="1017"/>
        </table:table-row>
        <table:table-row table:style-name="ro1">
          <table:table-cell office:value-type="float" office:value="119437218031666" calcext:value-type="float">
            <text:p>119437218031666</text:p>
          </table:table-cell>
          <table:table-cell table:formula="of:=[.A5]-[.A4]" office:value-type="float" office:value="696740291" calcext:value-type="float">
            <text:p>696740291</text:p>
          </table:table-cell>
          <table:table-cell table:formula="of:=[.B5]/1000" office:value-type="float" office:value="696740.291" calcext:value-type="float">
            <text:p>696740.291</text:p>
          </table:table-cell>
          <table:table-cell table:formula="of:=[.C5]/1000" office:value-type="float" office:value="696.740291" calcext:value-type="float">
            <text:p>696.740291</text:p>
          </table:table-cell>
          <table:table-cell table:formula="of:=[.D5]+[.E4]" office:value-type="float" office:value="1205.519708" calcext:value-type="float">
            <text:p>1205.519708</text:p>
          </table:table-cell>
          <table:table-cell office:value-type="float" office:value="20.43" calcext:value-type="float">
            <text:p>20.43</text:p>
          </table:table-cell>
          <table:table-cell office:value-type="float" office:value="0.854941" calcext:value-type="float">
            <text:p>0.854941</text:p>
          </table:table-cell>
          <table:table-cell table:number-columns-repeated="1017"/>
        </table:table-row>
        <table:table-row table:style-name="ro1">
          <table:table-cell office:value-type="float" office:value="119437755573541" calcext:value-type="float">
            <text:p>119437755573541</text:p>
          </table:table-cell>
          <table:table-cell table:formula="of:=[.A6]-[.A5]" office:value-type="float" office:value="537541875" calcext:value-type="float">
            <text:p>537541875</text:p>
          </table:table-cell>
          <table:table-cell table:formula="of:=[.B6]/1000" office:value-type="float" office:value="537541.875" calcext:value-type="float">
            <text:p>537541.875</text:p>
          </table:table-cell>
          <table:table-cell table:formula="of:=[.C6]/1000" office:value-type="float" office:value="537.541875" calcext:value-type="float">
            <text:p>537.541875</text:p>
          </table:table-cell>
          <table:table-cell table:formula="of:=[.D6]+[.E5]" office:value-type="float" office:value="1743.061583" calcext:value-type="float">
            <text:p>1743.061583</text:p>
          </table:table-cell>
          <table:table-cell office:value-type="float" office:value="22.36" calcext:value-type="float">
            <text:p>22.36</text:p>
          </table:table-cell>
          <table:table-cell office:value-type="float" office:value="0.851975" calcext:value-type="float">
            <text:p>0.851975</text:p>
          </table:table-cell>
          <table:table-cell table:number-columns-repeated="1017"/>
        </table:table-row>
        <table:table-row table:style-name="ro1">
          <table:table-cell office:value-type="float" office:value="119438480028375" calcext:value-type="float">
            <text:p>119438480028375</text:p>
          </table:table-cell>
          <table:table-cell table:formula="of:=[.A7]-[.A6]" office:value-type="float" office:value="724454834" calcext:value-type="float">
            <text:p>724454834</text:p>
          </table:table-cell>
          <table:table-cell table:formula="of:=[.B7]/1000" office:value-type="float" office:value="724454.834" calcext:value-type="float">
            <text:p>724454.834</text:p>
          </table:table-cell>
          <table:table-cell table:formula="of:=[.C7]/1000" office:value-type="float" office:value="724.454834" calcext:value-type="float">
            <text:p>724.454834</text:p>
          </table:table-cell>
          <table:table-cell table:formula="of:=[.D7]+[.E6]" office:value-type="float" office:value="2467.516417" calcext:value-type="float">
            <text:p>2467.516417</text:p>
          </table:table-cell>
          <table:table-cell office:value-type="float" office:value="21.13" calcext:value-type="float">
            <text:p>21.13</text:p>
          </table:table-cell>
          <table:table-cell office:value-type="float" office:value="0.856541" calcext:value-type="float">
            <text:p>0.85654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8x8</text:p>
          </table:table-cell>
          <table:table-cell table:style-name="Default" table:number-columns-repeated="3"/>
          <table:table-cell office:value-type="string" calcext:value-type="string">
            <text:p>time (ms)</text:p>
          </table:table-cell>
          <table:table-cell table:style-name="ce3" office:value-type="string" calcext:value-type="string">
            <text:p>MSE8</text:p>
          </table:table-cell>
          <table:table-cell office:value-type="string" calcext:value-type="string">
            <text:p>SSIM8</text:p>
          </table:table-cell>
          <table:table-cell table:number-columns-repeated="1017"/>
        </table:table-row>
        <table:table-row table:style-name="ro1">
          <table:table-cell office:value-type="float" office:value="119559108788000" calcext:value-type="float">
            <text:p>119559108788000</text:p>
          </table:table-cell>
          <table:table-cell table:style-name="Default"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9559691334291" calcext:value-type="float">
            <text:p>119559691334291</text:p>
          </table:table-cell>
          <table:table-cell table:formula="of:=[.A11]-[.A10]" office:value-type="float" office:value="582546291" calcext:value-type="float">
            <text:p>582546291</text:p>
          </table:table-cell>
          <table:table-cell table:formula="of:=[.B11]/1000" office:value-type="float" office:value="582546.291" calcext:value-type="float">
            <text:p>582546.291</text:p>
          </table:table-cell>
          <table:table-cell table:formula="of:=[.C11]/1000" office:value-type="float" office:value="582.546291" calcext:value-type="float">
            <text:p>582.546291</text:p>
          </table:table-cell>
          <table:table-cell table:formula="of:=[.D11]" office:value-type="float" office:value="582.546291" calcext:value-type="float">
            <text:p>582.546291</text:p>
          </table:table-cell>
          <table:table-cell office:value-type="float" office:value="15.35" calcext:value-type="float">
            <text:p>15.35</text:p>
          </table:table-cell>
          <table:table-cell office:value-type="float" office:value="0.871605" calcext:value-type="float">
            <text:p>0.871605</text:p>
          </table:table-cell>
          <table:table-cell table:number-columns-repeated="1017"/>
        </table:table-row>
        <table:table-row table:style-name="ro1">
          <table:table-cell office:value-type="float" office:value="119560390032666" calcext:value-type="float">
            <text:p>119560390032666</text:p>
          </table:table-cell>
          <table:table-cell table:formula="of:=[.A12]-[.A11]" office:value-type="float" office:value="698698375" calcext:value-type="float">
            <text:p>698698375</text:p>
          </table:table-cell>
          <table:table-cell table:formula="of:=[.B12]/1000" office:value-type="float" office:value="698698.375" calcext:value-type="float">
            <text:p>698698.375</text:p>
          </table:table-cell>
          <table:table-cell table:formula="of:=[.C12]/1000" office:value-type="float" office:value="698.698375" calcext:value-type="float">
            <text:p>698.698375</text:p>
          </table:table-cell>
          <table:table-cell table:formula="of:=[.D12]+[.E11]" office:value-type="float" office:value="1281.244666" calcext:value-type="float">
            <text:p>1281.244666</text:p>
          </table:table-cell>
          <table:table-cell office:value-type="float" office:value="16.07" calcext:value-type="float">
            <text:p>16.07</text:p>
          </table:table-cell>
          <table:table-cell office:value-type="float" office:value="0.86657" calcext:value-type="float">
            <text:p>0.86657</text:p>
          </table:table-cell>
          <table:table-cell table:number-columns-repeated="1017"/>
        </table:table-row>
        <table:table-row table:style-name="ro1">
          <table:table-cell office:value-type="float" office:value="119561034851166" calcext:value-type="float">
            <text:p>119561034851166</text:p>
          </table:table-cell>
          <table:table-cell table:formula="of:=[.A13]-[.A12]" office:value-type="float" office:value="644818500" calcext:value-type="float">
            <text:p>644818500</text:p>
          </table:table-cell>
          <table:table-cell table:formula="of:=[.B13]/1000" office:value-type="float" office:value="644818.5" calcext:value-type="float">
            <text:p>644818.5</text:p>
          </table:table-cell>
          <table:table-cell table:formula="of:=[.C13]/1000" office:value-type="float" office:value="644.8185" calcext:value-type="float">
            <text:p>644.8185</text:p>
          </table:table-cell>
          <table:table-cell table:formula="of:=[.D13]+[.E12]" office:value-type="float" office:value="1926.063166" calcext:value-type="float">
            <text:p>1926.063166</text:p>
          </table:table-cell>
          <table:table-cell office:value-type="float" office:value="16.26" calcext:value-type="float">
            <text:p>16.26</text:p>
          </table:table-cell>
          <table:table-cell office:value-type="float" office:value="0.865314" calcext:value-type="float">
            <text:p>0.865314</text:p>
          </table:table-cell>
          <table:table-cell table:number-columns-repeated="1017"/>
        </table:table-row>
        <table:table-row table:style-name="ro1">
          <table:table-cell office:value-type="float" office:value="119561690061041" calcext:value-type="float">
            <text:p>119561690061041</text:p>
          </table:table-cell>
          <table:table-cell table:formula="of:=[.A14]-[.A13]" office:value-type="float" office:value="655209875" calcext:value-type="float">
            <text:p>655209875</text:p>
          </table:table-cell>
          <table:table-cell table:formula="of:=[.B14]/1000" office:value-type="float" office:value="655209.875" calcext:value-type="float">
            <text:p>655209.875</text:p>
          </table:table-cell>
          <table:table-cell table:formula="of:=[.C14]/1000" office:value-type="float" office:value="655.209875" calcext:value-type="float">
            <text:p>655.209875</text:p>
          </table:table-cell>
          <table:table-cell table:formula="of:=[.D14]+[.E13]" office:value-type="float" office:value="2581.273041" calcext:value-type="float">
            <text:p>2581.273041</text:p>
          </table:table-cell>
          <table:table-cell office:value-type="float" office:value="16.25" calcext:value-type="float">
            <text:p>16.25</text:p>
          </table:table-cell>
          <table:table-cell office:value-type="float" office:value="0.86523" calcext:value-type="float">
            <text:p>0.86523</text:p>
          </table:table-cell>
          <table:table-cell table:number-columns-repeated="1017"/>
        </table:table-row>
        <table:table-row table:style-name="ro1">
          <table:table-cell office:value-type="float" office:value="119562354319916" calcext:value-type="float">
            <text:p>119562354319916</text:p>
          </table:table-cell>
          <table:table-cell table:formula="of:=[.A15]-[.A14]" office:value-type="float" office:value="664258875" calcext:value-type="float">
            <text:p>664258875</text:p>
          </table:table-cell>
          <table:table-cell table:formula="of:=[.B15]/1000" office:value-type="float" office:value="664258.875" calcext:value-type="float">
            <text:p>664258.875</text:p>
          </table:table-cell>
          <table:table-cell table:formula="of:=[.C15]/1000" office:value-type="float" office:value="664.258875" calcext:value-type="float">
            <text:p>664.258875</text:p>
          </table:table-cell>
          <table:table-cell table:formula="of:=[.D15]+[.E14]" office:value-type="float" office:value="3245.531916" calcext:value-type="float">
            <text:p>3245.531916</text:p>
          </table:table-cell>
          <table:table-cell office:value-type="float" office:value="16.32" calcext:value-type="float">
            <text:p>16.32</text:p>
          </table:table-cell>
          <table:table-cell office:value-type="float" office:value="0.86502" calcext:value-type="float">
            <text:p>0.86502</text:p>
          </table:table-cell>
          <table:table-cell table:number-columns-repeated="1017"/>
        </table:table-row>
        <table:table-row table:style-name="ro1">
          <table:table-cell office:value-type="float" office:value="119563648009375" calcext:value-type="float">
            <text:p>119563648009375</text:p>
          </table:table-cell>
          <table:table-cell table:formula="of:=[.A16]-[.A15]" office:value-type="float" office:value="1293689459" calcext:value-type="float">
            <text:p>1293689459</text:p>
          </table:table-cell>
          <table:table-cell table:formula="of:=[.B16]/1000" office:value-type="float" office:value="1293689.459" calcext:value-type="float">
            <text:p>1293689.459</text:p>
          </table:table-cell>
          <table:table-cell table:formula="of:=[.C16]/1000" office:value-type="float" office:value="1293.689459" calcext:value-type="float">
            <text:p>1293.689459</text:p>
          </table:table-cell>
          <table:table-cell table:formula="of:=[.D16]+[.E15]" office:value-type="float" office:value="4539.221375" calcext:value-type="float">
            <text:p>4539.221375</text:p>
          </table:table-cell>
          <table:table-cell office:value-type="float" office:value="16.4" calcext:value-type="float">
            <text:p>16.4</text:p>
          </table:table-cell>
          <table:table-cell office:value-type="float" office:value="0.864784" calcext:value-type="float">
            <text:p>0.864784</text:p>
          </table:table-cell>
          <table:table-cell table:number-columns-repeated="1017"/>
        </table:table-row>
        <table:table-row table:style-name="ro1">
          <table:table-cell office:value-type="float" office:value="119564364303916" calcext:value-type="float">
            <text:p>119564364303916</text:p>
          </table:table-cell>
          <table:table-cell table:formula="of:=[.A17]-[.A16]" office:value-type="float" office:value="716294541" calcext:value-type="float">
            <text:p>716294541</text:p>
          </table:table-cell>
          <table:table-cell table:formula="of:=[.B17]/1000" office:value-type="float" office:value="716294.541" calcext:value-type="float">
            <text:p>716294.541</text:p>
          </table:table-cell>
          <table:table-cell table:formula="of:=[.C17]/1000" office:value-type="float" office:value="716.294541" calcext:value-type="float">
            <text:p>716.294541</text:p>
          </table:table-cell>
          <table:table-cell table:formula="of:=[.D17]+[.E16]" office:value-type="float" office:value="5255.515916" calcext:value-type="float">
            <text:p>5255.515916</text:p>
          </table:table-cell>
          <table:table-cell office:value-type="float" office:value="16.22" calcext:value-type="float">
            <text:p>16.22</text:p>
          </table:table-cell>
          <table:table-cell office:value-type="float" office:value="0.865363" calcext:value-type="float">
            <text:p>0.865363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10x10</text:p>
          </table:table-cell>
          <table:table-cell table:style-name="Default" table:number-columns-repeated="3"/>
          <table:table-cell office:value-type="string" calcext:value-type="string">
            <text:p>time (ms)</text:p>
          </table:table-cell>
          <table:table-cell table:style-name="ce3" office:value-type="string" calcext:value-type="string">
            <text:p>MSE10</text:p>
          </table:table-cell>
          <table:table-cell office:value-type="string" calcext:value-type="string">
            <text:p>SSIM10</text:p>
          </table:table-cell>
          <table:table-cell table:number-columns-repeated="1017"/>
        </table:table-row>
        <table:table-row table:style-name="ro1">
          <table:table-cell office:value-type="float" office:value="119597059703875" calcext:value-type="float">
            <text:p>119597059703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9597558369000" calcext:value-type="float">
            <text:p>119597558369000</text:p>
          </table:table-cell>
          <table:table-cell table:formula="of:=[.A21]-[.A20]" office:value-type="float" office:value="498665125" calcext:value-type="float">
            <text:p>498665125</text:p>
          </table:table-cell>
          <table:table-cell table:formula="of:=[.B21]/1000" office:value-type="float" office:value="498665.125" calcext:value-type="float">
            <text:p>498665.125</text:p>
          </table:table-cell>
          <table:table-cell table:formula="of:=[.C21]/1000" office:value-type="float" office:value="498.665125" calcext:value-type="float">
            <text:p>498.665125</text:p>
          </table:table-cell>
          <table:table-cell table:formula="of:=[.D21]" office:value-type="float" office:value="498.665125" calcext:value-type="float">
            <text:p>498.665125</text:p>
          </table:table-cell>
          <table:table-cell office:value-type="float" office:value="14.42" calcext:value-type="float">
            <text:p>14.42</text:p>
          </table:table-cell>
          <table:table-cell office:value-type="float" office:value="0.864093" calcext:value-type="float">
            <text:p>0.864093</text:p>
          </table:table-cell>
          <table:table-cell table:number-columns-repeated="1017"/>
        </table:table-row>
        <table:table-row table:style-name="ro1">
          <table:table-cell office:value-type="float" office:value="119598203464250" calcext:value-type="float">
            <text:p>119598203464250</text:p>
          </table:table-cell>
          <table:table-cell table:formula="of:=[.A22]-[.A21]" office:value-type="float" office:value="645095250" calcext:value-type="float">
            <text:p>645095250</text:p>
          </table:table-cell>
          <table:table-cell table:formula="of:=[.B22]/1000" office:value-type="float" office:value="645095.25" calcext:value-type="float">
            <text:p>645095.25</text:p>
          </table:table-cell>
          <table:table-cell table:formula="of:=[.C22]/1000" office:value-type="float" office:value="645.09525" calcext:value-type="float">
            <text:p>645.09525</text:p>
          </table:table-cell>
          <table:table-cell table:formula="of:=[.D22]+[.E21]" office:value-type="float" office:value="1143.760375" calcext:value-type="float">
            <text:p>1143.760375</text:p>
          </table:table-cell>
          <table:table-cell office:value-type="float" office:value="17.62" calcext:value-type="float">
            <text:p>17.62</text:p>
          </table:table-cell>
          <table:table-cell office:value-type="float" office:value="0.848425" calcext:value-type="float">
            <text:p>0.848425</text:p>
          </table:table-cell>
          <table:table-cell table:number-columns-repeated="1017"/>
        </table:table-row>
        <table:table-row table:style-name="ro1">
          <table:table-cell office:value-type="float" office:value="119598975413458" calcext:value-type="float">
            <text:p>119598975413458</text:p>
          </table:table-cell>
          <table:table-cell table:formula="of:=[.A23]-[.A22]" office:value-type="float" office:value="771949208" calcext:value-type="float">
            <text:p>771949208</text:p>
          </table:table-cell>
          <table:table-cell table:formula="of:=[.B23]/1000" office:value-type="float" office:value="771949.208" calcext:value-type="float">
            <text:p>771949.208</text:p>
          </table:table-cell>
          <table:table-cell table:formula="of:=[.C23]/1000" office:value-type="float" office:value="771.949208" calcext:value-type="float">
            <text:p>771.949208</text:p>
          </table:table-cell>
          <table:table-cell table:formula="of:=[.D23]+[.E22]" office:value-type="float" office:value="1915.709583" calcext:value-type="float">
            <text:p>1915.709583</text:p>
          </table:table-cell>
          <table:table-cell office:value-type="float" office:value="20.63" calcext:value-type="float">
            <text:p>20.63</text:p>
          </table:table-cell>
          <table:table-cell office:value-type="float" office:value="0.835507" calcext:value-type="float">
            <text:p>0.835507</text:p>
          </table:table-cell>
          <table:table-cell table:number-columns-repeated="1017"/>
        </table:table-row>
        <table:table-row table:style-name="ro1">
          <table:table-cell office:value-type="float" office:value="119599622315958" calcext:value-type="float">
            <text:p>119599622315958</text:p>
          </table:table-cell>
          <table:table-cell table:formula="of:=[.A24]-[.A23]" office:value-type="float" office:value="646902500" calcext:value-type="float">
            <text:p>646902500</text:p>
          </table:table-cell>
          <table:table-cell table:formula="of:=[.B24]/1000" office:value-type="float" office:value="646902.5" calcext:value-type="float">
            <text:p>646902.5</text:p>
          </table:table-cell>
          <table:table-cell table:formula="of:=[.C24]/1000" office:value-type="float" office:value="646.9025" calcext:value-type="float">
            <text:p>646.9025</text:p>
          </table:table-cell>
          <table:table-cell table:formula="of:=[.D24]+[.E23]" office:value-type="float" office:value="2562.612083" calcext:value-type="float">
            <text:p>2562.612083</text:p>
          </table:table-cell>
          <table:table-cell office:value-type="float" office:value="21.49" calcext:value-type="float">
            <text:p>21.49</text:p>
          </table:table-cell>
          <table:table-cell office:value-type="float" office:value="0.835708" calcext:value-type="float">
            <text:p>0.835708</text:p>
          </table:table-cell>
          <table:table-cell table:number-columns-repeated="1017"/>
        </table:table-row>
        <table:table-row table:style-name="ro1">
          <table:table-cell office:value-type="float" office:value="119600976107541" calcext:value-type="float">
            <text:p>119600976107541</text:p>
          </table:table-cell>
          <table:table-cell table:formula="of:=[.A25]-[.A24]" office:value-type="float" office:value="1353791583" calcext:value-type="float">
            <text:p>1353791583</text:p>
          </table:table-cell>
          <table:table-cell table:formula="of:=[.B25]/1000" office:value-type="float" office:value="1353791.583" calcext:value-type="float">
            <text:p>1353791.583</text:p>
          </table:table-cell>
          <table:table-cell table:formula="of:=[.C25]/1000" office:value-type="float" office:value="1353.791583" calcext:value-type="float">
            <text:p>1353.791583</text:p>
          </table:table-cell>
          <table:table-cell table:formula="of:=[.D25]+[.E24]" office:value-type="float" office:value="3916.403666" calcext:value-type="float">
            <text:p>3916.403666</text:p>
          </table:table-cell>
          <table:table-cell office:value-type="float" office:value="23.26" calcext:value-type="float">
            <text:p>23.26</text:p>
          </table:table-cell>
          <table:table-cell office:value-type="float" office:value="0.833135" calcext:value-type="float">
            <text:p>0.833135</text:p>
          </table:table-cell>
          <table:table-cell table:number-columns-repeated="1017"/>
        </table:table-row>
        <table:table-row table:style-name="ro1">
          <table:table-cell office:value-type="float" office:value="119602568198958" calcext:value-type="float">
            <text:p>119602568198958</text:p>
          </table:table-cell>
          <table:table-cell table:formula="of:=[.A26]-[.A25]" office:value-type="float" office:value="1592091417" calcext:value-type="float">
            <text:p>1592091417</text:p>
          </table:table-cell>
          <table:table-cell table:formula="of:=[.B26]/1000" office:value-type="float" office:value="1592091.417" calcext:value-type="float">
            <text:p>1592091.417</text:p>
          </table:table-cell>
          <table:table-cell table:formula="of:=[.C26]/1000" office:value-type="float" office:value="1592.091417" calcext:value-type="float">
            <text:p>1592.091417</text:p>
          </table:table-cell>
          <table:table-cell table:formula="of:=[.D26]+[.E25]" office:value-type="float" office:value="5508.495083" calcext:value-type="float">
            <text:p>5508.495083</text:p>
          </table:table-cell>
          <table:table-cell office:value-type="float" office:value="23.27" calcext:value-type="float">
            <text:p>23.27</text:p>
          </table:table-cell>
          <table:table-cell office:value-type="float" office:value="0.831867" calcext:value-type="float">
            <text:p>0.831867</text:p>
          </table:table-cell>
          <table:table-cell table:number-columns-repeated="1017"/>
        </table:table-row>
        <table:table-row table:style-name="ro1">
          <table:table-cell office:value-type="float" office:value="119603209366208" calcext:value-type="float">
            <text:p>119603209366208</text:p>
          </table:table-cell>
          <table:table-cell table:formula="of:=[.A27]-[.A26]" office:value-type="float" office:value="641167250" calcext:value-type="float">
            <text:p>641167250</text:p>
          </table:table-cell>
          <table:table-cell table:formula="of:=[.B27]/1000" office:value-type="float" office:value="641167.25" calcext:value-type="float">
            <text:p>641167.25</text:p>
          </table:table-cell>
          <table:table-cell table:formula="of:=[.C27]/1000" office:value-type="float" office:value="641.16725" calcext:value-type="float">
            <text:p>641.16725</text:p>
          </table:table-cell>
          <table:table-cell table:formula="of:=[.D27]+[.E26]" office:value-type="float" office:value="6149.662333" calcext:value-type="float">
            <text:p>6149.662333</text:p>
          </table:table-cell>
          <table:table-cell office:value-type="float" office:value="24.57" calcext:value-type="float">
            <text:p>24.57</text:p>
          </table:table-cell>
          <table:table-cell office:value-type="float" office:value="0.828427" calcext:value-type="float">
            <text:p>0.828427</text:p>
          </table:table-cell>
          <table:table-cell table:number-columns-repeated="1017"/>
        </table:table-row>
        <table:table-row table:style-name="ro1">
          <table:table-cell office:value-type="float" office:value="119603954063291" calcext:value-type="float">
            <text:p>119603954063291</text:p>
          </table:table-cell>
          <table:table-cell table:formula="of:=[.A28]-[.A27]" office:value-type="float" office:value="744697083" calcext:value-type="float">
            <text:p>744697083</text:p>
          </table:table-cell>
          <table:table-cell table:formula="of:=[.B28]/1000" office:value-type="float" office:value="744697.083" calcext:value-type="float">
            <text:p>744697.083</text:p>
          </table:table-cell>
          <table:table-cell table:formula="of:=[.C28]/1000" office:value-type="float" office:value="744.697083" calcext:value-type="float">
            <text:p>744.697083</text:p>
          </table:table-cell>
          <table:table-cell table:formula="of:=[.D28]+[.E27]" office:value-type="float" office:value="6894.359416" calcext:value-type="float">
            <text:p>6894.359416</text:p>
          </table:table-cell>
          <table:table-cell office:value-type="float" office:value="24.56" calcext:value-type="float">
            <text:p>24.56</text:p>
          </table:table-cell>
          <table:table-cell office:value-type="float" office:value="0.830079" calcext:value-type="float">
            <text:p>0.830079</text:p>
          </table:table-cell>
          <table:table-cell table:number-columns-repeated="1017"/>
        </table:table-row>
        <table:table-row table:style-name="ro1">
          <table:table-cell office:value-type="float" office:value="119604859706416" calcext:value-type="float">
            <text:p>119604859706416</text:p>
          </table:table-cell>
          <table:table-cell table:formula="of:=[.A29]-[.A28]" office:value-type="float" office:value="905643125" calcext:value-type="float">
            <text:p>905643125</text:p>
          </table:table-cell>
          <table:table-cell table:formula="of:=[.B29]/1000" office:value-type="float" office:value="905643.125" calcext:value-type="float">
            <text:p>905643.125</text:p>
          </table:table-cell>
          <table:table-cell table:formula="of:=[.C29]/1000" office:value-type="float" office:value="905.643125" calcext:value-type="float">
            <text:p>905.643125</text:p>
          </table:table-cell>
          <table:table-cell table:formula="of:=[.D29]+[.E28]" office:value-type="float" office:value="7800.002541" calcext:value-type="float">
            <text:p>7800.002541</text:p>
          </table:table-cell>
          <table:table-cell office:value-type="float" office:value="23.25" calcext:value-type="float">
            <text:p>23.25</text:p>
          </table:table-cell>
          <table:table-cell office:value-type="float" office:value="0.831911" calcext:value-type="float">
            <text:p>0.831911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>
            <draw:frame table:end-cell-address="Sheet1.D60" table:end-x="7.03pt" table:end-y="5.3pt" draw:z-index="1" draw:style-name="gr4" draw:text-style-name="P3" svg:width="455.24pt" svg:height="272.61pt" svg:x="7.82pt" svg:y="1.53pt">
              <loext:p draw:notify-on-update-of-ranges="Sheet1.E20:Sheet1.E29 Sheet1.G19:Sheet1.G19 Sheet1.G20:Sheet1.G29 Sheet1.E3:Sheet1.E7 Sheet1.G2:Sheet1.G2 Sheet1.G3:Sheet1.G7 Sheet1.E10:Sheet1.E17 Sheet1.G9:Sheet1.G9 Sheet1.G10:Sheet1.G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frame table:end-cell-address="Sheet1.L59" table:end-x="14.57pt" table:end-y="11.28pt" draw:z-index="0" draw:style-name="gr4" draw:text-style-name="P3" svg:width="492.24pt" svg:height="246.76pt" svg:x="26.39pt" svg:y="7.74pt">
              <loext:p draw:notify-on-update-of-ranges="Sheet1.E10:Sheet1.E17 Sheet1.F9:Sheet1.F9 Sheet1.F10:Sheet1.F17 Sheet1.E20:Sheet1.E29 Sheet1.F19:Sheet1.F19 Sheet1.F20:Sheet1.F29 Sheet1.E3:Sheet1.E7 Sheet1.F2:Sheet1.F2 Sheet1.F3:Sheet1.F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heet1.$A$1" table:cell-range-address="$Sheet1.$F$47" table:range-usable-as="print-range"/>
        </table:named-expressions>
      </table:table>
      <table:table table:name="MSE_1s" table:style-name="ta1">
        <office:forms form:automatic-focus="false" form:apply-design-mode="false"/>
        <table:shapes>
          <draw:frame draw:z-index="0" draw:style-name="gr2" draw:text-style-name="P2" svg:width="561.29pt" svg:height="229.52pt" svg:x="1046.64pt" svg:y="12.33pt">
            <loext:p draw:notify-on-update-of-ranges="MSE_1s.A3:MSE_1s.A32 MSE_1s.B2:MSE_1s.B2 MSE_1s.B3:MSE_1s.B32 MSE_1s.A3:MSE_1s.A32 MSE_1s.C2:MSE_1s.C2 MSE_1s.C3:MSE_1s.C32 MSE_1s.A3:MSE_1s.A32 MSE_1s.D2:MSE_1s.D2 MSE_1s.D3:MSE_1s.D32 MSE_1s.G3:MSE_1s.G122 MSE_1s.H2:MSE_1s.H2 MSE_1s.H3:MSE_1s.H122 MSE_1s.G3:MSE_1s.G122 MSE_1s.I2:MSE_1s.I2 MSE_1s.I3:MSE_1s.I122 MSE_1s.L3:MSE_1s.L242 MSE_1s.M2:MSE_1s.M2 MSE_1s.M3:MSE_1s.M242 MSE_1s.L3:MSE_1s.L242 MSE_1s.N2:MSE_1s.N2 MSE_1s.N3:MSE_1s.N2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draw:text-style-name="P2" svg:width="561.29pt" svg:height="229.52pt" svg:x="1038.84pt" svg:y="265.8pt">
            <loext:p draw:notify-on-update-of-ranges="MSE_1s.A3:MSE_1s.A32 MSE_1s.D2:MSE_1s.D2 MSE_1s.D3:MSE_1s.D32 MSE_1s.G3:MSE_1s.G122 MSE_1s.I2:MSE_1s.I2 MSE_1s.I3:MSE_1s.I122 MSE_1s.L3:MSE_1s.L242 MSE_1s.N2:MSE_1s.N2 MSE_1s.N3:MSE_1s.N24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2" draw:text-style-name="P2" svg:width="535.69pt" svg:height="299.85pt" svg:x="974.55pt" svg:y="549.44pt">
            <loext:p draw:notify-on-update-of-ranges="MSE_1s.A3:MSE_1s.A32 MSE_1s.E2:MSE_1s.E2 MSE_1s.E3:MSE_1s.E32 MSE_1s.G3:MSE_1s.G122 MSE_1s.J2:MSE_1s.J2 MSE_1s.J3:MSE_1s.J122 MSE_1s.L3:MSE_1s.L242 MSE_1s.O2:MSE_1s.O2 MSE_1s.O3:MSE_1s.O2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(ms)</text:p>
          </table:table-cell>
          <table:table-cell office:value-type="string" calcext:value-type="string">
            <text:p>4k/30_Hand2/</text:p>
          </table:table-cell>
          <table:table-cell office:value-type="string" calcext:value-type="string">
            <text:p>4k/30_Hand1/</text:p>
          </table:table-cell>
          <table:table-cell office:value-type="string" calcext:value-type="string">
            <text:p>4k/30_Arm/</text:p>
          </table:table-cell>
          <table:table-cell office:value-type="string" calcext:value-type="string">
            <text:p>4k/30_Arm/Displacement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1080/120/Hand/</text:p>
          </table:table-cell>
          <table:table-cell office:value-type="string" calcext:value-type="string">
            <text:p>1080/120/Arm/</text:p>
          </table:table-cell>
          <table:table-cell office:value-type="string" calcext:value-type="string">
            <text:p>1080/120/Arm/Displacement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720/240_Hand/</text:p>
          </table:table-cell>
          <table:table-cell table:style-name="ce1" office:value-type="string" calcext:value-type="string">
            <text:p>720/240_Arm/</text:p>
          </table:table-cell>
          <table:table-cell table:style-name="ce1" office:value-type="string" calcext:value-type="string">
            <text:p>720/240_Arm/Displacement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]+(1000/30)" office:value-type="float" office:value="33.3333333333333" calcext:value-type="float">
            <text:p>33.3333333333</text:p>
          </table:table-cell>
          <table:table-cell office:value-type="float" office:value="5.33" calcext:value-type="float">
            <text:p>5.33</text:p>
          </table:table-cell>
          <table:table-cell office:value-type="float" office:value="11.99" calcext:value-type="float">
            <text:p>11.99</text:p>
          </table:table-cell>
          <table:table-cell office:value-type="float" office:value="168.52" calcext:value-type="float">
            <text:p>168.52</text:p>
          </table:table-cell>
          <table:table-cell office:value-type="float" office:value="10.723" calcext:value-type="float">
            <text:p>10.723</text:p>
          </table:table-cell>
          <table:table-cell/>
          <table:table-cell table:formula="of:=[.G3]+(1000/120)" office:value-type="float" office:value="8.33333333333333" calcext:value-type="float">
            <text:p>8.3333333333</text:p>
          </table:table-cell>
          <table:table-cell office:value-type="float" office:value="1.38" calcext:value-type="float">
            <text:p>1.38</text:p>
          </table:table-cell>
          <table:table-cell office:value-type="float" office:value="8.26" calcext:value-type="float">
            <text:p>8.26</text:p>
          </table:table-cell>
          <table:table-cell office:value-type="float" office:value="0.439" calcext:value-type="float">
            <text:p>0.439</text:p>
          </table:table-cell>
          <table:table-cell/>
          <table:table-cell table:formula="of:=[.L3]+1000/240" office:value-type="float" office:value="4.16666666666667" calcext:value-type="float">
            <text:p>4.1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20.18" calcext:value-type="float">
            <text:p>20.1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4]+(1000/30)" office:value-type="float" office:value="66.6666666666667" calcext:value-type="float">
            <text:p>66.6666666667</text:p>
          </table:table-cell>
          <table:table-cell office:value-type="float" office:value="10.6" calcext:value-type="float">
            <text:p>10.6</text:p>
          </table:table-cell>
          <table:table-cell office:value-type="float" office:value="16.35" calcext:value-type="float">
            <text:p>16.35</text:p>
          </table:table-cell>
          <table:table-cell office:value-type="float" office:value="376.53" calcext:value-type="float">
            <text:p>376.53</text:p>
          </table:table-cell>
          <table:table-cell office:value-type="float" office:value="31.438" calcext:value-type="float">
            <text:p>31.438</text:p>
          </table:table-cell>
          <table:table-cell/>
          <table:table-cell table:formula="of:=[.G4]+(1000/120)" office:value-type="float" office:value="16.6666666666667" calcext:value-type="float">
            <text:p>16.6666666667</text:p>
          </table:table-cell>
          <table:table-cell office:value-type="float" office:value="1.63" calcext:value-type="float">
            <text:p>1.63</text:p>
          </table:table-cell>
          <table:table-cell office:value-type="float" office:value="29.68" calcext:value-type="float">
            <text:p>29.68</text:p>
          </table:table-cell>
          <table:table-cell office:value-type="float" office:value="1.15" calcext:value-type="float">
            <text:p>1.15</text:p>
          </table:table-cell>
          <table:table-cell/>
          <table:table-cell table:formula="of:=[.L4]+1000/240" office:value-type="float" office:value="8.33333333333333" calcext:value-type="float">
            <text:p>8.3333333333</text:p>
          </table:table-cell>
          <table:table-cell office:value-type="float" office:value="3.78" calcext:value-type="float">
            <text:p>3.78</text:p>
          </table:table-cell>
          <table:table-cell office:value-type="float" office:value="36.75" calcext:value-type="float">
            <text:p>36.75</text:p>
          </table:table-cell>
          <table:table-cell office:value-type="float" office:value="1.963" calcext:value-type="float">
            <text:p>1.963</text:p>
          </table:table-cell>
        </table:table-row>
        <table:table-row table:style-name="ro1">
          <table:table-cell table:formula="of:=[.A5]+(1000/30)" office:value-type="float" office:value="100" calcext:value-type="float">
            <text:p>100</text:p>
          </table:table-cell>
          <table:table-cell office:value-type="float" office:value="15.78" calcext:value-type="float">
            <text:p>15.78</text:p>
          </table:table-cell>
          <table:table-cell office:value-type="float" office:value="14.34" calcext:value-type="float">
            <text:p>14.34</text:p>
          </table:table-cell>
          <table:table-cell office:value-type="float" office:value="388.13" calcext:value-type="float">
            <text:p>388.13</text:p>
          </table:table-cell>
          <table:table-cell office:value-type="float" office:value="28.616" calcext:value-type="float">
            <text:p>28.616</text:p>
          </table:table-cell>
          <table:table-cell/>
          <table:table-cell table:formula="of:=[.G5]+(1000/120)" office:value-type="float" office:value="25" calcext:value-type="float">
            <text:p>25</text:p>
          </table:table-cell>
          <table:table-cell office:value-type="float" office:value="1.91" calcext:value-type="float">
            <text:p>1.91</text:p>
          </table:table-cell>
          <table:table-cell office:value-type="float" office:value="59.52" calcext:value-type="float">
            <text:p>59.52</text:p>
          </table:table-cell>
          <table:table-cell office:value-type="float" office:value="2.098" calcext:value-type="float">
            <text:p>2.098</text:p>
          </table:table-cell>
          <table:table-cell/>
          <table:table-cell table:formula="of:=[.L5]+1000/240" office:value-type="float" office:value="12.5" calcext:value-type="float">
            <text:p>12.5</text:p>
          </table:table-cell>
          <table:table-cell office:value-type="float" office:value="3.72" calcext:value-type="float">
            <text:p>3.72</text:p>
          </table:table-cell>
          <table:table-cell office:value-type="float" office:value="64.32" calcext:value-type="float">
            <text:p>64.32</text:p>
          </table:table-cell>
          <table:table-cell office:value-type="float" office:value="2.908" calcext:value-type="float">
            <text:p>2.908</text:p>
          </table:table-cell>
        </table:table-row>
        <table:table-row table:style-name="ro1">
          <table:table-cell table:formula="of:=[.A6]+(1000/30)" office:value-type="float" office:value="133.333333333333" calcext:value-type="float">
            <text:p>133.3333333333</text:p>
          </table:table-cell>
          <table:table-cell office:value-type="float" office:value="15.45" calcext:value-type="float">
            <text:p>15.45</text:p>
          </table:table-cell>
          <table:table-cell office:value-type="float" office:value="17.18" calcext:value-type="float">
            <text:p>17.18</text:p>
          </table:table-cell>
          <table:table-cell office:value-type="float" office:value="176.46" calcext:value-type="float">
            <text:p>176.46</text:p>
          </table:table-cell>
          <table:table-cell office:value-type="float" office:value="12.366" calcext:value-type="float">
            <text:p>12.366</text:p>
          </table:table-cell>
          <table:table-cell/>
          <table:table-cell table:formula="of:=[.G6]+(1000/120)" office:value-type="float" office:value="33.3333333333333" calcext:value-type="float">
            <text:p>33.3333333333</text:p>
          </table:table-cell>
          <table:table-cell office:value-type="float" office:value="2.14" calcext:value-type="float">
            <text:p>2.14</text:p>
          </table:table-cell>
          <table:table-cell office:value-type="float" office:value="85.43" calcext:value-type="float">
            <text:p>85.43</text:p>
          </table:table-cell>
          <table:table-cell office:value-type="float" office:value="3.317" calcext:value-type="float">
            <text:p>3.317</text:p>
          </table:table-cell>
          <table:table-cell/>
          <table:table-cell table:formula="of:=[.L6]+1000/240" office:value-type="float" office:value="16.6666666666667" calcext:value-type="float">
            <text:p>16.6666666667</text:p>
          </table:table-cell>
          <table:table-cell office:value-type="float" office:value="3.88" calcext:value-type="float">
            <text:p>3.88</text:p>
          </table:table-cell>
          <table:table-cell office:value-type="float" office:value="83.17" calcext:value-type="float">
            <text:p>83.17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 table:formula="of:=[.A7]+(1000/30)" office:value-type="float" office:value="166.666666666667" calcext:value-type="float">
            <text:p>166.6666666667</text:p>
          </table:table-cell>
          <table:table-cell office:value-type="float" office:value="18.3" calcext:value-type="float">
            <text:p>18.3</text:p>
          </table:table-cell>
          <table:table-cell office:value-type="float" office:value="15.29" calcext:value-type="float">
            <text:p>15.29</text:p>
          </table:table-cell>
          <table:table-cell office:value-type="float" office:value="256.34" calcext:value-type="float">
            <text:p>256.34</text:p>
          </table:table-cell>
          <table:table-cell office:value-type="float" office:value="14.482" calcext:value-type="float">
            <text:p>14.482</text:p>
          </table:table-cell>
          <table:table-cell/>
          <table:table-cell table:formula="of:=[.G7]+(1000/120)" office:value-type="float" office:value="41.6666666666667" calcext:value-type="float">
            <text:p>41.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131.98" calcext:value-type="float">
            <text:p>131.98</text:p>
          </table:table-cell>
          <table:table-cell office:value-type="float" office:value="5.03" calcext:value-type="float">
            <text:p>5.03</text:p>
          </table:table-cell>
          <table:table-cell/>
          <table:table-cell table:formula="of:=[.L7]+1000/240" office:value-type="float" office:value="20.8333333333333" calcext:value-type="float">
            <text:p>20.8333333333</text:p>
          </table:table-cell>
          <table:table-cell office:value-type="float" office:value="3.97" calcext:value-type="float">
            <text:p>3.97</text:p>
          </table:table-cell>
          <table:table-cell office:value-type="float" office:value="114.18" calcext:value-type="float">
            <text:p>114.18</text:p>
          </table:table-cell>
          <table:table-cell office:value-type="float" office:value="4.385" calcext:value-type="float">
            <text:p>4.385</text:p>
          </table:table-cell>
        </table:table-row>
        <table:table-row table:style-name="ro1">
          <table:table-cell table:formula="of:=[.A8]+(1000/30)" office:value-type="float" office:value="200" calcext:value-type="float">
            <text:p>200</text:p>
          </table:table-cell>
          <table:table-cell office:value-type="float" office:value="17.37" calcext:value-type="float">
            <text:p>17.37</text:p>
          </table:table-cell>
          <table:table-cell office:value-type="float" office:value="15.79" calcext:value-type="float">
            <text:p>15.79</text:p>
          </table:table-cell>
          <table:table-cell office:value-type="float" office:value="232.04" calcext:value-type="float">
            <text:p>232.04</text:p>
          </table:table-cell>
          <table:table-cell office:value-type="float" office:value="11.629" calcext:value-type="float">
            <text:p>11.629</text:p>
          </table:table-cell>
          <table:table-cell/>
          <table:table-cell table:formula="of:=[.G8]+(1000/120)" office:value-type="float" office:value="50" calcext:value-type="float">
            <text:p>50</text:p>
          </table:table-cell>
          <table:table-cell office:value-type="float" office:value="2.43" calcext:value-type="float">
            <text:p>2.43</text:p>
          </table:table-cell>
          <table:table-cell office:value-type="float" office:value="209.63" calcext:value-type="float">
            <text:p>209.63</text:p>
          </table:table-cell>
          <table:table-cell office:value-type="float" office:value="7.434" calcext:value-type="float">
            <text:p>7.434</text:p>
          </table:table-cell>
          <table:table-cell/>
          <table:table-cell table:formula="of:=[.L8]+1000/240" office:value-type="float" office:value="25" calcext:value-type="float">
            <text:p>25</text:p>
          </table:table-cell>
          <table:table-cell office:value-type="float" office:value="4.02" calcext:value-type="float">
            <text:p>4.02</text:p>
          </table:table-cell>
          <table:table-cell office:value-type="float" office:value="134.22" calcext:value-type="float">
            <text:p>134.22</text:p>
          </table:table-cell>
          <table:table-cell office:value-type="float" office:value="4.954" calcext:value-type="float">
            <text:p>4.954</text:p>
          </table:table-cell>
        </table:table-row>
        <table:table-row table:style-name="ro1">
          <table:table-cell table:formula="of:=[.A9]+(1000/30)" office:value-type="float" office:value="233.333333333333" calcext:value-type="float">
            <text:p>233.3333333333</text:p>
          </table:table-cell>
          <table:table-cell office:value-type="float" office:value="15.64" calcext:value-type="float">
            <text:p>15.64</text:p>
          </table:table-cell>
          <table:table-cell office:value-type="float" office:value="17.45" calcext:value-type="float">
            <text:p>17.45</text:p>
          </table:table-cell>
          <table:table-cell office:value-type="float" office:value="87.13" calcext:value-type="float">
            <text:p>87.13</text:p>
          </table:table-cell>
          <table:table-cell office:value-type="float" office:value="10.267" calcext:value-type="float">
            <text:p>10.267</text:p>
          </table:table-cell>
          <table:table-cell/>
          <table:table-cell table:formula="of:=[.G9]+(1000/120)" office:value-type="float" office:value="58.3333333333333" calcext:value-type="float">
            <text:p>58.3333333333</text:p>
          </table:table-cell>
          <table:table-cell office:value-type="float" office:value="2.55" calcext:value-type="float">
            <text:p>2.55</text:p>
          </table:table-cell>
          <table:table-cell office:value-type="float" office:value="285.7" calcext:value-type="float">
            <text:p>285.7</text:p>
          </table:table-cell>
          <table:table-cell office:value-type="float" office:value="10.315" calcext:value-type="float">
            <text:p>10.315</text:p>
          </table:table-cell>
          <table:table-cell/>
          <table:table-cell table:formula="of:=[.L9]+1000/240" office:value-type="float" office:value="29.1666666666667" calcext:value-type="float">
            <text:p>29.1666666667</text:p>
          </table:table-cell>
          <table:table-cell office:value-type="float" office:value="4.08" calcext:value-type="float">
            <text:p>4.08</text:p>
          </table:table-cell>
          <table:table-cell office:value-type="float" office:value="157.15" calcext:value-type="float">
            <text:p>157.15</text:p>
          </table:table-cell>
          <table:table-cell office:value-type="float" office:value="5.878" calcext:value-type="float">
            <text:p>5.878</text:p>
          </table:table-cell>
        </table:table-row>
        <table:table-row table:style-name="ro1">
          <table:table-cell table:formula="of:=[.A10]+(1000/30)" office:value-type="float" office:value="266.666666666667" calcext:value-type="float">
            <text:p>266.6666666667</text:p>
          </table:table-cell>
          <table:table-cell office:value-type="float" office:value="12.03" calcext:value-type="float">
            <text:p>12.03</text:p>
          </table:table-cell>
          <table:table-cell office:value-type="float" office:value="16.41" calcext:value-type="float">
            <text:p>16.41</text:p>
          </table:table-cell>
          <table:table-cell office:value-type="float" office:value="130.22" calcext:value-type="float">
            <text:p>130.22</text:p>
          </table:table-cell>
          <table:table-cell office:value-type="float" office:value="13.76" calcext:value-type="float">
            <text:p>13.76</text:p>
          </table:table-cell>
          <table:table-cell/>
          <table:table-cell table:formula="of:=[.G10]+(1000/120)" office:value-type="float" office:value="66.6666666666667" calcext:value-type="float">
            <text:p>66.6666666667</text:p>
          </table:table-cell>
          <table:table-cell office:value-type="float" office:value="2.62" calcext:value-type="float">
            <text:p>2.62</text:p>
          </table:table-cell>
          <table:table-cell office:value-type="float" office:value="346.24" calcext:value-type="float">
            <text:p>346.24</text:p>
          </table:table-cell>
          <table:table-cell office:value-type="float" office:value="13.359" calcext:value-type="float">
            <text:p>13.359</text:p>
          </table:table-cell>
          <table:table-cell/>
          <table:table-cell table:formula="of:=[.L10]+1000/240" office:value-type="float" office:value="33.3333333333333" calcext:value-type="float">
            <text:p>33.3333333333</text:p>
          </table:table-cell>
          <table:table-cell office:value-type="float" office:value="4.08" calcext:value-type="float">
            <text:p>4.08</text:p>
          </table:table-cell>
          <table:table-cell office:value-type="float" office:value="169.71" calcext:value-type="float">
            <text:p>169.71</text:p>
          </table:table-cell>
          <table:table-cell office:value-type="float" office:value="6.364" calcext:value-type="float">
            <text:p>6.364</text:p>
          </table:table-cell>
        </table:table-row>
        <table:table-row table:style-name="ro1">
          <table:table-cell table:formula="of:=[.A11]+(1000/30)" office:value-type="float" office:value="300" calcext:value-type="float">
            <text:p>300</text:p>
          </table:table-cell>
          <table:table-cell office:value-type="float" office:value="13.4" calcext:value-type="float">
            <text:p>13.4</text:p>
          </table:table-cell>
          <table:table-cell office:value-type="float" office:value="15.95" calcext:value-type="float">
            <text:p>15.95</text:p>
          </table:table-cell>
          <table:table-cell office:value-type="float" office:value="145.56" calcext:value-type="float">
            <text:p>145.56</text:p>
          </table:table-cell>
          <table:table-cell office:value-type="float" office:value="13.412" calcext:value-type="float">
            <text:p>13.412</text:p>
          </table:table-cell>
          <table:table-cell/>
          <table:table-cell table:formula="of:=[.G11]+(1000/120)" office:value-type="float" office:value="75" calcext:value-type="float">
            <text:p>75</text:p>
          </table:table-cell>
          <table:table-cell office:value-type="float" office:value="2.63" calcext:value-type="float">
            <text:p>2.63</text:p>
          </table:table-cell>
          <table:table-cell office:value-type="float" office:value="395.54" calcext:value-type="float">
            <text:p>395.54</text:p>
          </table:table-cell>
          <table:table-cell office:value-type="float" office:value="16.508" calcext:value-type="float">
            <text:p>16.508</text:p>
          </table:table-cell>
          <table:table-cell/>
          <table:table-cell table:formula="of:=[.L11]+1000/240" office:value-type="float" office:value="37.5" calcext:value-type="float">
            <text:p>37.5</text:p>
          </table:table-cell>
          <table:table-cell office:value-type="float" office:value="4.1" calcext:value-type="float">
            <text:p>4.1</text:p>
          </table:table-cell>
          <table:table-cell office:value-type="float" office:value="180.74" calcext:value-type="float">
            <text:p>180.74</text:p>
          </table:table-cell>
          <table:table-cell office:value-type="float" office:value="6.973" calcext:value-type="float">
            <text:p>6.973</text:p>
          </table:table-cell>
        </table:table-row>
        <table:table-row table:style-name="ro1">
          <table:table-cell table:formula="of:=[.A12]+(1000/30)" office:value-type="float" office:value="333.333333333333" calcext:value-type="float">
            <text:p>333.3333333333</text:p>
          </table:table-cell>
          <table:table-cell office:value-type="float" office:value="35.24" calcext:value-type="float">
            <text:p>35.24</text:p>
          </table:table-cell>
          <table:table-cell office:value-type="float" office:value="15.41" calcext:value-type="float">
            <text:p>15.41</text:p>
          </table:table-cell>
          <table:table-cell office:value-type="float" office:value="61.35" calcext:value-type="float">
            <text:p>61.35</text:p>
          </table:table-cell>
          <table:table-cell office:value-type="float" office:value="5.025" calcext:value-type="float">
            <text:p>5.025</text:p>
          </table:table-cell>
          <table:table-cell/>
          <table:table-cell table:formula="of:=[.G12]+(1000/120)" office:value-type="float" office:value="83.3333333333333" calcext:value-type="float">
            <text:p>83.3333333333</text:p>
          </table:table-cell>
          <table:table-cell office:value-type="float" office:value="2.69" calcext:value-type="float">
            <text:p>2.69</text:p>
          </table:table-cell>
          <table:table-cell office:value-type="float" office:value="441.88" calcext:value-type="float">
            <text:p>441.88</text:p>
          </table:table-cell>
          <table:table-cell office:value-type="float" office:value="19.894" calcext:value-type="float">
            <text:p>19.894</text:p>
          </table:table-cell>
          <table:table-cell/>
          <table:table-cell table:formula="of:=[.L12]+1000/240" office:value-type="float" office:value="41.6666666666667" calcext:value-type="float">
            <text:p>41.6666666667</text:p>
          </table:table-cell>
          <table:table-cell office:value-type="float" office:value="4.11" calcext:value-type="float">
            <text:p>4.11</text:p>
          </table:table-cell>
          <table:table-cell office:value-type="float" office:value="181.67" calcext:value-type="float">
            <text:p>181.67</text:p>
          </table:table-cell>
          <table:table-cell office:value-type="float" office:value="6.976" calcext:value-type="float">
            <text:p>6.976</text:p>
          </table:table-cell>
        </table:table-row>
        <table:table-row table:style-name="ro1">
          <table:table-cell table:formula="of:=[.A13]+(1000/30)" office:value-type="float" office:value="366.666666666667" calcext:value-type="float">
            <text:p>366.6666666667</text:p>
          </table:table-cell>
          <table:table-cell office:value-type="float" office:value="30.61" calcext:value-type="float">
            <text:p>30.61</text:p>
          </table:table-cell>
          <table:table-cell office:value-type="float" office:value="15.77" calcext:value-type="float">
            <text:p>15.77</text:p>
          </table:table-cell>
          <table:table-cell office:value-type="float" office:value="44.73" calcext:value-type="float">
            <text:p>44.73</text:p>
          </table:table-cell>
          <table:table-cell office:value-type="float" office:value="3.081" calcext:value-type="float">
            <text:p>3.081</text:p>
          </table:table-cell>
          <table:table-cell/>
          <table:table-cell table:formula="of:=[.G13]+(1000/120)" office:value-type="float" office:value="91.6666666666667" calcext:value-type="float">
            <text:p>91.6666666667</text:p>
          </table:table-cell>
          <table:table-cell office:value-type="float" office:value="2.79" calcext:value-type="float">
            <text:p>2.79</text:p>
          </table:table-cell>
          <table:table-cell office:value-type="float" office:value="477.4" calcext:value-type="float">
            <text:p>477.4</text:p>
          </table:table-cell>
          <table:table-cell office:value-type="float" office:value="23.03" calcext:value-type="float">
            <text:p>23.03</text:p>
          </table:table-cell>
          <table:table-cell/>
          <table:table-cell table:formula="of:=[.L13]+1000/240" office:value-type="float" office:value="45.8333333333333" calcext:value-type="float">
            <text:p>45.8333333333</text:p>
          </table:table-cell>
          <table:table-cell office:value-type="float" office:value="4.06" calcext:value-type="float">
            <text:p>4.06</text:p>
          </table:table-cell>
          <table:table-cell office:value-type="float" office:value="181.67" calcext:value-type="float">
            <text:p>181.67</text:p>
          </table:table-cell>
          <table:table-cell office:value-type="float" office:value="6.965" calcext:value-type="float">
            <text:p>6.965</text:p>
          </table:table-cell>
        </table:table-row>
        <table:table-row table:style-name="ro1">
          <table:table-cell table:formula="of:=[.A14]+(1000/30)" office:value-type="float" office:value="400" calcext:value-type="float">
            <text:p>400</text:p>
          </table:table-cell>
          <table:table-cell office:value-type="float" office:value="27.8" calcext:value-type="float">
            <text:p>27.8</text:p>
          </table:table-cell>
          <table:table-cell office:value-type="float" office:value="17.53" calcext:value-type="float">
            <text:p>17.53</text:p>
          </table:table-cell>
          <table:table-cell office:value-type="float" office:value="146.38" calcext:value-type="float">
            <text:p>146.38</text:p>
          </table:table-cell>
          <table:table-cell office:value-type="float" office:value="8.409" calcext:value-type="float">
            <text:p>8.409</text:p>
          </table:table-cell>
          <table:table-cell/>
          <table:table-cell table:formula="of:=[.G14]+(1000/120)" office:value-type="float" office:value="100" calcext:value-type="float">
            <text:p>100</text:p>
          </table:table-cell>
          <table:table-cell office:value-type="float" office:value="2.89" calcext:value-type="float">
            <text:p>2.89</text:p>
          </table:table-cell>
          <table:table-cell office:value-type="float" office:value="503.64" calcext:value-type="float">
            <text:p>503.64</text:p>
          </table:table-cell>
          <table:table-cell office:value-type="float" office:value="25.788" calcext:value-type="float">
            <text:p>25.788</text:p>
          </table:table-cell>
          <table:table-cell/>
          <table:table-cell table:formula="of:=[.L14]+1000/240" office:value-type="float" office:value="50" calcext:value-type="float">
            <text:p>50</text:p>
          </table:table-cell>
          <table:table-cell office:value-type="float" office:value="4.08" calcext:value-type="float">
            <text:p>4.08</text:p>
          </table:table-cell>
          <table:table-cell office:value-type="float" office:value="174.66" calcext:value-type="float">
            <text:p>174.66</text:p>
          </table:table-cell>
          <table:table-cell office:value-type="float" office:value="6.645" calcext:value-type="float">
            <text:p>6.645</text:p>
          </table:table-cell>
        </table:table-row>
        <table:table-row table:style-name="ro1">
          <table:table-cell table:formula="of:=[.A15]+(1000/30)" office:value-type="float" office:value="433.333333333333" calcext:value-type="float">
            <text:p>433.3333333333</text:p>
          </table:table-cell>
          <table:table-cell office:value-type="float" office:value="43.35" calcext:value-type="float">
            <text:p>43.35</text:p>
          </table:table-cell>
          <table:table-cell office:value-type="float" office:value="17.37" calcext:value-type="float">
            <text:p>17.37</text:p>
          </table:table-cell>
          <table:table-cell office:value-type="float" office:value="159.75" calcext:value-type="float">
            <text:p>159.75</text:p>
          </table:table-cell>
          <table:table-cell office:value-type="float" office:value="10.92" calcext:value-type="float">
            <text:p>10.92</text:p>
          </table:table-cell>
          <table:table-cell/>
          <table:table-cell table:formula="of:=[.G15]+(1000/120)" office:value-type="float" office:value="108.333333333333" calcext:value-type="float">
            <text:p>10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524.54" calcext:value-type="float">
            <text:p>524.54</text:p>
          </table:table-cell>
          <table:table-cell office:value-type="float" office:value="28.093" calcext:value-type="float">
            <text:p>28.093</text:p>
          </table:table-cell>
          <table:table-cell/>
          <table:table-cell table:formula="of:=[.L15]+1000/240" office:value-type="float" office:value="54.1666666666667" calcext:value-type="float">
            <text:p>54.1666666667</text:p>
          </table:table-cell>
          <table:table-cell office:value-type="float" office:value="4.03" calcext:value-type="float">
            <text:p>4.03</text:p>
          </table:table-cell>
          <table:table-cell office:value-type="float" office:value="169.03" calcext:value-type="float">
            <text:p>169.03</text:p>
          </table:table-cell>
          <table:table-cell office:value-type="float" office:value="6.448" calcext:value-type="float">
            <text:p>6.448</text:p>
          </table:table-cell>
        </table:table-row>
        <table:table-row table:style-name="ro1">
          <table:table-cell table:formula="of:=[.A16]+(1000/30)" office:value-type="float" office:value="466.666666666667" calcext:value-type="float">
            <text:p>466.6666666667</text:p>
          </table:table-cell>
          <table:table-cell office:value-type="float" office:value="45.06" calcext:value-type="float">
            <text:p>45.06</text:p>
          </table:table-cell>
          <table:table-cell office:value-type="float" office:value="19.57" calcext:value-type="float">
            <text:p>19.57</text:p>
          </table:table-cell>
          <table:table-cell office:value-type="float" office:value="175.05" calcext:value-type="float">
            <text:p>175.05</text:p>
          </table:table-cell>
          <table:table-cell office:value-type="float" office:value="10.806" calcext:value-type="float">
            <text:p>10.806</text:p>
          </table:table-cell>
          <table:table-cell/>
          <table:table-cell table:formula="of:=[.G16]+(1000/120)" office:value-type="float" office:value="116.666666666667" calcext:value-type="float">
            <text:p>116.6666666667</text:p>
          </table:table-cell>
          <table:table-cell office:value-type="float" office:value="3.24" calcext:value-type="float">
            <text:p>3.24</text:p>
          </table:table-cell>
          <table:table-cell office:value-type="float" office:value="536.08" calcext:value-type="float">
            <text:p>536.08</text:p>
          </table:table-cell>
          <table:table-cell office:value-type="float" office:value="29.661" calcext:value-type="float">
            <text:p>29.661</text:p>
          </table:table-cell>
          <table:table-cell/>
          <table:table-cell table:formula="of:=[.L16]+1000/240" office:value-type="float" office:value="58.3333333333333" calcext:value-type="float">
            <text:p>58.3333333333</text:p>
          </table:table-cell>
          <table:table-cell office:value-type="float" office:value="3.99" calcext:value-type="float">
            <text:p>3.99</text:p>
          </table:table-cell>
          <table:table-cell office:value-type="float" office:value="156.53" calcext:value-type="float">
            <text:p>156.53</text:p>
          </table:table-cell>
          <table:table-cell office:value-type="float" office:value="6.069" calcext:value-type="float">
            <text:p>6.069</text:p>
          </table:table-cell>
        </table:table-row>
        <table:table-row table:style-name="ro1">
          <table:table-cell table:formula="of:=[.A17]+(1000/30)" office:value-type="float" office:value="500" calcext:value-type="float">
            <text:p>500</text:p>
          </table:table-cell>
          <table:table-cell office:value-type="float" office:value="52.55" calcext:value-type="float">
            <text:p>52.55</text:p>
          </table:table-cell>
          <table:table-cell office:value-type="float" office:value="18.31" calcext:value-type="float">
            <text:p>18.31</text:p>
          </table:table-cell>
          <table:table-cell office:value-type="float" office:value="235.7" calcext:value-type="float">
            <text:p>235.7</text:p>
          </table:table-cell>
          <table:table-cell office:value-type="float" office:value="13.922" calcext:value-type="float">
            <text:p>13.922</text:p>
          </table:table-cell>
          <table:table-cell/>
          <table:table-cell table:formula="of:=[.G17]+(1000/120)" office:value-type="float" office:value="125" calcext:value-type="float">
            <text:p>125</text:p>
          </table:table-cell>
          <table:table-cell office:value-type="float" office:value="3.79" calcext:value-type="float">
            <text:p>3.79</text:p>
          </table:table-cell>
          <table:table-cell office:value-type="float" office:value="533.15" calcext:value-type="float">
            <text:p>533.15</text:p>
          </table:table-cell>
          <table:table-cell office:value-type="float" office:value="30.422" calcext:value-type="float">
            <text:p>30.422</text:p>
          </table:table-cell>
          <table:table-cell/>
          <table:table-cell table:formula="of:=[.L17]+1000/240" office:value-type="float" office:value="62.5" calcext:value-type="float">
            <text:p>62.5</text:p>
          </table:table-cell>
          <table:table-cell office:value-type="float" office:value="4.05" calcext:value-type="float">
            <text:p>4.05</text:p>
          </table:table-cell>
          <table:table-cell office:value-type="float" office:value="150.21" calcext:value-type="float">
            <text:p>150.21</text:p>
          </table:table-cell>
          <table:table-cell office:value-type="float" office:value="5.918" calcext:value-type="float">
            <text:p>5.918</text:p>
          </table:table-cell>
        </table:table-row>
        <table:table-row table:style-name="ro1">
          <table:table-cell table:formula="of:=[.A18]+(1000/30)" office:value-type="float" office:value="533.333333333333" calcext:value-type="float">
            <text:p>533.3333333333</text:p>
          </table:table-cell>
          <table:table-cell office:value-type="float" office:value="55.57" calcext:value-type="float">
            <text:p>55.57</text:p>
          </table:table-cell>
          <table:table-cell office:value-type="float" office:value="18.19" calcext:value-type="float">
            <text:p>18.19</text:p>
          </table:table-cell>
          <table:table-cell office:value-type="float" office:value="109.08" calcext:value-type="float">
            <text:p>109.08</text:p>
          </table:table-cell>
          <table:table-cell office:value-type="float" office:value="12.778" calcext:value-type="float">
            <text:p>12.778</text:p>
          </table:table-cell>
          <table:table-cell/>
          <table:table-cell table:formula="of:=[.G18]+(1000/120)" office:value-type="float" office:value="133.333333333333" calcext:value-type="float">
            <text:p>133.3333333333</text:p>
          </table:table-cell>
          <table:table-cell office:value-type="float" office:value="4.79" calcext:value-type="float">
            <text:p>4.79</text:p>
          </table:table-cell>
          <table:table-cell office:value-type="float" office:value="519.59" calcext:value-type="float">
            <text:p>519.59</text:p>
          </table:table-cell>
          <table:table-cell office:value-type="float" office:value="30.527" calcext:value-type="float">
            <text:p>30.527</text:p>
          </table:table-cell>
          <table:table-cell/>
          <table:table-cell table:formula="of:=[.L18]+1000/240" office:value-type="float" office:value="66.6666666666667" calcext:value-type="float">
            <text:p>66.6666666667</text:p>
          </table:table-cell>
          <table:table-cell office:value-type="float" office:value="4.13" calcext:value-type="float">
            <text:p>4.13</text:p>
          </table:table-cell>
          <table:table-cell office:value-type="float" office:value="139.95" calcext:value-type="float">
            <text:p>139.95</text:p>
          </table:table-cell>
          <table:table-cell office:value-type="float" office:value="5.881" calcext:value-type="float">
            <text:p>5.881</text:p>
          </table:table-cell>
        </table:table-row>
        <table:table-row table:style-name="ro1">
          <table:table-cell table:formula="of:=[.A19]+(1000/30)" office:value-type="float" office:value="566.666666666667" calcext:value-type="float">
            <text:p>566.6666666667</text:p>
          </table:table-cell>
          <table:table-cell office:value-type="float" office:value="52.94" calcext:value-type="float">
            <text:p>52.94</text:p>
          </table:table-cell>
          <table:table-cell office:value-type="float" office:value="20.07" calcext:value-type="float">
            <text:p>20.07</text:p>
          </table:table-cell>
          <table:table-cell office:value-type="float" office:value="106.36" calcext:value-type="float">
            <text:p>106.36</text:p>
          </table:table-cell>
          <table:table-cell office:value-type="float" office:value="12.808" calcext:value-type="float">
            <text:p>12.808</text:p>
          </table:table-cell>
          <table:table-cell/>
          <table:table-cell table:formula="of:=[.G19]+(1000/120)" office:value-type="float" office:value="141.666666666667" calcext:value-type="float">
            <text:p>141.6666666667</text:p>
          </table:table-cell>
          <table:table-cell office:value-type="float" office:value="7.15" calcext:value-type="float">
            <text:p>7.15</text:p>
          </table:table-cell>
          <table:table-cell office:value-type="float" office:value="518.97" calcext:value-type="float">
            <text:p>518.97</text:p>
          </table:table-cell>
          <table:table-cell office:value-type="float" office:value="30.42" calcext:value-type="float">
            <text:p>30.42</text:p>
          </table:table-cell>
          <table:table-cell/>
          <table:table-cell table:formula="of:=[.L19]+1000/240" office:value-type="float" office:value="70.8333333333333" calcext:value-type="float">
            <text:p>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37.73" calcext:value-type="float">
            <text:p>137.73</text:p>
          </table:table-cell>
          <table:table-cell office:value-type="float" office:value="5.951" calcext:value-type="float">
            <text:p>5.951</text:p>
          </table:table-cell>
        </table:table-row>
        <table:table-row table:style-name="ro1">
          <table:table-cell table:formula="of:=[.A20]+(1000/30)" office:value-type="float" office:value="600" calcext:value-type="float">
            <text:p>600</text:p>
          </table:table-cell>
          <table:table-cell office:value-type="float" office:value="53.66" calcext:value-type="float">
            <text:p>53.66</text:p>
          </table:table-cell>
          <table:table-cell office:value-type="float" office:value="22.79" calcext:value-type="float">
            <text:p>22.79</text:p>
          </table:table-cell>
          <table:table-cell office:value-type="float" office:value="167.82" calcext:value-type="float">
            <text:p>167.82</text:p>
          </table:table-cell>
          <table:table-cell office:value-type="float" office:value="11.656" calcext:value-type="float">
            <text:p>11.656</text:p>
          </table:table-cell>
          <table:table-cell/>
          <table:table-cell table:formula="of:=[.G20]+(1000/120)" office:value-type="float" office:value="150" calcext:value-type="float">
            <text:p>150</text:p>
          </table:table-cell>
          <table:table-cell office:value-type="float" office:value="10.41" calcext:value-type="float">
            <text:p>10.41</text:p>
          </table:table-cell>
          <table:table-cell office:value-type="float" office:value="524.39" calcext:value-type="float">
            <text:p>524.39</text:p>
          </table:table-cell>
          <table:table-cell office:value-type="float" office:value="30.175" calcext:value-type="float">
            <text:p>30.175</text:p>
          </table:table-cell>
          <table:table-cell/>
          <table:table-cell table:formula="of:=[.L20]+1000/240" office:value-type="float" office:value="75" calcext:value-type="float">
            <text:p>75</text:p>
          </table:table-cell>
          <table:table-cell office:value-type="float" office:value="4.35" calcext:value-type="float">
            <text:p>4.35</text:p>
          </table:table-cell>
          <table:table-cell office:value-type="float" office:value="133.75" calcext:value-type="float">
            <text:p>133.75</text:p>
          </table:table-cell>
          <table:table-cell office:value-type="float" office:value="6.166" calcext:value-type="float">
            <text:p>6.166</text:p>
          </table:table-cell>
        </table:table-row>
        <table:table-row table:style-name="ro1">
          <table:table-cell table:formula="of:=[.A21]+(1000/30)" office:value-type="float" office:value="633.333333333333" calcext:value-type="float">
            <text:p>633.3333333333</text:p>
          </table:table-cell>
          <table:table-cell office:value-type="float" office:value="52.6" calcext:value-type="float">
            <text:p>52.6</text:p>
          </table:table-cell>
          <table:table-cell office:value-type="float" office:value="24.32" calcext:value-type="float">
            <text:p>24.32</text:p>
          </table:table-cell>
          <table:table-cell office:value-type="float" office:value="120.62" calcext:value-type="float">
            <text:p>120.62</text:p>
          </table:table-cell>
          <table:table-cell office:value-type="float" office:value="10.845" calcext:value-type="float">
            <text:p>10.845</text:p>
          </table:table-cell>
          <table:table-cell/>
          <table:table-cell table:formula="of:=[.G21]+(1000/120)" office:value-type="float" office:value="158.333333333333" calcext:value-type="float">
            <text:p>158.3333333333</text:p>
          </table:table-cell>
          <table:table-cell office:value-type="float" office:value="13.58" calcext:value-type="float">
            <text:p>13.58</text:p>
          </table:table-cell>
          <table:table-cell office:value-type="float" office:value="524.98" calcext:value-type="float">
            <text:p>524.98</text:p>
          </table:table-cell>
          <table:table-cell office:value-type="float" office:value="29.995" calcext:value-type="float">
            <text:p>29.995</text:p>
          </table:table-cell>
          <table:table-cell/>
          <table:table-cell table:formula="of:=[.L21]+1000/240" office:value-type="float" office:value="79.1666666666667" calcext:value-type="float">
            <text:p>79.1666666667</text:p>
          </table:table-cell>
          <table:table-cell office:value-type="float" office:value="4.43" calcext:value-type="float">
            <text:p>4.43</text:p>
          </table:table-cell>
          <table:table-cell office:value-type="float" office:value="139.61" calcext:value-type="float">
            <text:p>139.61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table:formula="of:=[.A22]+(1000/30)" office:value-type="float" office:value="666.666666666667" calcext:value-type="float">
            <text:p>666.6666666667</text:p>
          </table:table-cell>
          <table:table-cell office:value-type="float" office:value="51.05" calcext:value-type="float">
            <text:p>51.05</text:p>
          </table:table-cell>
          <table:table-cell office:value-type="float" office:value="23.25" calcext:value-type="float">
            <text:p>23.25</text:p>
          </table:table-cell>
          <table:table-cell office:value-type="float" office:value="259.54" calcext:value-type="float">
            <text:p>259.54</text:p>
          </table:table-cell>
          <table:table-cell office:value-type="float" office:value="13.389" calcext:value-type="float">
            <text:p>13.389</text:p>
          </table:table-cell>
          <table:table-cell/>
          <table:table-cell table:formula="of:=[.G22]+(1000/120)" office:value-type="float" office:value="166.666666666667" calcext:value-type="float">
            <text:p>166.6666666667</text:p>
          </table:table-cell>
          <table:table-cell office:value-type="float" office:value="16.39" calcext:value-type="float">
            <text:p>16.39</text:p>
          </table:table-cell>
          <table:table-cell office:value-type="float" office:value="525.16" calcext:value-type="float">
            <text:p>525.16</text:p>
          </table:table-cell>
          <table:table-cell office:value-type="float" office:value="30.047" calcext:value-type="float">
            <text:p>30.047</text:p>
          </table:table-cell>
          <table:table-cell/>
          <table:table-cell table:formula="of:=[.L22]+1000/240" office:value-type="float" office:value="83.3333333333333" calcext:value-type="float">
            <text:p>83.3333333333</text:p>
          </table:table-cell>
          <table:table-cell office:value-type="float" office:value="4.72" calcext:value-type="float">
            <text:p>4.72</text:p>
          </table:table-cell>
          <table:table-cell office:value-type="float" office:value="143.16" calcext:value-type="float">
            <text:p>143.16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table:formula="of:=[.A23]+(1000/30)" office:value-type="float" office:value="700" calcext:value-type="float">
            <text:p>700</text:p>
          </table:table-cell>
          <table:table-cell office:value-type="float" office:value="52.21" calcext:value-type="float">
            <text:p>52.21</text:p>
          </table:table-cell>
          <table:table-cell office:value-type="float" office:value="21.41" calcext:value-type="float">
            <text:p>21.41</text:p>
          </table:table-cell>
          <table:table-cell office:value-type="float" office:value="376.55" calcext:value-type="float">
            <text:p>376.55</text:p>
          </table:table-cell>
          <table:table-cell office:value-type="float" office:value="22.117" calcext:value-type="float">
            <text:p>22.117</text:p>
          </table:table-cell>
          <table:table-cell/>
          <table:table-cell table:formula="of:=[.G23]+(1000/120)" office:value-type="float" office:value="175" calcext:value-type="float">
            <text:p>175</text:p>
          </table:table-cell>
          <table:table-cell office:value-type="float" office:value="18.93" calcext:value-type="float">
            <text:p>18.93</text:p>
          </table:table-cell>
          <table:table-cell office:value-type="float" office:value="524.46" calcext:value-type="float">
            <text:p>524.46</text:p>
          </table:table-cell>
          <table:table-cell office:value-type="float" office:value="30.177" calcext:value-type="float">
            <text:p>30.177</text:p>
          </table:table-cell>
          <table:table-cell/>
          <table:table-cell table:formula="of:=[.L23]+1000/240" office:value-type="float" office:value="87.5" calcext:value-type="float">
            <text:p>87.5</text:p>
          </table:table-cell>
          <table:table-cell office:value-type="float" office:value="4.99" calcext:value-type="float">
            <text:p>4.99</text:p>
          </table:table-cell>
          <table:table-cell office:value-type="float" office:value="150.43" calcext:value-type="float">
            <text:p>150.43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table:formula="of:=[.A24]+(1000/30)" office:value-type="float" office:value="733.333333333334" calcext:value-type="float">
            <text:p>733.3333333333</text:p>
          </table:table-cell>
          <table:table-cell office:value-type="float" office:value="45.36" calcext:value-type="float">
            <text:p>45.36</text:p>
          </table:table-cell>
          <table:table-cell office:value-type="float" office:value="20.23" calcext:value-type="float">
            <text:p>20.23</text:p>
          </table:table-cell>
          <table:table-cell office:value-type="float" office:value="420.18" calcext:value-type="float">
            <text:p>420.18</text:p>
          </table:table-cell>
          <table:table-cell office:value-type="float" office:value="30.407" calcext:value-type="float">
            <text:p>30.407</text:p>
          </table:table-cell>
          <table:table-cell/>
          <table:table-cell table:formula="of:=[.G24]+(1000/120)" office:value-type="float" office:value="183.333333333333" calcext:value-type="float">
            <text:p>183.3333333333</text:p>
          </table:table-cell>
          <table:table-cell office:value-type="float" office:value="21.27" calcext:value-type="float">
            <text:p>21.27</text:p>
          </table:table-cell>
          <table:table-cell office:value-type="float" office:value="521.28" calcext:value-type="float">
            <text:p>521.28</text:p>
          </table:table-cell>
          <table:table-cell office:value-type="float" office:value="30.208" calcext:value-type="float">
            <text:p>30.208</text:p>
          </table:table-cell>
          <table:table-cell/>
          <table:table-cell table:formula="of:=[.L24]+1000/240" office:value-type="float" office:value="91.6666666666667" calcext:value-type="float">
            <text:p>91.6666666667</text:p>
          </table:table-cell>
          <table:table-cell office:value-type="float" office:value="5.32" calcext:value-type="float">
            <text:p>5.32</text:p>
          </table:table-cell>
          <table:table-cell office:value-type="float" office:value="157.55" calcext:value-type="float">
            <text:p>157.55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table:formula="of:=[.A25]+(1000/30)" office:value-type="float" office:value="766.666666666667" calcext:value-type="float">
            <text:p>766.6666666667</text:p>
          </table:table-cell>
          <table:table-cell office:value-type="float" office:value="32.07" calcext:value-type="float">
            <text:p>32.07</text:p>
          </table:table-cell>
          <table:table-cell office:value-type="float" office:value="20.09" calcext:value-type="float">
            <text:p>20.09</text:p>
          </table:table-cell>
          <table:table-cell office:value-type="float" office:value="457.77" calcext:value-type="float">
            <text:p>457.77</text:p>
          </table:table-cell>
          <table:table-cell office:value-type="float" office:value="45.687" calcext:value-type="float">
            <text:p>45.687</text:p>
          </table:table-cell>
          <table:table-cell/>
          <table:table-cell table:formula="of:=[.G25]+(1000/120)" office:value-type="float" office:value="191.666666666667" calcext:value-type="float">
            <text:p>191.6666666667</text:p>
          </table:table-cell>
          <table:table-cell office:value-type="float" office:value="23.35" calcext:value-type="float">
            <text:p>23.35</text:p>
          </table:table-cell>
          <table:table-cell office:value-type="float" office:value="524.3" calcext:value-type="float">
            <text:p>524.3</text:p>
          </table:table-cell>
          <table:table-cell office:value-type="float" office:value="30.489" calcext:value-type="float">
            <text:p>30.489</text:p>
          </table:table-cell>
          <table:table-cell/>
          <table:table-cell table:formula="of:=[.L25]+1000/240" office:value-type="float" office:value="95.8333333333334" calcext:value-type="float">
            <text:p>95.8333333333</text:p>
          </table:table-cell>
          <table:table-cell office:value-type="float" office:value="5.6" calcext:value-type="float">
            <text:p>5.6</text:p>
          </table:table-cell>
          <table:table-cell office:value-type="float" office:value="162.51" calcext:value-type="float">
            <text:p>162.51</text:p>
          </table:table-cell>
          <table:table-cell office:value-type="float" office:value="8.386" calcext:value-type="float">
            <text:p>8.386</text:p>
          </table:table-cell>
        </table:table-row>
        <table:table-row table:style-name="ro1">
          <table:table-cell table:formula="of:=[.A26]+(1000/30)" office:value-type="float" office:value="800" calcext:value-type="float">
            <text:p>800</text:p>
          </table:table-cell>
          <table:table-cell office:value-type="float" office:value="33.88" calcext:value-type="float">
            <text:p>33.88</text:p>
          </table:table-cell>
          <table:table-cell office:value-type="float" office:value="20.24" calcext:value-type="float">
            <text:p>20.24</text:p>
          </table:table-cell>
          <table:table-cell office:value-type="float" office:value="464.15" calcext:value-type="float">
            <text:p>464.15</text:p>
          </table:table-cell>
          <table:table-cell office:value-type="float" office:value="46.971" calcext:value-type="float">
            <text:p>46.971</text:p>
          </table:table-cell>
          <table:table-cell/>
          <table:table-cell table:formula="of:=[.G26]+(1000/120)" office:value-type="float" office:value="200" calcext:value-type="float">
            <text:p>200</text:p>
          </table:table-cell>
          <table:table-cell office:value-type="float" office:value="24.98" calcext:value-type="float">
            <text:p>24.98</text:p>
          </table:table-cell>
          <table:table-cell office:value-type="float" office:value="532.19" calcext:value-type="float">
            <text:p>532.19</text:p>
          </table:table-cell>
          <table:table-cell office:value-type="float" office:value="31.155" calcext:value-type="float">
            <text:p>31.155</text:p>
          </table:table-cell>
          <table:table-cell/>
          <table:table-cell table:formula="of:=[.L26]+1000/240" office:value-type="float" office:value="100" calcext:value-type="float">
            <text:p>100</text:p>
          </table:table-cell>
          <table:table-cell office:value-type="float" office:value="6.04" calcext:value-type="float">
            <text:p>6.04</text:p>
          </table:table-cell>
          <table:table-cell office:value-type="float" office:value="165.94" calcext:value-type="float">
            <text:p>165.94</text:p>
          </table:table-cell>
          <table:table-cell office:value-type="float" office:value="8.879" calcext:value-type="float">
            <text:p>8.879</text:p>
          </table:table-cell>
        </table:table-row>
        <table:table-row table:style-name="ro1">
          <table:table-cell table:formula="of:=[.A27]+(1000/30)" office:value-type="float" office:value="833.333333333334" calcext:value-type="float">
            <text:p>833.3333333333</text:p>
          </table:table-cell>
          <table:table-cell office:value-type="float" office:value="46.2" calcext:value-type="float">
            <text:p>46.2</text:p>
          </table:table-cell>
          <table:table-cell office:value-type="float" office:value="20.47" calcext:value-type="float">
            <text:p>20.47</text:p>
          </table:table-cell>
          <table:table-cell office:value-type="float" office:value="415.13" calcext:value-type="float">
            <text:p>415.13</text:p>
          </table:table-cell>
          <table:table-cell office:value-type="float" office:value="27.242" calcext:value-type="float">
            <text:p>27.242</text:p>
          </table:table-cell>
          <table:table-cell/>
          <table:table-cell table:formula="of:=[.G27]+(1000/120)" office:value-type="float" office:value="208.333333333333" calcext:value-type="float">
            <text:p>208.3333333333</text:p>
          </table:table-cell>
          <table:table-cell office:value-type="float" office:value="25.87" calcext:value-type="float">
            <text:p>25.87</text:p>
          </table:table-cell>
          <table:table-cell office:value-type="float" office:value="537.24" calcext:value-type="float">
            <text:p>537.24</text:p>
          </table:table-cell>
          <table:table-cell office:value-type="float" office:value="31.536" calcext:value-type="float">
            <text:p>31.536</text:p>
          </table:table-cell>
          <table:table-cell/>
          <table:table-cell table:formula="of:=[.L27]+1000/240" office:value-type="float" office:value="104.166666666667" calcext:value-type="float">
            <text:p>104.1666666667</text:p>
          </table:table-cell>
          <table:table-cell office:value-type="float" office:value="6.4" calcext:value-type="float">
            <text:p>6.4</text:p>
          </table:table-cell>
          <table:table-cell office:value-type="float" office:value="166.49" calcext:value-type="float">
            <text:p>166.49</text:p>
          </table:table-cell>
          <table:table-cell office:value-type="float" office:value="9.186" calcext:value-type="float">
            <text:p>9.186</text:p>
          </table:table-cell>
        </table:table-row>
        <table:table-row table:style-name="ro1">
          <table:table-cell table:formula="of:=[.A28]+(1000/30)" office:value-type="float" office:value="866.666666666667" calcext:value-type="float">
            <text:p>866.6666666667</text:p>
          </table:table-cell>
          <table:table-cell office:value-type="float" office:value="51.11" calcext:value-type="float">
            <text:p>51.11</text:p>
          </table:table-cell>
          <table:table-cell office:value-type="float" office:value="25.4" calcext:value-type="float">
            <text:p>25.4</text:p>
          </table:table-cell>
          <table:table-cell office:value-type="float" office:value="364.44" calcext:value-type="float">
            <text:p>364.44</text:p>
          </table:table-cell>
          <table:table-cell office:value-type="float" office:value="20.673" calcext:value-type="float">
            <text:p>20.673</text:p>
          </table:table-cell>
          <table:table-cell/>
          <table:table-cell table:formula="of:=[.G28]+(1000/120)" office:value-type="float" office:value="216.666666666667" calcext:value-type="float">
            <text:p>216.6666666667</text:p>
          </table:table-cell>
          <table:table-cell office:value-type="float" office:value="26.03" calcext:value-type="float">
            <text:p>26.03</text:p>
          </table:table-cell>
          <table:table-cell office:value-type="float" office:value="541.72" calcext:value-type="float">
            <text:p>541.72</text:p>
          </table:table-cell>
          <table:table-cell office:value-type="float" office:value="31.94" calcext:value-type="float">
            <text:p>31.94</text:p>
          </table:table-cell>
          <table:table-cell/>
          <table:table-cell table:formula="of:=[.L28]+1000/240" office:value-type="float" office:value="108.333333333333" calcext:value-type="float">
            <text:p>108.3333333333</text:p>
          </table:table-cell>
          <table:table-cell office:value-type="float" office:value="6.81" calcext:value-type="float">
            <text:p>6.81</text:p>
          </table:table-cell>
          <table:table-cell office:value-type="float" office:value="167.18" calcext:value-type="float">
            <text:p>167.18</text:p>
          </table:table-cell>
          <table:table-cell office:value-type="float" office:value="9.546" calcext:value-type="float">
            <text:p>9.546</text:p>
          </table:table-cell>
        </table:table-row>
        <table:table-row table:style-name="ro1">
          <table:table-cell table:formula="of:=[.A29]+(1000/30)" office:value-type="float" office:value="900" calcext:value-type="float">
            <text:p>900</text:p>
          </table:table-cell>
          <table:table-cell office:value-type="float" office:value="46.68" calcext:value-type="float">
            <text:p>46.68</text:p>
          </table:table-cell>
          <table:table-cell office:value-type="float" office:value="29.53" calcext:value-type="float">
            <text:p>29.53</text:p>
          </table:table-cell>
          <table:table-cell office:value-type="float" office:value="374.08" calcext:value-type="float">
            <text:p>374.08</text:p>
          </table:table-cell>
          <table:table-cell office:value-type="float" office:value="21.703" calcext:value-type="float">
            <text:p>21.703</text:p>
          </table:table-cell>
          <table:table-cell/>
          <table:table-cell table:formula="of:=[.G29]+(1000/120)" office:value-type="float" office:value="225" calcext:value-type="float">
            <text:p>225</text:p>
          </table:table-cell>
          <table:table-cell office:value-type="float" office:value="25.51" calcext:value-type="float">
            <text:p>25.51</text:p>
          </table:table-cell>
          <table:table-cell office:value-type="float" office:value="544.81" calcext:value-type="float">
            <text:p>544.81</text:p>
          </table:table-cell>
          <table:table-cell office:value-type="float" office:value="32.272" calcext:value-type="float">
            <text:p>32.272</text:p>
          </table:table-cell>
          <table:table-cell/>
          <table:table-cell table:formula="of:=[.L29]+1000/240" office:value-type="float" office:value="112.5" calcext:value-type="float">
            <text:p>112.5</text:p>
          </table:table-cell>
          <table:table-cell office:value-type="float" office:value="6.93" calcext:value-type="float">
            <text:p>6.93</text:p>
          </table:table-cell>
          <table:table-cell office:value-type="float" office:value="164.3" calcext:value-type="float">
            <text:p>164.3</text:p>
          </table:table-cell>
          <table:table-cell office:value-type="float" office:value="9.745" calcext:value-type="float">
            <text:p>9.745</text:p>
          </table:table-cell>
        </table:table-row>
        <table:table-row table:style-name="ro1">
          <table:table-cell table:formula="of:=[.A30]+(1000/30)" office:value-type="float" office:value="933.333333333334" calcext:value-type="float">
            <text:p>933.3333333333</text:p>
          </table:table-cell>
          <table:table-cell office:value-type="float" office:value="46.04" calcext:value-type="float">
            <text:p>46.04</text:p>
          </table:table-cell>
          <table:table-cell office:value-type="float" office:value="28.67" calcext:value-type="float">
            <text:p>28.67</text:p>
          </table:table-cell>
          <table:table-cell office:value-type="float" office:value="345.1" calcext:value-type="float">
            <text:p>345.1</text:p>
          </table:table-cell>
          <table:table-cell office:value-type="float" office:value="19.251" calcext:value-type="float">
            <text:p>19.251</text:p>
          </table:table-cell>
          <table:table-cell/>
          <table:table-cell table:formula="of:=[.G30]+(1000/120)" office:value-type="float" office:value="233.333333333333" calcext:value-type="float">
            <text:p>233.3333333333</text:p>
          </table:table-cell>
          <table:table-cell office:value-type="float" office:value="24.9" calcext:value-type="float">
            <text:p>24.9</text:p>
          </table:table-cell>
          <table:table-cell office:value-type="float" office:value="544.71" calcext:value-type="float">
            <text:p>544.71</text:p>
          </table:table-cell>
          <table:table-cell office:value-type="float" office:value="32.27" calcext:value-type="float">
            <text:p>32.27</text:p>
          </table:table-cell>
          <table:table-cell/>
          <table:table-cell table:formula="of:=[.L30]+1000/240" office:value-type="float" office:value="116.666666666667" calcext:value-type="float">
            <text:p>116.6666666667</text:p>
          </table:table-cell>
          <table:table-cell office:value-type="float" office:value="7.07" calcext:value-type="float">
            <text:p>7.07</text:p>
          </table:table-cell>
          <table:table-cell office:value-type="float" office:value="161.58" calcext:value-type="float">
            <text:p>161.58</text:p>
          </table:table-cell>
          <table:table-cell office:value-type="float" office:value="9.987" calcext:value-type="float">
            <text:p>9.987</text:p>
          </table:table-cell>
        </table:table-row>
        <table:table-row table:style-name="ro1">
          <table:table-cell table:formula="of:=[.A31]+(1000/30)" office:value-type="float" office:value="966.666666666667" calcext:value-type="float">
            <text:p>966.6666666667</text:p>
          </table:table-cell>
          <table:table-cell office:value-type="float" office:value="47.3" calcext:value-type="float">
            <text:p>47.3</text:p>
          </table:table-cell>
          <table:table-cell office:value-type="float" office:value="32.48" calcext:value-type="float">
            <text:p>32.48</text:p>
          </table:table-cell>
          <table:table-cell office:value-type="float" office:value="212.07" calcext:value-type="float">
            <text:p>212.07</text:p>
          </table:table-cell>
          <table:table-cell office:value-type="float" office:value="12.523" calcext:value-type="float">
            <text:p>12.523</text:p>
          </table:table-cell>
          <table:table-cell/>
          <table:table-cell table:formula="of:=[.G31]+(1000/120)" office:value-type="float" office:value="241.666666666667" calcext:value-type="float">
            <text:p>241.6666666667</text:p>
          </table:table-cell>
          <table:table-cell office:value-type="float" office:value="22.89" calcext:value-type="float">
            <text:p>22.89</text:p>
          </table:table-cell>
          <table:table-cell office:value-type="float" office:value="539.95" calcext:value-type="float">
            <text:p>539.95</text:p>
          </table:table-cell>
          <table:table-cell office:value-type="float" office:value="31.835" calcext:value-type="float">
            <text:p>31.835</text:p>
          </table:table-cell>
          <table:table-cell/>
          <table:table-cell table:formula="of:=[.L31]+1000/240" office:value-type="float" office:value="120.833333333333" calcext:value-type="float">
            <text:p>120.8333333333</text:p>
          </table:table-cell>
          <table:table-cell office:value-type="float" office:value="6.92" calcext:value-type="float">
            <text:p>6.92</text:p>
          </table:table-cell>
          <table:table-cell office:value-type="float" office:value="158.08" calcext:value-type="float">
            <text:p>158.08</text:p>
          </table:table-cell>
          <table:table-cell office:value-type="float" office:value="10.053" calcext:value-type="float">
            <text:p>10.053</text:p>
          </table:table-cell>
        </table:table-row>
        <table:table-row table:style-name="ro1">
          <table:table-cell table:number-columns-repeated="6"/>
          <table:table-cell table:formula="of:=[.G32]+(1000/120)" office:value-type="float" office:value="250" calcext:value-type="float">
            <text:p>250</text:p>
          </table:table-cell>
          <table:table-cell office:value-type="float" office:value="20.49" calcext:value-type="float">
            <text:p>20.49</text:p>
          </table:table-cell>
          <table:table-cell office:value-type="float" office:value="530.62" calcext:value-type="float">
            <text:p>530.62</text:p>
          </table:table-cell>
          <table:table-cell office:value-type="float" office:value="30.95" calcext:value-type="float">
            <text:p>30.95</text:p>
          </table:table-cell>
          <table:table-cell/>
          <table:table-cell table:formula="of:=[.L32]+1000/240" office:value-type="float" office:value="125" calcext:value-type="float">
            <text:p>125</text:p>
          </table:table-cell>
          <table:table-cell office:value-type="float" office:value="6.56" calcext:value-type="float">
            <text:p>6.56</text:p>
          </table:table-cell>
          <table:table-cell office:value-type="float" office:value="157.44" calcext:value-type="float">
            <text:p>157.44</text:p>
          </table:table-cell>
          <table:table-cell office:value-type="float" office:value="10.232" calcext:value-type="float">
            <text:p>10.232</text:p>
          </table:table-cell>
        </table:table-row>
        <table:table-row table:style-name="ro1">
          <table:table-cell table:number-columns-repeated="6"/>
          <table:table-cell table:formula="of:=[.G33]+(1000/120)" office:value-type="float" office:value="258.333333333333" calcext:value-type="float">
            <text:p>258.3333333333</text:p>
          </table:table-cell>
          <table:table-cell office:value-type="float" office:value="17.96" calcext:value-type="float">
            <text:p>17.96</text:p>
          </table:table-cell>
          <table:table-cell office:value-type="float" office:value="520.92" calcext:value-type="float">
            <text:p>520.92</text:p>
          </table:table-cell>
          <table:table-cell office:value-type="float" office:value="29.928" calcext:value-type="float">
            <text:p>29.928</text:p>
          </table:table-cell>
          <table:table-cell/>
          <table:table-cell table:formula="of:=[.L33]+1000/240" office:value-type="float" office:value="129.166666666667" calcext:value-type="float">
            <text:p>129.1666666667</text:p>
          </table:table-cell>
          <table:table-cell office:value-type="float" office:value="6.04" calcext:value-type="float">
            <text:p>6.04</text:p>
          </table:table-cell>
          <table:table-cell office:value-type="float" office:value="156.51" calcext:value-type="float">
            <text:p>156.51</text:p>
          </table:table-cell>
          <table:table-cell office:value-type="float" office:value="10.172" calcext:value-type="float">
            <text:p>10.172</text:p>
          </table:table-cell>
        </table:table-row>
        <table:table-row table:style-name="ro1">
          <table:table-cell table:number-columns-repeated="6"/>
          <table:table-cell table:formula="of:=[.G34]+(1000/120)" office:value-type="float" office:value="266.666666666667" calcext:value-type="float">
            <text:p>266.6666666667</text:p>
          </table:table-cell>
          <table:table-cell office:value-type="float" office:value="16.24" calcext:value-type="float">
            <text:p>16.24</text:p>
          </table:table-cell>
          <table:table-cell office:value-type="float" office:value="513.11" calcext:value-type="float">
            <text:p>513.11</text:p>
          </table:table-cell>
          <table:table-cell office:value-type="float" office:value="28.958" calcext:value-type="float">
            <text:p>28.958</text:p>
          </table:table-cell>
          <table:table-cell/>
          <table:table-cell table:formula="of:=[.L34]+1000/240" office:value-type="float" office:value="133.333333333333" calcext:value-type="float">
            <text:p>133.3333333333</text:p>
          </table:table-cell>
          <table:table-cell office:value-type="float" office:value="5.59" calcext:value-type="float">
            <text:p>5.59</text:p>
          </table:table-cell>
          <table:table-cell office:value-type="float" office:value="158.43" calcext:value-type="float">
            <text:p>158.43</text:p>
          </table:table-cell>
          <table:table-cell office:value-type="float" office:value="10.285" calcext:value-type="float">
            <text:p>10.285</text:p>
          </table:table-cell>
        </table:table-row>
        <table:table-row table:style-name="ro1">
          <table:table-cell table:number-columns-repeated="6"/>
          <table:table-cell table:formula="of:=[.G35]+(1000/120)" office:value-type="float" office:value="275" calcext:value-type="float">
            <text:p>275</text:p>
          </table:table-cell>
          <table:table-cell office:value-type="float" office:value="14.83" calcext:value-type="float">
            <text:p>14.83</text:p>
          </table:table-cell>
          <table:table-cell office:value-type="float" office:value="508.52" calcext:value-type="float">
            <text:p>508.52</text:p>
          </table:table-cell>
          <table:table-cell office:value-type="float" office:value="28.093" calcext:value-type="float">
            <text:p>28.093</text:p>
          </table:table-cell>
          <table:table-cell/>
          <table:table-cell table:formula="of:=[.L35]+1000/240" office:value-type="float" office:value="137.5" calcext:value-type="float">
            <text:p>137.5</text:p>
          </table:table-cell>
          <table:table-cell office:value-type="float" office:value="5.1" calcext:value-type="float">
            <text:p>5.1</text:p>
          </table:table-cell>
          <table:table-cell office:value-type="float" office:value="159.65" calcext:value-type="float">
            <text:p>159.65</text:p>
          </table:table-cell>
          <table:table-cell office:value-type="float" office:value="10.199" calcext:value-type="float">
            <text:p>10.199</text:p>
          </table:table-cell>
        </table:table-row>
        <table:table-row table:style-name="ro1">
          <table:table-cell table:number-columns-repeated="6"/>
          <table:table-cell table:formula="of:=[.G36]+(1000/120)" office:value-type="float" office:value="283.333333333333" calcext:value-type="float">
            <text:p>283.3333333333</text:p>
          </table:table-cell>
          <table:table-cell office:value-type="float" office:value="14.52" calcext:value-type="float">
            <text:p>14.52</text:p>
          </table:table-cell>
          <table:table-cell office:value-type="float" office:value="507.77" calcext:value-type="float">
            <text:p>507.77</text:p>
          </table:table-cell>
          <table:table-cell office:value-type="float" office:value="27.214" calcext:value-type="float">
            <text:p>27.214</text:p>
          </table:table-cell>
          <table:table-cell/>
          <table:table-cell table:formula="of:=[.L36]+1000/240" office:value-type="float" office:value="141.666666666667" calcext:value-type="float">
            <text:p>141.6666666667</text:p>
          </table:table-cell>
          <table:table-cell office:value-type="float" office:value="4.63" calcext:value-type="float">
            <text:p>4.63</text:p>
          </table:table-cell>
          <table:table-cell office:value-type="float" office:value="162.64" calcext:value-type="float">
            <text:p>162.64</text:p>
          </table:table-cell>
          <table:table-cell office:value-type="float" office:value="10.175" calcext:value-type="float">
            <text:p>10.175</text:p>
          </table:table-cell>
        </table:table-row>
        <table:table-row table:style-name="ro1">
          <table:table-cell table:number-columns-repeated="6"/>
          <table:table-cell table:formula="of:=[.G37]+(1000/120)" office:value-type="float" office:value="291.666666666667" calcext:value-type="float">
            <text:p>291.6666666667</text:p>
          </table:table-cell>
          <table:table-cell office:value-type="float" office:value="15.4" calcext:value-type="float">
            <text:p>15.4</text:p>
          </table:table-cell>
          <table:table-cell office:value-type="float" office:value="510.91" calcext:value-type="float">
            <text:p>510.91</text:p>
          </table:table-cell>
          <table:table-cell office:value-type="float" office:value="26.459" calcext:value-type="float">
            <text:p>26.459</text:p>
          </table:table-cell>
          <table:table-cell/>
          <table:table-cell table:formula="of:=[.L37]+1000/240" office:value-type="float" office:value="145.833333333333" calcext:value-type="float">
            <text:p>145.8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164.46" calcext:value-type="float">
            <text:p>164.46</text:p>
          </table:table-cell>
          <table:table-cell office:value-type="float" office:value="10.002" calcext:value-type="float">
            <text:p>10.002</text:p>
          </table:table-cell>
        </table:table-row>
        <table:table-row table:style-name="ro1">
          <table:table-cell table:number-columns-repeated="6"/>
          <table:table-cell table:formula="of:=[.G38]+(1000/120)" office:value-type="float" office:value="300" calcext:value-type="float">
            <text:p>300</text:p>
          </table:table-cell>
          <table:table-cell office:value-type="float" office:value="16.83" calcext:value-type="float">
            <text:p>16.83</text:p>
          </table:table-cell>
          <table:table-cell office:value-type="float" office:value="513.82" calcext:value-type="float">
            <text:p>513.82</text:p>
          </table:table-cell>
          <table:table-cell office:value-type="float" office:value="25.892" calcext:value-type="float">
            <text:p>25.892</text:p>
          </table:table-cell>
          <table:table-cell/>
          <table:table-cell table:formula="of:=[.L38]+1000/240" office:value-type="float" office:value="150" calcext:value-type="float">
            <text:p>150</text:p>
          </table:table-cell>
          <table:table-cell office:value-type="float" office:value="3.88" calcext:value-type="float">
            <text:p>3.88</text:p>
          </table:table-cell>
          <table:table-cell office:value-type="float" office:value="165.34" calcext:value-type="float">
            <text:p>165.34</text:p>
          </table:table-cell>
          <table:table-cell office:value-type="float" office:value="9.978" calcext:value-type="float">
            <text:p>9.978</text:p>
          </table:table-cell>
        </table:table-row>
        <table:table-row table:style-name="ro1">
          <table:table-cell table:number-columns-repeated="6"/>
          <table:table-cell table:formula="of:=[.G39]+(1000/120)" office:value-type="float" office:value="308.333333333333" calcext:value-type="float">
            <text:p>308.3333333333</text:p>
          </table:table-cell>
          <table:table-cell office:value-type="float" office:value="19.32" calcext:value-type="float">
            <text:p>19.32</text:p>
          </table:table-cell>
          <table:table-cell office:value-type="float" office:value="515.22" calcext:value-type="float">
            <text:p>515.22</text:p>
          </table:table-cell>
          <table:table-cell office:value-type="float" office:value="25.747" calcext:value-type="float">
            <text:p>25.747</text:p>
          </table:table-cell>
          <table:table-cell/>
          <table:table-cell table:formula="of:=[.L39]+1000/240" office:value-type="float" office:value="154.166666666667" calcext:value-type="float">
            <text:p>154.1666666667</text:p>
          </table:table-cell>
          <table:table-cell office:value-type="float" office:value="3.72" calcext:value-type="float">
            <text:p>3.72</text:p>
          </table:table-cell>
          <table:table-cell office:value-type="float" office:value="165.24" calcext:value-type="float">
            <text:p>165.24</text:p>
          </table:table-cell>
          <table:table-cell office:value-type="float" office:value="9.753" calcext:value-type="float">
            <text:p>9.753</text:p>
          </table:table-cell>
        </table:table-row>
        <table:table-row table:style-name="ro1">
          <table:table-cell table:number-columns-repeated="6"/>
          <table:table-cell table:formula="of:=[.G40]+(1000/120)" office:value-type="float" office:value="316.666666666667" calcext:value-type="float">
            <text:p>316.6666666667</text:p>
          </table:table-cell>
          <table:table-cell office:value-type="float" office:value="21.69" calcext:value-type="float">
            <text:p>21.69</text:p>
          </table:table-cell>
          <table:table-cell office:value-type="float" office:value="515.3" calcext:value-type="float">
            <text:p>515.3</text:p>
          </table:table-cell>
          <table:table-cell office:value-type="float" office:value="25.843" calcext:value-type="float">
            <text:p>25.843</text:p>
          </table:table-cell>
          <table:table-cell/>
          <table:table-cell table:formula="of:=[.L40]+1000/240" office:value-type="float" office:value="158.333333333333" calcext:value-type="float">
            <text:p>158.3333333333</text:p>
          </table:table-cell>
          <table:table-cell office:value-type="float" office:value="3.71" calcext:value-type="float">
            <text:p>3.71</text:p>
          </table:table-cell>
          <table:table-cell office:value-type="float" office:value="165.5" calcext:value-type="float">
            <text:p>165.5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table:number-columns-repeated="6"/>
          <table:table-cell table:formula="of:=[.G41]+(1000/120)" office:value-type="float" office:value="325" calcext:value-type="float">
            <text:p>325</text:p>
          </table:table-cell>
          <table:table-cell office:value-type="float" office:value="23.46" calcext:value-type="float">
            <text:p>23.46</text:p>
          </table:table-cell>
          <table:table-cell office:value-type="float" office:value="513.65" calcext:value-type="float">
            <text:p>513.65</text:p>
          </table:table-cell>
          <table:table-cell office:value-type="float" office:value="25.998" calcext:value-type="float">
            <text:p>25.998</text:p>
          </table:table-cell>
          <table:table-cell/>
          <table:table-cell table:formula="of:=[.L41]+1000/240" office:value-type="float" office:value="162.5" calcext:value-type="float">
            <text:p>162.5</text:p>
          </table:table-cell>
          <table:table-cell office:value-type="float" office:value="3.85" calcext:value-type="float">
            <text:p>3.85</text:p>
          </table:table-cell>
          <table:table-cell office:value-type="float" office:value="164.16" calcext:value-type="float">
            <text:p>164.16</text:p>
          </table:table-cell>
          <table:table-cell office:value-type="float" office:value="9.563" calcext:value-type="float">
            <text:p>9.563</text:p>
          </table:table-cell>
        </table:table-row>
        <table:table-row table:style-name="ro1">
          <table:table-cell table:number-columns-repeated="6"/>
          <table:table-cell table:formula="of:=[.G42]+(1000/120)" office:value-type="float" office:value="333.333333333333" calcext:value-type="float">
            <text:p>333.3333333333</text:p>
          </table:table-cell>
          <table:table-cell office:value-type="float" office:value="24.21" calcext:value-type="float">
            <text:p>24.21</text:p>
          </table:table-cell>
          <table:table-cell office:value-type="float" office:value="509.88" calcext:value-type="float">
            <text:p>509.88</text:p>
          </table:table-cell>
          <table:table-cell office:value-type="float" office:value="25.833" calcext:value-type="float">
            <text:p>25.833</text:p>
          </table:table-cell>
          <table:table-cell/>
          <table:table-cell table:formula="of:=[.L42]+1000/240" office:value-type="float" office:value="166.666666666667" calcext:value-type="float">
            <text:p>166.6666666667</text:p>
          </table:table-cell>
          <table:table-cell office:value-type="float" office:value="3.99" calcext:value-type="float">
            <text:p>3.99</text:p>
          </table:table-cell>
          <table:table-cell office:value-type="float" office:value="168.05" calcext:value-type="float">
            <text:p>168.05</text:p>
          </table:table-cell>
          <table:table-cell office:value-type="float" office:value="9.683" calcext:value-type="float">
            <text:p>9.683</text:p>
          </table:table-cell>
        </table:table-row>
        <table:table-row table:style-name="ro1">
          <table:table-cell table:number-columns-repeated="6"/>
          <table:table-cell table:formula="of:=[.G43]+(1000/120)" office:value-type="float" office:value="341.666666666667" calcext:value-type="float">
            <text:p>341.6666666667</text:p>
          </table:table-cell>
          <table:table-cell office:value-type="float" office:value="23.9" calcext:value-type="float">
            <text:p>23.9</text:p>
          </table:table-cell>
          <table:table-cell office:value-type="float" office:value="503.84" calcext:value-type="float">
            <text:p>503.84</text:p>
          </table:table-cell>
          <table:table-cell office:value-type="float" office:value="25.222" calcext:value-type="float">
            <text:p>25.222</text:p>
          </table:table-cell>
          <table:table-cell/>
          <table:table-cell table:formula="of:=[.L43]+1000/240" office:value-type="float" office:value="170.833333333333" calcext:value-type="float">
            <text:p>170.8333333333</text:p>
          </table:table-cell>
          <table:table-cell office:value-type="float" office:value="4.18" calcext:value-type="float">
            <text:p>4.18</text:p>
          </table:table-cell>
          <table:table-cell office:value-type="float" office:value="169.53" calcext:value-type="float">
            <text:p>169.53</text:p>
          </table:table-cell>
          <table:table-cell office:value-type="float" office:value="9.637" calcext:value-type="float">
            <text:p>9.637</text:p>
          </table:table-cell>
        </table:table-row>
        <table:table-row table:style-name="ro1">
          <table:table-cell table:number-columns-repeated="6"/>
          <table:table-cell table:formula="of:=[.G44]+(1000/120)" office:value-type="float" office:value="350" calcext:value-type="float">
            <text:p>350</text:p>
          </table:table-cell>
          <table:table-cell office:value-type="float" office:value="22.39" calcext:value-type="float">
            <text:p>22.39</text:p>
          </table:table-cell>
          <table:table-cell office:value-type="float" office:value="497.11" calcext:value-type="float">
            <text:p>497.11</text:p>
          </table:table-cell>
          <table:table-cell office:value-type="float" office:value="24.339" calcext:value-type="float">
            <text:p>24.339</text:p>
          </table:table-cell>
          <table:table-cell/>
          <table:table-cell table:formula="of:=[.L44]+1000/240" office:value-type="float" office:value="175" calcext:value-type="float">
            <text:p>175</text:p>
          </table:table-cell>
          <table:table-cell office:value-type="float" office:value="4.51" calcext:value-type="float">
            <text:p>4.51</text:p>
          </table:table-cell>
          <table:table-cell office:value-type="float" office:value="175.34" calcext:value-type="float">
            <text:p>175.34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table:number-columns-repeated="6"/>
          <table:table-cell table:formula="of:=[.G45]+(1000/120)" office:value-type="float" office:value="358.333333333333" calcext:value-type="float">
            <text:p>358.3333333333</text:p>
          </table:table-cell>
          <table:table-cell office:value-type="float" office:value="19.89" calcext:value-type="float">
            <text:p>19.89</text:p>
          </table:table-cell>
          <table:table-cell office:value-type="float" office:value="486.91" calcext:value-type="float">
            <text:p>486.91</text:p>
          </table:table-cell>
          <table:table-cell office:value-type="float" office:value="23.308" calcext:value-type="float">
            <text:p>23.308</text:p>
          </table:table-cell>
          <table:table-cell/>
          <table:table-cell table:formula="of:=[.L45]+1000/240" office:value-type="float" office:value="179.166666666667" calcext:value-type="float">
            <text:p>179.16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178.73" calcext:value-type="float">
            <text:p>178.73</text:p>
          </table:table-cell>
          <table:table-cell office:value-type="float" office:value="9.816" calcext:value-type="float">
            <text:p>9.816</text:p>
          </table:table-cell>
        </table:table-row>
        <table:table-row table:style-name="ro1">
          <table:table-cell table:number-columns-repeated="6"/>
          <table:table-cell table:formula="of:=[.G46]+(1000/120)" office:value-type="float" office:value="366.666666666667" calcext:value-type="float">
            <text:p>366.6666666667</text:p>
          </table:table-cell>
          <table:table-cell office:value-type="float" office:value="17.12" calcext:value-type="float">
            <text:p>17.12</text:p>
          </table:table-cell>
          <table:table-cell office:value-type="float" office:value="475.51" calcext:value-type="float">
            <text:p>475.51</text:p>
          </table:table-cell>
          <table:table-cell office:value-type="float" office:value="22.049" calcext:value-type="float">
            <text:p>22.049</text:p>
          </table:table-cell>
          <table:table-cell/>
          <table:table-cell table:formula="of:=[.L46]+1000/240" office:value-type="float" office:value="183.333333333333" calcext:value-type="float">
            <text:p>183.3333333333</text:p>
          </table:table-cell>
          <table:table-cell office:value-type="float" office:value="5.01" calcext:value-type="float">
            <text:p>5.01</text:p>
          </table:table-cell>
          <table:table-cell office:value-type="float" office:value="188.09" calcext:value-type="float">
            <text:p>188.09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table:number-columns-repeated="6"/>
          <table:table-cell table:formula="of:=[.G47]+(1000/120)" office:value-type="float" office:value="375" calcext:value-type="float">
            <text:p>375</text:p>
          </table:table-cell>
          <table:table-cell office:value-type="float" office:value="14.39" calcext:value-type="float">
            <text:p>14.39</text:p>
          </table:table-cell>
          <table:table-cell office:value-type="float" office:value="463.83" calcext:value-type="float">
            <text:p>463.83</text:p>
          </table:table-cell>
          <table:table-cell office:value-type="float" office:value="20.544" calcext:value-type="float">
            <text:p>20.544</text:p>
          </table:table-cell>
          <table:table-cell/>
          <table:table-cell table:formula="of:=[.L47]+1000/240" office:value-type="float" office:value="187.5" calcext:value-type="float">
            <text:p>187.5</text:p>
          </table:table-cell>
          <table:table-cell office:value-type="float" office:value="5.09" calcext:value-type="float">
            <text:p>5.09</text:p>
          </table:table-cell>
          <table:table-cell office:value-type="float" office:value="192.41" calcext:value-type="float">
            <text:p>192.41</text:p>
          </table:table-cell>
          <table:table-cell office:value-type="float" office:value="10.249" calcext:value-type="float">
            <text:p>10.249</text:p>
          </table:table-cell>
        </table:table-row>
        <table:table-row table:style-name="ro1">
          <table:table-cell table:number-columns-repeated="6"/>
          <table:table-cell table:formula="of:=[.G48]+(1000/120)" office:value-type="float" office:value="383.333333333333" calcext:value-type="float">
            <text:p>383.3333333333</text:p>
          </table:table-cell>
          <table:table-cell office:value-type="float" office:value="12.48" calcext:value-type="float">
            <text:p>12.48</text:p>
          </table:table-cell>
          <table:table-cell office:value-type="float" office:value="454.32" calcext:value-type="float">
            <text:p>454.32</text:p>
          </table:table-cell>
          <table:table-cell office:value-type="float" office:value="19.307" calcext:value-type="float">
            <text:p>19.307</text:p>
          </table:table-cell>
          <table:table-cell/>
          <table:table-cell table:formula="of:=[.L48]+1000/240" office:value-type="float" office:value="191.666666666667" calcext:value-type="float">
            <text:p>191.6666666667</text:p>
          </table:table-cell>
          <table:table-cell office:value-type="float" office:value="5.27" calcext:value-type="float">
            <text:p>5.27</text:p>
          </table:table-cell>
          <table:table-cell office:value-type="float" office:value="200.68" calcext:value-type="float">
            <text:p>200.68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table:number-columns-repeated="6"/>
          <table:table-cell table:formula="of:=[.G49]+(1000/120)" office:value-type="float" office:value="391.666666666666" calcext:value-type="float">
            <text:p>391.6666666667</text:p>
          </table:table-cell>
          <table:table-cell office:value-type="float" office:value="11.39" calcext:value-type="float">
            <text:p>11.39</text:p>
          </table:table-cell>
          <table:table-cell office:value-type="float" office:value="447.51" calcext:value-type="float">
            <text:p>447.51</text:p>
          </table:table-cell>
          <table:table-cell office:value-type="float" office:value="18.63" calcext:value-type="float">
            <text:p>18.63</text:p>
          </table:table-cell>
          <table:table-cell/>
          <table:table-cell table:formula="of:=[.L49]+1000/240" office:value-type="float" office:value="195.833333333333" calcext:value-type="float">
            <text:p>195.8333333333</text:p>
          </table:table-cell>
          <table:table-cell office:value-type="float" office:value="5.21" calcext:value-type="float">
            <text:p>5.21</text:p>
          </table:table-cell>
          <table:table-cell office:value-type="float" office:value="205.14" calcext:value-type="float">
            <text:p>205.14</text:p>
          </table:table-cell>
          <table:table-cell office:value-type="float" office:value="10.858" calcext:value-type="float">
            <text:p>10.858</text:p>
          </table:table-cell>
        </table:table-row>
        <table:table-row table:style-name="ro1">
          <table:table-cell table:number-columns-repeated="6"/>
          <table:table-cell table:formula="of:=[.G50]+(1000/120)" office:value-type="float" office:value="400" calcext:value-type="float">
            <text:p>400</text:p>
          </table:table-cell>
          <table:table-cell office:value-type="float" office:value="11.15" calcext:value-type="float">
            <text:p>11.15</text:p>
          </table:table-cell>
          <table:table-cell office:value-type="float" office:value="445.22" calcext:value-type="float">
            <text:p>445.22</text:p>
          </table:table-cell>
          <table:table-cell office:value-type="float" office:value="18.666" calcext:value-type="float">
            <text:p>18.666</text:p>
          </table:table-cell>
          <table:table-cell/>
          <table:table-cell table:formula="of:=[.L50]+1000/240" office:value-type="float" office:value="200" calcext:value-type="float">
            <text:p>200</text:p>
          </table:table-cell>
          <table:table-cell office:value-type="float" office:value="5.14" calcext:value-type="float">
            <text:p>5.14</text:p>
          </table:table-cell>
          <table:table-cell office:value-type="float" office:value="211.32" calcext:value-type="float">
            <text:p>211.32</text:p>
          </table:table-cell>
          <table:table-cell office:value-type="float" office:value="11.269" calcext:value-type="float">
            <text:p>11.269</text:p>
          </table:table-cell>
        </table:table-row>
        <table:table-row table:style-name="ro1">
          <table:table-cell table:number-columns-repeated="6"/>
          <table:table-cell table:formula="of:=[.G51]+(1000/120)" office:value-type="float" office:value="408.333333333333" calcext:value-type="float">
            <text:p>408.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443.68" calcext:value-type="float">
            <text:p>443.68</text:p>
          </table:table-cell>
          <table:table-cell office:value-type="float" office:value="19.055" calcext:value-type="float">
            <text:p>19.055</text:p>
          </table:table-cell>
          <table:table-cell/>
          <table:table-cell table:formula="of:=[.L51]+1000/240" office:value-type="float" office:value="204.166666666667" calcext:value-type="float">
            <text:p>204.1666666667</text:p>
          </table:table-cell>
          <table:table-cell office:value-type="float" office:value="5.05" calcext:value-type="float">
            <text:p>5.05</text:p>
          </table:table-cell>
          <table:table-cell office:value-type="float" office:value="214.18" calcext:value-type="float">
            <text:p>214.18</text:p>
          </table:table-cell>
          <table:table-cell office:value-type="float" office:value="11.459" calcext:value-type="float">
            <text:p>11.459</text:p>
          </table:table-cell>
        </table:table-row>
        <table:table-row table:style-name="ro1">
          <table:table-cell table:number-columns-repeated="6"/>
          <table:table-cell table:formula="of:=[.G52]+(1000/120)" office:value-type="float" office:value="416.666666666666" calcext:value-type="float">
            <text:p>416.6666666667</text:p>
          </table:table-cell>
          <table:table-cell office:value-type="float" office:value="12.25" calcext:value-type="float">
            <text:p>12.25</text:p>
          </table:table-cell>
          <table:table-cell office:value-type="float" office:value="442.58" calcext:value-type="float">
            <text:p>442.58</text:p>
          </table:table-cell>
          <table:table-cell office:value-type="float" office:value="19.43" calcext:value-type="float">
            <text:p>19.43</text:p>
          </table:table-cell>
          <table:table-cell/>
          <table:table-cell table:formula="of:=[.L52]+1000/240" office:value-type="float" office:value="208.333333333333" calcext:value-type="float">
            <text:p>208.3333333333</text:p>
          </table:table-cell>
          <table:table-cell office:value-type="float" office:value="4.75" calcext:value-type="float">
            <text:p>4.75</text:p>
          </table:table-cell>
          <table:table-cell office:value-type="float" office:value="217.92" calcext:value-type="float">
            <text:p>217.92</text:p>
          </table:table-cell>
          <table:table-cell office:value-type="float" office:value="11.718" calcext:value-type="float">
            <text:p>11.718</text:p>
          </table:table-cell>
        </table:table-row>
        <table:table-row table:style-name="ro1">
          <table:table-cell table:number-columns-repeated="6"/>
          <table:table-cell table:formula="of:=[.G53]+(1000/120)" office:value-type="float" office:value="425" calcext:value-type="float">
            <text:p>425</text:p>
          </table:table-cell>
          <table:table-cell office:value-type="float" office:value="14.32" calcext:value-type="float">
            <text:p>14.32</text:p>
          </table:table-cell>
          <table:table-cell office:value-type="float" office:value="443.02" calcext:value-type="float">
            <text:p>443.02</text:p>
          </table:table-cell>
          <table:table-cell office:value-type="float" office:value="19.504" calcext:value-type="float">
            <text:p>19.504</text:p>
          </table:table-cell>
          <table:table-cell/>
          <table:table-cell table:formula="of:=[.L53]+1000/240" office:value-type="float" office:value="212.5" calcext:value-type="float">
            <text:p>212.5</text:p>
          </table:table-cell>
          <table:table-cell office:value-type="float" office:value="4.63" calcext:value-type="float">
            <text:p>4.63</text:p>
          </table:table-cell>
          <table:table-cell office:value-type="float" office:value="217.64" calcext:value-type="float">
            <text:p>217.64</text:p>
          </table:table-cell>
          <table:table-cell office:value-type="float" office:value="11.667" calcext:value-type="float">
            <text:p>11.667</text:p>
          </table:table-cell>
        </table:table-row>
        <table:table-row table:style-name="ro1">
          <table:table-cell table:number-columns-repeated="6"/>
          <table:table-cell table:formula="of:=[.G54]+(1000/120)" office:value-type="float" office:value="433.333333333333" calcext:value-type="float">
            <text:p>433.3333333333</text:p>
          </table:table-cell>
          <table:table-cell office:value-type="float" office:value="17.08" calcext:value-type="float">
            <text:p>17.08</text:p>
          </table:table-cell>
          <table:table-cell office:value-type="float" office:value="443.79" calcext:value-type="float">
            <text:p>443.79</text:p>
          </table:table-cell>
          <table:table-cell office:value-type="float" office:value="19.481" calcext:value-type="float">
            <text:p>19.481</text:p>
          </table:table-cell>
          <table:table-cell/>
          <table:table-cell table:formula="of:=[.L54]+1000/240" office:value-type="float" office:value="216.666666666667" calcext:value-type="float">
            <text:p>216.6666666667</text:p>
          </table:table-cell>
          <table:table-cell office:value-type="float" office:value="4.56" calcext:value-type="float">
            <text:p>4.56</text:p>
          </table:table-cell>
          <table:table-cell office:value-type="float" office:value="218.29" calcext:value-type="float">
            <text:p>218.29</text:p>
          </table:table-cell>
          <table:table-cell office:value-type="float" office:value="11.729" calcext:value-type="float">
            <text:p>11.729</text:p>
          </table:table-cell>
        </table:table-row>
        <table:table-row table:style-name="ro1">
          <table:table-cell table:number-columns-repeated="6"/>
          <table:table-cell table:formula="of:=[.G55]+(1000/120)" office:value-type="float" office:value="441.666666666666" calcext:value-type="float">
            <text:p>441.6666666667</text:p>
          </table:table-cell>
          <table:table-cell office:value-type="float" office:value="19.76" calcext:value-type="float">
            <text:p>19.76</text:p>
          </table:table-cell>
          <table:table-cell office:value-type="float" office:value="446.3" calcext:value-type="float">
            <text:p>446.3</text:p>
          </table:table-cell>
          <table:table-cell office:value-type="float" office:value="19.431" calcext:value-type="float">
            <text:p>19.431</text:p>
          </table:table-cell>
          <table:table-cell/>
          <table:table-cell table:formula="of:=[.L55]+1000/240" office:value-type="float" office:value="220.833333333333" calcext:value-type="float">
            <text:p>220.8333333333</text:p>
          </table:table-cell>
          <table:table-cell office:value-type="float" office:value="4.48" calcext:value-type="float">
            <text:p>4.48</text:p>
          </table:table-cell>
          <table:table-cell office:value-type="float" office:value="216.14" calcext:value-type="float">
            <text:p>216.14</text:p>
          </table:table-cell>
          <table:table-cell office:value-type="float" office:value="11.458" calcext:value-type="float">
            <text:p>11.458</text:p>
          </table:table-cell>
        </table:table-row>
        <table:table-row table:style-name="ro1">
          <table:table-cell table:number-columns-repeated="6"/>
          <table:table-cell table:formula="of:=[.G56]+(1000/120)" office:value-type="float" office:value="450" calcext:value-type="float">
            <text:p>450</text:p>
          </table:table-cell>
          <table:table-cell office:value-type="float" office:value="21.63" calcext:value-type="float">
            <text:p>21.63</text:p>
          </table:table-cell>
          <table:table-cell office:value-type="float" office:value="447.15" calcext:value-type="float">
            <text:p>447.15</text:p>
          </table:table-cell>
          <table:table-cell office:value-type="float" office:value="19.382" calcext:value-type="float">
            <text:p>19.382</text:p>
          </table:table-cell>
          <table:table-cell/>
          <table:table-cell table:formula="of:=[.L56]+1000/240" office:value-type="float" office:value="225" calcext:value-type="float">
            <text:p>225</text:p>
          </table:table-cell>
          <table:table-cell office:value-type="float" office:value="4.35" calcext:value-type="float">
            <text:p>4.35</text:p>
          </table:table-cell>
          <table:table-cell office:value-type="float" office:value="216" calcext:value-type="float">
            <text:p>216</text:p>
          </table:table-cell>
          <table:table-cell office:value-type="float" office:value="11.414" calcext:value-type="float">
            <text:p>11.414</text:p>
          </table:table-cell>
        </table:table-row>
        <table:table-row table:style-name="ro1">
          <table:table-cell table:number-columns-repeated="6"/>
          <table:table-cell table:formula="of:=[.G57]+(1000/120)" office:value-type="float" office:value="458.333333333333" calcext:value-type="float">
            <text:p>458.3333333333</text:p>
          </table:table-cell>
          <table:table-cell office:value-type="float" office:value="22.51" calcext:value-type="float">
            <text:p>22.51</text:p>
          </table:table-cell>
          <table:table-cell office:value-type="float" office:value="447.1" calcext:value-type="float">
            <text:p>447.1</text:p>
          </table:table-cell>
          <table:table-cell office:value-type="float" office:value="19.132" calcext:value-type="float">
            <text:p>19.132</text:p>
          </table:table-cell>
          <table:table-cell/>
          <table:table-cell table:formula="of:=[.L57]+1000/240" office:value-type="float" office:value="229.166666666666" calcext:value-type="float">
            <text:p>229.1666666667</text:p>
          </table:table-cell>
          <table:table-cell office:value-type="float" office:value="4.23" calcext:value-type="float">
            <text:p>4.23</text:p>
          </table:table-cell>
          <table:table-cell office:value-type="float" office:value="212.53" calcext:value-type="float">
            <text:p>212.53</text:p>
          </table:table-cell>
          <table:table-cell office:value-type="float" office:value="11.021" calcext:value-type="float">
            <text:p>11.021</text:p>
          </table:table-cell>
        </table:table-row>
        <table:table-row table:style-name="ro1">
          <table:table-cell table:number-columns-repeated="6"/>
          <table:table-cell table:formula="of:=[.G58]+(1000/120)" office:value-type="float" office:value="466.666666666666" calcext:value-type="float">
            <text:p>466.6666666667</text:p>
          </table:table-cell>
          <table:table-cell office:value-type="float" office:value="22.21" calcext:value-type="float">
            <text:p>22.21</text:p>
          </table:table-cell>
          <table:table-cell office:value-type="float" office:value="445.57" calcext:value-type="float">
            <text:p>445.57</text:p>
          </table:table-cell>
          <table:table-cell office:value-type="float" office:value="18.667" calcext:value-type="float">
            <text:p>18.667</text:p>
          </table:table-cell>
          <table:table-cell/>
          <table:table-cell table:formula="of:=[.L58]+1000/240" office:value-type="float" office:value="233.333333333333" calcext:value-type="float">
            <text:p>233.3333333333</text:p>
          </table:table-cell>
          <table:table-cell office:value-type="float" office:value="4.24" calcext:value-type="float">
            <text:p>4.24</text:p>
          </table:table-cell>
          <table:table-cell office:value-type="float" office:value="211.69" calcext:value-type="float">
            <text:p>211.69</text:p>
          </table:table-cell>
          <table:table-cell office:value-type="float" office:value="10.931" calcext:value-type="float">
            <text:p>10.931</text:p>
          </table:table-cell>
        </table:table-row>
        <table:table-row table:style-name="ro1">
          <table:table-cell table:number-columns-repeated="6"/>
          <table:table-cell table:formula="of:=[.G59]+(1000/120)" office:value-type="float" office:value="475" calcext:value-type="float">
            <text:p>475</text:p>
          </table:table-cell>
          <table:table-cell office:value-type="float" office:value="20.6" calcext:value-type="float">
            <text:p>20.6</text:p>
          </table:table-cell>
          <table:table-cell office:value-type="float" office:value="442.96" calcext:value-type="float">
            <text:p>442.96</text:p>
          </table:table-cell>
          <table:table-cell office:value-type="float" office:value="18.156" calcext:value-type="float">
            <text:p>18.156</text:p>
          </table:table-cell>
          <table:table-cell/>
          <table:table-cell table:formula="of:=[.L59]+1000/240" office:value-type="float" office:value="237.5" calcext:value-type="float">
            <text:p>237.5</text:p>
          </table:table-cell>
          <table:table-cell office:value-type="float" office:value="4.07" calcext:value-type="float">
            <text:p>4.07</text:p>
          </table:table-cell>
          <table:table-cell office:value-type="float" office:value="207.56" calcext:value-type="float">
            <text:p>207.56</text:p>
          </table:table-cell>
          <table:table-cell office:value-type="float" office:value="10.582" calcext:value-type="float">
            <text:p>10.582</text:p>
          </table:table-cell>
        </table:table-row>
        <table:table-row table:style-name="ro1">
          <table:table-cell table:number-columns-repeated="6"/>
          <table:table-cell table:formula="of:=[.G60]+(1000/120)" office:value-type="float" office:value="483.333333333333" calcext:value-type="float">
            <text:p>483.3333333333</text:p>
          </table:table-cell>
          <table:table-cell office:value-type="float" office:value="18.06" calcext:value-type="float">
            <text:p>18.06</text:p>
          </table:table-cell>
          <table:table-cell office:value-type="float" office:value="438.84" calcext:value-type="float">
            <text:p>438.84</text:p>
          </table:table-cell>
          <table:table-cell office:value-type="float" office:value="17.525" calcext:value-type="float">
            <text:p>17.525</text:p>
          </table:table-cell>
          <table:table-cell/>
          <table:table-cell table:formula="of:=[.L60]+1000/240" office:value-type="float" office:value="241.666666666666" calcext:value-type="float">
            <text:p>241.6666666667</text:p>
          </table:table-cell>
          <table:table-cell office:value-type="float" office:value="4.18" calcext:value-type="float">
            <text:p>4.18</text:p>
          </table:table-cell>
          <table:table-cell office:value-type="float" office:value="206.86" calcext:value-type="float">
            <text:p>206.86</text:p>
          </table:table-cell>
          <table:table-cell office:value-type="float" office:value="10.476" calcext:value-type="float">
            <text:p>10.476</text:p>
          </table:table-cell>
        </table:table-row>
        <table:table-row table:style-name="ro1">
          <table:table-cell table:number-columns-repeated="6"/>
          <table:table-cell table:formula="of:=[.G61]+(1000/120)" office:value-type="float" office:value="491.666666666666" calcext:value-type="float">
            <text:p>491.6666666667</text:p>
          </table:table-cell>
          <table:table-cell office:value-type="float" office:value="15.41" calcext:value-type="float">
            <text:p>15.41</text:p>
          </table:table-cell>
          <table:table-cell office:value-type="float" office:value="437.17" calcext:value-type="float">
            <text:p>437.17</text:p>
          </table:table-cell>
          <table:table-cell office:value-type="float" office:value="17.165" calcext:value-type="float">
            <text:p>17.165</text:p>
          </table:table-cell>
          <table:table-cell/>
          <table:table-cell table:formula="of:=[.L61]+1000/240" office:value-type="float" office:value="245.833333333333" calcext:value-type="float">
            <text:p>245.8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201.71" calcext:value-type="float">
            <text:p>201.71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table:number-columns-repeated="6"/>
          <table:table-cell table:formula="of:=[.G62]+(1000/120)" office:value-type="float" office:value="500" calcext:value-type="float">
            <text:p>500</text:p>
          </table:table-cell>
          <table:table-cell office:value-type="float" office:value="13.04" calcext:value-type="float">
            <text:p>13.04</text:p>
          </table:table-cell>
          <table:table-cell office:value-type="float" office:value="434.23" calcext:value-type="float">
            <text:p>434.23</text:p>
          </table:table-cell>
          <table:table-cell office:value-type="float" office:value="17.154" calcext:value-type="float">
            <text:p>17.154</text:p>
          </table:table-cell>
          <table:table-cell/>
          <table:table-cell table:formula="of:=[.L62]+1000/240" office:value-type="float" office:value="250" calcext:value-type="float">
            <text:p>250</text:p>
          </table:table-cell>
          <table:table-cell office:value-type="float" office:value="4.28" calcext:value-type="float">
            <text:p>4.28</text:p>
          </table:table-cell>
          <table:table-cell office:value-type="float" office:value="201.62" calcext:value-type="float">
            <text:p>201.62</text:p>
          </table:table-cell>
          <table:table-cell office:value-type="float" office:value="10.231" calcext:value-type="float">
            <text:p>10.231</text:p>
          </table:table-cell>
        </table:table-row>
        <table:table-row table:style-name="ro1">
          <table:table-cell table:number-columns-repeated="6"/>
          <table:table-cell table:formula="of:=[.G63]+(1000/120)" office:value-type="float" office:value="508.333333333333" calcext:value-type="float">
            <text:p>508.3333333333</text:p>
          </table:table-cell>
          <table:table-cell office:value-type="float" office:value="10.91" calcext:value-type="float">
            <text:p>10.91</text:p>
          </table:table-cell>
          <table:table-cell office:value-type="float" office:value="429.7" calcext:value-type="float">
            <text:p>429.7</text:p>
          </table:table-cell>
          <table:table-cell office:value-type="float" office:value="17.461" calcext:value-type="float">
            <text:p>17.461</text:p>
          </table:table-cell>
          <table:table-cell/>
          <table:table-cell table:formula="of:=[.L63]+1000/240" office:value-type="float" office:value="254.166666666666" calcext:value-type="float">
            <text:p>254.1666666667</text:p>
          </table:table-cell>
          <table:table-cell office:value-type="float" office:value="4.32" calcext:value-type="float">
            <text:p>4.32</text:p>
          </table:table-cell>
          <table:table-cell office:value-type="float" office:value="196.77" calcext:value-type="float">
            <text:p>196.77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table:number-columns-repeated="6"/>
          <table:table-cell table:formula="of:=[.G64]+(1000/120)" office:value-type="float" office:value="516.666666666666" calcext:value-type="float">
            <text:p>516.6666666667</text:p>
          </table:table-cell>
          <table:table-cell office:value-type="float" office:value="9.55" calcext:value-type="float">
            <text:p>9.55</text:p>
          </table:table-cell>
          <table:table-cell office:value-type="float" office:value="425.24" calcext:value-type="float">
            <text:p>425.24</text:p>
          </table:table-cell>
          <table:table-cell office:value-type="float" office:value="17.767" calcext:value-type="float">
            <text:p>17.767</text:p>
          </table:table-cell>
          <table:table-cell/>
          <table:table-cell table:formula="of:=[.L64]+1000/240" office:value-type="float" office:value="258.333333333333" calcext:value-type="float">
            <text:p>258.3333333333</text:p>
          </table:table-cell>
          <table:table-cell office:value-type="float" office:value="4.43" calcext:value-type="float">
            <text:p>4.43</text:p>
          </table:table-cell>
          <table:table-cell office:value-type="float" office:value="198.53" calcext:value-type="float">
            <text:p>198.53</text:p>
          </table:table-cell>
          <table:table-cell office:value-type="float" office:value="10.205" calcext:value-type="float">
            <text:p>10.205</text:p>
          </table:table-cell>
        </table:table-row>
        <table:table-row table:style-name="ro1">
          <table:table-cell table:number-columns-repeated="6"/>
          <table:table-cell table:formula="of:=[.G65]+(1000/120)" office:value-type="float" office:value="525" calcext:value-type="float">
            <text:p>525</text:p>
          </table:table-cell>
          <table:table-cell office:value-type="float" office:value="9.18" calcext:value-type="float">
            <text:p>9.18</text:p>
          </table:table-cell>
          <table:table-cell office:value-type="float" office:value="421.59" calcext:value-type="float">
            <text:p>421.59</text:p>
          </table:table-cell>
          <table:table-cell office:value-type="float" office:value="17.963" calcext:value-type="float">
            <text:p>17.963</text:p>
          </table:table-cell>
          <table:table-cell/>
          <table:table-cell table:formula="of:=[.L65]+1000/240" office:value-type="float" office:value="262.5" calcext:value-type="float">
            <text:p>262.5</text:p>
          </table:table-cell>
          <table:table-cell office:value-type="float" office:value="4.54" calcext:value-type="float">
            <text:p>4.54</text:p>
          </table:table-cell>
          <table:table-cell office:value-type="float" office:value="195.03" calcext:value-type="float">
            <text:p>195.03</text:p>
          </table:table-cell>
          <table:table-cell office:value-type="float" office:value="10.115" calcext:value-type="float">
            <text:p>10.115</text:p>
          </table:table-cell>
        </table:table-row>
        <table:table-row table:style-name="ro1">
          <table:table-cell table:number-columns-repeated="6"/>
          <table:table-cell table:formula="of:=[.G66]+(1000/120)" office:value-type="float" office:value="533.333333333333" calcext:value-type="float">
            <text:p>533.3333333333</text:p>
          </table:table-cell>
          <table:table-cell office:value-type="float" office:value="9.06" calcext:value-type="float">
            <text:p>9.06</text:p>
          </table:table-cell>
          <table:table-cell office:value-type="float" office:value="419.18" calcext:value-type="float">
            <text:p>419.18</text:p>
          </table:table-cell>
          <table:table-cell office:value-type="float" office:value="18.035" calcext:value-type="float">
            <text:p>18.035</text:p>
          </table:table-cell>
          <table:table-cell/>
          <table:table-cell table:formula="of:=[.L66]+1000/240" office:value-type="float" office:value="266.666666666666" calcext:value-type="float">
            <text:p>266.6666666667</text:p>
          </table:table-cell>
          <table:table-cell office:value-type="float" office:value="4.6" calcext:value-type="float">
            <text:p>4.6</text:p>
          </table:table-cell>
          <table:table-cell office:value-type="float" office:value="197.71" calcext:value-type="float">
            <text:p>197.71</text:p>
          </table:table-cell>
          <table:table-cell office:value-type="float" office:value="10.326" calcext:value-type="float">
            <text:p>10.326</text:p>
          </table:table-cell>
        </table:table-row>
        <table:table-row table:style-name="ro1">
          <table:table-cell table:number-columns-repeated="6"/>
          <table:table-cell table:formula="of:=[.G67]+(1000/120)" office:value-type="float" office:value="541.666666666666" calcext:value-type="float">
            <text:p>541.6666666667</text:p>
          </table:table-cell>
          <table:table-cell office:value-type="float" office:value="9.2" calcext:value-type="float">
            <text:p>9.2</text:p>
          </table:table-cell>
          <table:table-cell office:value-type="float" office:value="417.85" calcext:value-type="float">
            <text:p>417.85</text:p>
          </table:table-cell>
          <table:table-cell office:value-type="float" office:value="17.935" calcext:value-type="float">
            <text:p>17.935</text:p>
          </table:table-cell>
          <table:table-cell/>
          <table:table-cell table:formula="of:=[.L67]+1000/240" office:value-type="float" office:value="270.833333333333" calcext:value-type="float">
            <text:p>270.8333333333</text:p>
          </table:table-cell>
          <table:table-cell office:value-type="float" office:value="4.73" calcext:value-type="float">
            <text:p>4.73</text:p>
          </table:table-cell>
          <table:table-cell office:value-type="float" office:value="194.83" calcext:value-type="float">
            <text:p>194.83</text:p>
          </table:table-cell>
          <table:table-cell office:value-type="float" office:value="10.292" calcext:value-type="float">
            <text:p>10.292</text:p>
          </table:table-cell>
        </table:table-row>
        <table:table-row table:style-name="ro1">
          <table:table-cell table:number-columns-repeated="6"/>
          <table:table-cell table:formula="of:=[.G68]+(1000/120)" office:value-type="float" office:value="550" calcext:value-type="float">
            <text:p>550</text:p>
          </table:table-cell>
          <table:table-cell office:value-type="float" office:value="10.15" calcext:value-type="float">
            <text:p>10.15</text:p>
          </table:table-cell>
          <table:table-cell office:value-type="float" office:value="415.94" calcext:value-type="float">
            <text:p>415.94</text:p>
          </table:table-cell>
          <table:table-cell office:value-type="float" office:value="17.679" calcext:value-type="float">
            <text:p>17.679</text:p>
          </table:table-cell>
          <table:table-cell/>
          <table:table-cell table:formula="of:=[.L68]+1000/240" office:value-type="float" office:value="275" calcext:value-type="float">
            <text:p>275</text:p>
          </table:table-cell>
          <table:table-cell office:value-type="float" office:value="4.84" calcext:value-type="float">
            <text:p>4.84</text:p>
          </table:table-cell>
          <table:table-cell office:value-type="float" office:value="197.4" calcext:value-type="float">
            <text:p>197.4</text:p>
          </table:table-cell>
          <table:table-cell office:value-type="float" office:value="10.522" calcext:value-type="float">
            <text:p>10.522</text:p>
          </table:table-cell>
        </table:table-row>
        <table:table-row table:style-name="ro1">
          <table:table-cell table:number-columns-repeated="6"/>
          <table:table-cell table:formula="of:=[.G69]+(1000/120)" office:value-type="float" office:value="558.333333333333" calcext:value-type="float">
            <text:p>558.3333333333</text:p>
          </table:table-cell>
          <table:table-cell office:value-type="float" office:value="11.61" calcext:value-type="float">
            <text:p>11.61</text:p>
          </table:table-cell>
          <table:table-cell office:value-type="float" office:value="414.68" calcext:value-type="float">
            <text:p>414.68</text:p>
          </table:table-cell>
          <table:table-cell office:value-type="float" office:value="17.19" calcext:value-type="float">
            <text:p>17.19</text:p>
          </table:table-cell>
          <table:table-cell/>
          <table:table-cell table:formula="of:=[.L69]+1000/240" office:value-type="float" office:value="279.166666666667" calcext:value-type="float">
            <text:p>279.1666666667</text:p>
          </table:table-cell>
          <table:table-cell office:value-type="float" office:value="4.98" calcext:value-type="float">
            <text:p>4.98</text:p>
          </table:table-cell>
          <table:table-cell office:value-type="float" office:value="192.82" calcext:value-type="float">
            <text:p>192.82</text:p>
          </table:table-cell>
          <table:table-cell office:value-type="float" office:value="10.451" calcext:value-type="float">
            <text:p>10.451</text:p>
          </table:table-cell>
        </table:table-row>
        <table:table-row table:style-name="ro1">
          <table:table-cell table:number-columns-repeated="6"/>
          <table:table-cell table:formula="of:=[.G70]+(1000/120)" office:value-type="float" office:value="566.666666666666" calcext:value-type="float">
            <text:p>566.6666666667</text:p>
          </table:table-cell>
          <table:table-cell office:value-type="float" office:value="12.94" calcext:value-type="float">
            <text:p>12.94</text:p>
          </table:table-cell>
          <table:table-cell office:value-type="float" office:value="412.27" calcext:value-type="float">
            <text:p>412.27</text:p>
          </table:table-cell>
          <table:table-cell office:value-type="float" office:value="16.561" calcext:value-type="float">
            <text:p>16.561</text:p>
          </table:table-cell>
          <table:table-cell/>
          <table:table-cell table:formula="of:=[.L70]+1000/240" office:value-type="float" office:value="283.333333333333" calcext:value-type="float">
            <text:p>283.3333333333</text:p>
          </table:table-cell>
          <table:table-cell office:value-type="float" office:value="5.19" calcext:value-type="float">
            <text:p>5.19</text:p>
          </table:table-cell>
          <table:table-cell office:value-type="float" office:value="193.35" calcext:value-type="float">
            <text:p>193.35</text:p>
          </table:table-cell>
          <table:table-cell office:value-type="float" office:value="10.709" calcext:value-type="float">
            <text:p>10.709</text:p>
          </table:table-cell>
        </table:table-row>
        <table:table-row table:style-name="ro1">
          <table:table-cell table:number-columns-repeated="6"/>
          <table:table-cell table:formula="of:=[.G71]+(1000/120)" office:value-type="float" office:value="575" calcext:value-type="float">
            <text:p>575</text:p>
          </table:table-cell>
          <table:table-cell office:value-type="float" office:value="14.32" calcext:value-type="float">
            <text:p>14.32</text:p>
          </table:table-cell>
          <table:table-cell office:value-type="float" office:value="410.48" calcext:value-type="float">
            <text:p>410.48</text:p>
          </table:table-cell>
          <table:table-cell office:value-type="float" office:value="15.673" calcext:value-type="float">
            <text:p>15.673</text:p>
          </table:table-cell>
          <table:table-cell/>
          <table:table-cell table:formula="of:=[.L71]+1000/240" office:value-type="float" office:value="287.5" calcext:value-type="float">
            <text:p>287.5</text:p>
          </table:table-cell>
          <table:table-cell office:value-type="float" office:value="5.43" calcext:value-type="float">
            <text:p>5.43</text:p>
          </table:table-cell>
          <table:table-cell office:value-type="float" office:value="189.12" calcext:value-type="float">
            <text:p>189.12</text:p>
          </table:table-cell>
          <table:table-cell office:value-type="float" office:value="10.616" calcext:value-type="float">
            <text:p>10.616</text:p>
          </table:table-cell>
        </table:table-row>
        <table:table-row table:style-name="ro1">
          <table:table-cell table:number-columns-repeated="6"/>
          <table:table-cell table:formula="of:=[.G72]+(1000/120)" office:value-type="float" office:value="583.333333333333" calcext:value-type="float">
            <text:p>583.3333333333</text:p>
          </table:table-cell>
          <table:table-cell office:value-type="float" office:value="15.18" calcext:value-type="float">
            <text:p>15.18</text:p>
          </table:table-cell>
          <table:table-cell office:value-type="float" office:value="406.95" calcext:value-type="float">
            <text:p>406.95</text:p>
          </table:table-cell>
          <table:table-cell office:value-type="float" office:value="14.683" calcext:value-type="float">
            <text:p>14.683</text:p>
          </table:table-cell>
          <table:table-cell/>
          <table:table-cell table:formula="of:=[.L72]+1000/240" office:value-type="float" office:value="291.666666666667" calcext:value-type="float">
            <text:p>291.6666666667</text:p>
          </table:table-cell>
          <table:table-cell office:value-type="float" office:value="5.69" calcext:value-type="float">
            <text:p>5.69</text:p>
          </table:table-cell>
          <table:table-cell office:value-type="float" office:value="190.93" calcext:value-type="float">
            <text:p>190.93</text:p>
          </table:table-cell>
          <table:table-cell office:value-type="float" office:value="10.898" calcext:value-type="float">
            <text:p>10.898</text:p>
          </table:table-cell>
        </table:table-row>
        <table:table-row table:style-name="ro1">
          <table:table-cell table:number-columns-repeated="6"/>
          <table:table-cell table:formula="of:=[.G73]+(1000/120)" office:value-type="float" office:value="591.666666666667" calcext:value-type="float">
            <text:p>591.6666666667</text:p>
          </table:table-cell>
          <table:table-cell office:value-type="float" office:value="14.75" calcext:value-type="float">
            <text:p>14.75</text:p>
          </table:table-cell>
          <table:table-cell office:value-type="float" office:value="401.08" calcext:value-type="float">
            <text:p>401.08</text:p>
          </table:table-cell>
          <table:table-cell office:value-type="float" office:value="13.822" calcext:value-type="float">
            <text:p>13.822</text:p>
          </table:table-cell>
          <table:table-cell/>
          <table:table-cell table:formula="of:=[.L73]+1000/240" office:value-type="float" office:value="295.833333333333" calcext:value-type="float">
            <text:p>295.8333333333</text:p>
          </table:table-cell>
          <table:table-cell office:value-type="float" office:value="6.03" calcext:value-type="float">
            <text:p>6.03</text:p>
          </table:table-cell>
          <table:table-cell office:value-type="float" office:value="190.58" calcext:value-type="float">
            <text:p>190.58</text:p>
          </table:table-cell>
          <table:table-cell office:value-type="float" office:value="10.887" calcext:value-type="float">
            <text:p>10.887</text:p>
          </table:table-cell>
        </table:table-row>
        <table:table-row table:style-name="ro1">
          <table:table-cell table:number-columns-repeated="6"/>
          <table:table-cell table:formula="of:=[.G74]+(1000/120)" office:value-type="float" office:value="600" calcext:value-type="float">
            <text:p>600</text:p>
          </table:table-cell>
          <table:table-cell office:value-type="float" office:value="13.3" calcext:value-type="float">
            <text:p>13.3</text:p>
          </table:table-cell>
          <table:table-cell office:value-type="float" office:value="395.61" calcext:value-type="float">
            <text:p>395.61</text:p>
          </table:table-cell>
          <table:table-cell office:value-type="float" office:value="13.216" calcext:value-type="float">
            <text:p>13.216</text:p>
          </table:table-cell>
          <table:table-cell/>
          <table:table-cell table:formula="of:=[.L74]+1000/240" office:value-type="float" office:value="300" calcext:value-type="float">
            <text:p>300</text:p>
          </table:table-cell>
          <table:table-cell office:value-type="float" office:value="6.23" calcext:value-type="float">
            <text:p>6.23</text:p>
          </table:table-cell>
          <table:table-cell office:value-type="float" office:value="197.58" calcext:value-type="float">
            <text:p>197.58</text:p>
          </table:table-cell>
          <table:table-cell office:value-type="float" office:value="11.154" calcext:value-type="float">
            <text:p>11.154</text:p>
          </table:table-cell>
        </table:table-row>
        <table:table-row table:style-name="ro1">
          <table:table-cell table:number-columns-repeated="6"/>
          <table:table-cell table:formula="of:=[.G75]+(1000/120)" office:value-type="float" office:value="608.333333333333" calcext:value-type="float">
            <text:p>608.3333333333</text:p>
          </table:table-cell>
          <table:table-cell office:value-type="float" office:value="10.88" calcext:value-type="float">
            <text:p>10.88</text:p>
          </table:table-cell>
          <table:table-cell office:value-type="float" office:value="389.78" calcext:value-type="float">
            <text:p>389.78</text:p>
          </table:table-cell>
          <table:table-cell office:value-type="float" office:value="12.802" calcext:value-type="float">
            <text:p>12.802</text:p>
          </table:table-cell>
          <table:table-cell/>
          <table:table-cell table:formula="of:=[.L75]+1000/240" office:value-type="float" office:value="304.166666666667" calcext:value-type="float">
            <text:p>304.1666666667</text:p>
          </table:table-cell>
          <table:table-cell office:value-type="float" office:value="6.32" calcext:value-type="float">
            <text:p>6.32</text:p>
          </table:table-cell>
          <table:table-cell office:value-type="float" office:value="198.71" calcext:value-type="float">
            <text:p>198.71</text:p>
          </table:table-cell>
          <table:table-cell office:value-type="float" office:value="11.158" calcext:value-type="float">
            <text:p>11.158</text:p>
          </table:table-cell>
        </table:table-row>
        <table:table-row table:style-name="ro1">
          <table:table-cell table:number-columns-repeated="6"/>
          <table:table-cell table:formula="of:=[.G76]+(1000/120)" office:value-type="float" office:value="616.666666666667" calcext:value-type="float">
            <text:p>616.6666666667</text:p>
          </table:table-cell>
          <table:table-cell office:value-type="float" office:value="9.33" calcext:value-type="float">
            <text:p>9.33</text:p>
          </table:table-cell>
          <table:table-cell office:value-type="float" office:value="387.6" calcext:value-type="float">
            <text:p>387.6</text:p>
          </table:table-cell>
          <table:table-cell office:value-type="float" office:value="12.584" calcext:value-type="float">
            <text:p>12.584</text:p>
          </table:table-cell>
          <table:table-cell/>
          <table:table-cell table:formula="of:=[.L76]+1000/240" office:value-type="float" office:value="308.333333333333" calcext:value-type="float">
            <text:p>308.3333333333</text:p>
          </table:table-cell>
          <table:table-cell office:value-type="float" office:value="6.53" calcext:value-type="float">
            <text:p>6.53</text:p>
          </table:table-cell>
          <table:table-cell office:value-type="float" office:value="204.29" calcext:value-type="float">
            <text:p>204.29</text:p>
          </table:table-cell>
          <table:table-cell office:value-type="float" office:value="11.364" calcext:value-type="float">
            <text:p>11.364</text:p>
          </table:table-cell>
        </table:table-row>
        <table:table-row table:style-name="ro1">
          <table:table-cell table:number-columns-repeated="6"/>
          <table:table-cell table:formula="of:=[.G77]+(1000/120)" office:value-type="float" office:value="625" calcext:value-type="float">
            <text:p>625</text:p>
          </table:table-cell>
          <table:table-cell office:value-type="float" office:value="8.28" calcext:value-type="float">
            <text:p>8.28</text:p>
          </table:table-cell>
          <table:table-cell office:value-type="float" office:value="388.93" calcext:value-type="float">
            <text:p>388.93</text:p>
          </table:table-cell>
          <table:table-cell office:value-type="float" office:value="12.594" calcext:value-type="float">
            <text:p>12.594</text:p>
          </table:table-cell>
          <table:table-cell/>
          <table:table-cell table:formula="of:=[.L77]+1000/240" office:value-type="float" office:value="312.5" calcext:value-type="float">
            <text:p>312.5</text:p>
          </table:table-cell>
          <table:table-cell office:value-type="float" office:value="6.49" calcext:value-type="float">
            <text:p>6.49</text:p>
          </table:table-cell>
          <table:table-cell office:value-type="float" office:value="203.27" calcext:value-type="float">
            <text:p>203.27</text:p>
          </table:table-cell>
          <table:table-cell office:value-type="float" office:value="11.117" calcext:value-type="float">
            <text:p>11.117</text:p>
          </table:table-cell>
        </table:table-row>
        <table:table-row table:style-name="ro1">
          <table:table-cell table:number-columns-repeated="6"/>
          <table:table-cell table:formula="of:=[.G78]+(1000/120)" office:value-type="float" office:value="633.333333333333" calcext:value-type="float">
            <text:p>633.3333333333</text:p>
          </table:table-cell>
          <table:table-cell office:value-type="float" office:value="7.85" calcext:value-type="float">
            <text:p>7.85</text:p>
          </table:table-cell>
          <table:table-cell office:value-type="float" office:value="391.52" calcext:value-type="float">
            <text:p>391.52</text:p>
          </table:table-cell>
          <table:table-cell office:value-type="float" office:value="12.769" calcext:value-type="float">
            <text:p>12.769</text:p>
          </table:table-cell>
          <table:table-cell/>
          <table:table-cell table:formula="of:=[.L78]+1000/240" office:value-type="float" office:value="316.666666666667" calcext:value-type="float">
            <text:p>316.6666666667</text:p>
          </table:table-cell>
          <table:table-cell office:value-type="float" office:value="6.45" calcext:value-type="float">
            <text:p>6.45</text:p>
          </table:table-cell>
          <table:table-cell office:value-type="float" office:value="206.31" calcext:value-type="float">
            <text:p>206.31</text:p>
          </table:table-cell>
          <table:table-cell office:value-type="float" office:value="11.206" calcext:value-type="float">
            <text:p>11.206</text:p>
          </table:table-cell>
        </table:table-row>
        <table:table-row table:style-name="ro1">
          <table:table-cell table:number-columns-repeated="6"/>
          <table:table-cell table:formula="of:=[.G79]+(1000/120)" office:value-type="float" office:value="641.666666666667" calcext:value-type="float">
            <text:p>641.6666666667</text:p>
          </table:table-cell>
          <table:table-cell office:value-type="float" office:value="7.58" calcext:value-type="float">
            <text:p>7.58</text:p>
          </table:table-cell>
          <table:table-cell office:value-type="float" office:value="395.78" calcext:value-type="float">
            <text:p>395.78</text:p>
          </table:table-cell>
          <table:table-cell office:value-type="float" office:value="13.087" calcext:value-type="float">
            <text:p>13.087</text:p>
          </table:table-cell>
          <table:table-cell/>
          <table:table-cell table:formula="of:=[.L79]+1000/240" office:value-type="float" office:value="320.833333333333" calcext:value-type="float">
            <text:p>320.8333333333</text:p>
          </table:table-cell>
          <table:table-cell office:value-type="float" office:value="6.48" calcext:value-type="float">
            <text:p>6.48</text:p>
          </table:table-cell>
          <table:table-cell office:value-type="float" office:value="206.19" calcext:value-type="float">
            <text:p>206.19</text:p>
          </table:table-cell>
          <table:table-cell office:value-type="float" office:value="11.043" calcext:value-type="float">
            <text:p>11.043</text:p>
          </table:table-cell>
        </table:table-row>
        <table:table-row table:style-name="ro1">
          <table:table-cell table:number-columns-repeated="6"/>
          <table:table-cell table:formula="of:=[.G80]+(1000/120)" office:value-type="float" office:value="650" calcext:value-type="float">
            <text:p>650</text:p>
          </table:table-cell>
          <table:table-cell office:value-type="float" office:value="7.58" calcext:value-type="float">
            <text:p>7.58</text:p>
          </table:table-cell>
          <table:table-cell office:value-type="float" office:value="398.49" calcext:value-type="float">
            <text:p>398.49</text:p>
          </table:table-cell>
          <table:table-cell office:value-type="float" office:value="13.34" calcext:value-type="float">
            <text:p>13.34</text:p>
          </table:table-cell>
          <table:table-cell/>
          <table:table-cell table:formula="of:=[.L80]+1000/240" office:value-type="float" office:value="325" calcext:value-type="float">
            <text:p>325</text:p>
          </table:table-cell>
          <table:table-cell office:value-type="float" office:value="6.35" calcext:value-type="float">
            <text:p>6.35</text:p>
          </table:table-cell>
          <table:table-cell office:value-type="float" office:value="211.24" calcext:value-type="float">
            <text:p>211.24</text:p>
          </table:table-cell>
          <table:table-cell office:value-type="float" office:value="11.235" calcext:value-type="float">
            <text:p>11.235</text:p>
          </table:table-cell>
        </table:table-row>
        <table:table-row table:style-name="ro1">
          <table:table-cell table:number-columns-repeated="6"/>
          <table:table-cell table:formula="of:=[.G81]+(1000/120)" office:value-type="float" office:value="658.333333333334" calcext:value-type="float">
            <text:p>658.3333333333</text:p>
          </table:table-cell>
          <table:table-cell office:value-type="float" office:value="7.92" calcext:value-type="float">
            <text:p>7.92</text:p>
          </table:table-cell>
          <table:table-cell office:value-type="float" office:value="401.29" calcext:value-type="float">
            <text:p>401.29</text:p>
          </table:table-cell>
          <table:table-cell office:value-type="float" office:value="13.537" calcext:value-type="float">
            <text:p>13.537</text:p>
          </table:table-cell>
          <table:table-cell/>
          <table:table-cell table:formula="of:=[.L81]+1000/240" office:value-type="float" office:value="329.166666666667" calcext:value-type="float">
            <text:p>329.1666666667</text:p>
          </table:table-cell>
          <table:table-cell office:value-type="float" office:value="6.23" calcext:value-type="float">
            <text:p>6.23</text:p>
          </table:table-cell>
          <table:table-cell office:value-type="float" office:value="210.87" calcext:value-type="float">
            <text:p>210.87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6"/>
          <table:table-cell table:formula="of:=[.G82]+(1000/120)" office:value-type="float" office:value="666.666666666667" calcext:value-type="float">
            <text:p>666.6666666667</text:p>
          </table:table-cell>
          <table:table-cell office:value-type="float" office:value="8.85" calcext:value-type="float">
            <text:p>8.85</text:p>
          </table:table-cell>
          <table:table-cell office:value-type="float" office:value="402.88" calcext:value-type="float">
            <text:p>402.88</text:p>
          </table:table-cell>
          <table:table-cell office:value-type="float" office:value="13.742" calcext:value-type="float">
            <text:p>13.742</text:p>
          </table:table-cell>
          <table:table-cell/>
          <table:table-cell table:formula="of:=[.L82]+1000/240" office:value-type="float" office:value="333.333333333333" calcext:value-type="float">
            <text:p>333.3333333333</text:p>
          </table:table-cell>
          <table:table-cell office:value-type="float" office:value="6.03" calcext:value-type="float">
            <text:p>6.03</text:p>
          </table:table-cell>
          <table:table-cell office:value-type="float" office:value="215.2" calcext:value-type="float">
            <text:p>215.2</text:p>
          </table:table-cell>
          <table:table-cell office:value-type="float" office:value="11.227" calcext:value-type="float">
            <text:p>11.227</text:p>
          </table:table-cell>
        </table:table-row>
        <table:table-row table:style-name="ro1">
          <table:table-cell table:number-columns-repeated="6"/>
          <table:table-cell table:formula="of:=[.G83]+(1000/120)" office:value-type="float" office:value="675" calcext:value-type="float">
            <text:p>675</text:p>
          </table:table-cell>
          <table:table-cell office:value-type="float" office:value="10.23" calcext:value-type="float">
            <text:p>10.23</text:p>
          </table:table-cell>
          <table:table-cell office:value-type="float" office:value="404.31" calcext:value-type="float">
            <text:p>404.31</text:p>
          </table:table-cell>
          <table:table-cell office:value-type="float" office:value="14.037" calcext:value-type="float">
            <text:p>14.037</text:p>
          </table:table-cell>
          <table:table-cell/>
          <table:table-cell table:formula="of:=[.L83]+1000/240" office:value-type="float" office:value="337.5" calcext:value-type="float">
            <text:p>337.5</text:p>
          </table:table-cell>
          <table:table-cell office:value-type="float" office:value="5.71" calcext:value-type="float">
            <text:p>5.71</text:p>
          </table:table-cell>
          <table:table-cell office:value-type="float" office:value="215.26" calcext:value-type="float">
            <text:p>215.26</text:p>
          </table:table-cell>
          <table:table-cell office:value-type="float" office:value="11.073" calcext:value-type="float">
            <text:p>11.073</text:p>
          </table:table-cell>
        </table:table-row>
        <table:table-row table:style-name="ro1">
          <table:table-cell table:number-columns-repeated="6"/>
          <table:table-cell table:formula="of:=[.G84]+(1000/120)" office:value-type="float" office:value="683.333333333334" calcext:value-type="float">
            <text:p>683.3333333333</text:p>
          </table:table-cell>
          <table:table-cell office:value-type="float" office:value="11.59" calcext:value-type="float">
            <text:p>11.59</text:p>
          </table:table-cell>
          <table:table-cell office:value-type="float" office:value="404.3" calcext:value-type="float">
            <text:p>404.3</text:p>
          </table:table-cell>
          <table:table-cell office:value-type="float" office:value="14.499" calcext:value-type="float">
            <text:p>14.499</text:p>
          </table:table-cell>
          <table:table-cell/>
          <table:table-cell table:formula="of:=[.L84]+1000/240" office:value-type="float" office:value="341.666666666667" calcext:value-type="float">
            <text:p>341.6666666667</text:p>
          </table:table-cell>
          <table:table-cell office:value-type="float" office:value="5.19" calcext:value-type="float">
            <text:p>5.19</text:p>
          </table:table-cell>
          <table:table-cell office:value-type="float" office:value="219.55" calcext:value-type="float">
            <text:p>219.55</text:p>
          </table:table-cell>
          <table:table-cell office:value-type="float" office:value="11.193" calcext:value-type="float">
            <text:p>11.193</text:p>
          </table:table-cell>
        </table:table-row>
        <table:table-row table:style-name="ro1">
          <table:table-cell table:number-columns-repeated="6"/>
          <table:table-cell table:formula="of:=[.G85]+(1000/120)" office:value-type="float" office:value="691.666666666667" calcext:value-type="float">
            <text:p>691.6666666667</text:p>
          </table:table-cell>
          <table:table-cell office:value-type="float" office:value="12.34" calcext:value-type="float">
            <text:p>12.34</text:p>
          </table:table-cell>
          <table:table-cell office:value-type="float" office:value="405.54" calcext:value-type="float">
            <text:p>405.54</text:p>
          </table:table-cell>
          <table:table-cell office:value-type="float" office:value="15.061" calcext:value-type="float">
            <text:p>15.061</text:p>
          </table:table-cell>
          <table:table-cell/>
          <table:table-cell table:formula="of:=[.L85]+1000/240" office:value-type="float" office:value="345.833333333333" calcext:value-type="float">
            <text:p>345.8333333333</text:p>
          </table:table-cell>
          <table:table-cell office:value-type="float" office:value="4.83" calcext:value-type="float">
            <text:p>4.83</text:p>
          </table:table-cell>
          <table:table-cell office:value-type="float" office:value="219.35" calcext:value-type="float">
            <text:p>219.35</text:p>
          </table:table-cell>
          <table:table-cell office:value-type="float" office:value="11.022" calcext:value-type="float">
            <text:p>11.022</text:p>
          </table:table-cell>
        </table:table-row>
        <table:table-row table:style-name="ro1">
          <table:table-cell table:number-columns-repeated="6"/>
          <table:table-cell table:formula="of:=[.G86]+(1000/120)" office:value-type="float" office:value="700" calcext:value-type="float">
            <text:p>700</text:p>
          </table:table-cell>
          <table:table-cell office:value-type="float" office:value="12.56" calcext:value-type="float">
            <text:p>12.56</text:p>
          </table:table-cell>
          <table:table-cell office:value-type="float" office:value="406.86" calcext:value-type="float">
            <text:p>406.86</text:p>
          </table:table-cell>
          <table:table-cell office:value-type="float" office:value="15.584" calcext:value-type="float">
            <text:p>15.584</text:p>
          </table:table-cell>
          <table:table-cell/>
          <table:table-cell table:formula="of:=[.L86]+1000/240" office:value-type="float" office:value="350" calcext:value-type="float">
            <text:p>350</text:p>
          </table:table-cell>
          <table:table-cell office:value-type="float" office:value="4.49" calcext:value-type="float">
            <text:p>4.49</text:p>
          </table:table-cell>
          <table:table-cell office:value-type="float" office:value="223.65" calcext:value-type="float">
            <text:p>223.65</text:p>
          </table:table-cell>
          <table:table-cell office:value-type="float" office:value="11.193" calcext:value-type="float">
            <text:p>11.193</text:p>
          </table:table-cell>
        </table:table-row>
        <table:table-row table:style-name="ro1">
          <table:table-cell table:number-columns-repeated="6"/>
          <table:table-cell table:formula="of:=[.G87]+(1000/120)" office:value-type="float" office:value="708.333333333334" calcext:value-type="float">
            <text:p>708.3333333333</text:p>
          </table:table-cell>
          <table:table-cell office:value-type="float" office:value="12.39" calcext:value-type="float">
            <text:p>12.39</text:p>
          </table:table-cell>
          <table:table-cell office:value-type="float" office:value="409.09" calcext:value-type="float">
            <text:p>409.09</text:p>
          </table:table-cell>
          <table:table-cell office:value-type="float" office:value="15.944" calcext:value-type="float">
            <text:p>15.944</text:p>
          </table:table-cell>
          <table:table-cell/>
          <table:table-cell table:formula="of:=[.L87]+1000/240" office:value-type="float" office:value="354.166666666667" calcext:value-type="float">
            <text:p>354.1666666667</text:p>
          </table:table-cell>
          <table:table-cell office:value-type="float" office:value="4.28" calcext:value-type="float">
            <text:p>4.28</text:p>
          </table:table-cell>
          <table:table-cell office:value-type="float" office:value="224.4" calcext:value-type="float">
            <text:p>224.4</text:p>
          </table:table-cell>
          <table:table-cell office:value-type="float" office:value="11.092" calcext:value-type="float">
            <text:p>11.092</text:p>
          </table:table-cell>
        </table:table-row>
        <table:table-row table:style-name="ro1">
          <table:table-cell table:number-columns-repeated="6"/>
          <table:table-cell table:formula="of:=[.G88]+(1000/120)" office:value-type="float" office:value="716.666666666667" calcext:value-type="float">
            <text:p>716.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411.03" calcext:value-type="float">
            <text:p>411.03</text:p>
          </table:table-cell>
          <table:table-cell office:value-type="float" office:value="16.009" calcext:value-type="float">
            <text:p>16.009</text:p>
          </table:table-cell>
          <table:table-cell/>
          <table:table-cell table:formula="of:=[.L88]+1000/240" office:value-type="float" office:value="358.333333333334" calcext:value-type="float">
            <text:p>358.3333333333</text:p>
          </table:table-cell>
          <table:table-cell office:value-type="float" office:value="4.19" calcext:value-type="float">
            <text:p>4.19</text:p>
          </table:table-cell>
          <table:table-cell office:value-type="float" office:value="229.18" calcext:value-type="float">
            <text:p>229.18</text:p>
          </table:table-cell>
          <table:table-cell office:value-type="float" office:value="11.323" calcext:value-type="float">
            <text:p>11.323</text:p>
          </table:table-cell>
        </table:table-row>
        <table:table-row table:style-name="ro1">
          <table:table-cell table:number-columns-repeated="6"/>
          <table:table-cell table:formula="of:=[.G89]+(1000/120)" office:value-type="float" office:value="725" calcext:value-type="float">
            <text:p>725</text:p>
          </table:table-cell>
          <table:table-cell office:value-type="float" office:value="11.57" calcext:value-type="float">
            <text:p>11.57</text:p>
          </table:table-cell>
          <table:table-cell office:value-type="float" office:value="412.53" calcext:value-type="float">
            <text:p>412.53</text:p>
          </table:table-cell>
          <table:table-cell office:value-type="float" office:value="15.777" calcext:value-type="float">
            <text:p>15.777</text:p>
          </table:table-cell>
          <table:table-cell/>
          <table:table-cell table:formula="of:=[.L89]+1000/240" office:value-type="float" office:value="362.5" calcext:value-type="float">
            <text:p>362.5</text:p>
          </table:table-cell>
          <table:table-cell office:value-type="float" office:value="4.13" calcext:value-type="float">
            <text:p>4.13</text:p>
          </table:table-cell>
          <table:table-cell office:value-type="float" office:value="228.57" calcext:value-type="float">
            <text:p>228.57</text:p>
          </table:table-cell>
          <table:table-cell office:value-type="float" office:value="11.328" calcext:value-type="float">
            <text:p>11.328</text:p>
          </table:table-cell>
        </table:table-row>
        <table:table-row table:style-name="ro1">
          <table:table-cell table:number-columns-repeated="6"/>
          <table:table-cell table:formula="of:=[.G90]+(1000/120)" office:value-type="float" office:value="733.333333333334" calcext:value-type="float">
            <text:p>733.3333333333</text:p>
          </table:table-cell>
          <table:table-cell office:value-type="float" office:value="11.49" calcext:value-type="float">
            <text:p>11.49</text:p>
          </table:table-cell>
          <table:table-cell office:value-type="float" office:value="412.49" calcext:value-type="float">
            <text:p>412.49</text:p>
          </table:table-cell>
          <table:table-cell office:value-type="float" office:value="15.468" calcext:value-type="float">
            <text:p>15.468</text:p>
          </table:table-cell>
          <table:table-cell/>
          <table:table-cell table:formula="of:=[.L90]+1000/240" office:value-type="float" office:value="366.666666666667" calcext:value-type="float">
            <text:p>366.6666666667</text:p>
          </table:table-cell>
          <table:table-cell office:value-type="float" office:value="4.07" calcext:value-type="float">
            <text:p>4.07</text:p>
          </table:table-cell>
          <table:table-cell office:value-type="float" office:value="232.12" calcext:value-type="float">
            <text:p>232.12</text:p>
          </table:table-cell>
          <table:table-cell office:value-type="float" office:value="11.683" calcext:value-type="float">
            <text:p>11.683</text:p>
          </table:table-cell>
        </table:table-row>
        <table:table-row table:style-name="ro1">
          <table:table-cell table:number-columns-repeated="6"/>
          <table:table-cell table:formula="of:=[.G91]+(1000/120)" office:value-type="float" office:value="741.666666666667" calcext:value-type="float">
            <text:p>741.6666666667</text:p>
          </table:table-cell>
          <table:table-cell office:value-type="float" office:value="12.06" calcext:value-type="float">
            <text:p>12.06</text:p>
          </table:table-cell>
          <table:table-cell office:value-type="float" office:value="410.67" calcext:value-type="float">
            <text:p>410.67</text:p>
          </table:table-cell>
          <table:table-cell office:value-type="float" office:value="15.117" calcext:value-type="float">
            <text:p>15.117</text:p>
          </table:table-cell>
          <table:table-cell/>
          <table:table-cell table:formula="of:=[.L91]+1000/240" office:value-type="float" office:value="370.833333333334" calcext:value-type="float">
            <text:p>370.8333333333</text:p>
          </table:table-cell>
          <table:table-cell office:value-type="float" office:value="4.11" calcext:value-type="float">
            <text:p>4.11</text:p>
          </table:table-cell>
          <table:table-cell office:value-type="float" office:value="232.24" calcext:value-type="float">
            <text:p>232.24</text:p>
          </table:table-cell>
          <table:table-cell office:value-type="float" office:value="11.672" calcext:value-type="float">
            <text:p>11.672</text:p>
          </table:table-cell>
        </table:table-row>
        <table:table-row table:style-name="ro1">
          <table:table-cell table:number-columns-repeated="6"/>
          <table:table-cell table:formula="of:=[.G92]+(1000/120)" office:value-type="float" office:value="750.000000000001" calcext:value-type="float">
            <text:p>750</text:p>
          </table:table-cell>
          <table:table-cell office:value-type="float" office:value="13.51" calcext:value-type="float">
            <text:p>13.51</text:p>
          </table:table-cell>
          <table:table-cell office:value-type="float" office:value="409.26" calcext:value-type="float">
            <text:p>409.26</text:p>
          </table:table-cell>
          <table:table-cell office:value-type="float" office:value="14.952" calcext:value-type="float">
            <text:p>14.952</text:p>
          </table:table-cell>
          <table:table-cell/>
          <table:table-cell table:formula="of:=[.L92]+1000/240" office:value-type="float" office:value="375" calcext:value-type="float">
            <text:p>375</text:p>
          </table:table-cell>
          <table:table-cell office:value-type="float" office:value="4.13" calcext:value-type="float">
            <text:p>4.13</text:p>
          </table:table-cell>
          <table:table-cell office:value-type="float" office:value="233.81" calcext:value-type="float">
            <text:p>233.81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table:number-columns-repeated="6"/>
          <table:table-cell table:formula="of:=[.G93]+(1000/120)" office:value-type="float" office:value="758.333333333334" calcext:value-type="float">
            <text:p>758.3333333333</text:p>
          </table:table-cell>
          <table:table-cell office:value-type="float" office:value="15.43" calcext:value-type="float">
            <text:p>15.43</text:p>
          </table:table-cell>
          <table:table-cell office:value-type="float" office:value="406.73" calcext:value-type="float">
            <text:p>406.73</text:p>
          </table:table-cell>
          <table:table-cell office:value-type="float" office:value="14.78" calcext:value-type="float">
            <text:p>14.78</text:p>
          </table:table-cell>
          <table:table-cell/>
          <table:table-cell table:formula="of:=[.L93]+1000/240" office:value-type="float" office:value="379.166666666667" calcext:value-type="float">
            <text:p>379.1666666667</text:p>
          </table:table-cell>
          <table:table-cell office:value-type="float" office:value="4.31" calcext:value-type="float">
            <text:p>4.31</text:p>
          </table:table-cell>
          <table:table-cell office:value-type="float" office:value="233.52" calcext:value-type="float">
            <text:p>233.52</text:p>
          </table:table-cell>
          <table:table-cell office:value-type="float" office:value="11.728" calcext:value-type="float">
            <text:p>11.728</text:p>
          </table:table-cell>
        </table:table-row>
        <table:table-row table:style-name="ro1">
          <table:table-cell table:number-columns-repeated="6"/>
          <table:table-cell table:formula="of:=[.G94]+(1000/120)" office:value-type="float" office:value="766.666666666667" calcext:value-type="float">
            <text:p>766.6666666667</text:p>
          </table:table-cell>
          <table:table-cell office:value-type="float" office:value="17.21" calcext:value-type="float">
            <text:p>17.21</text:p>
          </table:table-cell>
          <table:table-cell office:value-type="float" office:value="404.72" calcext:value-type="float">
            <text:p>404.72</text:p>
          </table:table-cell>
          <table:table-cell office:value-type="float" office:value="14.537" calcext:value-type="float">
            <text:p>14.537</text:p>
          </table:table-cell>
          <table:table-cell/>
          <table:table-cell table:formula="of:=[.L94]+1000/240" office:value-type="float" office:value="383.333333333334" calcext:value-type="float">
            <text:p>383.3333333333</text:p>
          </table:table-cell>
          <table:table-cell office:value-type="float" office:value="4.52" calcext:value-type="float">
            <text:p>4.52</text:p>
          </table:table-cell>
          <table:table-cell office:value-type="float" office:value="234.28" calcext:value-type="float">
            <text:p>234.28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table:number-columns-repeated="6"/>
          <table:table-cell table:formula="of:=[.G95]+(1000/120)" office:value-type="float" office:value="775.000000000001" calcext:value-type="float">
            <text:p>775</text:p>
          </table:table-cell>
          <table:table-cell office:value-type="float" office:value="19.48" calcext:value-type="float">
            <text:p>19.48</text:p>
          </table:table-cell>
          <table:table-cell office:value-type="float" office:value="400.73" calcext:value-type="float">
            <text:p>400.73</text:p>
          </table:table-cell>
          <table:table-cell office:value-type="float" office:value="14.055" calcext:value-type="float">
            <text:p>14.055</text:p>
          </table:table-cell>
          <table:table-cell/>
          <table:table-cell table:formula="of:=[.L95]+1000/240" office:value-type="float" office:value="387.5" calcext:value-type="float">
            <text:p>387.5</text:p>
          </table:table-cell>
          <table:table-cell office:value-type="float" office:value="4.74" calcext:value-type="float">
            <text:p>4.74</text:p>
          </table:table-cell>
          <table:table-cell office:value-type="float" office:value="231.36" calcext:value-type="float">
            <text:p>231.36</text:p>
          </table:table-cell>
          <table:table-cell office:value-type="float" office:value="11.509" calcext:value-type="float">
            <text:p>11.509</text:p>
          </table:table-cell>
        </table:table-row>
        <table:table-row table:style-name="ro1">
          <table:table-cell table:number-columns-repeated="6"/>
          <table:table-cell table:formula="of:=[.G96]+(1000/120)" office:value-type="float" office:value="783.333333333334" calcext:value-type="float">
            <text:p>783.3333333333</text:p>
          </table:table-cell>
          <table:table-cell office:value-type="float" office:value="21.01" calcext:value-type="float">
            <text:p>21.01</text:p>
          </table:table-cell>
          <table:table-cell office:value-type="float" office:value="397.47" calcext:value-type="float">
            <text:p>397.47</text:p>
          </table:table-cell>
          <table:table-cell office:value-type="float" office:value="13.657" calcext:value-type="float">
            <text:p>13.657</text:p>
          </table:table-cell>
          <table:table-cell/>
          <table:table-cell table:formula="of:=[.L96]+1000/240" office:value-type="float" office:value="391.666666666667" calcext:value-type="float">
            <text:p>391.6666666667</text:p>
          </table:table-cell>
          <table:table-cell office:value-type="float" office:value="5.19" calcext:value-type="float">
            <text:p>5.19</text:p>
          </table:table-cell>
          <table:table-cell office:value-type="float" office:value="231.63" calcext:value-type="float">
            <text:p>231.63</text:p>
          </table:table-cell>
          <table:table-cell office:value-type="float" office:value="11.436" calcext:value-type="float">
            <text:p>11.436</text:p>
          </table:table-cell>
        </table:table-row>
        <table:table-row table:style-name="ro1">
          <table:table-cell table:number-columns-repeated="6"/>
          <table:table-cell table:formula="of:=[.G97]+(1000/120)" office:value-type="float" office:value="791.666666666667" calcext:value-type="float">
            <text:p>791.6666666667</text:p>
          </table:table-cell>
          <table:table-cell office:value-type="float" office:value="21.91" calcext:value-type="float">
            <text:p>21.91</text:p>
          </table:table-cell>
          <table:table-cell office:value-type="float" office:value="393.83" calcext:value-type="float">
            <text:p>393.83</text:p>
          </table:table-cell>
          <table:table-cell office:value-type="float" office:value="13.429" calcext:value-type="float">
            <text:p>13.429</text:p>
          </table:table-cell>
          <table:table-cell/>
          <table:table-cell table:formula="of:=[.L97]+1000/240" office:value-type="float" office:value="395.833333333334" calcext:value-type="float">
            <text:p>395.8333333333</text:p>
          </table:table-cell>
          <table:table-cell office:value-type="float" office:value="5.68" calcext:value-type="float">
            <text:p>5.68</text:p>
          </table:table-cell>
          <table:table-cell office:value-type="float" office:value="229.61" calcext:value-type="float">
            <text:p>229.61</text:p>
          </table:table-cell>
          <table:table-cell office:value-type="float" office:value="11.104" calcext:value-type="float">
            <text:p>11.104</text:p>
          </table:table-cell>
        </table:table-row>
        <table:table-row table:style-name="ro1">
          <table:table-cell table:number-columns-repeated="6"/>
          <table:table-cell table:formula="of:=[.G98]+(1000/120)" office:value-type="float" office:value="800.000000000001" calcext:value-type="float">
            <text:p>800</text:p>
          </table:table-cell>
          <table:table-cell office:value-type="float" office:value="21.89" calcext:value-type="float">
            <text:p>21.89</text:p>
          </table:table-cell>
          <table:table-cell office:value-type="float" office:value="393.32" calcext:value-type="float">
            <text:p>393.32</text:p>
          </table:table-cell>
          <table:table-cell office:value-type="float" office:value="13.576" calcext:value-type="float">
            <text:p>13.576</text:p>
          </table:table-cell>
          <table:table-cell/>
          <table:table-cell table:formula="of:=[.L98]+1000/240" office:value-type="float" office:value="400" calcext:value-type="float">
            <text:p>400</text:p>
          </table:table-cell>
          <table:table-cell office:value-type="float" office:value="6.47" calcext:value-type="float">
            <text:p>6.47</text:p>
          </table:table-cell>
          <table:table-cell office:value-type="float" office:value="229.84" calcext:value-type="float">
            <text:p>229.84</text:p>
          </table:table-cell>
          <table:table-cell office:value-type="float" office:value="11.098" calcext:value-type="float">
            <text:p>11.098</text:p>
          </table:table-cell>
        </table:table-row>
        <table:table-row table:style-name="ro1">
          <table:table-cell table:number-columns-repeated="6"/>
          <table:table-cell table:formula="of:=[.G99]+(1000/120)" office:value-type="float" office:value="808.333333333334" calcext:value-type="float">
            <text:p>808.3333333333</text:p>
          </table:table-cell>
          <table:table-cell office:value-type="float" office:value="20.95" calcext:value-type="float">
            <text:p>20.95</text:p>
          </table:table-cell>
          <table:table-cell office:value-type="float" office:value="393.23" calcext:value-type="float">
            <text:p>393.23</text:p>
          </table:table-cell>
          <table:table-cell office:value-type="float" office:value="13.809" calcext:value-type="float">
            <text:p>13.809</text:p>
          </table:table-cell>
          <table:table-cell/>
          <table:table-cell table:formula="of:=[.L99]+1000/240" office:value-type="float" office:value="404.166666666667" calcext:value-type="float">
            <text:p>404.1666666667</text:p>
          </table:table-cell>
          <table:table-cell office:value-type="float" office:value="7.19" calcext:value-type="float">
            <text:p>7.19</text:p>
          </table:table-cell>
          <table:table-cell office:value-type="float" office:value="225.08" calcext:value-type="float">
            <text:p>225.08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table:number-columns-repeated="6"/>
          <table:table-cell table:formula="of:=[.G100]+(1000/120)" office:value-type="float" office:value="816.666666666668" calcext:value-type="float">
            <text:p>816.6666666667</text:p>
          </table:table-cell>
          <table:table-cell office:value-type="float" office:value="19.55" calcext:value-type="float">
            <text:p>19.55</text:p>
          </table:table-cell>
          <table:table-cell office:value-type="float" office:value="397.37" calcext:value-type="float">
            <text:p>397.37</text:p>
          </table:table-cell>
          <table:table-cell office:value-type="float" office:value="14.17" calcext:value-type="float">
            <text:p>14.17</text:p>
          </table:table-cell>
          <table:table-cell/>
          <table:table-cell table:formula="of:=[.L100]+1000/240" office:value-type="float" office:value="408.333333333334" calcext:value-type="float">
            <text:p>408.3333333333</text:p>
          </table:table-cell>
          <table:table-cell office:value-type="float" office:value="8.05" calcext:value-type="float">
            <text:p>8.05</text:p>
          </table:table-cell>
          <table:table-cell office:value-type="float" office:value="224.16" calcext:value-type="float">
            <text:p>224.16</text:p>
          </table:table-cell>
          <table:table-cell office:value-type="float" office:value="10.631" calcext:value-type="float">
            <text:p>10.631</text:p>
          </table:table-cell>
        </table:table-row>
        <table:table-row table:style-name="ro1">
          <table:table-cell table:number-columns-repeated="6"/>
          <table:table-cell table:formula="of:=[.G101]+(1000/120)" office:value-type="float" office:value="825.000000000001" calcext:value-type="float">
            <text:p>825</text:p>
          </table:table-cell>
          <table:table-cell office:value-type="float" office:value="18.19" calcext:value-type="float">
            <text:p>18.19</text:p>
          </table:table-cell>
          <table:table-cell office:value-type="float" office:value="402.94" calcext:value-type="float">
            <text:p>402.94</text:p>
          </table:table-cell>
          <table:table-cell office:value-type="float" office:value="14.468" calcext:value-type="float">
            <text:p>14.468</text:p>
          </table:table-cell>
          <table:table-cell/>
          <table:table-cell table:formula="of:=[.L101]+1000/240" office:value-type="float" office:value="412.5" calcext:value-type="float">
            <text:p>412.5</text:p>
          </table:table-cell>
          <table:table-cell office:value-type="float" office:value="8.96" calcext:value-type="float">
            <text:p>8.96</text:p>
          </table:table-cell>
          <table:table-cell office:value-type="float" office:value="220.12" calcext:value-type="float">
            <text:p>220.12</text:p>
          </table:table-cell>
          <table:table-cell office:value-type="float" office:value="10.276" calcext:value-type="float">
            <text:p>10.276</text:p>
          </table:table-cell>
        </table:table-row>
        <table:table-row table:style-name="ro1">
          <table:table-cell table:number-columns-repeated="6"/>
          <table:table-cell table:formula="of:=[.G102]+(1000/120)" office:value-type="float" office:value="833.333333333334" calcext:value-type="float">
            <text:p>833.3333333333</text:p>
          </table:table-cell>
          <table:table-cell office:value-type="float" office:value="17.23" calcext:value-type="float">
            <text:p>17.23</text:p>
          </table:table-cell>
          <table:table-cell office:value-type="float" office:value="407.78" calcext:value-type="float">
            <text:p>407.78</text:p>
          </table:table-cell>
          <table:table-cell office:value-type="float" office:value="14.713" calcext:value-type="float">
            <text:p>14.713</text:p>
          </table:table-cell>
          <table:table-cell/>
          <table:table-cell table:formula="of:=[.L102]+1000/240" office:value-type="float" office:value="416.666666666667" calcext:value-type="float">
            <text:p>416.6666666667</text:p>
          </table:table-cell>
          <table:table-cell office:value-type="float" office:value="9.82" calcext:value-type="float">
            <text:p>9.82</text:p>
          </table:table-cell>
          <table:table-cell office:value-type="float" office:value="216.33" calcext:value-type="float">
            <text:p>216.33</text:p>
          </table:table-cell>
          <table:table-cell office:value-type="float" office:value="10.231" calcext:value-type="float">
            <text:p>10.231</text:p>
          </table:table-cell>
        </table:table-row>
        <table:table-row table:style-name="ro1">
          <table:table-cell table:number-columns-repeated="6"/>
          <table:table-cell table:formula="of:=[.G103]+(1000/120)" office:value-type="float" office:value="841.666666666668" calcext:value-type="float">
            <text:p>841.6666666667</text:p>
          </table:table-cell>
          <table:table-cell office:value-type="float" office:value="15.83" calcext:value-type="float">
            <text:p>15.83</text:p>
          </table:table-cell>
          <table:table-cell office:value-type="float" office:value="410.11" calcext:value-type="float">
            <text:p>410.11</text:p>
          </table:table-cell>
          <table:table-cell office:value-type="float" office:value="14.864" calcext:value-type="float">
            <text:p>14.864</text:p>
          </table:table-cell>
          <table:table-cell/>
          <table:table-cell table:formula="of:=[.L103]+1000/240" office:value-type="float" office:value="420.833333333334" calcext:value-type="float">
            <text:p>420.8333333333</text:p>
          </table:table-cell>
          <table:table-cell office:value-type="float" office:value="10.96" calcext:value-type="float">
            <text:p>10.96</text:p>
          </table:table-cell>
          <table:table-cell office:value-type="float" office:value="207.2" calcext:value-type="float">
            <text:p>207.2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table-cell table:number-columns-repeated="6"/>
          <table:table-cell table:formula="of:=[.G104]+(1000/120)" office:value-type="float" office:value="850.000000000001" calcext:value-type="float">
            <text:p>850</text:p>
          </table:table-cell>
          <table:table-cell office:value-type="float" office:value="14.78" calcext:value-type="float">
            <text:p>14.78</text:p>
          </table:table-cell>
          <table:table-cell office:value-type="float" office:value="409.44" calcext:value-type="float">
            <text:p>409.44</text:p>
          </table:table-cell>
          <table:table-cell office:value-type="float" office:value="14.894" calcext:value-type="float">
            <text:p>14.894</text:p>
          </table:table-cell>
          <table:table-cell/>
          <table:table-cell table:formula="of:=[.L104]+1000/240" office:value-type="float" office:value="425.000000000001" calcext:value-type="float">
            <text:p>425</text:p>
          </table:table-cell>
          <table:table-cell office:value-type="float" office:value="12.04" calcext:value-type="float">
            <text:p>12.04</text:p>
          </table:table-cell>
          <table:table-cell office:value-type="float" office:value="205.1" calcext:value-type="float">
            <text:p>205.1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table:number-columns-repeated="6"/>
          <table:table-cell table:formula="of:=[.G105]+(1000/120)" office:value-type="float" office:value="858.333333333334" calcext:value-type="float">
            <text:p>858.3333333333</text:p>
          </table:table-cell>
          <table:table-cell office:value-type="float" office:value="14.23" calcext:value-type="float">
            <text:p>14.23</text:p>
          </table:table-cell>
          <table:table-cell office:value-type="float" office:value="408.9" calcext:value-type="float">
            <text:p>408.9</text:p>
          </table:table-cell>
          <table:table-cell office:value-type="float" office:value="14.858" calcext:value-type="float">
            <text:p>14.858</text:p>
          </table:table-cell>
          <table:table-cell/>
          <table:table-cell table:formula="of:=[.L105]+1000/240" office:value-type="float" office:value="429.166666666667" calcext:value-type="float">
            <text:p>429.1666666667</text:p>
          </table:table-cell>
          <table:table-cell office:value-type="float" office:value="13.28" calcext:value-type="float">
            <text:p>13.28</text:p>
          </table:table-cell>
          <table:table-cell office:value-type="float" office:value="194" calcext:value-type="float">
            <text:p>194</text:p>
          </table:table-cell>
          <table:table-cell office:value-type="float" office:value="9.521" calcext:value-type="float">
            <text:p>9.521</text:p>
          </table:table-cell>
        </table:table-row>
        <table:table-row table:style-name="ro1">
          <table:table-cell table:number-columns-repeated="6"/>
          <table:table-cell table:formula="of:=[.G106]+(1000/120)" office:value-type="float" office:value="866.666666666668" calcext:value-type="float">
            <text:p>866.6666666667</text:p>
          </table:table-cell>
          <table:table-cell office:value-type="float" office:value="14.35" calcext:value-type="float">
            <text:p>14.35</text:p>
          </table:table-cell>
          <table:table-cell office:value-type="float" office:value="408.2" calcext:value-type="float">
            <text:p>408.2</text:p>
          </table:table-cell>
          <table:table-cell office:value-type="float" office:value="14.825" calcext:value-type="float">
            <text:p>14.825</text:p>
          </table:table-cell>
          <table:table-cell/>
          <table:table-cell table:formula="of:=[.L106]+1000/240" office:value-type="float" office:value="433.333333333334" calcext:value-type="float">
            <text:p>433.3333333333</text:p>
          </table:table-cell>
          <table:table-cell office:value-type="float" office:value="14.09" calcext:value-type="float">
            <text:p>14.09</text:p>
          </table:table-cell>
          <table:table-cell office:value-type="float" office:value="190.54" calcext:value-type="float">
            <text:p>190.54</text:p>
          </table:table-cell>
          <table:table-cell office:value-type="float" office:value="9.538" calcext:value-type="float">
            <text:p>9.538</text:p>
          </table:table-cell>
        </table:table-row>
        <table:table-row table:style-name="ro1">
          <table:table-cell table:number-columns-repeated="6"/>
          <table:table-cell table:formula="of:=[.G107]+(1000/120)" office:value-type="float" office:value="875.000000000001" calcext:value-type="float">
            <text:p>875</text:p>
          </table:table-cell>
          <table:table-cell office:value-type="float" office:value="14.65" calcext:value-type="float">
            <text:p>14.65</text:p>
          </table:table-cell>
          <table:table-cell office:value-type="float" office:value="406.69" calcext:value-type="float">
            <text:p>406.69</text:p>
          </table:table-cell>
          <table:table-cell office:value-type="float" office:value="14.871" calcext:value-type="float">
            <text:p>14.871</text:p>
          </table:table-cell>
          <table:table-cell/>
          <table:table-cell table:formula="of:=[.L107]+1000/240" office:value-type="float" office:value="437.500000000001" calcext:value-type="float">
            <text:p>437.5</text:p>
          </table:table-cell>
          <table:table-cell office:value-type="float" office:value="14.83" calcext:value-type="float">
            <text:p>14.83</text:p>
          </table:table-cell>
          <table:table-cell office:value-type="float" office:value="182.25" calcext:value-type="float">
            <text:p>182.25</text:p>
          </table:table-cell>
          <table:table-cell office:value-type="float" office:value="9.457" calcext:value-type="float">
            <text:p>9.457</text:p>
          </table:table-cell>
        </table:table-row>
        <table:table-row table:style-name="ro1">
          <table:table-cell table:number-columns-repeated="6"/>
          <table:table-cell table:formula="of:=[.G108]+(1000/120)" office:value-type="float" office:value="883.333333333334" calcext:value-type="float">
            <text:p>883.3333333333</text:p>
          </table:table-cell>
          <table:table-cell office:value-type="float" office:value="14.65" calcext:value-type="float">
            <text:p>14.65</text:p>
          </table:table-cell>
          <table:table-cell office:value-type="float" office:value="402.73" calcext:value-type="float">
            <text:p>402.73</text:p>
          </table:table-cell>
          <table:table-cell office:value-type="float" office:value="14.891" calcext:value-type="float">
            <text:p>14.891</text:p>
          </table:table-cell>
          <table:table-cell/>
          <table:table-cell table:formula="of:=[.L108]+1000/240" office:value-type="float" office:value="441.666666666667" calcext:value-type="float">
            <text:p>441.6666666667</text:p>
          </table:table-cell>
          <table:table-cell office:value-type="float" office:value="15.06" calcext:value-type="float">
            <text:p>15.06</text:p>
          </table:table-cell>
          <table:table-cell office:value-type="float" office:value="180.38" calcext:value-type="float">
            <text:p>180.38</text:p>
          </table:table-cell>
          <table:table-cell office:value-type="float" office:value="9.588" calcext:value-type="float">
            <text:p>9.588</text:p>
          </table:table-cell>
        </table:table-row>
        <table:table-row table:style-name="ro1">
          <table:table-cell table:number-columns-repeated="6"/>
          <table:table-cell table:formula="of:=[.G109]+(1000/120)" office:value-type="float" office:value="891.666666666668" calcext:value-type="float">
            <text:p>891.6666666667</text:p>
          </table:table-cell>
          <table:table-cell office:value-type="float" office:value="13.87" calcext:value-type="float">
            <text:p>13.87</text:p>
          </table:table-cell>
          <table:table-cell office:value-type="float" office:value="403.04" calcext:value-type="float">
            <text:p>403.04</text:p>
          </table:table-cell>
          <table:table-cell office:value-type="float" office:value="15.013" calcext:value-type="float">
            <text:p>15.013</text:p>
          </table:table-cell>
          <table:table-cell/>
          <table:table-cell table:formula="of:=[.L109]+1000/240" office:value-type="float" office:value="445.833333333334" calcext:value-type="float">
            <text:p>445.8333333333</text:p>
          </table:table-cell>
          <table:table-cell office:value-type="float" office:value="15.39" calcext:value-type="float">
            <text:p>15.39</text:p>
          </table:table-cell>
          <table:table-cell office:value-type="float" office:value="174.84" calcext:value-type="float">
            <text:p>174.84</text:p>
          </table:table-cell>
          <table:table-cell office:value-type="float" office:value="9.552" calcext:value-type="float">
            <text:p>9.552</text:p>
          </table:table-cell>
        </table:table-row>
        <table:table-row table:style-name="ro1">
          <table:table-cell table:number-columns-repeated="6"/>
          <table:table-cell table:formula="of:=[.G110]+(1000/120)" office:value-type="float" office:value="900.000000000001" calcext:value-type="float">
            <text:p>900</text:p>
          </table:table-cell>
          <table:table-cell office:value-type="float" office:value="12.81" calcext:value-type="float">
            <text:p>12.81</text:p>
          </table:table-cell>
          <table:table-cell office:value-type="float" office:value="405.41" calcext:value-type="float">
            <text:p>405.41</text:p>
          </table:table-cell>
          <table:table-cell office:value-type="float" office:value="15.195" calcext:value-type="float">
            <text:p>15.195</text:p>
          </table:table-cell>
          <table:table-cell/>
          <table:table-cell table:formula="of:=[.L110]+1000/240" office:value-type="float" office:value="450.000000000001" calcext:value-type="float">
            <text:p>450</text:p>
          </table:table-cell>
          <table:table-cell office:value-type="float" office:value="15.07" calcext:value-type="float">
            <text:p>15.07</text:p>
          </table:table-cell>
          <table:table-cell office:value-type="float" office:value="174.81" calcext:value-type="float">
            <text:p>174.81</text:p>
          </table:table-cell>
          <table:table-cell office:value-type="float" office:value="9.704" calcext:value-type="float">
            <text:p>9.704</text:p>
          </table:table-cell>
        </table:table-row>
        <table:table-row table:style-name="ro1">
          <table:table-cell table:number-columns-repeated="6"/>
          <table:table-cell table:formula="of:=[.G111]+(1000/120)" office:value-type="float" office:value="908.333333333335" calcext:value-type="float">
            <text:p>908.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411.13" calcext:value-type="float">
            <text:p>411.13</text:p>
          </table:table-cell>
          <table:table-cell office:value-type="float" office:value="15.366" calcext:value-type="float">
            <text:p>15.366</text:p>
          </table:table-cell>
          <table:table-cell/>
          <table:table-cell table:formula="of:=[.L111]+1000/240" office:value-type="float" office:value="454.166666666667" calcext:value-type="float">
            <text:p>454.1666666667</text:p>
          </table:table-cell>
          <table:table-cell office:value-type="float" office:value="14.72" calcext:value-type="float">
            <text:p>14.72</text:p>
          </table:table-cell>
          <table:table-cell office:value-type="float" office:value="170.19" calcext:value-type="float">
            <text:p>170.19</text:p>
          </table:table-cell>
          <table:table-cell office:value-type="float" office:value="9.693" calcext:value-type="float">
            <text:p>9.693</text:p>
          </table:table-cell>
        </table:table-row>
        <table:table-row table:style-name="ro1">
          <table:table-cell table:number-columns-repeated="6"/>
          <table:table-cell table:formula="of:=[.G112]+(1000/120)" office:value-type="float" office:value="916.666666666668" calcext:value-type="float">
            <text:p>916.6666666667</text:p>
          </table:table-cell>
          <table:table-cell office:value-type="float" office:value="9.34" calcext:value-type="float">
            <text:p>9.34</text:p>
          </table:table-cell>
          <table:table-cell office:value-type="float" office:value="413.98" calcext:value-type="float">
            <text:p>413.98</text:p>
          </table:table-cell>
          <table:table-cell office:value-type="float" office:value="15.415" calcext:value-type="float">
            <text:p>15.415</text:p>
          </table:table-cell>
          <table:table-cell/>
          <table:table-cell table:formula="of:=[.L112]+1000/240" office:value-type="float" office:value="458.333333333334" calcext:value-type="float">
            <text:p>458.3333333333</text:p>
          </table:table-cell>
          <table:table-cell office:value-type="float" office:value="14.31" calcext:value-type="float">
            <text:p>14.31</text:p>
          </table:table-cell>
          <table:table-cell office:value-type="float" office:value="174.39" calcext:value-type="float">
            <text:p>174.39</text:p>
          </table:table-cell>
          <table:table-cell office:value-type="float" office:value="9.925" calcext:value-type="float">
            <text:p>9.925</text:p>
          </table:table-cell>
        </table:table-row>
        <table:table-row table:style-name="ro1">
          <table:table-cell table:number-columns-repeated="6"/>
          <table:table-cell table:formula="of:=[.G113]+(1000/120)" office:value-type="float" office:value="925.000000000001" calcext:value-type="float">
            <text:p>925</text:p>
          </table:table-cell>
          <table:table-cell office:value-type="float" office:value="8.08" calcext:value-type="float">
            <text:p>8.08</text:p>
          </table:table-cell>
          <table:table-cell office:value-type="float" office:value="413.05" calcext:value-type="float">
            <text:p>413.05</text:p>
          </table:table-cell>
          <table:table-cell office:value-type="float" office:value="15.421" calcext:value-type="float">
            <text:p>15.421</text:p>
          </table:table-cell>
          <table:table-cell/>
          <table:table-cell table:formula="of:=[.L113]+1000/240" office:value-type="float" office:value="462.500000000001" calcext:value-type="float">
            <text:p>462.5</text:p>
          </table:table-cell>
          <table:table-cell office:value-type="float" office:value="13.7" calcext:value-type="float">
            <text:p>13.7</text:p>
          </table:table-cell>
          <table:table-cell office:value-type="float" office:value="171.11" calcext:value-type="float">
            <text:p>171.11</text:p>
          </table:table-cell>
          <table:table-cell office:value-type="float" office:value="9.979" calcext:value-type="float">
            <text:p>9.979</text:p>
          </table:table-cell>
        </table:table-row>
        <table:table-row table:style-name="ro1">
          <table:table-cell table:number-columns-repeated="6"/>
          <table:table-cell table:formula="of:=[.G114]+(1000/120)" office:value-type="float" office:value="933.333333333335" calcext:value-type="float">
            <text:p>933.3333333333</text:p>
          </table:table-cell>
          <table:table-cell office:value-type="float" office:value="7.52" calcext:value-type="float">
            <text:p>7.52</text:p>
          </table:table-cell>
          <table:table-cell office:value-type="float" office:value="410.17" calcext:value-type="float">
            <text:p>410.17</text:p>
          </table:table-cell>
          <table:table-cell office:value-type="float" office:value="15.431" calcext:value-type="float">
            <text:p>15.431</text:p>
          </table:table-cell>
          <table:table-cell/>
          <table:table-cell table:formula="of:=[.L114]+1000/240" office:value-type="float" office:value="466.666666666667" calcext:value-type="float">
            <text:p>466.6666666667</text:p>
          </table:table-cell>
          <table:table-cell office:value-type="float" office:value="13.04" calcext:value-type="float">
            <text:p>13.04</text:p>
          </table:table-cell>
          <table:table-cell office:value-type="float" office:value="174.07" calcext:value-type="float">
            <text:p>174.07</text:p>
          </table:table-cell>
          <table:table-cell office:value-type="float" office:value="10.204" calcext:value-type="float">
            <text:p>10.204</text:p>
          </table:table-cell>
        </table:table-row>
        <table:table-row table:style-name="ro1">
          <table:table-cell table:number-columns-repeated="6"/>
          <table:table-cell table:formula="of:=[.G115]+(1000/120)" office:value-type="float" office:value="941.666666666668" calcext:value-type="float">
            <text:p>941.6666666667</text:p>
          </table:table-cell>
          <table:table-cell office:value-type="float" office:value="7.52" calcext:value-type="float">
            <text:p>7.52</text:p>
          </table:table-cell>
          <table:table-cell office:value-type="float" office:value="405.42" calcext:value-type="float">
            <text:p>405.42</text:p>
          </table:table-cell>
          <table:table-cell office:value-type="float" office:value="15.443" calcext:value-type="float">
            <text:p>15.443</text:p>
          </table:table-cell>
          <table:table-cell/>
          <table:table-cell table:formula="of:=[.L115]+1000/240" office:value-type="float" office:value="470.833333333334" calcext:value-type="float">
            <text:p>470.8333333333</text:p>
          </table:table-cell>
          <table:table-cell office:value-type="float" office:value="12.29" calcext:value-type="float">
            <text:p>12.29</text:p>
          </table:table-cell>
          <table:table-cell office:value-type="float" office:value="170.31" calcext:value-type="float">
            <text:p>170.31</text:p>
          </table:table-cell>
          <table:table-cell office:value-type="float" office:value="10.283" calcext:value-type="float">
            <text:p>10.283</text:p>
          </table:table-cell>
        </table:table-row>
        <table:table-row table:style-name="ro1">
          <table:table-cell table:number-columns-repeated="6"/>
          <table:table-cell table:formula="of:=[.G116]+(1000/120)" office:value-type="float" office:value="950.000000000001" calcext:value-type="float">
            <text:p>950</text:p>
          </table:table-cell>
          <table:table-cell office:value-type="float" office:value="8.09" calcext:value-type="float">
            <text:p>8.09</text:p>
          </table:table-cell>
          <table:table-cell office:value-type="float" office:value="403.24" calcext:value-type="float">
            <text:p>403.24</text:p>
          </table:table-cell>
          <table:table-cell office:value-type="float" office:value="15.532" calcext:value-type="float">
            <text:p>15.532</text:p>
          </table:table-cell>
          <table:table-cell/>
          <table:table-cell table:formula="of:=[.L116]+1000/240" office:value-type="float" office:value="475.000000000001" calcext:value-type="float">
            <text:p>475</text:p>
          </table:table-cell>
          <table:table-cell office:value-type="float" office:value="11.54" calcext:value-type="float">
            <text:p>11.54</text:p>
          </table:table-cell>
          <table:table-cell office:value-type="float" office:value="172.23" calcext:value-type="float">
            <text:p>172.23</text:p>
          </table:table-cell>
          <table:table-cell office:value-type="float" office:value="10.516" calcext:value-type="float">
            <text:p>10.516</text:p>
          </table:table-cell>
        </table:table-row>
        <table:table-row table:style-name="ro1">
          <table:table-cell table:number-columns-repeated="6"/>
          <table:table-cell table:formula="of:=[.G117]+(1000/120)" office:value-type="float" office:value="958.333333333335" calcext:value-type="float">
            <text:p>958.3333333333</text:p>
          </table:table-cell>
          <table:table-cell office:value-type="float" office:value="9.58" calcext:value-type="float">
            <text:p>9.58</text:p>
          </table:table-cell>
          <table:table-cell office:value-type="float" office:value="402.51" calcext:value-type="float">
            <text:p>402.51</text:p>
          </table:table-cell>
          <table:table-cell office:value-type="float" office:value="15.593" calcext:value-type="float">
            <text:p>15.593</text:p>
          </table:table-cell>
          <table:table-cell/>
          <table:table-cell table:formula="of:=[.L117]+1000/240" office:value-type="float" office:value="479.166666666667" calcext:value-type="float">
            <text:p>479.1666666667</text:p>
          </table:table-cell>
          <table:table-cell office:value-type="float" office:value="10.62" calcext:value-type="float">
            <text:p>10.62</text:p>
          </table:table-cell>
          <table:table-cell office:value-type="float" office:value="170.68" calcext:value-type="float">
            <text:p>170.68</text:p>
          </table:table-cell>
          <table:table-cell office:value-type="float" office:value="10.572" calcext:value-type="float">
            <text:p>10.572</text:p>
          </table:table-cell>
        </table:table-row>
        <table:table-row table:style-name="ro1">
          <table:table-cell table:number-columns-repeated="6"/>
          <table:table-cell table:formula="of:=[.G118]+(1000/120)" office:value-type="float" office:value="966.666666666668" calcext:value-type="float">
            <text:p>966.6666666667</text:p>
          </table:table-cell>
          <table:table-cell office:value-type="float" office:value="12.64" calcext:value-type="float">
            <text:p>12.64</text:p>
          </table:table-cell>
          <table:table-cell office:value-type="float" office:value="403.03" calcext:value-type="float">
            <text:p>403.03</text:p>
          </table:table-cell>
          <table:table-cell office:value-type="float" office:value="15.618" calcext:value-type="float">
            <text:p>15.618</text:p>
          </table:table-cell>
          <table:table-cell/>
          <table:table-cell table:formula="of:=[.L118]+1000/240" office:value-type="float" office:value="483.333333333334" calcext:value-type="float">
            <text:p>483.3333333333</text:p>
          </table:table-cell>
          <table:table-cell office:value-type="float" office:value="9.69" calcext:value-type="float">
            <text:p>9.69</text:p>
          </table:table-cell>
          <table:table-cell office:value-type="float" office:value="175.66" calcext:value-type="float">
            <text:p>175.66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table:number-columns-repeated="6"/>
          <table:table-cell table:formula="of:=[.G119]+(1000/120)" office:value-type="float" office:value="975.000000000002" calcext:value-type="float">
            <text:p>975</text:p>
          </table:table-cell>
          <table:table-cell office:value-type="float" office:value="16.9" calcext:value-type="float">
            <text:p>16.9</text:p>
          </table:table-cell>
          <table:table-cell office:value-type="float" office:value="398.96" calcext:value-type="float">
            <text:p>398.96</text:p>
          </table:table-cell>
          <table:table-cell office:value-type="float" office:value="15.538" calcext:value-type="float">
            <text:p>15.538</text:p>
          </table:table-cell>
          <table:table-cell/>
          <table:table-cell table:formula="of:=[.L119]+1000/240" office:value-type="float" office:value="487.500000000001" calcext:value-type="float">
            <text:p>487.5</text:p>
          </table:table-cell>
          <table:table-cell office:value-type="float" office:value="8.67" calcext:value-type="float">
            <text:p>8.67</text:p>
          </table:table-cell>
          <table:table-cell office:value-type="float" office:value="178.11" calcext:value-type="float">
            <text:p>178.11</text:p>
          </table:table-cell>
          <table:table-cell office:value-type="float" office:value="10.86" calcext:value-type="float">
            <text:p>10.86</text:p>
          </table:table-cell>
        </table:table-row>
        <table:table-row table:style-name="ro1">
          <table:table-cell table:number-columns-repeated="6"/>
          <table:table-cell table:formula="of:=[.G120]+(1000/120)" office:value-type="float" office:value="983.333333333335" calcext:value-type="float">
            <text:p>983.3333333333</text:p>
          </table:table-cell>
          <table:table-cell office:value-type="float" office:value="21.06" calcext:value-type="float">
            <text:p>21.06</text:p>
          </table:table-cell>
          <table:table-cell office:value-type="float" office:value="399.98" calcext:value-type="float">
            <text:p>399.98</text:p>
          </table:table-cell>
          <table:table-cell office:value-type="float" office:value="15.413" calcext:value-type="float">
            <text:p>15.413</text:p>
          </table:table-cell>
          <table:table-cell/>
          <table:table-cell table:formula="of:=[.L120]+1000/240" office:value-type="float" office:value="491.666666666668" calcext:value-type="float">
            <text:p>491.6666666667</text:p>
          </table:table-cell>
          <table:table-cell office:value-type="float" office:value="8.04" calcext:value-type="float">
            <text:p>8.04</text:p>
          </table:table-cell>
          <table:table-cell office:value-type="float" office:value="187.71" calcext:value-type="float">
            <text:p>187.71</text:p>
          </table:table-cell>
          <table:table-cell office:value-type="float" office:value="11.109" calcext:value-type="float">
            <text:p>11.109</text:p>
          </table:table-cell>
        </table:table-row>
        <table:table-row table:style-name="ro1">
          <table:table-cell table:number-columns-repeated="6"/>
          <table:table-cell table:formula="of:=[.G121]+(1000/120)" office:value-type="float" office:value="991.666666666668" calcext:value-type="float">
            <text:p>991.6666666667</text:p>
          </table:table-cell>
          <table:table-cell office:value-type="float" office:value="24.32" calcext:value-type="float">
            <text:p>24.32</text:p>
          </table:table-cell>
          <table:table-cell office:value-type="float" office:value="400.16" calcext:value-type="float">
            <text:p>400.16</text:p>
          </table:table-cell>
          <table:table-cell office:value-type="float" office:value="15.095" calcext:value-type="float">
            <text:p>15.095</text:p>
          </table:table-cell>
          <table:table-cell/>
          <table:table-cell table:formula="of:=[.L121]+1000/240" office:value-type="float" office:value="495.833333333334" calcext:value-type="float">
            <text:p>495.8333333333</text:p>
          </table:table-cell>
          <table:table-cell office:value-type="float" office:value="7.27" calcext:value-type="float">
            <text:p>7.27</text:p>
          </table:table-cell>
          <table:table-cell office:value-type="float" office:value="192.46" calcext:value-type="float">
            <text:p>192.46</text:p>
          </table:table-cell>
          <table:table-cell office:value-type="float" office:value="11.149" calcext:value-type="float">
            <text:p>11.149</text:p>
          </table:table-cell>
        </table:table-row>
        <table:table-row table:style-name="ro1">
          <table:table-cell table:number-columns-repeated="11"/>
          <table:table-cell table:formula="of:=[.L122]+1000/240" office:value-type="float" office:value="500.000000000001" calcext:value-type="float">
            <text:p>500</text:p>
          </table:table-cell>
          <table:table-cell office:value-type="float" office:value="6.77" calcext:value-type="float">
            <text:p>6.77</text:p>
          </table:table-cell>
          <table:table-cell office:value-type="float" office:value="200.79" calcext:value-type="float">
            <text:p>200.79</text:p>
          </table:table-cell>
          <table:table-cell office:value-type="float" office:value="11.394" calcext:value-type="float">
            <text:p>11.394</text:p>
          </table:table-cell>
        </table:table-row>
        <table:table-row table:style-name="ro1">
          <table:table-cell table:number-columns-repeated="11"/>
          <table:table-cell table:formula="of:=[.L123]+1000/240" office:value-type="float" office:value="504.166666666668" calcext:value-type="float">
            <text:p>504.1666666667</text:p>
          </table:table-cell>
          <table:table-cell office:value-type="float" office:value="6.38" calcext:value-type="float">
            <text:p>6.38</text:p>
          </table:table-cell>
          <table:table-cell office:value-type="float" office:value="201.01" calcext:value-type="float">
            <text:p>201.01</text:p>
          </table:table-cell>
          <table:table-cell office:value-type="float" office:value="11.302" calcext:value-type="float">
            <text:p>11.302</text:p>
          </table:table-cell>
        </table:table-row>
        <table:table-row table:style-name="ro1">
          <table:table-cell table:number-columns-repeated="11"/>
          <table:table-cell table:formula="of:=[.L124]+1000/240" office:value-type="float" office:value="508.333333333334" calcext:value-type="float">
            <text:p>508.3333333333</text:p>
          </table:table-cell>
          <table:table-cell office:value-type="float" office:value="6.24" calcext:value-type="float">
            <text:p>6.24</text:p>
          </table:table-cell>
          <table:table-cell office:value-type="float" office:value="203.5" calcext:value-type="float">
            <text:p>203.5</text:p>
          </table:table-cell>
          <table:table-cell office:value-type="float" office:value="11.414" calcext:value-type="float">
            <text:p>11.414</text:p>
          </table:table-cell>
        </table:table-row>
        <table:table-row table:style-name="ro1">
          <table:table-cell table:number-columns-repeated="11"/>
          <table:table-cell table:formula="of:=[.L125]+1000/240" office:value-type="float" office:value="512.500000000001" calcext:value-type="float">
            <text:p>512.5</text:p>
          </table:table-cell>
          <table:table-cell office:value-type="float" office:value="6.35" calcext:value-type="float">
            <text:p>6.35</text:p>
          </table:table-cell>
          <table:table-cell office:value-type="float" office:value="199.24" calcext:value-type="float">
            <text:p>199.24</text:p>
          </table:table-cell>
          <table:table-cell office:value-type="float" office:value="11.172" calcext:value-type="float">
            <text:p>11.172</text:p>
          </table:table-cell>
        </table:table-row>
        <table:table-row table:style-name="ro1">
          <table:table-cell table:number-columns-repeated="11"/>
          <table:table-cell table:formula="of:=[.L126]+1000/240" office:value-type="float" office:value="516.666666666668" calcext:value-type="float">
            <text:p>516.6666666667</text:p>
          </table:table-cell>
          <table:table-cell office:value-type="float" office:value="6.53" calcext:value-type="float">
            <text:p>6.53</text:p>
          </table:table-cell>
          <table:table-cell office:value-type="float" office:value="195.56" calcext:value-type="float">
            <text:p>195.56</text:p>
          </table:table-cell>
          <table:table-cell office:value-type="float" office:value="11.069" calcext:value-type="float">
            <text:p>11.069</text:p>
          </table:table-cell>
        </table:table-row>
        <table:table-row table:style-name="ro1">
          <table:table-cell table:number-columns-repeated="11"/>
          <table:table-cell table:formula="of:=[.L127]+1000/240" office:value-type="float" office:value="520.833333333334" calcext:value-type="float">
            <text:p>520.8333333333</text:p>
          </table:table-cell>
          <table:table-cell office:value-type="float" office:value="6.63" calcext:value-type="float">
            <text:p>6.63</text:p>
          </table:table-cell>
          <table:table-cell office:value-type="float" office:value="185.08" calcext:value-type="float">
            <text:p>185.08</text:p>
          </table:table-cell>
          <table:table-cell office:value-type="float" office:value="10.721" calcext:value-type="float">
            <text:p>10.721</text:p>
          </table:table-cell>
        </table:table-row>
        <table:table-row table:style-name="ro1">
          <table:table-cell table:number-columns-repeated="11"/>
          <table:table-cell table:formula="of:=[.L128]+1000/240" office:value-type="float" office:value="525.000000000001" calcext:value-type="float">
            <text:p>525</text:p>
          </table:table-cell>
          <table:table-cell office:value-type="float" office:value="7.03" calcext:value-type="float">
            <text:p>7.03</text:p>
          </table:table-cell>
          <table:table-cell office:value-type="float" office:value="179.24" calcext:value-type="float">
            <text:p>179.24</text:p>
          </table:table-cell>
          <table:table-cell office:value-type="float" office:value="10.477" calcext:value-type="float">
            <text:p>10.477</text:p>
          </table:table-cell>
        </table:table-row>
        <table:table-row table:style-name="ro1">
          <table:table-cell table:number-columns-repeated="11"/>
          <table:table-cell table:formula="of:=[.L129]+1000/240" office:value-type="float" office:value="529.166666666667" calcext:value-type="float">
            <text:p>529.1666666667</text:p>
          </table:table-cell>
          <table:table-cell office:value-type="float" office:value="7.41" calcext:value-type="float">
            <text:p>7.41</text:p>
          </table:table-cell>
          <table:table-cell office:value-type="float" office:value="169.45" calcext:value-type="float">
            <text:p>169.45</text:p>
          </table:table-cell>
          <table:table-cell office:value-type="float" office:value="10.154" calcext:value-type="float">
            <text:p>10.154</text:p>
          </table:table-cell>
        </table:table-row>
        <table:table-row table:style-name="ro1">
          <table:table-cell table:number-columns-repeated="11"/>
          <table:table-cell table:formula="of:=[.L130]+1000/240" office:value-type="float" office:value="533.333333333334" calcext:value-type="float">
            <text:p>533.3333333333</text:p>
          </table:table-cell>
          <table:table-cell office:value-type="float" office:value="7.81" calcext:value-type="float">
            <text:p>7.81</text:p>
          </table:table-cell>
          <table:table-cell office:value-type="float" office:value="166.86" calcext:value-type="float">
            <text:p>166.86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table:number-columns-repeated="11"/>
          <table:table-cell table:formula="of:=[.L131]+1000/240" office:value-type="float" office:value="537.500000000001" calcext:value-type="float">
            <text:p>537.5</text:p>
          </table:table-cell>
          <table:table-cell office:value-type="float" office:value="8.1" calcext:value-type="float">
            <text:p>8.1</text:p>
          </table:table-cell>
          <table:table-cell office:value-type="float" office:value="163.25" calcext:value-type="float">
            <text:p>163.25</text:p>
          </table:table-cell>
          <table:table-cell office:value-type="float" office:value="9.532" calcext:value-type="float">
            <text:p>9.532</text:p>
          </table:table-cell>
        </table:table-row>
        <table:table-row table:style-name="ro1">
          <table:table-cell table:number-columns-repeated="11"/>
          <table:table-cell table:formula="of:=[.L132]+1000/240" office:value-type="float" office:value="541.666666666667" calcext:value-type="float">
            <text:p>541.6666666667</text:p>
          </table:table-cell>
          <table:table-cell office:value-type="float" office:value="8.47" calcext:value-type="float">
            <text:p>8.47</text:p>
          </table:table-cell>
          <table:table-cell office:value-type="float" office:value="167.19" calcext:value-type="float">
            <text:p>167.19</text:p>
          </table:table-cell>
          <table:table-cell office:value-type="float" office:value="9.416" calcext:value-type="float">
            <text:p>9.416</text:p>
          </table:table-cell>
        </table:table-row>
        <table:table-row table:style-name="ro1">
          <table:table-cell table:number-columns-repeated="11"/>
          <table:table-cell table:formula="of:=[.L133]+1000/240" office:value-type="float" office:value="545.833333333334" calcext:value-type="float">
            <text:p>545.8333333333</text:p>
          </table:table-cell>
          <table:table-cell office:value-type="float" office:value="8.72" calcext:value-type="float">
            <text:p>8.72</text:p>
          </table:table-cell>
          <table:table-cell office:value-type="float" office:value="167.54" calcext:value-type="float">
            <text:p>167.54</text:p>
          </table:table-cell>
          <table:table-cell office:value-type="float" office:value="9.004" calcext:value-type="float">
            <text:p>9.004</text:p>
          </table:table-cell>
        </table:table-row>
        <table:table-row table:style-name="ro1">
          <table:table-cell table:number-columns-repeated="11"/>
          <table:table-cell table:formula="of:=[.L134]+1000/240" office:value-type="float" office:value="550.000000000001" calcext:value-type="float">
            <text:p>550</text:p>
          </table:table-cell>
          <table:table-cell office:value-type="float" office:value="8.84" calcext:value-type="float">
            <text:p>8.84</text:p>
          </table:table-cell>
          <table:table-cell office:value-type="float" office:value="171.28" calcext:value-type="float">
            <text:p>171.28</text:p>
          </table:table-cell>
          <table:table-cell office:value-type="float" office:value="8.824" calcext:value-type="float">
            <text:p>8.824</text:p>
          </table:table-cell>
        </table:table-row>
        <table:table-row table:style-name="ro1">
          <table:table-cell table:number-columns-repeated="11"/>
          <table:table-cell table:formula="of:=[.L135]+1000/240" office:value-type="float" office:value="554.166666666667" calcext:value-type="float">
            <text:p>554.1666666667</text:p>
          </table:table-cell>
          <table:table-cell office:value-type="float" office:value="8.98" calcext:value-type="float">
            <text:p>8.98</text:p>
          </table:table-cell>
          <table:table-cell office:value-type="float" office:value="170.6" calcext:value-type="float">
            <text:p>170.6</text:p>
          </table:table-cell>
          <table:table-cell office:value-type="float" office:value="8.526" calcext:value-type="float">
            <text:p>8.526</text:p>
          </table:table-cell>
        </table:table-row>
        <table:table-row table:style-name="ro1">
          <table:table-cell table:number-columns-repeated="11"/>
          <table:table-cell table:formula="of:=[.L136]+1000/240" office:value-type="float" office:value="558.333333333334" calcext:value-type="float">
            <text:p>558.3333333333</text:p>
          </table:table-cell>
          <table:table-cell office:value-type="float" office:value="8.9" calcext:value-type="float">
            <text:p>8.9</text:p>
          </table:table-cell>
          <table:table-cell office:value-type="float" office:value="176.21" calcext:value-type="float">
            <text:p>176.21</text:p>
          </table:table-cell>
          <table:table-cell office:value-type="float" office:value="8.367" calcext:value-type="float">
            <text:p>8.367</text:p>
          </table:table-cell>
        </table:table-row>
        <table:table-row table:style-name="ro1">
          <table:table-cell table:number-columns-repeated="11"/>
          <table:table-cell table:formula="of:=[.L137]+1000/240" office:value-type="float" office:value="562.5" calcext:value-type="float">
            <text:p>562.5</text:p>
          </table:table-cell>
          <table:table-cell office:value-type="float" office:value="8.88" calcext:value-type="float">
            <text:p>8.88</text:p>
          </table:table-cell>
          <table:table-cell office:value-type="float" office:value="176.16" calcext:value-type="float">
            <text:p>176.16</text:p>
          </table:table-cell>
          <table:table-cell office:value-type="float" office:value="8.092" calcext:value-type="float">
            <text:p>8.092</text:p>
          </table:table-cell>
        </table:table-row>
        <table:table-row table:style-name="ro1">
          <table:table-cell table:number-columns-repeated="11"/>
          <table:table-cell table:formula="of:=[.L138]+1000/240" office:value-type="float" office:value="566.666666666667" calcext:value-type="float">
            <text:p>566.6666666667</text:p>
          </table:table-cell>
          <table:table-cell office:value-type="float" office:value="8.83" calcext:value-type="float">
            <text:p>8.83</text:p>
          </table:table-cell>
          <table:table-cell office:value-type="float" office:value="182.12" calcext:value-type="float">
            <text:p>182.12</text:p>
          </table:table-cell>
          <table:table-cell office:value-type="float" office:value="8.047" calcext:value-type="float">
            <text:p>8.047</text:p>
          </table:table-cell>
        </table:table-row>
        <table:table-row table:style-name="ro1">
          <table:table-cell table:number-columns-repeated="11"/>
          <table:table-cell table:formula="of:=[.L139]+1000/240" office:value-type="float" office:value="570.833333333334" calcext:value-type="float">
            <text:p>570.8333333333</text:p>
          </table:table-cell>
          <table:table-cell office:value-type="float" office:value="8.61" calcext:value-type="float">
            <text:p>8.61</text:p>
          </table:table-cell>
          <table:table-cell office:value-type="float" office:value="182.2" calcext:value-type="float">
            <text:p>182.2</text:p>
          </table:table-cell>
          <table:table-cell office:value-type="float" office:value="7.891" calcext:value-type="float">
            <text:p>7.891</text:p>
          </table:table-cell>
        </table:table-row>
        <table:table-row table:style-name="ro1">
          <table:table-cell table:number-columns-repeated="11"/>
          <table:table-cell table:formula="of:=[.L140]+1000/240" office:value-type="float" office:value="575" calcext:value-type="float">
            <text:p>575</text:p>
          </table:table-cell>
          <table:table-cell office:value-type="float" office:value="8.52" calcext:value-type="float">
            <text:p>8.52</text:p>
          </table:table-cell>
          <table:table-cell office:value-type="float" office:value="187.43" calcext:value-type="float">
            <text:p>187.43</text:p>
          </table:table-cell>
          <table:table-cell office:value-type="float" office:value="7.928" calcext:value-type="float">
            <text:p>7.928</text:p>
          </table:table-cell>
        </table:table-row>
        <table:table-row table:style-name="ro1">
          <table:table-cell table:number-columns-repeated="11"/>
          <table:table-cell table:formula="of:=[.L141]+1000/240" office:value-type="float" office:value="579.166666666667" calcext:value-type="float">
            <text:p>579.1666666667</text:p>
          </table:table-cell>
          <table:table-cell office:value-type="float" office:value="8.12" calcext:value-type="float">
            <text:p>8.12</text:p>
          </table:table-cell>
          <table:table-cell office:value-type="float" office:value="186.89" calcext:value-type="float">
            <text:p>186.89</text:p>
          </table:table-cell>
          <table:table-cell office:value-type="float" office:value="7.846" calcext:value-type="float">
            <text:p>7.846</text:p>
          </table:table-cell>
        </table:table-row>
        <table:table-row table:style-name="ro1">
          <table:table-cell table:number-columns-repeated="11"/>
          <table:table-cell table:formula="of:=[.L142]+1000/240" office:value-type="float" office:value="583.333333333334" calcext:value-type="float">
            <text:p>583.3333333333</text:p>
          </table:table-cell>
          <table:table-cell office:value-type="float" office:value="8.08" calcext:value-type="float">
            <text:p>8.08</text:p>
          </table:table-cell>
          <table:table-cell office:value-type="float" office:value="195.83" calcext:value-type="float">
            <text:p>195.83</text:p>
          </table:table-cell>
          <table:table-cell office:value-type="float" office:value="8.137" calcext:value-type="float">
            <text:p>8.137</text:p>
          </table:table-cell>
        </table:table-row>
        <table:table-row table:style-name="ro1">
          <table:table-cell table:number-columns-repeated="11"/>
          <table:table-cell table:formula="of:=[.L143]+1000/240" office:value-type="float" office:value="587.5" calcext:value-type="float">
            <text:p>587.5</text:p>
          </table:table-cell>
          <table:table-cell office:value-type="float" office:value="7.91" calcext:value-type="float">
            <text:p>7.91</text:p>
          </table:table-cell>
          <table:table-cell office:value-type="float" office:value="200.25" calcext:value-type="float">
            <text:p>200.25</text:p>
          </table:table-cell>
          <table:table-cell office:value-type="float" office:value="8.323" calcext:value-type="float">
            <text:p>8.323</text:p>
          </table:table-cell>
        </table:table-row>
        <table:table-row table:style-name="ro1">
          <table:table-cell table:number-columns-repeated="11"/>
          <table:table-cell table:formula="of:=[.L144]+1000/240" office:value-type="float" office:value="591.666666666667" calcext:value-type="float">
            <text:p>591.6666666667</text:p>
          </table:table-cell>
          <table:table-cell office:value-type="float" office:value="7.77" calcext:value-type="float">
            <text:p>7.77</text:p>
          </table:table-cell>
          <table:table-cell office:value-type="float" office:value="206.08" calcext:value-type="float">
            <text:p>206.08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table:number-columns-repeated="11"/>
          <table:table-cell table:formula="of:=[.L145]+1000/240" office:value-type="float" office:value="595.833333333334" calcext:value-type="float">
            <text:p>595.8333333333</text:p>
          </table:table-cell>
          <table:table-cell office:value-type="float" office:value="7.65" calcext:value-type="float">
            <text:p>7.65</text:p>
          </table:table-cell>
          <table:table-cell office:value-type="float" office:value="205.61" calcext:value-type="float">
            <text:p>205.61</text:p>
          </table:table-cell>
          <table:table-cell office:value-type="float" office:value="8.525" calcext:value-type="float">
            <text:p>8.525</text:p>
          </table:table-cell>
        </table:table-row>
        <table:table-row table:style-name="ro1">
          <table:table-cell table:number-columns-repeated="11"/>
          <table:table-cell table:formula="of:=[.L146]+1000/240" office:value-type="float" office:value="600" calcext:value-type="float">
            <text:p>600</text:p>
          </table:table-cell>
          <table:table-cell office:value-type="float" office:value="7.67" calcext:value-type="float">
            <text:p>7.67</text:p>
          </table:table-cell>
          <table:table-cell office:value-type="float" office:value="206.72" calcext:value-type="float">
            <text:p>206.72</text:p>
          </table:table-cell>
          <table:table-cell office:value-type="float" office:value="8.618" calcext:value-type="float">
            <text:p>8.618</text:p>
          </table:table-cell>
        </table:table-row>
        <table:table-row table:style-name="ro1">
          <table:table-cell table:number-columns-repeated="11"/>
          <table:table-cell table:formula="of:=[.L147]+1000/240" office:value-type="float" office:value="604.166666666667" calcext:value-type="float">
            <text:p>604.1666666667</text:p>
          </table:table-cell>
          <table:table-cell office:value-type="float" office:value="7.68" calcext:value-type="float">
            <text:p>7.68</text:p>
          </table:table-cell>
          <table:table-cell office:value-type="float" office:value="204.44" calcext:value-type="float">
            <text:p>204.44</text:p>
          </table:table-cell>
          <table:table-cell office:value-type="float" office:value="8.576" calcext:value-type="float">
            <text:p>8.576</text:p>
          </table:table-cell>
        </table:table-row>
        <table:table-row table:style-name="ro1">
          <table:table-cell table:number-columns-repeated="11"/>
          <table:table-cell table:formula="of:=[.L148]+1000/240" office:value-type="float" office:value="608.333333333333" calcext:value-type="float">
            <text:p>608.3333333333</text:p>
          </table:table-cell>
          <table:table-cell office:value-type="float" office:value="7.75" calcext:value-type="float">
            <text:p>7.75</text:p>
          </table:table-cell>
          <table:table-cell office:value-type="float" office:value="204.8" calcext:value-type="float">
            <text:p>204.8</text:p>
          </table:table-cell>
          <table:table-cell office:value-type="float" office:value="8.688" calcext:value-type="float">
            <text:p>8.688</text:p>
          </table:table-cell>
        </table:table-row>
        <table:table-row table:style-name="ro1">
          <table:table-cell table:number-columns-repeated="11"/>
          <table:table-cell table:formula="of:=[.L149]+1000/240" office:value-type="float" office:value="612.5" calcext:value-type="float">
            <text:p>612.5</text:p>
          </table:table-cell>
          <table:table-cell office:value-type="float" office:value="7.82" calcext:value-type="float">
            <text:p>7.82</text:p>
          </table:table-cell>
          <table:table-cell office:value-type="float" office:value="204.02" calcext:value-type="float">
            <text:p>204.02</text:p>
          </table:table-cell>
          <table:table-cell office:value-type="float" office:value="8.626" calcext:value-type="float">
            <text:p>8.626</text:p>
          </table:table-cell>
        </table:table-row>
        <table:table-row table:style-name="ro1">
          <table:table-cell table:number-columns-repeated="11"/>
          <table:table-cell table:formula="of:=[.L150]+1000/240" office:value-type="float" office:value="616.666666666667" calcext:value-type="float">
            <text:p>616.6666666667</text:p>
          </table:table-cell>
          <table:table-cell office:value-type="float" office:value="7.79" calcext:value-type="float">
            <text:p>7.79</text:p>
          </table:table-cell>
          <table:table-cell office:value-type="float" office:value="205.61" calcext:value-type="float">
            <text:p>205.61</text:p>
          </table:table-cell>
          <table:table-cell office:value-type="float" office:value="8.813" calcext:value-type="float">
            <text:p>8.813</text:p>
          </table:table-cell>
        </table:table-row>
        <table:table-row table:style-name="ro1">
          <table:table-cell table:number-columns-repeated="11"/>
          <table:table-cell table:formula="of:=[.L151]+1000/240" office:value-type="float" office:value="620.833333333333" calcext:value-type="float">
            <text:p>620.8333333333</text:p>
          </table:table-cell>
          <table:table-cell office:value-type="float" office:value="7.8" calcext:value-type="float">
            <text:p>7.8</text:p>
          </table:table-cell>
          <table:table-cell office:value-type="float" office:value="205" calcext:value-type="float">
            <text:p>205</text:p>
          </table:table-cell>
          <table:table-cell office:value-type="float" office:value="8.932" calcext:value-type="float">
            <text:p>8.932</text:p>
          </table:table-cell>
        </table:table-row>
        <table:table-row table:style-name="ro1">
          <table:table-cell table:number-columns-repeated="11"/>
          <table:table-cell table:formula="of:=[.L152]+1000/240" office:value-type="float" office:value="625" calcext:value-type="float">
            <text:p>625</text:p>
          </table:table-cell>
          <table:table-cell office:value-type="float" office:value="7.91" calcext:value-type="float">
            <text:p>7.91</text:p>
          </table:table-cell>
          <table:table-cell office:value-type="float" office:value="207.35" calcext:value-type="float">
            <text:p>207.35</text:p>
          </table:table-cell>
          <table:table-cell office:value-type="float" office:value="9.091" calcext:value-type="float">
            <text:p>9.091</text:p>
          </table:table-cell>
        </table:table-row>
        <table:table-row table:style-name="ro1">
          <table:table-cell table:number-columns-repeated="11"/>
          <table:table-cell table:formula="of:=[.L153]+1000/240" office:value-type="float" office:value="629.166666666667" calcext:value-type="float">
            <text:p>629.1666666667</text:p>
          </table:table-cell>
          <table:table-cell office:value-type="float" office:value="7.97" calcext:value-type="float">
            <text:p>7.97</text:p>
          </table:table-cell>
          <table:table-cell office:value-type="float" office:value="207.52" calcext:value-type="float">
            <text:p>207.52</text:p>
          </table:table-cell>
          <table:table-cell office:value-type="float" office:value="9.129" calcext:value-type="float">
            <text:p>9.129</text:p>
          </table:table-cell>
        </table:table-row>
        <table:table-row table:style-name="ro1">
          <table:table-cell table:number-columns-repeated="11"/>
          <table:table-cell table:formula="of:=[.L154]+1000/240" office:value-type="float" office:value="633.333333333333" calcext:value-type="float">
            <text:p>633.3333333333</text:p>
          </table:table-cell>
          <table:table-cell office:value-type="float" office:value="8.07" calcext:value-type="float">
            <text:p>8.07</text:p>
          </table:table-cell>
          <table:table-cell office:value-type="float" office:value="207.8" calcext:value-type="float">
            <text:p>207.8</text:p>
          </table:table-cell>
          <table:table-cell office:value-type="float" office:value="9.231" calcext:value-type="float">
            <text:p>9.231</text:p>
          </table:table-cell>
        </table:table-row>
        <table:table-row table:style-name="ro1">
          <table:table-cell table:number-columns-repeated="11"/>
          <table:table-cell table:formula="of:=[.L155]+1000/240" office:value-type="float" office:value="637.5" calcext:value-type="float">
            <text:p>637.5</text:p>
          </table:table-cell>
          <table:table-cell office:value-type="float" office:value="7.94" calcext:value-type="float">
            <text:p>7.94</text:p>
          </table:table-cell>
          <table:table-cell office:value-type="float" office:value="202.72" calcext:value-type="float">
            <text:p>202.72</text:p>
          </table:table-cell>
          <table:table-cell office:value-type="float" office:value="9.016" calcext:value-type="float">
            <text:p>9.016</text:p>
          </table:table-cell>
        </table:table-row>
        <table:table-row table:style-name="ro1">
          <table:table-cell table:number-columns-repeated="11"/>
          <table:table-cell table:formula="of:=[.L156]+1000/240" office:value-type="float" office:value="641.666666666666" calcext:value-type="float">
            <text:p>641.6666666667</text:p>
          </table:table-cell>
          <table:table-cell office:value-type="float" office:value="7.68" calcext:value-type="float">
            <text:p>7.68</text:p>
          </table:table-cell>
          <table:table-cell office:value-type="float" office:value="197.53" calcext:value-type="float">
            <text:p>197.53</text:p>
          </table:table-cell>
          <table:table-cell office:value-type="float" office:value="8.811" calcext:value-type="float">
            <text:p>8.811</text:p>
          </table:table-cell>
        </table:table-row>
        <table:table-row table:style-name="ro1">
          <table:table-cell table:number-columns-repeated="11"/>
          <table:table-cell table:formula="of:=[.L157]+1000/240" office:value-type="float" office:value="645.833333333333" calcext:value-type="float">
            <text:p>645.8333333333</text:p>
          </table:table-cell>
          <table:table-cell office:value-type="float" office:value="7.58" calcext:value-type="float">
            <text:p>7.58</text:p>
          </table:table-cell>
          <table:table-cell office:value-type="float" office:value="188.88" calcext:value-type="float">
            <text:p>188.88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table:number-columns-repeated="11"/>
          <table:table-cell table:formula="of:=[.L158]+1000/240" office:value-type="float" office:value="650" calcext:value-type="float">
            <text:p>650</text:p>
          </table:table-cell>
          <table:table-cell office:value-type="float" office:value="7.22" calcext:value-type="float">
            <text:p>7.22</text:p>
          </table:table-cell>
          <table:table-cell office:value-type="float" office:value="182.62" calcext:value-type="float">
            <text:p>182.62</text:p>
          </table:table-cell>
          <table:table-cell office:value-type="float" office:value="8.433" calcext:value-type="float">
            <text:p>8.433</text:p>
          </table:table-cell>
        </table:table-row>
        <table:table-row table:style-name="ro1">
          <table:table-cell table:number-columns-repeated="11"/>
          <table:table-cell table:formula="of:=[.L159]+1000/240" office:value-type="float" office:value="654.166666666666" calcext:value-type="float">
            <text:p>654.1666666667</text:p>
          </table:table-cell>
          <table:table-cell office:value-type="float" office:value="7.13" calcext:value-type="float">
            <text:p>7.13</text:p>
          </table:table-cell>
          <table:table-cell office:value-type="float" office:value="172.71" calcext:value-type="float">
            <text:p>172.71</text:p>
          </table:table-cell>
          <table:table-cell office:value-type="float" office:value="8.221" calcext:value-type="float">
            <text:p>8.221</text:p>
          </table:table-cell>
        </table:table-row>
        <table:table-row table:style-name="ro1">
          <table:table-cell table:number-columns-repeated="11"/>
          <table:table-cell table:formula="of:=[.L160]+1000/240" office:value-type="float" office:value="658.333333333333" calcext:value-type="float">
            <text:p>658.3333333333</text:p>
          </table:table-cell>
          <table:table-cell office:value-type="float" office:value="6.95" calcext:value-type="float">
            <text:p>6.95</text:p>
          </table:table-cell>
          <table:table-cell office:value-type="float" office:value="168.89" calcext:value-type="float">
            <text:p>168.89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table:number-columns-repeated="11"/>
          <table:table-cell table:formula="of:=[.L161]+1000/240" office:value-type="float" office:value="662.5" calcext:value-type="float">
            <text:p>662.5</text:p>
          </table:table-cell>
          <table:table-cell office:value-type="float" office:value="6.71" calcext:value-type="float">
            <text:p>6.71</text:p>
          </table:table-cell>
          <table:table-cell office:value-type="float" office:value="168.28" calcext:value-type="float">
            <text:p>168.28</text:p>
          </table:table-cell>
          <table:table-cell office:value-type="float" office:value="8.385" calcext:value-type="float">
            <text:p>8.385</text:p>
          </table:table-cell>
        </table:table-row>
        <table:table-row table:style-name="ro1">
          <table:table-cell table:number-columns-repeated="11"/>
          <table:table-cell table:formula="of:=[.L162]+1000/240" office:value-type="float" office:value="666.666666666666" calcext:value-type="float">
            <text:p>666.6666666667</text:p>
          </table:table-cell>
          <table:table-cell office:value-type="float" office:value="6.52" calcext:value-type="float">
            <text:p>6.52</text:p>
          </table:table-cell>
          <table:table-cell office:value-type="float" office:value="172.39" calcext:value-type="float">
            <text:p>172.39</text:p>
          </table:table-cell>
          <table:table-cell office:value-type="float" office:value="8.633" calcext:value-type="float">
            <text:p>8.633</text:p>
          </table:table-cell>
        </table:table-row>
        <table:table-row table:style-name="ro1">
          <table:table-cell table:number-columns-repeated="11"/>
          <table:table-cell table:formula="of:=[.L163]+1000/240" office:value-type="float" office:value="670.833333333333" calcext:value-type="float">
            <text:p>670.8333333333</text:p>
          </table:table-cell>
          <table:table-cell office:value-type="float" office:value="6.41" calcext:value-type="float">
            <text:p>6.41</text:p>
          </table:table-cell>
          <table:table-cell office:value-type="float" office:value="173.52" calcext:value-type="float">
            <text:p>173.52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table:number-columns-repeated="11"/>
          <table:table-cell table:formula="of:=[.L164]+1000/240" office:value-type="float" office:value="675" calcext:value-type="float">
            <text:p>675</text:p>
          </table:table-cell>
          <table:table-cell office:value-type="float" office:value="6.16" calcext:value-type="float">
            <text:p>6.16</text:p>
          </table:table-cell>
          <table:table-cell office:value-type="float" office:value="178.44" calcext:value-type="float">
            <text:p>178.44</text:p>
          </table:table-cell>
          <table:table-cell office:value-type="float" office:value="9.022" calcext:value-type="float">
            <text:p>9.022</text:p>
          </table:table-cell>
        </table:table-row>
        <table:table-row table:style-name="ro1">
          <table:table-cell table:number-columns-repeated="11"/>
          <table:table-cell table:formula="of:=[.L165]+1000/240" office:value-type="float" office:value="679.166666666666" calcext:value-type="float">
            <text:p>679.1666666667</text:p>
          </table:table-cell>
          <table:table-cell office:value-type="float" office:value="5.98" calcext:value-type="float">
            <text:p>5.98</text:p>
          </table:table-cell>
          <table:table-cell office:value-type="float" office:value="177.64" calcext:value-type="float">
            <text:p>177.64</text:p>
          </table:table-cell>
          <table:table-cell office:value-type="float" office:value="9.075" calcext:value-type="float">
            <text:p>9.075</text:p>
          </table:table-cell>
        </table:table-row>
        <table:table-row table:style-name="ro1">
          <table:table-cell table:number-columns-repeated="11"/>
          <table:table-cell table:formula="of:=[.L166]+1000/240" office:value-type="float" office:value="683.333333333333" calcext:value-type="float">
            <text:p>683.3333333333</text:p>
          </table:table-cell>
          <table:table-cell office:value-type="float" office:value="5.86" calcext:value-type="float">
            <text:p>5.86</text:p>
          </table:table-cell>
          <table:table-cell office:value-type="float" office:value="177.43" calcext:value-type="float">
            <text:p>177.43</text:p>
          </table:table-cell>
          <table:table-cell office:value-type="float" office:value="9.216" calcext:value-type="float">
            <text:p>9.216</text:p>
          </table:table-cell>
        </table:table-row>
        <table:table-row table:style-name="ro1">
          <table:table-cell table:number-columns-repeated="11"/>
          <table:table-cell table:formula="of:=[.L167]+1000/240" office:value-type="float" office:value="687.499999999999" calcext:value-type="float">
            <text:p>687.5</text:p>
          </table:table-cell>
          <table:table-cell office:value-type="float" office:value="5.78" calcext:value-type="float">
            <text:p>5.78</text:p>
          </table:table-cell>
          <table:table-cell office:value-type="float" office:value="174.71" calcext:value-type="float">
            <text:p>174.71</text:p>
          </table:table-cell>
          <table:table-cell office:value-type="float" office:value="9.251" calcext:value-type="float">
            <text:p>9.251</text:p>
          </table:table-cell>
        </table:table-row>
        <table:table-row table:style-name="ro1">
          <table:table-cell table:number-columns-repeated="11"/>
          <table:table-cell table:formula="of:=[.L168]+1000/240" office:value-type="float" office:value="691.666666666666" calcext:value-type="float">
            <text:p>691.6666666667</text:p>
          </table:table-cell>
          <table:table-cell office:value-type="float" office:value="5.75" calcext:value-type="float">
            <text:p>5.75</text:p>
          </table:table-cell>
          <table:table-cell office:value-type="float" office:value="175.94" calcext:value-type="float">
            <text:p>175.94</text:p>
          </table:table-cell>
          <table:table-cell office:value-type="float" office:value="9.382" calcext:value-type="float">
            <text:p>9.382</text:p>
          </table:table-cell>
        </table:table-row>
        <table:table-row table:style-name="ro1">
          <table:table-cell table:number-columns-repeated="11"/>
          <table:table-cell table:formula="of:=[.L169]+1000/240" office:value-type="float" office:value="695.833333333333" calcext:value-type="float">
            <text:p>695.8333333333</text:p>
          </table:table-cell>
          <table:table-cell office:value-type="float" office:value="5.62" calcext:value-type="float">
            <text:p>5.62</text:p>
          </table:table-cell>
          <table:table-cell office:value-type="float" office:value="176.46" calcext:value-type="float">
            <text:p>176.46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table:number-columns-repeated="11"/>
          <table:table-cell table:formula="of:=[.L170]+1000/240" office:value-type="float" office:value="699.999999999999" calcext:value-type="float">
            <text:p>700</text:p>
          </table:table-cell>
          <table:table-cell office:value-type="float" office:value="5.5" calcext:value-type="float">
            <text:p>5.5</text:p>
          </table:table-cell>
          <table:table-cell office:value-type="float" office:value="181.14" calcext:value-type="float">
            <text:p>181.14</text:p>
          </table:table-cell>
          <table:table-cell office:value-type="float" office:value="9.778" calcext:value-type="float">
            <text:p>9.778</text:p>
          </table:table-cell>
        </table:table-row>
        <table:table-row table:style-name="ro1">
          <table:table-cell table:number-columns-repeated="11"/>
          <table:table-cell table:formula="of:=[.L171]+1000/240" office:value-type="float" office:value="704.166666666666" calcext:value-type="float">
            <text:p>704.1666666667</text:p>
          </table:table-cell>
          <table:table-cell office:value-type="float" office:value="5.41" calcext:value-type="float">
            <text:p>5.41</text:p>
          </table:table-cell>
          <table:table-cell office:value-type="float" office:value="184.69" calcext:value-type="float">
            <text:p>184.69</text:p>
          </table:table-cell>
          <table:table-cell office:value-type="float" office:value="9.915" calcext:value-type="float">
            <text:p>9.915</text:p>
          </table:table-cell>
        </table:table-row>
        <table:table-row table:style-name="ro1">
          <table:table-cell table:number-columns-repeated="11"/>
          <table:table-cell table:formula="of:=[.L172]+1000/240" office:value-type="float" office:value="708.333333333333" calcext:value-type="float">
            <text:p>708.3333333333</text:p>
          </table:table-cell>
          <table:table-cell office:value-type="float" office:value="5.35" calcext:value-type="float">
            <text:p>5.35</text:p>
          </table:table-cell>
          <table:table-cell office:value-type="float" office:value="189.26" calcext:value-type="float">
            <text:p>189.26</text:p>
          </table:table-cell>
          <table:table-cell office:value-type="float" office:value="10.193" calcext:value-type="float">
            <text:p>10.193</text:p>
          </table:table-cell>
        </table:table-row>
        <table:table-row table:style-name="ro1">
          <table:table-cell table:number-columns-repeated="11"/>
          <table:table-cell table:formula="of:=[.L173]+1000/240" office:value-type="float" office:value="712.499999999999" calcext:value-type="float">
            <text:p>712.5</text:p>
          </table:table-cell>
          <table:table-cell office:value-type="float" office:value="5.26" calcext:value-type="float">
            <text:p>5.26</text:p>
          </table:table-cell>
          <table:table-cell office:value-type="float" office:value="190.5" calcext:value-type="float">
            <text:p>190.5</text:p>
          </table:table-cell>
          <table:table-cell office:value-type="float" office:value="10.369" calcext:value-type="float">
            <text:p>10.369</text:p>
          </table:table-cell>
        </table:table-row>
        <table:table-row table:style-name="ro1">
          <table:table-cell table:number-columns-repeated="11"/>
          <table:table-cell table:formula="of:=[.L174]+1000/240" office:value-type="float" office:value="716.666666666666" calcext:value-type="float">
            <text:p>716.6666666667</text:p>
          </table:table-cell>
          <table:table-cell office:value-type="float" office:value="5.19" calcext:value-type="float">
            <text:p>5.19</text:p>
          </table:table-cell>
          <table:table-cell office:value-type="float" office:value="192.16" calcext:value-type="float">
            <text:p>192.16</text:p>
          </table:table-cell>
          <table:table-cell office:value-type="float" office:value="10.541" calcext:value-type="float">
            <text:p>10.541</text:p>
          </table:table-cell>
        </table:table-row>
        <table:table-row table:style-name="ro1">
          <table:table-cell table:number-columns-repeated="11"/>
          <table:table-cell table:formula="of:=[.L175]+1000/240" office:value-type="float" office:value="720.833333333332" calcext:value-type="float">
            <text:p>720.8333333333</text:p>
          </table:table-cell>
          <table:table-cell office:value-type="float" office:value="5.25" calcext:value-type="float">
            <text:p>5.25</text:p>
          </table:table-cell>
          <table:table-cell office:value-type="float" office:value="192.52" calcext:value-type="float">
            <text:p>192.52</text:p>
          </table:table-cell>
          <table:table-cell office:value-type="float" office:value="10.736" calcext:value-type="float">
            <text:p>10.736</text:p>
          </table:table-cell>
        </table:table-row>
        <table:table-row table:style-name="ro1">
          <table:table-cell table:number-columns-repeated="11"/>
          <table:table-cell table:formula="of:=[.L176]+1000/240" office:value-type="float" office:value="724.999999999999" calcext:value-type="float">
            <text:p>725</text:p>
          </table:table-cell>
          <table:table-cell office:value-type="float" office:value="5.08" calcext:value-type="float">
            <text:p>5.08</text:p>
          </table:table-cell>
          <table:table-cell office:value-type="float" office:value="193.49" calcext:value-type="float">
            <text:p>193.49</text:p>
          </table:table-cell>
          <table:table-cell office:value-type="float" office:value="10.886" calcext:value-type="float">
            <text:p>10.886</text:p>
          </table:table-cell>
        </table:table-row>
        <table:table-row table:style-name="ro1">
          <table:table-cell table:number-columns-repeated="11"/>
          <table:table-cell table:formula="of:=[.L177]+1000/240" office:value-type="float" office:value="729.166666666666" calcext:value-type="float">
            <text:p>729.1666666667</text:p>
          </table:table-cell>
          <table:table-cell office:value-type="float" office:value="5.1" calcext:value-type="float">
            <text:p>5.1</text:p>
          </table:table-cell>
          <table:table-cell office:value-type="float" office:value="193.43" calcext:value-type="float">
            <text:p>193.43</text:p>
          </table:table-cell>
          <table:table-cell office:value-type="float" office:value="11.068" calcext:value-type="float">
            <text:p>11.068</text:p>
          </table:table-cell>
        </table:table-row>
        <table:table-row table:style-name="ro1">
          <table:table-cell table:number-columns-repeated="11"/>
          <table:table-cell table:formula="of:=[.L178]+1000/240" office:value-type="float" office:value="733.333333333332" calcext:value-type="float">
            <text:p>733.3333333333</text:p>
          </table:table-cell>
          <table:table-cell office:value-type="float" office:value="5" calcext:value-type="float">
            <text:p>5</text:p>
          </table:table-cell>
          <table:table-cell office:value-type="float" office:value="195.84" calcext:value-type="float">
            <text:p>195.84</text:p>
          </table:table-cell>
          <table:table-cell office:value-type="float" office:value="11.221" calcext:value-type="float">
            <text:p>11.221</text:p>
          </table:table-cell>
        </table:table-row>
        <table:table-row table:style-name="ro1">
          <table:table-cell table:number-columns-repeated="11"/>
          <table:table-cell table:formula="of:=[.L179]+1000/240" office:value-type="float" office:value="737.499999999999" calcext:value-type="float">
            <text:p>737.5</text:p>
          </table:table-cell>
          <table:table-cell office:value-type="float" office:value="4.86" calcext:value-type="float">
            <text:p>4.86</text:p>
          </table:table-cell>
          <table:table-cell office:value-type="float" office:value="196.69" calcext:value-type="float">
            <text:p>196.69</text:p>
          </table:table-cell>
          <table:table-cell office:value-type="float" office:value="11.388" calcext:value-type="float">
            <text:p>11.388</text:p>
          </table:table-cell>
        </table:table-row>
        <table:table-row table:style-name="ro1">
          <table:table-cell table:number-columns-repeated="11"/>
          <table:table-cell table:formula="of:=[.L180]+1000/240" office:value-type="float" office:value="741.666666666665" calcext:value-type="float">
            <text:p>741.66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199.37" calcext:value-type="float">
            <text:p>199.37</text:p>
          </table:table-cell>
          <table:table-cell office:value-type="float" office:value="11.567" calcext:value-type="float">
            <text:p>11.567</text:p>
          </table:table-cell>
        </table:table-row>
        <table:table-row table:style-name="ro1">
          <table:table-cell table:number-columns-repeated="11"/>
          <table:table-cell table:formula="of:=[.L181]+1000/240" office:value-type="float" office:value="745.833333333332" calcext:value-type="float">
            <text:p>745.8333333333</text:p>
          </table:table-cell>
          <table:table-cell office:value-type="float" office:value="4.72" calcext:value-type="float">
            <text:p>4.72</text:p>
          </table:table-cell>
          <table:table-cell office:value-type="float" office:value="201.91" calcext:value-type="float">
            <text:p>201.91</text:p>
          </table:table-cell>
          <table:table-cell office:value-type="float" office:value="11.679" calcext:value-type="float">
            <text:p>11.679</text:p>
          </table:table-cell>
        </table:table-row>
        <table:table-row table:style-name="ro1">
          <table:table-cell table:number-columns-repeated="11"/>
          <table:table-cell table:formula="of:=[.L182]+1000/240" office:value-type="float" office:value="749.999999999999" calcext:value-type="float">
            <text:p>750</text:p>
          </table:table-cell>
          <table:table-cell office:value-type="float" office:value="4.6" calcext:value-type="float">
            <text:p>4.6</text:p>
          </table:table-cell>
          <table:table-cell office:value-type="float" office:value="204.07" calcext:value-type="float">
            <text:p>204.07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table:number-columns-repeated="11"/>
          <table:table-cell table:formula="of:=[.L183]+1000/240" office:value-type="float" office:value="754.166666666665" calcext:value-type="float">
            <text:p>754.1666666667</text:p>
          </table:table-cell>
          <table:table-cell office:value-type="float" office:value="4.39" calcext:value-type="float">
            <text:p>4.39</text:p>
          </table:table-cell>
          <table:table-cell office:value-type="float" office:value="207.39" calcext:value-type="float">
            <text:p>207.39</text:p>
          </table:table-cell>
          <table:table-cell office:value-type="float" office:value="11.849" calcext:value-type="float">
            <text:p>11.849</text:p>
          </table:table-cell>
        </table:table-row>
        <table:table-row table:style-name="ro1">
          <table:table-cell table:number-columns-repeated="11"/>
          <table:table-cell table:formula="of:=[.L184]+1000/240" office:value-type="float" office:value="758.333333333332" calcext:value-type="float">
            <text:p>758.3333333333</text:p>
          </table:table-cell>
          <table:table-cell office:value-type="float" office:value="4.38" calcext:value-type="float">
            <text:p>4.38</text:p>
          </table:table-cell>
          <table:table-cell office:value-type="float" office:value="210.26" calcext:value-type="float">
            <text:p>210.26</text:p>
          </table:table-cell>
          <table:table-cell office:value-type="float" office:value="11.919" calcext:value-type="float">
            <text:p>11.919</text:p>
          </table:table-cell>
        </table:table-row>
        <table:table-row table:style-name="ro1">
          <table:table-cell table:number-columns-repeated="11"/>
          <table:table-cell table:formula="of:=[.L185]+1000/240" office:value-type="float" office:value="762.499999999999" calcext:value-type="float">
            <text:p>762.5</text:p>
          </table:table-cell>
          <table:table-cell office:value-type="float" office:value="4.17" calcext:value-type="float">
            <text:p>4.17</text:p>
          </table:table-cell>
          <table:table-cell office:value-type="float" office:value="214.54" calcext:value-type="float">
            <text:p>214.54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table:number-columns-repeated="11"/>
          <table:table-cell table:formula="of:=[.L186]+1000/240" office:value-type="float" office:value="766.666666666665" calcext:value-type="float">
            <text:p>766.6666666667</text:p>
          </table:table-cell>
          <table:table-cell office:value-type="float" office:value="4.04" calcext:value-type="float">
            <text:p>4.04</text:p>
          </table:table-cell>
          <table:table-cell office:value-type="float" office:value="218.66" calcext:value-type="float">
            <text:p>218.66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table:number-columns-repeated="11"/>
          <table:table-cell table:formula="of:=[.L187]+1000/240" office:value-type="float" office:value="770.833333333332" calcext:value-type="float">
            <text:p>770.8333333333</text:p>
          </table:table-cell>
          <table:table-cell office:value-type="float" office:value="3.97" calcext:value-type="float">
            <text:p>3.97</text:p>
          </table:table-cell>
          <table:table-cell office:value-type="float" office:value="221.94" calcext:value-type="float">
            <text:p>221.94</text:p>
          </table:table-cell>
          <table:table-cell office:value-type="float" office:value="11.943" calcext:value-type="float">
            <text:p>11.943</text:p>
          </table:table-cell>
        </table:table-row>
        <table:table-row table:style-name="ro1">
          <table:table-cell table:number-columns-repeated="11"/>
          <table:table-cell table:formula="of:=[.L188]+1000/240" office:value-type="float" office:value="774.999999999999" calcext:value-type="float">
            <text:p>775</text:p>
          </table:table-cell>
          <table:table-cell office:value-type="float" office:value="3.78" calcext:value-type="float">
            <text:p>3.78</text:p>
          </table:table-cell>
          <table:table-cell office:value-type="float" office:value="224.68" calcext:value-type="float">
            <text:p>224.68</text:p>
          </table:table-cell>
          <table:table-cell office:value-type="float" office:value="12.021" calcext:value-type="float">
            <text:p>12.021</text:p>
          </table:table-cell>
        </table:table-row>
        <table:table-row table:style-name="ro1">
          <table:table-cell table:number-columns-repeated="11"/>
          <table:table-cell table:formula="of:=[.L189]+1000/240" office:value-type="float" office:value="779.166666666665" calcext:value-type="float">
            <text:p>779.1666666667</text:p>
          </table:table-cell>
          <table:table-cell office:value-type="float" office:value="3.77" calcext:value-type="float">
            <text:p>3.77</text:p>
          </table:table-cell>
          <table:table-cell office:value-type="float" office:value="227.23" calcext:value-type="float">
            <text:p>227.23</text:p>
          </table:table-cell>
          <table:table-cell office:value-type="float" office:value="12.015" calcext:value-type="float">
            <text:p>12.015</text:p>
          </table:table-cell>
        </table:table-row>
        <table:table-row table:style-name="ro1">
          <table:table-cell table:number-columns-repeated="11"/>
          <table:table-cell table:formula="of:=[.L190]+1000/240" office:value-type="float" office:value="783.333333333332" calcext:value-type="float">
            <text:p>783.3333333333</text:p>
          </table:table-cell>
          <table:table-cell office:value-type="float" office:value="3.8" calcext:value-type="float">
            <text:p>3.8</text:p>
          </table:table-cell>
          <table:table-cell office:value-type="float" office:value="230.06" calcext:value-type="float">
            <text:p>230.06</text:p>
          </table:table-cell>
          <table:table-cell office:value-type="float" office:value="12.202" calcext:value-type="float">
            <text:p>12.202</text:p>
          </table:table-cell>
        </table:table-row>
        <table:table-row table:style-name="ro1">
          <table:table-cell table:number-columns-repeated="11"/>
          <table:table-cell table:formula="of:=[.L191]+1000/240" office:value-type="float" office:value="787.499999999998" calcext:value-type="float">
            <text:p>787.5</text:p>
          </table:table-cell>
          <table:table-cell office:value-type="float" office:value="3.78" calcext:value-type="float">
            <text:p>3.78</text:p>
          </table:table-cell>
          <table:table-cell office:value-type="float" office:value="233.07" calcext:value-type="float">
            <text:p>233.07</text:p>
          </table:table-cell>
          <table:table-cell office:value-type="float" office:value="12.265" calcext:value-type="float">
            <text:p>12.265</text:p>
          </table:table-cell>
        </table:table-row>
        <table:table-row table:style-name="ro1">
          <table:table-cell table:number-columns-repeated="11"/>
          <table:table-cell table:formula="of:=[.L192]+1000/240" office:value-type="float" office:value="791.666666666665" calcext:value-type="float">
            <text:p>791.6666666667</text:p>
          </table:table-cell>
          <table:table-cell office:value-type="float" office:value="3.76" calcext:value-type="float">
            <text:p>3.76</text:p>
          </table:table-cell>
          <table:table-cell office:value-type="float" office:value="234.85" calcext:value-type="float">
            <text:p>234.85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table:number-columns-repeated="11"/>
          <table:table-cell table:formula="of:=[.L193]+1000/240" office:value-type="float" office:value="795.833333333332" calcext:value-type="float">
            <text:p>795.8333333333</text:p>
          </table:table-cell>
          <table:table-cell office:value-type="float" office:value="3.87" calcext:value-type="float">
            <text:p>3.87</text:p>
          </table:table-cell>
          <table:table-cell office:value-type="float" office:value="237.38" calcext:value-type="float">
            <text:p>237.38</text:p>
          </table:table-cell>
          <table:table-cell office:value-type="float" office:value="12.569" calcext:value-type="float">
            <text:p>12.569</text:p>
          </table:table-cell>
        </table:table-row>
        <table:table-row table:style-name="ro1">
          <table:table-cell table:number-columns-repeated="11"/>
          <table:table-cell table:formula="of:=[.L194]+1000/240" office:value-type="float" office:value="799.999999999998" calcext:value-type="float">
            <text:p>800</text:p>
          </table:table-cell>
          <table:table-cell office:value-type="float" office:value="3.93" calcext:value-type="float">
            <text:p>3.93</text:p>
          </table:table-cell>
          <table:table-cell office:value-type="float" office:value="237.41" calcext:value-type="float">
            <text:p>237.41</text:p>
          </table:table-cell>
          <table:table-cell office:value-type="float" office:value="12.639" calcext:value-type="float">
            <text:p>12.639</text:p>
          </table:table-cell>
        </table:table-row>
        <table:table-row table:style-name="ro1">
          <table:table-cell table:number-columns-repeated="11"/>
          <table:table-cell table:formula="of:=[.L195]+1000/240" office:value-type="float" office:value="804.166666666665" calcext:value-type="float">
            <text:p>804.1666666667</text:p>
          </table:table-cell>
          <table:table-cell office:value-type="float" office:value="4.09" calcext:value-type="float">
            <text:p>4.09</text:p>
          </table:table-cell>
          <table:table-cell office:value-type="float" office:value="237.92" calcext:value-type="float">
            <text:p>237.92</text:p>
          </table:table-cell>
          <table:table-cell office:value-type="float" office:value="12.643" calcext:value-type="float">
            <text:p>12.643</text:p>
          </table:table-cell>
        </table:table-row>
        <table:table-row table:style-name="ro1">
          <table:table-cell table:number-columns-repeated="11"/>
          <table:table-cell table:formula="of:=[.L196]+1000/240" office:value-type="float" office:value="808.333333333332" calcext:value-type="float">
            <text:p>808.3333333333</text:p>
          </table:table-cell>
          <table:table-cell office:value-type="float" office:value="4.13" calcext:value-type="float">
            <text:p>4.13</text:p>
          </table:table-cell>
          <table:table-cell office:value-type="float" office:value="238.59" calcext:value-type="float">
            <text:p>238.59</text:p>
          </table:table-cell>
          <table:table-cell office:value-type="float" office:value="12.719" calcext:value-type="float">
            <text:p>12.719</text:p>
          </table:table-cell>
        </table:table-row>
        <table:table-row table:style-name="ro1">
          <table:table-cell table:number-columns-repeated="11"/>
          <table:table-cell table:formula="of:=[.L197]+1000/240" office:value-type="float" office:value="812.499999999998" calcext:value-type="float">
            <text:p>812.5</text:p>
          </table:table-cell>
          <table:table-cell office:value-type="float" office:value="4.19" calcext:value-type="float">
            <text:p>4.19</text:p>
          </table:table-cell>
          <table:table-cell office:value-type="float" office:value="238.47" calcext:value-type="float">
            <text:p>238.47</text:p>
          </table:table-cell>
          <table:table-cell office:value-type="float" office:value="12.677" calcext:value-type="float">
            <text:p>12.677</text:p>
          </table:table-cell>
        </table:table-row>
        <table:table-row table:style-name="ro1">
          <table:table-cell table:number-columns-repeated="11"/>
          <table:table-cell table:formula="of:=[.L198]+1000/240" office:value-type="float" office:value="816.666666666665" calcext:value-type="float">
            <text:p>816.6666666667</text:p>
          </table:table-cell>
          <table:table-cell office:value-type="float" office:value="4.26" calcext:value-type="float">
            <text:p>4.26</text:p>
          </table:table-cell>
          <table:table-cell office:value-type="float" office:value="236.69" calcext:value-type="float">
            <text:p>236.69</text:p>
          </table:table-cell>
          <table:table-cell office:value-type="float" office:value="12.554" calcext:value-type="float">
            <text:p>12.554</text:p>
          </table:table-cell>
        </table:table-row>
        <table:table-row table:style-name="ro1">
          <table:table-cell table:number-columns-repeated="11"/>
          <table:table-cell table:formula="of:=[.L199]+1000/240" office:value-type="float" office:value="820.833333333331" calcext:value-type="float">
            <text:p>820.8333333333</text:p>
          </table:table-cell>
          <table:table-cell office:value-type="float" office:value="4.27" calcext:value-type="float">
            <text:p>4.27</text:p>
          </table:table-cell>
          <table:table-cell office:value-type="float" office:value="236.67" calcext:value-type="float">
            <text:p>236.67</text:p>
          </table:table-cell>
          <table:table-cell office:value-type="float" office:value="12.412" calcext:value-type="float">
            <text:p>12.412</text:p>
          </table:table-cell>
        </table:table-row>
        <table:table-row table:style-name="ro1">
          <table:table-cell table:number-columns-repeated="11"/>
          <table:table-cell table:formula="of:=[.L200]+1000/240" office:value-type="float" office:value="824.999999999998" calcext:value-type="float">
            <text:p>825</text:p>
          </table:table-cell>
          <table:table-cell office:value-type="float" office:value="4.29" calcext:value-type="float">
            <text:p>4.29</text:p>
          </table:table-cell>
          <table:table-cell office:value-type="float" office:value="235.45" calcext:value-type="float">
            <text:p>235.45</text:p>
          </table:table-cell>
          <table:table-cell office:value-type="float" office:value="12.184" calcext:value-type="float">
            <text:p>12.184</text:p>
          </table:table-cell>
        </table:table-row>
        <table:table-row table:style-name="ro1">
          <table:table-cell table:number-columns-repeated="11"/>
          <table:table-cell table:formula="of:=[.L201]+1000/240" office:value-type="float" office:value="829.166666666665" calcext:value-type="float">
            <text:p>829.1666666667</text:p>
          </table:table-cell>
          <table:table-cell office:value-type="float" office:value="4.38" calcext:value-type="float">
            <text:p>4.38</text:p>
          </table:table-cell>
          <table:table-cell office:value-type="float" office:value="233.07" calcext:value-type="float">
            <text:p>233.07</text:p>
          </table:table-cell>
          <table:table-cell office:value-type="float" office:value="11.911" calcext:value-type="float">
            <text:p>11.911</text:p>
          </table:table-cell>
        </table:table-row>
        <table:table-row table:style-name="ro1">
          <table:table-cell table:number-columns-repeated="11"/>
          <table:table-cell table:formula="of:=[.L202]+1000/240" office:value-type="float" office:value="833.333333333331" calcext:value-type="float">
            <text:p>833.3333333333</text:p>
          </table:table-cell>
          <table:table-cell office:value-type="float" office:value="4.43" calcext:value-type="float">
            <text:p>4.43</text:p>
          </table:table-cell>
          <table:table-cell office:value-type="float" office:value="229.48" calcext:value-type="float">
            <text:p>229.48</text:p>
          </table:table-cell>
          <table:table-cell office:value-type="float" office:value="11.552" calcext:value-type="float">
            <text:p>11.552</text:p>
          </table:table-cell>
        </table:table-row>
        <table:table-row table:style-name="ro1">
          <table:table-cell table:number-columns-repeated="11"/>
          <table:table-cell table:formula="of:=[.L203]+1000/240" office:value-type="float" office:value="837.499999999998" calcext:value-type="float">
            <text:p>837.5</text:p>
          </table:table-cell>
          <table:table-cell office:value-type="float" office:value="4.5" calcext:value-type="float">
            <text:p>4.5</text:p>
          </table:table-cell>
          <table:table-cell office:value-type="float" office:value="226.45" calcext:value-type="float">
            <text:p>226.45</text:p>
          </table:table-cell>
          <table:table-cell office:value-type="float" office:value="11.154" calcext:value-type="float">
            <text:p>11.154</text:p>
          </table:table-cell>
        </table:table-row>
        <table:table-row table:style-name="ro1">
          <table:table-cell table:number-columns-repeated="11"/>
          <table:table-cell table:formula="of:=[.L204]+1000/240" office:value-type="float" office:value="841.666666666665" calcext:value-type="float">
            <text:p>841.6666666667</text:p>
          </table:table-cell>
          <table:table-cell office:value-type="float" office:value="4.6" calcext:value-type="float">
            <text:p>4.6</text:p>
          </table:table-cell>
          <table:table-cell office:value-type="float" office:value="221.51" calcext:value-type="float">
            <text:p>221.51</text:p>
          </table:table-cell>
          <table:table-cell office:value-type="float" office:value="10.786" calcext:value-type="float">
            <text:p>10.786</text:p>
          </table:table-cell>
        </table:table-row>
        <table:table-row table:style-name="ro1">
          <table:table-cell table:number-columns-repeated="11"/>
          <table:table-cell table:formula="of:=[.L205]+1000/240" office:value-type="float" office:value="845.833333333331" calcext:value-type="float">
            <text:p>845.8333333333</text:p>
          </table:table-cell>
          <table:table-cell office:value-type="float" office:value="4.6" calcext:value-type="float">
            <text:p>4.6</text:p>
          </table:table-cell>
          <table:table-cell office:value-type="float" office:value="216.5" calcext:value-type="float">
            <text:p>216.5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table:number-columns-repeated="11"/>
          <table:table-cell table:formula="of:=[.L206]+1000/240" office:value-type="float" office:value="849.999999999998" calcext:value-type="float">
            <text:p>850</text:p>
          </table:table-cell>
          <table:table-cell office:value-type="float" office:value="4.55" calcext:value-type="float">
            <text:p>4.55</text:p>
          </table:table-cell>
          <table:table-cell office:value-type="float" office:value="213.46" calcext:value-type="float">
            <text:p>213.46</text:p>
          </table:table-cell>
          <table:table-cell office:value-type="float" office:value="10.274" calcext:value-type="float">
            <text:p>10.274</text:p>
          </table:table-cell>
        </table:table-row>
        <table:table-row table:style-name="ro1">
          <table:table-cell table:number-columns-repeated="11"/>
          <table:table-cell table:formula="of:=[.L207]+1000/240" office:value-type="float" office:value="854.166666666665" calcext:value-type="float">
            <text:p>854.1666666667</text:p>
          </table:table-cell>
          <table:table-cell office:value-type="float" office:value="4.55" calcext:value-type="float">
            <text:p>4.55</text:p>
          </table:table-cell>
          <table:table-cell office:value-type="float" office:value="210.22" calcext:value-type="float">
            <text:p>210.22</text:p>
          </table:table-cell>
          <table:table-cell office:value-type="float" office:value="10.135" calcext:value-type="float">
            <text:p>10.135</text:p>
          </table:table-cell>
        </table:table-row>
        <table:table-row table:style-name="ro1">
          <table:table-cell table:number-columns-repeated="11"/>
          <table:table-cell table:formula="of:=[.L208]+1000/240" office:value-type="float" office:value="858.333333333331" calcext:value-type="float">
            <text:p>858.3333333333</text:p>
          </table:table-cell>
          <table:table-cell office:value-type="float" office:value="4.53" calcext:value-type="float">
            <text:p>4.53</text:p>
          </table:table-cell>
          <table:table-cell office:value-type="float" office:value="208.59" calcext:value-type="float">
            <text:p>208.59</text:p>
          </table:table-cell>
          <table:table-cell office:value-type="float" office:value="10.223" calcext:value-type="float">
            <text:p>10.223</text:p>
          </table:table-cell>
        </table:table-row>
        <table:table-row table:style-name="ro1">
          <table:table-cell table:number-columns-repeated="11"/>
          <table:table-cell table:formula="of:=[.L209]+1000/240" office:value-type="float" office:value="862.499999999998" calcext:value-type="float">
            <text:p>862.5</text:p>
          </table:table-cell>
          <table:table-cell office:value-type="float" office:value="4.54" calcext:value-type="float">
            <text:p>4.54</text:p>
          </table:table-cell>
          <table:table-cell office:value-type="float" office:value="207.55" calcext:value-type="float">
            <text:p>207.55</text:p>
          </table:table-cell>
          <table:table-cell office:value-type="float" office:value="10.216" calcext:value-type="float">
            <text:p>10.216</text:p>
          </table:table-cell>
        </table:table-row>
        <table:table-row table:style-name="ro1">
          <table:table-cell table:number-columns-repeated="11"/>
          <table:table-cell table:formula="of:=[.L210]+1000/240" office:value-type="float" office:value="866.666666666664" calcext:value-type="float">
            <text:p>866.6666666667</text:p>
          </table:table-cell>
          <table:table-cell office:value-type="float" office:value="4.55" calcext:value-type="float">
            <text:p>4.55</text:p>
          </table:table-cell>
          <table:table-cell office:value-type="float" office:value="208.79" calcext:value-type="float">
            <text:p>208.79</text:p>
          </table:table-cell>
          <table:table-cell office:value-type="float" office:value="10.374" calcext:value-type="float">
            <text:p>10.374</text:p>
          </table:table-cell>
        </table:table-row>
        <table:table-row table:style-name="ro1">
          <table:table-cell table:number-columns-repeated="11"/>
          <table:table-cell table:formula="of:=[.L211]+1000/240" office:value-type="float" office:value="870.833333333331" calcext:value-type="float">
            <text:p>870.8333333333</text:p>
          </table:table-cell>
          <table:table-cell office:value-type="float" office:value="4.43" calcext:value-type="float">
            <text:p>4.43</text:p>
          </table:table-cell>
          <table:table-cell office:value-type="float" office:value="211.27" calcext:value-type="float">
            <text:p>211.27</text:p>
          </table:table-cell>
          <table:table-cell office:value-type="float" office:value="10.538" calcext:value-type="float">
            <text:p>10.538</text:p>
          </table:table-cell>
        </table:table-row>
        <table:table-row table:style-name="ro1">
          <table:table-cell table:number-columns-repeated="11"/>
          <table:table-cell table:formula="of:=[.L212]+1000/240" office:value-type="float" office:value="874.999999999998" calcext:value-type="float">
            <text:p>875</text:p>
          </table:table-cell>
          <table:table-cell office:value-type="float" office:value="4.46" calcext:value-type="float">
            <text:p>4.46</text:p>
          </table:table-cell>
          <table:table-cell office:value-type="float" office:value="214.59" calcext:value-type="float">
            <text:p>214.59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table:number-columns-repeated="11"/>
          <table:table-cell table:formula="of:=[.L213]+1000/240" office:value-type="float" office:value="879.166666666664" calcext:value-type="float">
            <text:p>879.1666666667</text:p>
          </table:table-cell>
          <table:table-cell office:value-type="float" office:value="4.38" calcext:value-type="float">
            <text:p>4.38</text:p>
          </table:table-cell>
          <table:table-cell office:value-type="float" office:value="219.13" calcext:value-type="float">
            <text:p>219.13</text:p>
          </table:table-cell>
          <table:table-cell office:value-type="float" office:value="11.164" calcext:value-type="float">
            <text:p>11.164</text:p>
          </table:table-cell>
        </table:table-row>
        <table:table-row table:style-name="ro1">
          <table:table-cell table:number-columns-repeated="11"/>
          <table:table-cell table:formula="of:=[.L214]+1000/240" office:value-type="float" office:value="883.333333333331" calcext:value-type="float">
            <text:p>883.3333333333</text:p>
          </table:table-cell>
          <table:table-cell office:value-type="float" office:value="4.41" calcext:value-type="float">
            <text:p>4.41</text:p>
          </table:table-cell>
          <table:table-cell office:value-type="float" office:value="224.73" calcext:value-type="float">
            <text:p>224.73</text:p>
          </table:table-cell>
          <table:table-cell office:value-type="float" office:value="11.606" calcext:value-type="float">
            <text:p>11.606</text:p>
          </table:table-cell>
        </table:table-row>
        <table:table-row table:style-name="ro1">
          <table:table-cell table:number-columns-repeated="11"/>
          <table:table-cell table:formula="of:=[.L215]+1000/240" office:value-type="float" office:value="887.499999999998" calcext:value-type="float">
            <text:p>887.5</text:p>
          </table:table-cell>
          <table:table-cell office:value-type="float" office:value="4.46" calcext:value-type="float">
            <text:p>4.46</text:p>
          </table:table-cell>
          <table:table-cell office:value-type="float" office:value="228.19" calcext:value-type="float">
            <text:p>228.19</text:p>
          </table:table-cell>
          <table:table-cell office:value-type="float" office:value="11.926" calcext:value-type="float">
            <text:p>11.926</text:p>
          </table:table-cell>
        </table:table-row>
        <table:table-row table:style-name="ro1">
          <table:table-cell table:number-columns-repeated="11"/>
          <table:table-cell table:formula="of:=[.L216]+1000/240" office:value-type="float" office:value="891.666666666664" calcext:value-type="float">
            <text:p>891.6666666667</text:p>
          </table:table-cell>
          <table:table-cell office:value-type="float" office:value="4.46" calcext:value-type="float">
            <text:p>4.46</text:p>
          </table:table-cell>
          <table:table-cell office:value-type="float" office:value="228.95" calcext:value-type="float">
            <text:p>228.95</text:p>
          </table:table-cell>
          <table:table-cell office:value-type="float" office:value="12.117" calcext:value-type="float">
            <text:p>12.117</text:p>
          </table:table-cell>
        </table:table-row>
        <table:table-row table:style-name="ro1">
          <table:table-cell table:number-columns-repeated="11"/>
          <table:table-cell table:formula="of:=[.L217]+1000/240" office:value-type="float" office:value="895.833333333331" calcext:value-type="float">
            <text:p>895.8333333333</text:p>
          </table:table-cell>
          <table:table-cell office:value-type="float" office:value="4.54" calcext:value-type="float">
            <text:p>4.54</text:p>
          </table:table-cell>
          <table:table-cell office:value-type="float" office:value="228.88" calcext:value-type="float">
            <text:p>228.88</text:p>
          </table:table-cell>
          <table:table-cell office:value-type="float" office:value="12.214" calcext:value-type="float">
            <text:p>12.214</text:p>
          </table:table-cell>
        </table:table-row>
        <table:table-row table:style-name="ro1">
          <table:table-cell table:number-columns-repeated="11"/>
          <table:table-cell table:formula="of:=[.L218]+1000/240" office:value-type="float" office:value="899.999999999997" calcext:value-type="float">
            <text:p>900</text:p>
          </table:table-cell>
          <table:table-cell office:value-type="float" office:value="4.62" calcext:value-type="float">
            <text:p>4.62</text:p>
          </table:table-cell>
          <table:table-cell office:value-type="float" office:value="228.12" calcext:value-type="float">
            <text:p>228.12</text:p>
          </table:table-cell>
          <table:table-cell office:value-type="float" office:value="12.169" calcext:value-type="float">
            <text:p>12.169</text:p>
          </table:table-cell>
        </table:table-row>
        <table:table-row table:style-name="ro1">
          <table:table-cell table:number-columns-repeated="11"/>
          <table:table-cell table:formula="of:=[.L219]+1000/240" office:value-type="float" office:value="904.166666666664" calcext:value-type="float">
            <text:p>904.1666666667</text:p>
          </table:table-cell>
          <table:table-cell office:value-type="float" office:value="4.64" calcext:value-type="float">
            <text:p>4.64</text:p>
          </table:table-cell>
          <table:table-cell office:value-type="float" office:value="225.21" calcext:value-type="float">
            <text:p>225.21</text:p>
          </table:table-cell>
          <table:table-cell office:value-type="float" office:value="12.023" calcext:value-type="float">
            <text:p>12.023</text:p>
          </table:table-cell>
        </table:table-row>
        <table:table-row table:style-name="ro1">
          <table:table-cell table:number-columns-repeated="11"/>
          <table:table-cell table:formula="of:=[.L220]+1000/240" office:value-type="float" office:value="908.333333333331" calcext:value-type="float">
            <text:p>908.3333333333</text:p>
          </table:table-cell>
          <table:table-cell office:value-type="float" office:value="4.76" calcext:value-type="float">
            <text:p>4.76</text:p>
          </table:table-cell>
          <table:table-cell office:value-type="float" office:value="220.89" calcext:value-type="float">
            <text:p>220.89</text:p>
          </table:table-cell>
          <table:table-cell office:value-type="float" office:value="11.761" calcext:value-type="float">
            <text:p>11.761</text:p>
          </table:table-cell>
        </table:table-row>
        <table:table-row table:style-name="ro1">
          <table:table-cell table:number-columns-repeated="11"/>
          <table:table-cell table:formula="of:=[.L221]+1000/240" office:value-type="float" office:value="912.499999999997" calcext:value-type="float">
            <text:p>912.5</text:p>
          </table:table-cell>
          <table:table-cell office:value-type="float" office:value="4.84" calcext:value-type="float">
            <text:p>4.84</text:p>
          </table:table-cell>
          <table:table-cell office:value-type="float" office:value="215.64" calcext:value-type="float">
            <text:p>215.64</text:p>
          </table:table-cell>
          <table:table-cell office:value-type="float" office:value="11.587" calcext:value-type="float">
            <text:p>11.587</text:p>
          </table:table-cell>
        </table:table-row>
        <table:table-row table:style-name="ro1">
          <table:table-cell table:number-columns-repeated="11"/>
          <table:table-cell table:formula="of:=[.L222]+1000/240" office:value-type="float" office:value="916.666666666664" calcext:value-type="float">
            <text:p>916.6666666667</text:p>
          </table:table-cell>
          <table:table-cell office:value-type="float" office:value="4.86" calcext:value-type="float">
            <text:p>4.86</text:p>
          </table:table-cell>
          <table:table-cell office:value-type="float" office:value="209.92" calcext:value-type="float">
            <text:p>209.92</text:p>
          </table:table-cell>
          <table:table-cell office:value-type="float" office:value="11.441" calcext:value-type="float">
            <text:p>11.441</text:p>
          </table:table-cell>
        </table:table-row>
        <table:table-row table:style-name="ro1">
          <table:table-cell table:number-columns-repeated="11"/>
          <table:table-cell table:formula="of:=[.L223]+1000/240" office:value-type="float" office:value="920.833333333331" calcext:value-type="float">
            <text:p>920.8333333333</text:p>
          </table:table-cell>
          <table:table-cell office:value-type="float" office:value="4.79" calcext:value-type="float">
            <text:p>4.79</text:p>
          </table:table-cell>
          <table:table-cell office:value-type="float" office:value="204.62" calcext:value-type="float">
            <text:p>204.62</text:p>
          </table:table-cell>
          <table:table-cell office:value-type="float" office:value="11.374" calcext:value-type="float">
            <text:p>11.374</text:p>
          </table:table-cell>
        </table:table-row>
        <table:table-row table:style-name="ro1">
          <table:table-cell table:number-columns-repeated="11"/>
          <table:table-cell table:formula="of:=[.L224]+1000/240" office:value-type="float" office:value="924.999999999997" calcext:value-type="float">
            <text:p>925</text:p>
          </table:table-cell>
          <table:table-cell office:value-type="float" office:value="4.71" calcext:value-type="float">
            <text:p>4.71</text:p>
          </table:table-cell>
          <table:table-cell office:value-type="float" office:value="197.97" calcext:value-type="float">
            <text:p>197.97</text:p>
          </table:table-cell>
          <table:table-cell office:value-type="float" office:value="11.349" calcext:value-type="float">
            <text:p>11.349</text:p>
          </table:table-cell>
        </table:table-row>
        <table:table-row table:style-name="ro1">
          <table:table-cell table:number-columns-repeated="11"/>
          <table:table-cell table:formula="of:=[.L225]+1000/240" office:value-type="float" office:value="929.166666666664" calcext:value-type="float">
            <text:p>929.1666666667</text:p>
          </table:table-cell>
          <table:table-cell office:value-type="float" office:value="4.66" calcext:value-type="float">
            <text:p>4.66</text:p>
          </table:table-cell>
          <table:table-cell office:value-type="float" office:value="194.61" calcext:value-type="float">
            <text:p>194.61</text:p>
          </table:table-cell>
          <table:table-cell office:value-type="float" office:value="11.466" calcext:value-type="float">
            <text:p>11.466</text:p>
          </table:table-cell>
        </table:table-row>
        <table:table-row table:style-name="ro1">
          <table:table-cell table:number-columns-repeated="11"/>
          <table:table-cell table:formula="of:=[.L226]+1000/240" office:value-type="float" office:value="933.33333333333" calcext:value-type="float">
            <text:p>933.3333333333</text:p>
          </table:table-cell>
          <table:table-cell office:value-type="float" office:value="4.58" calcext:value-type="float">
            <text:p>4.58</text:p>
          </table:table-cell>
          <table:table-cell office:value-type="float" office:value="196.11" calcext:value-type="float">
            <text:p>196.11</text:p>
          </table:table-cell>
          <table:table-cell office:value-type="float" office:value="11.612" calcext:value-type="float">
            <text:p>11.612</text:p>
          </table:table-cell>
        </table:table-row>
        <table:table-row table:style-name="ro1">
          <table:table-cell table:number-columns-repeated="11"/>
          <table:table-cell table:formula="of:=[.L227]+1000/240" office:value-type="float" office:value="937.499999999997" calcext:value-type="float">
            <text:p>937.5</text:p>
          </table:table-cell>
          <table:table-cell office:value-type="float" office:value="4.55" calcext:value-type="float">
            <text:p>4.55</text:p>
          </table:table-cell>
          <table:table-cell office:value-type="float" office:value="199.15" calcext:value-type="float">
            <text:p>199.15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table:number-columns-repeated="11"/>
          <table:table-cell table:formula="of:=[.L228]+1000/240" office:value-type="float" office:value="941.666666666664" calcext:value-type="float">
            <text:p>941.6666666667</text:p>
          </table:table-cell>
          <table:table-cell office:value-type="float" office:value="4.51" calcext:value-type="float">
            <text:p>4.51</text:p>
          </table:table-cell>
          <table:table-cell office:value-type="float" office:value="205.03" calcext:value-type="float">
            <text:p>205.03</text:p>
          </table:table-cell>
          <table:table-cell office:value-type="float" office:value="12.068" calcext:value-type="float">
            <text:p>12.068</text:p>
          </table:table-cell>
        </table:table-row>
        <table:table-row table:style-name="ro1">
          <table:table-cell table:number-columns-repeated="11"/>
          <table:table-cell table:formula="of:=[.L229]+1000/240" office:value-type="float" office:value="945.83333333333" calcext:value-type="float">
            <text:p>945.8333333333</text:p>
          </table:table-cell>
          <table:table-cell office:value-type="float" office:value="4.52" calcext:value-type="float">
            <text:p>4.52</text:p>
          </table:table-cell>
          <table:table-cell office:value-type="float" office:value="212.04" calcext:value-type="float">
            <text:p>212.04</text:p>
          </table:table-cell>
          <table:table-cell office:value-type="float" office:value="12.263" calcext:value-type="float">
            <text:p>12.263</text:p>
          </table:table-cell>
        </table:table-row>
        <table:table-row table:style-name="ro1">
          <table:table-cell table:number-columns-repeated="11"/>
          <table:table-cell table:formula="of:=[.L230]+1000/240" office:value-type="float" office:value="949.999999999997" calcext:value-type="float">
            <text:p>950</text:p>
          </table:table-cell>
          <table:table-cell office:value-type="float" office:value="4.43" calcext:value-type="float">
            <text:p>4.43</text:p>
          </table:table-cell>
          <table:table-cell office:value-type="float" office:value="218.71" calcext:value-type="float">
            <text:p>218.71</text:p>
          </table:table-cell>
          <table:table-cell office:value-type="float" office:value="12.425" calcext:value-type="float">
            <text:p>12.425</text:p>
          </table:table-cell>
        </table:table-row>
        <table:table-row table:style-name="ro1">
          <table:table-cell table:number-columns-repeated="11"/>
          <table:table-cell table:formula="of:=[.L231]+1000/240" office:value-type="float" office:value="954.166666666664" calcext:value-type="float">
            <text:p>954.1666666667</text:p>
          </table:table-cell>
          <table:table-cell office:value-type="float" office:value="4.38" calcext:value-type="float">
            <text:p>4.38</text:p>
          </table:table-cell>
          <table:table-cell office:value-type="float" office:value="225.03" calcext:value-type="float">
            <text:p>225.03</text:p>
          </table:table-cell>
          <table:table-cell office:value-type="float" office:value="12.611" calcext:value-type="float">
            <text:p>12.611</text:p>
          </table:table-cell>
        </table:table-row>
        <table:table-row table:style-name="ro1">
          <table:table-cell table:number-columns-repeated="11"/>
          <table:table-cell table:formula="of:=[.L232]+1000/240" office:value-type="float" office:value="958.33333333333" calcext:value-type="float">
            <text:p>958.3333333333</text:p>
          </table:table-cell>
          <table:table-cell office:value-type="float" office:value="4.32" calcext:value-type="float">
            <text:p>4.32</text:p>
          </table:table-cell>
          <table:table-cell office:value-type="float" office:value="228.9" calcext:value-type="float">
            <text:p>228.9</text:p>
          </table:table-cell>
          <table:table-cell office:value-type="float" office:value="12.816" calcext:value-type="float">
            <text:p>12.816</text:p>
          </table:table-cell>
        </table:table-row>
        <table:table-row table:style-name="ro1">
          <table:table-cell table:number-columns-repeated="11"/>
          <table:table-cell table:formula="of:=[.L233]+1000/240" office:value-type="float" office:value="962.499999999997" calcext:value-type="float">
            <text:p>962.5</text:p>
          </table:table-cell>
          <table:table-cell office:value-type="float" office:value="4.31" calcext:value-type="float">
            <text:p>4.31</text:p>
          </table:table-cell>
          <table:table-cell office:value-type="float" office:value="234.03" calcext:value-type="float">
            <text:p>234.03</text:p>
          </table:table-cell>
          <table:table-cell office:value-type="float" office:value="13.031" calcext:value-type="float">
            <text:p>13.031</text:p>
          </table:table-cell>
        </table:table-row>
        <table:table-row table:style-name="ro1">
          <table:table-cell table:number-columns-repeated="11"/>
          <table:table-cell table:formula="of:=[.L234]+1000/240" office:value-type="float" office:value="966.666666666663" calcext:value-type="float">
            <text:p>966.6666666667</text:p>
          </table:table-cell>
          <table:table-cell office:value-type="float" office:value="4.21" calcext:value-type="float">
            <text:p>4.21</text:p>
          </table:table-cell>
          <table:table-cell office:value-type="float" office:value="238.22" calcext:value-type="float">
            <text:p>238.22</text:p>
          </table:table-cell>
          <table:table-cell office:value-type="float" office:value="13.279" calcext:value-type="float">
            <text:p>13.279</text:p>
          </table:table-cell>
        </table:table-row>
        <table:table-row table:style-name="ro1">
          <table:table-cell table:number-columns-repeated="11"/>
          <table:table-cell table:formula="of:=[.L235]+1000/240" office:value-type="float" office:value="970.83333333333" calcext:value-type="float">
            <text:p>970.8333333333</text:p>
          </table:table-cell>
          <table:table-cell office:value-type="float" office:value="4.24" calcext:value-type="float">
            <text:p>4.24</text:p>
          </table:table-cell>
          <table:table-cell office:value-type="float" office:value="241.26" calcext:value-type="float">
            <text:p>241.26</text:p>
          </table:table-cell>
          <table:table-cell office:value-type="float" office:value="13.646" calcext:value-type="float">
            <text:p>13.646</text:p>
          </table:table-cell>
        </table:table-row>
        <table:table-row table:style-name="ro1">
          <table:table-cell table:number-columns-repeated="11"/>
          <table:table-cell table:formula="of:=[.L236]+1000/240" office:value-type="float" office:value="974.999999999997" calcext:value-type="float">
            <text:p>975</text:p>
          </table:table-cell>
          <table:table-cell office:value-type="float" office:value="4.31" calcext:value-type="float">
            <text:p>4.31</text:p>
          </table:table-cell>
          <table:table-cell office:value-type="float" office:value="242.48" calcext:value-type="float">
            <text:p>242.48</text:p>
          </table:table-cell>
          <table:table-cell office:value-type="float" office:value="13.943" calcext:value-type="float">
            <text:p>13.943</text:p>
          </table:table-cell>
        </table:table-row>
        <table:table-row table:style-name="ro1">
          <table:table-cell table:number-columns-repeated="11"/>
          <table:table-cell table:formula="of:=[.L237]+1000/240" office:value-type="float" office:value="979.166666666663" calcext:value-type="float">
            <text:p>979.1666666667</text:p>
          </table:table-cell>
          <table:table-cell office:value-type="float" office:value="4.35" calcext:value-type="float">
            <text:p>4.35</text:p>
          </table:table-cell>
          <table:table-cell office:value-type="float" office:value="243.15" calcext:value-type="float">
            <text:p>243.15</text:p>
          </table:table-cell>
          <table:table-cell office:value-type="float" office:value="14.025" calcext:value-type="float">
            <text:p>14.025</text:p>
          </table:table-cell>
        </table:table-row>
        <table:table-row table:style-name="ro1">
          <table:table-cell table:number-columns-repeated="11"/>
          <table:table-cell table:formula="of:=[.L238]+1000/240" office:value-type="float" office:value="983.33333333333" calcext:value-type="float">
            <text:p>983.3333333333</text:p>
          </table:table-cell>
          <table:table-cell office:value-type="float" office:value="4.43" calcext:value-type="float">
            <text:p>4.43</text:p>
          </table:table-cell>
          <table:table-cell office:value-type="float" office:value="242.71" calcext:value-type="float">
            <text:p>242.71</text:p>
          </table:table-cell>
          <table:table-cell office:value-type="float" office:value="13.955" calcext:value-type="float">
            <text:p>13.955</text:p>
          </table:table-cell>
        </table:table-row>
        <table:table-row table:style-name="ro1">
          <table:table-cell table:number-columns-repeated="11"/>
          <table:table-cell table:formula="of:=[.L239]+1000/240" office:value-type="float" office:value="987.499999999997" calcext:value-type="float">
            <text:p>987.5</text:p>
          </table:table-cell>
          <table:table-cell office:value-type="float" office:value="4.59" calcext:value-type="float">
            <text:p>4.59</text:p>
          </table:table-cell>
          <table:table-cell office:value-type="float" office:value="243.38" calcext:value-type="float">
            <text:p>243.38</text:p>
          </table:table-cell>
          <table:table-cell office:value-type="float" office:value="13.878" calcext:value-type="float">
            <text:p>13.878</text:p>
          </table:table-cell>
        </table:table-row>
        <table:table-row table:style-name="ro1">
          <table:table-cell table:number-columns-repeated="11"/>
          <table:table-cell table:formula="of:=[.L240]+1000/240" office:value-type="float" office:value="991.666666666663" calcext:value-type="float">
            <text:p>991.6666666667</text:p>
          </table:table-cell>
          <table:table-cell office:value-type="float" office:value="4.71" calcext:value-type="float">
            <text:p>4.71</text:p>
          </table:table-cell>
          <table:table-cell office:value-type="float" office:value="242.06" calcext:value-type="float">
            <text:p>242.06</text:p>
          </table:table-cell>
          <table:table-cell office:value-type="float" office:value="13.735" calcext:value-type="float">
            <text:p>13.735</text:p>
          </table:table-cell>
        </table:table-row>
        <table:table-row table:style-name="ro1">
          <table:table-cell table:number-columns-repeated="11"/>
          <table:table-cell table:formula="of:=[.L241]+1000/240" office:value-type="float" office:value="995.83333333333" calcext:value-type="float">
            <text:p>995.8333333333</text:p>
          </table:table-cell>
          <table:table-cell office:value-type="float" office:value="5.33" calcext:value-type="float">
            <text:p>5.33</text:p>
          </table:table-cell>
          <table:table-cell office:value-type="float" office:value="243.38" calcext:value-type="float">
            <text:p>243.38</text:p>
          </table:table-cell>
          <table:table-cell office:value-type="float" office:value="13.669" calcext:value-type="float">
            <text:p>13.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5:25:43.180894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39:27</meta:creation-date>
    <dc:language>en-US</dc:language>
    <dc:date>2017-12-07T15:41:50.280913191</dc:date>
    <meta:editing-cycles>15</meta:editing-cycles>
    <meta:editing-duration>PT1H14M31S</meta:editing-duration>
    <meta:generator>LibreOffice/5.1.6.2$Linux_X86_64 LibreOffice_project/10m0$Build-2</meta:generator>
    <meta:document-statistic meta:table-count="6" meta:cell-count="397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372cm" svg:height="8.714cm" xlink:href=".." xlink:type="simple" chart:class="chart:scatter" chart:style-name="ch1">
        <chart:title svg:x="6.42cm" svg:y="0.31cm" chart:style-name="ch2">
          <text:p>MSE v Time via Photo</text:p>
        </chart:title>
        <chart:legend chart:legend-position="end" svg:x="14.89cm" svg:y="3.56cm" style:legend-expansion="high" chart:style-name="ch3"/>
        <chart:plot-area chart:style-name="ch4" table:cell-range-address="Sheet1.E10:Sheet1.F17 Sheet1.F9:Sheet1.F9 Sheet1.F19:Sheet1.F29 Sheet1.F2:Sheet1.F7" chart:data-source-has-labels="row" svg:x="1.358cm" svg:y="1.263cm" svg:width="13.185cm" svg:height="6.296cm">
          <chartooo:coordinate-region svg:x="1.979cm" svg:y="1.462cm" svg:width="12.192cm" svg:height="5.45cm"/>
          <chart:axis chart:dimension="x" chart:name="primary-x" chart:style-name="ch5">
            <chart:title svg:x="7.192cm" svg:y="7.733cm" chart:style-name="ch6">
              <text:p>Time (ms)</text:p>
            </chart:title>
          </chart:axis>
          <chart:axis chart:dimension="y" chart:name="primary-y" chart:style-name="ch5">
            <chart:title svg:x="0.451cm" svg:y="4.812cm" chart:style-name="ch7">
              <text:p>MSE</text:p>
            </chart:title>
            <chart:grid chart:style-name="ch8" chart:class="major"/>
          </chart:axis>
          <chart:series chart:style-name="ch9" chart:values-cell-range-address="Sheet1.F10:Sheet1.F17" chart:label-cell-address="Sheet1.F9:Sheet1.F9" chart:class="chart:scatter">
            <chart:domain table:cell-range-address="Sheet1.E10:Sheet1.E17"/>
            <chart:data-point chart:repeated="8"/>
          </chart:series>
          <chart:series chart:style-name="ch10" chart:values-cell-range-address="Sheet1.F20:Sheet1.F29" chart:label-cell-address="Sheet1.F19:Sheet1.F19" chart:class="chart:scatter">
            <chart:domain table:cell-range-address="Sheet1.E20:Sheet1.E29"/>
            <chart:data-point chart:repeated="10"/>
          </chart:series>
          <chart:series chart:style-name="ch11" chart:values-cell-range-address="Sheet1.F3:Sheet1.F7" chart:label-cell-address="Sheet1.F2:Sheet1.F2" chart:class="chart:scatter">
            <chart:domain table:cell-range-address="Sheet1.E3:Sheet1.E7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SE8</text:p>
                <draw:g>
                  <svg:desc>Sheet1.F9:Sheet1.F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SE10</text:p>
                <draw:g>
                  <svg:desc>Sheet1.F19:Sheet1.F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SE5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0:Sheet1.E17</svg:desc>
                </draw:g>
              </table:table-cell>
              <table:table-cell office:value-type="float" office:value="0">
                <text:p>0</text:p>
                <draw:g>
                  <svg:desc>Sheet1.F10:Sheet1.F17</svg:desc>
                </draw:g>
              </table:table-cell>
              <table:table-cell office:value-type="float" office:value="0">
                <text:p>0</text:p>
                <draw:g>
                  <svg:desc>Sheet1.E20:Sheet1.E29</svg:desc>
                </draw:g>
              </table:table-cell>
              <table:table-cell office:value-type="float" office:value="0">
                <text:p>0</text:p>
                <draw:g>
                  <svg:desc>Sheet1.F20:Sheet1.F29</svg:desc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0">
                <text:p>0</text:p>
                <draw:g>
                  <svg:desc>Sheet1.F3:Sheet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.546291">
                <text:p>582.546291</text:p>
              </table:table-cell>
              <table:table-cell office:value-type="float" office:value="15.35">
                <text:p>15.35</text:p>
              </table:table-cell>
              <table:table-cell office:value-type="float" office:value="498.665125">
                <text:p>498.665125</text:p>
              </table:table-cell>
              <table:table-cell office:value-type="float" office:value="14.42">
                <text:p>14.42</text:p>
              </table:table-cell>
              <table:table-cell office:value-type="float" office:value="508.779417">
                <text:p>508.779417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1.244666">
                <text:p>1281.244666</text:p>
              </table:table-cell>
              <table:table-cell office:value-type="float" office:value="16.07">
                <text:p>16.07</text:p>
              </table:table-cell>
              <table:table-cell office:value-type="float" office:value="1143.760375">
                <text:p>1143.760375</text:p>
              </table:table-cell>
              <table:table-cell office:value-type="float" office:value="17.62">
                <text:p>17.62</text:p>
              </table:table-cell>
              <table:table-cell office:value-type="float" office:value="1205.519708">
                <text:p>1205.519708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6.063166">
                <text:p>1926.063166</text:p>
              </table:table-cell>
              <table:table-cell office:value-type="float" office:value="16.26">
                <text:p>16.26</text:p>
              </table:table-cell>
              <table:table-cell office:value-type="float" office:value="1915.709583">
                <text:p>1915.709583</text:p>
              </table:table-cell>
              <table:table-cell office:value-type="float" office:value="20.63">
                <text:p>20.63</text:p>
              </table:table-cell>
              <table:table-cell office:value-type="float" office:value="1743.061583">
                <text:p>1743.061583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1.273041">
                <text:p>2581.273041</text:p>
              </table:table-cell>
              <table:table-cell office:value-type="float" office:value="16.25">
                <text:p>16.25</text:p>
              </table:table-cell>
              <table:table-cell office:value-type="float" office:value="2562.612083">
                <text:p>2562.612083</text:p>
              </table:table-cell>
              <table:table-cell office:value-type="float" office:value="21.49">
                <text:p>21.49</text:p>
              </table:table-cell>
              <table:table-cell office:value-type="float" office:value="2467.516417">
                <text:p>2467.516417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5.531916">
                <text:p>3245.531916</text:p>
              </table:table-cell>
              <table:table-cell office:value-type="float" office:value="16.32">
                <text:p>16.32</text:p>
              </table:table-cell>
              <table:table-cell office:value-type="float" office:value="3916.403666">
                <text:p>3916.403666</text:p>
              </table:table-cell>
              <table:table-cell office:value-type="float" office:value="23.26">
                <text:p>2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39.221375">
                <text:p>4539.221375</text:p>
              </table:table-cell>
              <table:table-cell office:value-type="float" office:value="16.4">
                <text:p>16.4</text:p>
              </table:table-cell>
              <table:table-cell office:value-type="float" office:value="5508.495083">
                <text:p>5508.495083</text:p>
              </table:table-cell>
              <table:table-cell office:value-type="float" office:value="23.27">
                <text:p>2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5.515916">
                <text:p>5255.515916</text:p>
              </table:table-cell>
              <table:table-cell office:value-type="float" office:value="16.22">
                <text:p>16.22</text:p>
              </table:table-cell>
              <table:table-cell office:value-type="float" office:value="6149.662333">
                <text:p>6149.662333</text:p>
              </table:table-cell>
              <table:table-cell office:value-type="float" office:value="24.57">
                <text:p>24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4.359416">
                <text:p>6894.359416</text:p>
              </table:table-cell>
              <table:table-cell office:value-type="float" office:value="24.56">
                <text:p>2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.002541">
                <text:p>7800.002541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99cm" svg:height="10.579cm" xlink:href=".." xlink:type="simple" chart:class="chart:scatter" chart:style-name="ch1">
        <chart:title svg:x="6.006cm" svg:y="0.347cm" chart:style-name="ch2">
          <text:p>Displacement Handshake vs Time</text:p>
        </chart:title>
        <chart:legend chart:legend-position="end" svg:x="13.216cm" svg:y="4.492cm" style:legend-expansion="high" chart:style-name="ch3"/>
        <chart:plot-area chart:style-name="ch4" table:cell-range-address="MSE_1s.A3:MSE_1s.A32 MSE_1s.E2:MSE_1s.E32 MSE_1s.J2:MSE_1s.J122 MSE_1s.O2:MSE_1s.O242" chart:data-source-has-labels="row" svg:x="1.388cm" svg:y="1.337cm" svg:width="11.451cm" svg:height="8.05cm">
          <chartooo:coordinate-region svg:x="2.009cm" svg:y="1.536cm" svg:width="10.458cm" svg:height="7.204cm"/>
          <chart:axis chart:dimension="x" chart:name="primary-x" chart:style-name="ch5">
            <chart:title svg:x="6.355cm" svg:y="9.598cm" chart:style-name="ch6">
              <text:p>Time (ms)</text:p>
            </chart:title>
          </chart:axis>
          <chart:axis chart:dimension="y" chart:name="primary-y" chart:style-name="ch5">
            <chart:title svg:x="0.451cm" svg:y="8.753cm" chart:style-name="ch7">
              <text:p>Displacement from 0th image (units in Pixels?)</text:p>
            </chart:title>
            <chart:grid chart:style-name="ch8" chart:class="major"/>
          </chart:axis>
          <chart:series chart:style-name="ch9" chart:values-cell-range-address="MSE_1s.E3:MSE_1s.E32" chart:label-cell-address="MSE_1s.E2:MSE_1s.E2" chart:class="chart:scatter">
            <chart:domain table:cell-range-address="MSE_1s.A3:MSE_1s.A32"/>
            <chart:data-point chart:repeated="30"/>
          </chart:series>
          <chart:series chart:style-name="ch10" chart:values-cell-range-address="MSE_1s.J3:MSE_1s.J122" chart:label-cell-address="MSE_1s.J2:MSE_1s.J2" chart:class="chart:scatter">
            <chart:domain table:cell-range-address="MSE_1s.G3:MSE_1s.G122"/>
            <chart:data-point chart:repeated="120"/>
          </chart:series>
          <chart:series chart:style-name="ch11" chart:values-cell-range-address="MSE_1s.O3:MSE_1s.O242" chart:label-cell-address="MSE_1s.O2:MSE_1s.O2" chart:class="chart:scatter">
            <chart:domain table:cell-range-address="MSE_1s.L3:MSE_1s.L242"/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k/30_Arm/Displacement</text:p>
                <draw:g>
                  <svg:desc>MSE_1s.E2:MSE_1s.E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80/120/Arm/Displacement</text:p>
                <draw:g>
                  <svg:desc>MSE_1s.J2:MSE_1s.J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20/240_Arm/Displacement</text:p>
                <draw:g>
                  <svg:desc>MSE_1s.O2:MSE_1s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SE_1s.A3:MSE_1s.A32</svg:desc>
                </draw:g>
              </table:table-cell>
              <table:table-cell office:value-type="float" office:value="0">
                <text:p>0</text:p>
                <draw:g>
                  <svg:desc>MSE_1s.E3:MSE_1s.E32</svg:desc>
                </draw:g>
              </table:table-cell>
              <table:table-cell office:value-type="float" office:value="0">
                <text:p>0</text:p>
                <draw:g>
                  <svg:desc>MSE_1s.G3:MSE_1s.G122</svg:desc>
                </draw:g>
              </table:table-cell>
              <table:table-cell office:value-type="float" office:value="0">
                <text:p>0</text:p>
                <draw:g>
                  <svg:desc>MSE_1s.J3:MSE_1s.J122</svg:desc>
                </draw:g>
              </table:table-cell>
              <table:table-cell office:value-type="float" office:value="0">
                <text:p>0</text:p>
                <draw:g>
                  <svg:desc>MSE_1s.L3:MSE_1s.L242</svg:desc>
                </draw:g>
              </table:table-cell>
              <table:table-cell office:value-type="float" office:value="0">
                <text:p>0</text:p>
                <draw:g>
                  <svg:desc>MSE_1s.O3:MSE_1s.O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0.723">
                <text:p>10.72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39">
                <text:p>0.439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1.438">
                <text:p>31.43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.15">
                <text:p>1.1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963">
                <text:p>1.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8.616">
                <text:p>28.616</text:p>
              </table:table-cell>
              <table:table-cell office:value-type="float" office:value="25">
                <text:p>25</text:p>
              </table:table-cell>
              <table:table-cell office:value-type="float" office:value="2.098">
                <text:p>2.098</text:p>
              </table:table-cell>
              <table:table-cell office:value-type="float" office:value="12.5">
                <text:p>12.5</text:p>
              </table:table-cell>
              <table:table-cell office:value-type="float" office:value="2.908">
                <text:p>2.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2.366">
                <text:p>12.36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.317">
                <text:p>3.31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4.482">
                <text:p>14.482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.03">
                <text:p>5.03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4.385">
                <text:p>4.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1.629">
                <text:p>11.629</text:p>
              </table:table-cell>
              <table:table-cell office:value-type="float" office:value="50">
                <text:p>50</text:p>
              </table:table-cell>
              <table:table-cell office:value-type="float" office:value="7.434">
                <text:p>7.434</text:p>
              </table:table-cell>
              <table:table-cell office:value-type="float" office:value="25">
                <text:p>25</text:p>
              </table:table-cell>
              <table:table-cell office:value-type="float" office:value="4.954">
                <text:p>4.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0.267">
                <text:p>10.26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0.315">
                <text:p>10.315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5.878">
                <text:p>5.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3.76">
                <text:p>13.7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.359">
                <text:p>13.35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6.364">
                <text:p>6.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412">
                <text:p>13.412</text:p>
              </table:table-cell>
              <table:table-cell office:value-type="float" office:value="75">
                <text:p>75</text:p>
              </table:table-cell>
              <table:table-cell office:value-type="float" office:value="16.508">
                <text:p>16.508</text:p>
              </table:table-cell>
              <table:table-cell office:value-type="float" office:value="37.5">
                <text:p>37.5</text:p>
              </table:table-cell>
              <table:table-cell office:value-type="float" office:value="6.973">
                <text:p>6.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.025">
                <text:p>5.02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9.894">
                <text:p>19.89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6.976">
                <text:p>6.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.081">
                <text:p>3.081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23.03">
                <text:p>23.03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6.965">
                <text:p>6.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8.409">
                <text:p>8.409</text:p>
              </table:table-cell>
              <table:table-cell office:value-type="float" office:value="100">
                <text:p>100</text:p>
              </table:table-cell>
              <table:table-cell office:value-type="float" office:value="25.788">
                <text:p>25.788</text:p>
              </table:table-cell>
              <table:table-cell office:value-type="float" office:value="50">
                <text:p>50</text:p>
              </table:table-cell>
              <table:table-cell office:value-type="float" office:value="6.645">
                <text:p>6.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0.92">
                <text:p>10.92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28.093">
                <text:p>28.093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6.448">
                <text:p>6.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0.806">
                <text:p>10.806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29.661">
                <text:p>29.661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.069">
                <text:p>6.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13.922">
                <text:p>13.922</text:p>
              </table:table-cell>
              <table:table-cell office:value-type="float" office:value="125">
                <text:p>125</text:p>
              </table:table-cell>
              <table:table-cell office:value-type="float" office:value="30.422">
                <text:p>30.422</text:p>
              </table:table-cell>
              <table:table-cell office:value-type="float" office:value="62.5">
                <text:p>62.5</text:p>
              </table:table-cell>
              <table:table-cell office:value-type="float" office:value="5.918">
                <text:p>5.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12.778">
                <text:p>12.778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30.527">
                <text:p>30.52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.881">
                <text:p>5.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12.808">
                <text:p>12.808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30.42">
                <text:p>30.42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5.951">
                <text:p>5.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11.656">
                <text:p>11.656</text:p>
              </table:table-cell>
              <table:table-cell office:value-type="float" office:value="150">
                <text:p>150</text:p>
              </table:table-cell>
              <table:table-cell office:value-type="float" office:value="30.175">
                <text:p>30.175</text:p>
              </table:table-cell>
              <table:table-cell office:value-type="float" office:value="75">
                <text:p>75</text:p>
              </table:table-cell>
              <table:table-cell office:value-type="float" office:value="6.166">
                <text:p>6.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10.845">
                <text:p>10.845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9.995">
                <text:p>29.995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13.389">
                <text:p>13.38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0.047">
                <text:p>30.04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22.117">
                <text:p>22.117</text:p>
              </table:table-cell>
              <table:table-cell office:value-type="float" office:value="175">
                <text:p>175</text:p>
              </table:table-cell>
              <table:table-cell office:value-type="float" office:value="30.177">
                <text:p>30.177</text:p>
              </table:table-cell>
              <table:table-cell office:value-type="float" office:value="87.5">
                <text:p>87.5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30.407">
                <text:p>30.40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0.208">
                <text:p>30.208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45.687">
                <text:p>45.68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0.489">
                <text:p>30.489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8.386">
                <text:p>8.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46.971">
                <text:p>46.971</text:p>
              </table:table-cell>
              <table:table-cell office:value-type="float" office:value="200">
                <text:p>200</text:p>
              </table:table-cell>
              <table:table-cell office:value-type="float" office:value="31.155">
                <text:p>31.155</text:p>
              </table:table-cell>
              <table:table-cell office:value-type="float" office:value="100">
                <text:p>100</text:p>
              </table:table-cell>
              <table:table-cell office:value-type="float" office:value="8.879">
                <text:p>8.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27.242">
                <text:p>27.242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31.536">
                <text:p>31.536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9.186">
                <text:p>9.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20.673">
                <text:p>20.673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31.94">
                <text:p>31.94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21.703">
                <text:p>21.703</text:p>
              </table:table-cell>
              <table:table-cell office:value-type="float" office:value="225">
                <text:p>225</text:p>
              </table:table-cell>
              <table:table-cell office:value-type="float" office:value="32.272">
                <text:p>32.272</text:p>
              </table:table-cell>
              <table:table-cell office:value-type="float" office:value="112.5">
                <text:p>112.5</text:p>
              </table:table-cell>
              <table:table-cell office:value-type="float" office:value="9.745">
                <text:p>9.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19.251">
                <text:p>19.251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32.27">
                <text:p>32.2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9.987">
                <text:p>9.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12.523">
                <text:p>12.523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31.835">
                <text:p>31.835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10.053">
                <text:p>10.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30.95">
                <text:p>30.95</text:p>
              </table:table-cell>
              <table:table-cell office:value-type="float" office:value="125">
                <text:p>125</text:p>
              </table:table-cell>
              <table:table-cell office:value-type="float" office:value="10.232">
                <text:p>10.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29.928">
                <text:p>29.928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10.172">
                <text:p>10.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28.958">
                <text:p>28.958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0.285">
                <text:p>10.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28.093">
                <text:p>28.093</text:p>
              </table:table-cell>
              <table:table-cell office:value-type="float" office:value="137.5">
                <text:p>137.5</text:p>
              </table:table-cell>
              <table:table-cell office:value-type="float" office:value="10.199">
                <text:p>10.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27.214">
                <text:p>27.214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0.175">
                <text:p>10.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26.459">
                <text:p>26.459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0.002">
                <text:p>10.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5.892">
                <text:p>25.892</text:p>
              </table:table-cell>
              <table:table-cell office:value-type="float" office:value="150">
                <text:p>15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25.747">
                <text:p>25.747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9.753">
                <text:p>9.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25.843">
                <text:p>25.84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9.755">
                <text:p>9.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25.998">
                <text:p>25.998</text:p>
              </table:table-cell>
              <table:table-cell office:value-type="float" office:value="162.5">
                <text:p>162.5</text:p>
              </table:table-cell>
              <table:table-cell office:value-type="float" office:value="9.563">
                <text:p>9.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5.833">
                <text:p>25.83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9.683">
                <text:p>9.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25.222">
                <text:p>25.222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9.637">
                <text:p>9.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24.339">
                <text:p>24.339</text:p>
              </table:table-cell>
              <table:table-cell office:value-type="float" office:value="175">
                <text:p>175</text:p>
              </table:table-cell>
              <table:table-cell office:value-type="float" office:value="9.762">
                <text:p>9.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23.308">
                <text:p>23.308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9.816">
                <text:p>9.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22.049">
                <text:p>22.049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20.544">
                <text:p>20.544</text:p>
              </table:table-cell>
              <table:table-cell office:value-type="float" office:value="187.5">
                <text:p>187.5</text:p>
              </table:table-cell>
              <table:table-cell office:value-type="float" office:value="10.249">
                <text:p>10.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18.63">
                <text:p>18.63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10.858">
                <text:p>10.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8.666">
                <text:p>18.666</text:p>
              </table:table-cell>
              <table:table-cell office:value-type="float" office:value="200">
                <text:p>200</text:p>
              </table:table-cell>
              <table:table-cell office:value-type="float" office:value="11.269">
                <text:p>11.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9.055">
                <text:p>19.055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11.459">
                <text:p>11.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19.43">
                <text:p>19.4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1.718">
                <text:p>11.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19.504">
                <text:p>19.504</text:p>
              </table:table-cell>
              <table:table-cell office:value-type="float" office:value="212.5">
                <text:p>212.5</text:p>
              </table:table-cell>
              <table:table-cell office:value-type="float" office:value="11.667">
                <text:p>11.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9.481">
                <text:p>19.481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11.729">
                <text:p>11.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19.431">
                <text:p>19.431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11.458">
                <text:p>11.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19.382">
                <text:p>19.382</text:p>
              </table:table-cell>
              <table:table-cell office:value-type="float" office:value="225">
                <text:p>225</text:p>
              </table:table-cell>
              <table:table-cell office:value-type="float" office:value="11.414">
                <text:p>11.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19.132">
                <text:p>19.132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11.021">
                <text:p>11.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18.667">
                <text:p>18.667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0.931">
                <text:p>10.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18.156">
                <text:p>18.156</text:p>
              </table:table-cell>
              <table:table-cell office:value-type="float" office:value="237.5">
                <text:p>237.5</text:p>
              </table:table-cell>
              <table:table-cell office:value-type="float" office:value="10.582">
                <text:p>10.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17.525">
                <text:p>17.525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10.476">
                <text:p>10.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17.165">
                <text:p>17.165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17.154">
                <text:p>17.154</text:p>
              </table:table-cell>
              <table:table-cell office:value-type="float" office:value="250">
                <text:p>250</text:p>
              </table:table-cell>
              <table:table-cell office:value-type="float" office:value="10.231">
                <text:p>10.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17.461">
                <text:p>17.461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17.767">
                <text:p>17.767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10.205">
                <text:p>10.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17.963">
                <text:p>17.963</text:p>
              </table:table-cell>
              <table:table-cell office:value-type="float" office:value="262.5">
                <text:p>262.5</text:p>
              </table:table-cell>
              <table:table-cell office:value-type="float" office:value="10.115">
                <text:p>10.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18.035">
                <text:p>18.035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10.326">
                <text:p>10.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17.935">
                <text:p>17.935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10.292">
                <text:p>10.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17.679">
                <text:p>17.679</text:p>
              </table:table-cell>
              <table:table-cell office:value-type="float" office:value="275">
                <text:p>275</text:p>
              </table:table-cell>
              <table:table-cell office:value-type="float" office:value="10.522">
                <text:p>10.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17.19">
                <text:p>17.19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10.451">
                <text:p>10.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16.561">
                <text:p>16.561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10.709">
                <text:p>10.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15.673">
                <text:p>15.673</text:p>
              </table:table-cell>
              <table:table-cell office:value-type="float" office:value="287.5">
                <text:p>287.5</text:p>
              </table:table-cell>
              <table:table-cell office:value-type="float" office:value="10.616">
                <text:p>10.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14.683">
                <text:p>14.683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10.898">
                <text:p>10.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13.822">
                <text:p>13.822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10.887">
                <text:p>10.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13.216">
                <text:p>13.216</text:p>
              </table:table-cell>
              <table:table-cell office:value-type="float" office:value="300">
                <text:p>300</text:p>
              </table:table-cell>
              <table:table-cell office:value-type="float" office:value="11.154">
                <text:p>11.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12.802">
                <text:p>12.802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11.158">
                <text:p>11.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12.584">
                <text:p>12.584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11.364">
                <text:p>11.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12.594">
                <text:p>12.594</text:p>
              </table:table-cell>
              <table:table-cell office:value-type="float" office:value="312.5">
                <text:p>312.5</text:p>
              </table:table-cell>
              <table:table-cell office:value-type="float" office:value="11.117">
                <text:p>11.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12.769">
                <text:p>12.769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11.206">
                <text:p>11.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13.087">
                <text:p>13.087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11.043">
                <text:p>11.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13.34">
                <text:p>13.34</text:p>
              </table:table-cell>
              <table:table-cell office:value-type="float" office:value="325">
                <text:p>325</text:p>
              </table:table-cell>
              <table:table-cell office:value-type="float" office:value="11.235">
                <text:p>11.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13.537">
                <text:p>13.537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13.742">
                <text:p>13.74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1.227">
                <text:p>11.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14.037">
                <text:p>14.037</text:p>
              </table:table-cell>
              <table:table-cell office:value-type="float" office:value="337.5">
                <text:p>337.5</text:p>
              </table:table-cell>
              <table:table-cell office:value-type="float" office:value="11.073">
                <text:p>11.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14.499">
                <text:p>14.499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11.193">
                <text:p>11.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15.061">
                <text:p>15.061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11.022">
                <text:p>11.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15.584">
                <text:p>15.584</text:p>
              </table:table-cell>
              <table:table-cell office:value-type="float" office:value="350">
                <text:p>350</text:p>
              </table:table-cell>
              <table:table-cell office:value-type="float" office:value="11.193">
                <text:p>11.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15.944">
                <text:p>15.944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11.092">
                <text:p>11.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16.009">
                <text:p>16.009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11.323">
                <text:p>11.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15.777">
                <text:p>15.777</text:p>
              </table:table-cell>
              <table:table-cell office:value-type="float" office:value="362.5">
                <text:p>362.5</text:p>
              </table:table-cell>
              <table:table-cell office:value-type="float" office:value="11.328">
                <text:p>11.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15.468">
                <text:p>15.468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1.683">
                <text:p>11.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15.117">
                <text:p>15.117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11.672">
                <text:p>11.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14.952">
                <text:p>14.952</text:p>
              </table:table-cell>
              <table:table-cell office:value-type="float" office:value="375">
                <text:p>375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14.78">
                <text:p>14.78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11.728">
                <text:p>11.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14.537">
                <text:p>14.537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14.055">
                <text:p>14.055</text:p>
              </table:table-cell>
              <table:table-cell office:value-type="float" office:value="387.5">
                <text:p>387.5</text:p>
              </table:table-cell>
              <table:table-cell office:value-type="float" office:value="11.509">
                <text:p>11.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13.657">
                <text:p>13.65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11.436">
                <text:p>11.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13.429">
                <text:p>13.429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11.104">
                <text:p>11.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13.576">
                <text:p>13.576</text:p>
              </table:table-cell>
              <table:table-cell office:value-type="float" office:value="400">
                <text:p>40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13.809">
                <text:p>13.809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14.17">
                <text:p>14.17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10.631">
                <text:p>10.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14.468">
                <text:p>14.468</text:p>
              </table:table-cell>
              <table:table-cell office:value-type="float" office:value="412.5">
                <text:p>412.5</text:p>
              </table:table-cell>
              <table:table-cell office:value-type="float" office:value="10.276">
                <text:p>10.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14.713">
                <text:p>14.713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10.231">
                <text:p>10.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14.864">
                <text:p>14.864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9.766">
                <text:p>9.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14.894">
                <text:p>14.894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9.734">
                <text:p>9.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14.858">
                <text:p>14.858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9.521">
                <text:p>9.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14.825">
                <text:p>14.825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9.538">
                <text:p>9.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14.871">
                <text:p>14.871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9.457">
                <text:p>9.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14.891">
                <text:p>14.891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9.588">
                <text:p>9.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15.013">
                <text:p>15.013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9.552">
                <text:p>9.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15.195">
                <text:p>15.195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9.704">
                <text:p>9.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15.366">
                <text:p>15.366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9.693">
                <text:p>9.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15.415">
                <text:p>15.415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9.925">
                <text:p>9.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15.421">
                <text:p>15.421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9.979">
                <text:p>9.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15.431">
                <text:p>15.431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0.204">
                <text:p>10.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15.443">
                <text:p>15.443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10.283">
                <text:p>10.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15.532">
                <text:p>15.532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10.516">
                <text:p>10.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15.593">
                <text:p>15.593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10.572">
                <text:p>10.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15.618">
                <text:p>15.618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15.538">
                <text:p>15.538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15.413">
                <text:p>15.413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11.109">
                <text:p>11.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15.095">
                <text:p>15.095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11.149">
                <text:p>11.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11.394">
                <text:p>11.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11.302">
                <text:p>11.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11.414">
                <text:p>11.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11.172">
                <text:p>11.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11.069">
                <text:p>11.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10.721">
                <text:p>10.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10.477">
                <text:p>10.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10.154">
                <text:p>10.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9.532">
                <text:p>9.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9.416">
                <text:p>9.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9.004">
                <text:p>9.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8.824">
                <text:p>8.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8.526">
                <text:p>8.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8.367">
                <text:p>8.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8.092">
                <text:p>8.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8.047">
                <text:p>8.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7.891">
                <text:p>7.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7.928">
                <text:p>7.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7.846">
                <text:p>7.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8.137">
                <text:p>8.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8.323">
                <text:p>8.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8.525">
                <text:p>8.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8.618">
                <text:p>8.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8.576">
                <text:p>8.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8.688">
                <text:p>8.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8.626">
                <text:p>8.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8.813">
                <text:p>8.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8.932">
                <text:p>8.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9.091">
                <text:p>9.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9.129">
                <text:p>9.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9.231">
                <text:p>9.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9.016">
                <text:p>9.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8.811">
                <text:p>8.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8.433">
                <text:p>8.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8.221">
                <text:p>8.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8.385">
                <text:p>8.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8.633">
                <text:p>8.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9.022">
                <text:p>9.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9.382">
                <text:p>9.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9.486">
                <text:p>9.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9.778">
                <text:p>9.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9.915">
                <text:p>9.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10.193">
                <text:p>10.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10.369">
                <text:p>10.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10.541">
                <text:p>10.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10.736">
                <text:p>10.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10.886">
                <text:p>10.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11.068">
                <text:p>11.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11.221">
                <text:p>11.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11.388">
                <text:p>11.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11.567">
                <text:p>11.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11.679">
                <text:p>11.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11.849">
                <text:p>11.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11.919">
                <text:p>11.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11.943">
                <text:p>11.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12.021">
                <text:p>12.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12.015">
                <text:p>12.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12.202">
                <text:p>12.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12.265">
                <text:p>12.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12.569">
                <text:p>12.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12.639">
                <text:p>12.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12.643">
                <text:p>12.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12.719">
                <text:p>12.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12.677">
                <text:p>12.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12.554">
                <text:p>12.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12.412">
                <text:p>12.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12.184">
                <text:p>12.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11.911">
                <text:p>11.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11.552">
                <text:p>11.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11.154">
                <text:p>11.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10.786">
                <text:p>10.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10.274">
                <text:p>10.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10.135">
                <text:p>10.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10.223">
                <text:p>10.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10.216">
                <text:p>10.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10.374">
                <text:p>10.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10.538">
                <text:p>10.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11.164">
                <text:p>11.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11.606">
                <text:p>11.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11.926">
                <text:p>11.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12.117">
                <text:p>12.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12.214">
                <text:p>12.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12.169">
                <text:p>12.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12.023">
                <text:p>12.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11.761">
                <text:p>11.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11.587">
                <text:p>11.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11.441">
                <text:p>11.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11.374">
                <text:p>11.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11.349">
                <text:p>11.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11.612">
                <text:p>11.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12.068">
                <text:p>12.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12.263">
                <text:p>12.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12.425">
                <text:p>12.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12.611">
                <text:p>12.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12.816">
                <text:p>12.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13.031">
                <text:p>13.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13.279">
                <text:p>13.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13.646">
                <text:p>13.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13.943">
                <text:p>13.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13.955">
                <text:p>13.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13.878">
                <text:p>13.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13.735">
                <text:p>13.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13.669">
                <text:p>13.6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chart:legend-position="end" svg:x="14.054cm" svg:y="3.952cm" style:legend-expansion="high" chart:style-name="ch2"/>
        <chart:plot-area chart:style-name="ch3" table:cell-range-address="Shift_Will.B1:Shift_Will.C30" chart:data-source-has-labels="row" svg:x="0.32cm" svg:y="0.18cm" svg:width="13.414cm" svg:height="8.64cm">
          <chartooo:coordinate-region svg:x="1.312cm" svg:y="0.379cm" svg:width="12.42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ift_Will.C2:Shift_Will.C30" chart:label-cell-address="Shift_Will.C1:Shift_Will.C1" chart:class="chart:bar">
            <chart:data-point chart:repeated="29"/>
          </chart:series>
          <chart:series chart:style-name="ch8" chart:values-cell-range-address="Shift_Will.B2:Shift_Will.B30" chart:label-cell-address="Shift_Will.B1:Shift_Will.B1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  <draw:g>
                  <svg:desc>Shift_Will.C1:Shift_Will.C1</svg:desc>
                </draw:g>
              </table:table-cell>
              <table:table-cell office:value-type="string">
                <text:p>Disp*10</text:p>
                <draw:g>
                  <svg:desc>Shift_Will.B1:Shift_Wil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6.94">
                <text:p>736.94</text:p>
                <draw:g>
                  <svg:desc>Shift_Will.C2:Shift_Will.C30</svg:desc>
                </draw:g>
              </table:table-cell>
              <table:table-cell office:value-type="float" office:value="66.6">
                <text:p>66.6</text:p>
                <draw:g>
                  <svg:desc>Shift_Will.B2:Shift_Will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.44">
                <text:p>290.44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0.02">
                <text:p>430.0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2.09">
                <text:p>742.09</text:p>
              </table:table-cell>
              <table:table-cell office:value-type="float" office:value="190.8">
                <text:p>19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4.37">
                <text:p>434.37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6.76">
                <text:p>1566.7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1.8">
                <text:p>641.8</text:p>
              </table:table-cell>
              <table:table-cell office:value-type="float" office:value="250.2">
                <text:p>25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9.33">
                <text:p>319.33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1.81">
                <text:p>661.8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.69">
                <text:p>158.69</text:p>
              </table:table-cell>
              <table:table-cell office:value-type="float" office:value="588.6">
                <text:p>58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.96">
                <text:p>96.96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0.52">
                <text:p>1150.52</text:p>
              </table:table-cell>
              <table:table-cell office:value-type="float" office:value="257.4">
                <text:p>25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3.98">
                <text:p>743.98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5.85">
                <text:p>815.85</text:p>
              </table:table-cell>
              <table:table-cell office:value-type="float" office:value="2302.2">
                <text:p>230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7.48">
                <text:p>1097.4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8.45">
                <text:p>758.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9.81">
                <text:p>1289.81</text:p>
              </table:table-cell>
              <table:table-cell office:value-type="float" office:value="466.2">
                <text:p>46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3.4">
                <text:p>1043.4</text:p>
              </table:table-cell>
              <table:table-cell office:value-type="float" office:value="3209.4">
                <text:p>3209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4.23">
                <text:p>464.23</text:p>
              </table:table-cell>
              <table:table-cell office:value-type="float" office:value="347.4">
                <text:p>347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9.8">
                <text:p>709.8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2.4">
                <text:p>242.4</text:p>
              </table:table-cell>
              <table:table-cell office:value-type="float" office:value="1364.4">
                <text:p>136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4.63">
                <text:p>1764.6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66.64">
                <text:p>3266.64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3.42">
                <text:p>1243.42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4.68">
                <text:p>1904.68</text:p>
              </table:table-cell>
              <table:table-cell office:value-type="float" office:value="691.2">
                <text:p>69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47.6">
                <text:p>1147.6</text:p>
              </table:table-cell>
              <table:table-cell office:value-type="float" office:value="1335.6">
                <text:p>133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1.53">
                <text:p>971.53</text:p>
              </table:table-cell>
              <table:table-cell office:value-type="float" office:value="331.2">
                <text:p>33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7.9">
                <text:p>977.9</text:p>
              </table:table-cell>
              <table:table-cell office:value-type="float" office:value="833.4">
                <text:p>83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2.38">
                <text:p>1132.38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59cm" svg:height="9.616cm" xlink:href=".." xlink:type="simple" chart:class="chart:scatter" chart:style-name="ch1">
        <chart:title svg:x="5.882cm" svg:y="0.328cm" chart:style-name="ch2">
          <text:p>SSI v Time via Photo</text:p>
        </chart:title>
        <chart:legend chart:legend-position="end" svg:x="13.471cm" svg:y="4.011cm" style:legend-expansion="high" chart:style-name="ch3"/>
        <chart:plot-area chart:style-name="ch4" table:cell-range-address="Sheet1.E20:Sheet1.E29 Sheet1.G19:Sheet1.G29 Sheet1.G2:Sheet1.G7 Sheet1.G9:Sheet1.G17" chart:data-source-has-labels="row" svg:x="0.406cm" svg:y="0.231cm" svg:width="12.813cm" svg:height="9.17cm">
          <chartooo:coordinate-region svg:x="1.133cm" svg:y="0.431cm" svg:width="11.714cm" svg:height="8.323cm"/>
          <chart:axis chart:dimension="x" chart:name="primary-x" chart:style-name="ch5">
            <chart:title svg:x="13.813cm" svg:y="9.054cm" chart:style-name="ch6">
              <text:p>Time (ms)</text:p>
            </chart:title>
          </chart:axis>
          <chart:axis chart:dimension="y" chart:name="primary-y" chart:style-name="ch5">
            <chart:title svg:x="0cm" svg:y="5.125cm" chart:style-name="ch7">
              <text:p>SSI</text:p>
            </chart:title>
            <chart:grid chart:style-name="ch8" chart:class="major"/>
          </chart:axis>
          <chart:series chart:style-name="ch9" chart:values-cell-range-address="Sheet1.G20:Sheet1.G29" chart:label-cell-address="Sheet1.G19:Sheet1.G19" chart:class="chart:scatter">
            <chart:domain table:cell-range-address="Sheet1.E20:Sheet1.E29"/>
            <chart:data-point chart:repeated="10"/>
          </chart:series>
          <chart:series chart:style-name="ch10" chart:values-cell-range-address="Sheet1.G3:Sheet1.G7" chart:label-cell-address="Sheet1.G2:Sheet1.G2" chart:class="chart:scatter">
            <chart:domain table:cell-range-address="Sheet1.E3:Sheet1.E7"/>
            <chart:data-point chart:repeated="5"/>
          </chart:series>
          <chart:series chart:style-name="ch11" chart:values-cell-range-address="Sheet1.G10:Sheet1.G17" chart:label-cell-address="Sheet1.G9:Sheet1.G9" chart:class="chart:scatter">
            <chart:domain table:cell-range-address="Sheet1.E10:Sheet1.E17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SIM10</text:p>
                <draw:g>
                  <svg:desc>Sheet1.G19:Sheet1.G1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SIM5</text:p>
                <draw:g>
                  <svg:desc>Sheet1.G2:Sheet1.G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SIM8</text:p>
                <draw:g>
                  <svg:desc>Sheet1.G9:Sheet1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0:Sheet1.E29</svg:desc>
                </draw:g>
              </table:table-cell>
              <table:table-cell office:value-type="float" office:value="1">
                <text:p>1</text:p>
                <draw:g>
                  <svg:desc>Sheet1.G20:Sheet1.G29</svg:desc>
                </draw:g>
              </table:table-cell>
              <table:table-cell office:value-type="float" office:value="0">
                <text:p>0</text:p>
                <draw:g>
                  <svg:desc>Sheet1.E3:Sheet1.E7</svg:desc>
                </draw:g>
              </table:table-cell>
              <table:table-cell office:value-type="float" office:value="1">
                <text:p>1</text:p>
                <draw:g>
                  <svg:desc>Sheet1.G3:Sheet1.G7</svg:desc>
                </draw:g>
              </table:table-cell>
              <table:table-cell office:value-type="float" office:value="0">
                <text:p>0</text:p>
                <draw:g>
                  <svg:desc>Sheet1.E10:Sheet1.E17</svg:desc>
                </draw:g>
              </table:table-cell>
              <table:table-cell office:value-type="float" office:value="1">
                <text:p>1</text:p>
                <draw:g>
                  <svg:desc>Sheet1.G10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.665125">
                <text:p>498.665125</text:p>
              </table:table-cell>
              <table:table-cell office:value-type="float" office:value="0.864093">
                <text:p>0.864093</text:p>
              </table:table-cell>
              <table:table-cell office:value-type="float" office:value="508.779417">
                <text:p>508.779417</text:p>
              </table:table-cell>
              <table:table-cell office:value-type="float" office:value="0.841578">
                <text:p>0.841578</text:p>
              </table:table-cell>
              <table:table-cell office:value-type="float" office:value="582.546291">
                <text:p>582.546291</text:p>
              </table:table-cell>
              <table:table-cell office:value-type="float" office:value="0.871605">
                <text:p>0.871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3.760375">
                <text:p>1143.760375</text:p>
              </table:table-cell>
              <table:table-cell office:value-type="float" office:value="0.848425">
                <text:p>0.848425</text:p>
              </table:table-cell>
              <table:table-cell office:value-type="float" office:value="1205.519708">
                <text:p>1205.519708</text:p>
              </table:table-cell>
              <table:table-cell office:value-type="float" office:value="0.854941">
                <text:p>0.854941</text:p>
              </table:table-cell>
              <table:table-cell office:value-type="float" office:value="1281.244666">
                <text:p>1281.244666</text:p>
              </table:table-cell>
              <table:table-cell office:value-type="float" office:value="0.86657">
                <text:p>0.86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5.709583">
                <text:p>1915.709583</text:p>
              </table:table-cell>
              <table:table-cell office:value-type="float" office:value="0.835507">
                <text:p>0.835507</text:p>
              </table:table-cell>
              <table:table-cell office:value-type="float" office:value="1743.061583">
                <text:p>1743.061583</text:p>
              </table:table-cell>
              <table:table-cell office:value-type="float" office:value="0.851975">
                <text:p>0.851975</text:p>
              </table:table-cell>
              <table:table-cell office:value-type="float" office:value="1926.063166">
                <text:p>1926.063166</text:p>
              </table:table-cell>
              <table:table-cell office:value-type="float" office:value="0.865314">
                <text:p>0.86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2.612083">
                <text:p>2562.612083</text:p>
              </table:table-cell>
              <table:table-cell office:value-type="float" office:value="0.835708">
                <text:p>0.835708</text:p>
              </table:table-cell>
              <table:table-cell office:value-type="float" office:value="2467.516417">
                <text:p>2467.516417</text:p>
              </table:table-cell>
              <table:table-cell office:value-type="float" office:value="0.856541">
                <text:p>0.856541</text:p>
              </table:table-cell>
              <table:table-cell office:value-type="float" office:value="2581.273041">
                <text:p>2581.273041</text:p>
              </table:table-cell>
              <table:table-cell office:value-type="float" office:value="0.86523">
                <text:p>0.86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6.403666">
                <text:p>3916.403666</text:p>
              </table:table-cell>
              <table:table-cell office:value-type="float" office:value="0.833135">
                <text:p>0.833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5.531916">
                <text:p>3245.531916</text:p>
              </table:table-cell>
              <table:table-cell office:value-type="float" office:value="0.86502">
                <text:p>0.86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8.495083">
                <text:p>5508.495083</text:p>
              </table:table-cell>
              <table:table-cell office:value-type="float" office:value="0.831867">
                <text:p>0.83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9.221375">
                <text:p>4539.221375</text:p>
              </table:table-cell>
              <table:table-cell office:value-type="float" office:value="0.864784">
                <text:p>0.864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49.662333">
                <text:p>6149.662333</text:p>
              </table:table-cell>
              <table:table-cell office:value-type="float" office:value="0.828427">
                <text:p>0.82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5.515916">
                <text:p>5255.515916</text:p>
              </table:table-cell>
              <table:table-cell office:value-type="float" office:value="0.865363">
                <text:p>0.865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94.359416">
                <text:p>6894.359416</text:p>
              </table:table-cell>
              <table:table-cell office:value-type="float" office:value="0.830079">
                <text:p>0.83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0.002541">
                <text:p>7800.002541</text:p>
              </table:table-cell>
              <table:table-cell office:value-type="float" office:value="0.831911">
                <text:p>0.83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802cm" svg:height="8.098cm" xlink:href=".." xlink:type="simple" chart:class="chart:scatter" chart:style-name="ch1">
        <chart:title svg:x="7.675cm" svg:y="0.297cm" chart:style-name="ch2">
          <text:p>Handshake over Time</text:p>
        </chart:title>
        <chart:legend chart:legend-position="end" svg:x="16.05cm" svg:y="2.256cm" style:legend-expansion="high" chart:style-name="ch3"/>
        <chart:plot-area chart:style-name="ch4" table:cell-range-address="MSE_1s.A3:MSE_1s.D32 MSE_1s.B2:MSE_1s.D2 MSE_1s.H2:MSE_1s.I122 MSE_1s.M2:MSE_1s.N242" chart:data-source-has-labels="row" svg:x="1.407cm" svg:y="1.237cm" svg:width="14.247cm" svg:height="5.719cm">
          <chartooo:coordinate-region svg:x="2.214cm" svg:y="1.436cm" svg:width="13.068cm" svg:height="4.873cm"/>
          <chart:axis chart:dimension="x" chart:name="primary-x" chart:style-name="ch5">
            <chart:title svg:x="7.772cm" svg:y="7.117cm" chart:style-name="ch6">
              <text:p>Time (ms)</text:p>
            </chart:title>
          </chart:axis>
          <chart:axis chart:dimension="y" chart:name="primary-y" chart:style-name="ch5">
            <chart:title svg:x="0.451cm" svg:y="6.058cm" chart:style-name="ch7">
              <text:p>MSE from first image in set</text:p>
            </chart:title>
            <chart:grid chart:style-name="ch8" chart:class="major"/>
          </chart:axis>
          <chart:series chart:style-name="ch9" chart:values-cell-range-address="MSE_1s.B3:MSE_1s.B32" chart:label-cell-address="MSE_1s.B2:MSE_1s.B2" chart:class="chart:scatter">
            <chart:domain table:cell-range-address="MSE_1s.A3:MSE_1s.A32"/>
            <chart:data-point chart:repeated="30"/>
          </chart:series>
          <chart:series chart:style-name="ch10" chart:values-cell-range-address="MSE_1s.C3:MSE_1s.C32" chart:label-cell-address="MSE_1s.C2:MSE_1s.C2" chart:class="chart:scatter">
            <chart:data-point chart:repeated="30"/>
          </chart:series>
          <chart:series chart:style-name="ch11" chart:values-cell-range-address="MSE_1s.D3:MSE_1s.D32" chart:label-cell-address="MSE_1s.D2:MSE_1s.D2" chart:class="chart:scatter">
            <chart:data-point chart:repeated="30"/>
          </chart:series>
          <chart:series chart:style-name="ch12" chart:values-cell-range-address="MSE_1s.H3:MSE_1s.H122" chart:label-cell-address="MSE_1s.H2:MSE_1s.H2" chart:class="chart:scatter">
            <chart:domain table:cell-range-address="MSE_1s.G3:MSE_1s.G122"/>
            <chart:data-point chart:repeated="120"/>
          </chart:series>
          <chart:series chart:style-name="ch13" chart:values-cell-range-address="MSE_1s.I3:MSE_1s.I122" chart:label-cell-address="MSE_1s.I2:MSE_1s.I2" chart:class="chart:scatter">
            <chart:domain table:cell-range-address="MSE_1s.G3:MSE_1s.G122"/>
            <chart:data-point chart:repeated="120"/>
          </chart:series>
          <chart:series chart:style-name="ch14" chart:values-cell-range-address="MSE_1s.M3:MSE_1s.M242" chart:label-cell-address="MSE_1s.M2:MSE_1s.M2" chart:class="chart:scatter">
            <chart:domain table:cell-range-address="MSE_1s.L3:MSE_1s.L242"/>
            <chart:data-point chart:repeated="240"/>
          </chart:series>
          <chart:series chart:style-name="ch15" chart:values-cell-range-address="MSE_1s.N3:MSE_1s.N242" chart:label-cell-address="MSE_1s.N2:MSE_1s.N2" chart:class="chart:scatter">
            <chart:domain table:cell-range-address="MSE_1s.L3:MSE_1s.L242"/>
            <chart:data-point chart:repeated="2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k/30_Hand2/</text:p>
                <draw:g>
                  <svg:desc>MSE_1s.B2:MSE_1s.B2</svg:desc>
                </draw:g>
              </table:table-cell>
              <table:table-cell office:value-type="string">
                <text:p>4k/30_Hand1/</text:p>
                <draw:g>
                  <svg:desc>MSE_1s.C2:MSE_1s.C2</svg:desc>
                </draw:g>
              </table:table-cell>
              <table:table-cell office:value-type="string">
                <text:p>4k/30_Arm/</text:p>
                <draw:g>
                  <svg:desc>MSE_1s.D2:MSE_1s.D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80/120/Hand/</text:p>
                <draw:g>
                  <svg:desc>MSE_1s.H2:MSE_1s.H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80/120/Arm/</text:p>
                <draw:g>
                  <svg:desc>MSE_1s.I2:MSE_1s.I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20/240_Hand/</text:p>
                <draw:g>
                  <svg:desc>MSE_1s.M2:MSE_1s.M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20/240_Arm/</text:p>
                <draw:g>
                  <svg:desc>MSE_1s.N2:MSE_1s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SE_1s.A3:MSE_1s.A32</svg:desc>
                </draw:g>
              </table:table-cell>
              <table:table-cell office:value-type="float" office:value="0">
                <text:p>0</text:p>
                <draw:g>
                  <svg:desc>MSE_1s.B3:MSE_1s.B32</svg:desc>
                </draw:g>
              </table:table-cell>
              <table:table-cell office:value-type="float" office:value="0">
                <text:p>0</text:p>
                <draw:g>
                  <svg:desc>MSE_1s.C3:MSE_1s.C32</svg:desc>
                </draw:g>
              </table:table-cell>
              <table:table-cell office:value-type="float" office:value="0">
                <text:p>0</text:p>
                <draw:g>
                  <svg:desc>MSE_1s.D3:MSE_1s.D32</svg:desc>
                </draw:g>
              </table:table-cell>
              <table:table-cell office:value-type="float" office:value="0">
                <text:p>0</text:p>
                <draw:g>
                  <svg:desc>MSE_1s.G3:MSE_1s.G122</svg:desc>
                </draw:g>
              </table:table-cell>
              <table:table-cell office:value-type="float" office:value="0">
                <text:p>0</text:p>
                <draw:g>
                  <svg:desc>MSE_1s.H3:MSE_1s.H122</svg:desc>
                </draw:g>
              </table:table-cell>
              <table:table-cell office:value-type="float" office:value="0">
                <text:p>0</text:p>
                <draw:g>
                  <svg:desc>MSE_1s.G3:MSE_1s.G122</svg:desc>
                </draw:g>
              </table:table-cell>
              <table:table-cell office:value-type="float" office:value="0">
                <text:p>0</text:p>
                <draw:g>
                  <svg:desc>MSE_1s.I3:MSE_1s.I122</svg:desc>
                </draw:g>
              </table:table-cell>
              <table:table-cell office:value-type="float" office:value="0">
                <text:p>0</text:p>
                <draw:g>
                  <svg:desc>MSE_1s.L3:MSE_1s.L242</svg:desc>
                </draw:g>
              </table:table-cell>
              <table:table-cell office:value-type="float" office:value="0">
                <text:p>0</text:p>
                <draw:g>
                  <svg:desc>MSE_1s.M3:MSE_1s.M242</svg:desc>
                </draw:g>
              </table:table-cell>
              <table:table-cell office:value-type="float" office:value="0">
                <text:p>0</text:p>
                <draw:g>
                  <svg:desc>MSE_1s.L3:MSE_1s.L242</svg:desc>
                </draw:g>
              </table:table-cell>
              <table:table-cell office:value-type="float" office:value="0">
                <text:p>0</text:p>
                <draw:g>
                  <svg:desc>MSE_1s.N3:MSE_1s.N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.33">
                <text:p>5.33</text:p>
              </table:table-cell>
              <table:table-cell office:value-type="float" office:value="11.99">
                <text:p>11.99</text:p>
              </table:table-cell>
              <table:table-cell office:value-type="float" office:value="168.52">
                <text:p>168.5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38">
                <text:p>1.3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26">
                <text:p>8.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88">
                <text:p>3.8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.6">
                <text:p>10.6</text:p>
              </table:table-cell>
              <table:table-cell office:value-type="float" office:value="16.35">
                <text:p>16.35</text:p>
              </table:table-cell>
              <table:table-cell office:value-type="float" office:value="376.53">
                <text:p>376.5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.63">
                <text:p>1.6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9.68">
                <text:p>29.6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.78">
                <text:p>3.7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5.78">
                <text:p>15.78</text:p>
              </table:table-cell>
              <table:table-cell office:value-type="float" office:value="14.34">
                <text:p>14.34</text:p>
              </table:table-cell>
              <table:table-cell office:value-type="float" office:value="388.13">
                <text:p>388.13</text:p>
              </table:table-cell>
              <table:table-cell office:value-type="float" office:value="25">
                <text:p>25</text:p>
              </table:table-cell>
              <table:table-cell office:value-type="float" office:value="1.91">
                <text:p>1.91</text:p>
              </table:table-cell>
              <table:table-cell office:value-type="float" office:value="25">
                <text:p>25</text:p>
              </table:table-cell>
              <table:table-cell office:value-type="float" office:value="59.52">
                <text:p>59.52</text:p>
              </table:table-cell>
              <table:table-cell office:value-type="float" office:value="12.5">
                <text:p>12.5</text:p>
              </table:table-cell>
              <table:table-cell office:value-type="float" office:value="3.72">
                <text:p>3.72</text:p>
              </table:table-cell>
              <table:table-cell office:value-type="float" office:value="12.5">
                <text:p>12.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.45">
                <text:p>15.45</text:p>
              </table:table-cell>
              <table:table-cell office:value-type="float" office:value="17.18">
                <text:p>17.18</text:p>
              </table:table-cell>
              <table:table-cell office:value-type="float" office:value="176.46">
                <text:p>176.4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.14">
                <text:p>2.1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5.43">
                <text:p>85.4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.88">
                <text:p>3.8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3.17">
                <text:p>83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8.3">
                <text:p>18.3</text:p>
              </table:table-cell>
              <table:table-cell office:value-type="float" office:value="15.29">
                <text:p>15.29</text:p>
              </table:table-cell>
              <table:table-cell office:value-type="float" office:value="256.34">
                <text:p>256.3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3">
                <text:p>2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1.98">
                <text:p>131.9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3.97">
                <text:p>3.97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37">
                <text:p>17.37</text:p>
              </table:table-cell>
              <table:table-cell office:value-type="float" office:value="15.79">
                <text:p>15.79</text:p>
              </table:table-cell>
              <table:table-cell office:value-type="float" office:value="232.04">
                <text:p>232.04</text:p>
              </table:table-cell>
              <table:table-cell office:value-type="float" office:value="50">
                <text:p>50</text:p>
              </table:table-cell>
              <table:table-cell office:value-type="float" office:value="2.43">
                <text:p>2.43</text:p>
              </table:table-cell>
              <table:table-cell office:value-type="float" office:value="50">
                <text:p>50</text:p>
              </table:table-cell>
              <table:table-cell office:value-type="float" office:value="209.63">
                <text:p>209.63</text:p>
              </table:table-cell>
              <table:table-cell office:value-type="float" office:value="25">
                <text:p>25</text:p>
              </table:table-cell>
              <table:table-cell office:value-type="float" office:value="4.02">
                <text:p>4.02</text:p>
              </table:table-cell>
              <table:table-cell office:value-type="float" office:value="25">
                <text:p>25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5.64">
                <text:p>15.64</text:p>
              </table:table-cell>
              <table:table-cell office:value-type="float" office:value="17.45">
                <text:p>17.45</text:p>
              </table:table-cell>
              <table:table-cell office:value-type="float" office:value="87.13">
                <text:p>87.1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.55">
                <text:p>2.5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85.7">
                <text:p>285.7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4.08">
                <text:p>4.08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157.15">
                <text:p>157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2.03">
                <text:p>12.03</text:p>
              </table:table-cell>
              <table:table-cell office:value-type="float" office:value="16.41">
                <text:p>16.41</text:p>
              </table:table-cell>
              <table:table-cell office:value-type="float" office:value="130.22">
                <text:p>130.2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62">
                <text:p>2.6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46.24">
                <text:p>346.2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.08">
                <text:p>4.0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9.71">
                <text:p>169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4">
                <text:p>13.4</text:p>
              </table:table-cell>
              <table:table-cell office:value-type="float" office:value="15.95">
                <text:p>15.95</text:p>
              </table:table-cell>
              <table:table-cell office:value-type="float" office:value="145.56">
                <text:p>145.56</text:p>
              </table:table-cell>
              <table:table-cell office:value-type="float" office:value="75">
                <text:p>75</text:p>
              </table:table-cell>
              <table:table-cell office:value-type="float" office:value="2.63">
                <text:p>2.63</text:p>
              </table:table-cell>
              <table:table-cell office:value-type="float" office:value="75">
                <text:p>75</text:p>
              </table:table-cell>
              <table:table-cell office:value-type="float" office:value="395.54">
                <text:p>395.54</text:p>
              </table:table-cell>
              <table:table-cell office:value-type="float" office:value="37.5">
                <text:p>37.5</text:p>
              </table:table-cell>
              <table:table-cell office:value-type="float" office:value="4.1">
                <text:p>4.1</text:p>
              </table:table-cell>
              <table:table-cell office:value-type="float" office:value="37.5">
                <text:p>37.5</text:p>
              </table:table-cell>
              <table:table-cell office:value-type="float" office:value="180.74">
                <text:p>180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5.24">
                <text:p>35.24</text:p>
              </table:table-cell>
              <table:table-cell office:value-type="float" office:value="15.41">
                <text:p>15.41</text:p>
              </table:table-cell>
              <table:table-cell office:value-type="float" office:value="61.35">
                <text:p>61.3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.69">
                <text:p>2.6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41.88">
                <text:p>441.8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.11">
                <text:p>4.1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0.61">
                <text:p>30.61</text:p>
              </table:table-cell>
              <table:table-cell office:value-type="float" office:value="15.77">
                <text:p>15.77</text:p>
              </table:table-cell>
              <table:table-cell office:value-type="float" office:value="44.73">
                <text:p>44.73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2.79">
                <text:p>2.7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77.4">
                <text:p>477.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.06">
                <text:p>4.06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27.8">
                <text:p>27.8</text:p>
              </table:table-cell>
              <table:table-cell office:value-type="float" office:value="17.53">
                <text:p>17.53</text:p>
              </table:table-cell>
              <table:table-cell office:value-type="float" office:value="146.38">
                <text:p>146.38</text:p>
              </table:table-cell>
              <table:table-cell office:value-type="float" office:value="100">
                <text:p>100</text:p>
              </table:table-cell>
              <table:table-cell office:value-type="float" office:value="2.89">
                <text:p>2.89</text:p>
              </table:table-cell>
              <table:table-cell office:value-type="float" office:value="100">
                <text:p>100</text:p>
              </table:table-cell>
              <table:table-cell office:value-type="float" office:value="503.64">
                <text:p>503.64</text:p>
              </table:table-cell>
              <table:table-cell office:value-type="float" office:value="50">
                <text:p>50</text:p>
              </table:table-cell>
              <table:table-cell office:value-type="float" office:value="4.08">
                <text:p>4.08</text:p>
              </table:table-cell>
              <table:table-cell office:value-type="float" office:value="50">
                <text:p>50</text:p>
              </table:table-cell>
              <table:table-cell office:value-type="float" office:value="174.66">
                <text:p>174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43.35">
                <text:p>43.35</text:p>
              </table:table-cell>
              <table:table-cell office:value-type="float" office:value="17.37">
                <text:p>17.37</text:p>
              </table:table-cell>
              <table:table-cell office:value-type="float" office:value="159.75">
                <text:p>159.75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3">
                <text:p>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524.54">
                <text:p>524.5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4.03">
                <text:p>4.03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45.06">
                <text:p>45.06</text:p>
              </table:table-cell>
              <table:table-cell office:value-type="float" office:value="19.57">
                <text:p>19.57</text:p>
              </table:table-cell>
              <table:table-cell office:value-type="float" office:value="175.05">
                <text:p>175.05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3.24">
                <text:p>3.24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536.08">
                <text:p>536.0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.99">
                <text:p>3.99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6.53">
                <text:p>156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52.55">
                <text:p>52.55</text:p>
              </table:table-cell>
              <table:table-cell office:value-type="float" office:value="18.31">
                <text:p>18.31</text:p>
              </table:table-cell>
              <table:table-cell office:value-type="float" office:value="235.7">
                <text:p>235.7</text:p>
              </table:table-cell>
              <table:table-cell office:value-type="float" office:value="125">
                <text:p>125</text:p>
              </table:table-cell>
              <table:table-cell office:value-type="float" office:value="3.79">
                <text:p>3.79</text:p>
              </table:table-cell>
              <table:table-cell office:value-type="float" office:value="125">
                <text:p>125</text:p>
              </table:table-cell>
              <table:table-cell office:value-type="float" office:value="533.15">
                <text:p>533.15</text:p>
              </table:table-cell>
              <table:table-cell office:value-type="float" office:value="62.5">
                <text:p>62.5</text:p>
              </table:table-cell>
              <table:table-cell office:value-type="float" office:value="4.05">
                <text:p>4.05</text:p>
              </table:table-cell>
              <table:table-cell office:value-type="float" office:value="62.5">
                <text:p>62.5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55.57">
                <text:p>55.57</text:p>
              </table:table-cell>
              <table:table-cell office:value-type="float" office:value="18.19">
                <text:p>18.19</text:p>
              </table:table-cell>
              <table:table-cell office:value-type="float" office:value="109.08">
                <text:p>109.08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.79">
                <text:p>4.7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19.59">
                <text:p>519.5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52.94">
                <text:p>52.94</text:p>
              </table:table-cell>
              <table:table-cell office:value-type="float" office:value="20.07">
                <text:p>20.07</text:p>
              </table:table-cell>
              <table:table-cell office:value-type="float" office:value="106.36">
                <text:p>106.36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7.15">
                <text:p>7.15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518.97">
                <text:p>518.97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4.18">
                <text:p>4.18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137.73">
                <text:p>13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53.66">
                <text:p>53.66</text:p>
              </table:table-cell>
              <table:table-cell office:value-type="float" office:value="22.79">
                <text:p>22.79</text:p>
              </table:table-cell>
              <table:table-cell office:value-type="float" office:value="167.82">
                <text:p>167.82</text:p>
              </table:table-cell>
              <table:table-cell office:value-type="float" office:value="150">
                <text:p>150</text:p>
              </table:table-cell>
              <table:table-cell office:value-type="float" office:value="10.41">
                <text:p>10.41</text:p>
              </table:table-cell>
              <table:table-cell office:value-type="float" office:value="150">
                <text:p>150</text:p>
              </table:table-cell>
              <table:table-cell office:value-type="float" office:value="524.39">
                <text:p>524.39</text:p>
              </table:table-cell>
              <table:table-cell office:value-type="float" office:value="75">
                <text:p>75</text:p>
              </table:table-cell>
              <table:table-cell office:value-type="float" office:value="4.35">
                <text:p>4.35</text:p>
              </table:table-cell>
              <table:table-cell office:value-type="float" office:value="75">
                <text:p>75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52.6">
                <text:p>52.6</text:p>
              </table:table-cell>
              <table:table-cell office:value-type="float" office:value="24.32">
                <text:p>24.32</text:p>
              </table:table-cell>
              <table:table-cell office:value-type="float" office:value="120.62">
                <text:p>120.62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3.58">
                <text:p>13.58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524.98">
                <text:p>524.98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4.43">
                <text:p>4.43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139.61">
                <text:p>139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51.05">
                <text:p>51.05</text:p>
              </table:table-cell>
              <table:table-cell office:value-type="float" office:value="23.25">
                <text:p>23.25</text:p>
              </table:table-cell>
              <table:table-cell office:value-type="float" office:value="259.54">
                <text:p>259.54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.39">
                <text:p>16.3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25.16">
                <text:p>525.1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.72">
                <text:p>4.7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52.21">
                <text:p>52.21</text:p>
              </table:table-cell>
              <table:table-cell office:value-type="float" office:value="21.41">
                <text:p>21.41</text:p>
              </table:table-cell>
              <table:table-cell office:value-type="float" office:value="376.55">
                <text:p>376.55</text:p>
              </table:table-cell>
              <table:table-cell office:value-type="float" office:value="175">
                <text:p>175</text:p>
              </table:table-cell>
              <table:table-cell office:value-type="float" office:value="18.93">
                <text:p>18.93</text:p>
              </table:table-cell>
              <table:table-cell office:value-type="float" office:value="175">
                <text:p>175</text:p>
              </table:table-cell>
              <table:table-cell office:value-type="float" office:value="524.46">
                <text:p>524.46</text:p>
              </table:table-cell>
              <table:table-cell office:value-type="float" office:value="87.5">
                <text:p>87.5</text:p>
              </table:table-cell>
              <table:table-cell office:value-type="float" office:value="4.99">
                <text:p>4.99</text:p>
              </table:table-cell>
              <table:table-cell office:value-type="float" office:value="87.5">
                <text:p>87.5</text:p>
              </table:table-cell>
              <table:table-cell office:value-type="float" office:value="150.43">
                <text:p>150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45.36">
                <text:p>45.36</text:p>
              </table:table-cell>
              <table:table-cell office:value-type="float" office:value="20.23">
                <text:p>20.23</text:p>
              </table:table-cell>
              <table:table-cell office:value-type="float" office:value="420.18">
                <text:p>420.18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1.27">
                <text:p>21.2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21.28">
                <text:p>521.28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5.32">
                <text:p>5.3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57.55">
                <text:p>157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32.07">
                <text:p>32.07</text:p>
              </table:table-cell>
              <table:table-cell office:value-type="float" office:value="20.09">
                <text:p>20.09</text:p>
              </table:table-cell>
              <table:table-cell office:value-type="float" office:value="457.77">
                <text:p>457.7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3.35">
                <text:p>23.35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24.3">
                <text:p>524.3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5.6">
                <text:p>5.6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162.51">
                <text:p>162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33.88">
                <text:p>33.88</text:p>
              </table:table-cell>
              <table:table-cell office:value-type="float" office:value="20.24">
                <text:p>20.24</text:p>
              </table:table-cell>
              <table:table-cell office:value-type="float" office:value="464.15">
                <text:p>464.15</text:p>
              </table:table-cell>
              <table:table-cell office:value-type="float" office:value="200">
                <text:p>200</text:p>
              </table:table-cell>
              <table:table-cell office:value-type="float" office:value="24.98">
                <text:p>24.98</text:p>
              </table:table-cell>
              <table:table-cell office:value-type="float" office:value="200">
                <text:p>200</text:p>
              </table:table-cell>
              <table:table-cell office:value-type="float" office:value="532.19">
                <text:p>532.19</text:p>
              </table:table-cell>
              <table:table-cell office:value-type="float" office:value="100">
                <text:p>100</text:p>
              </table:table-cell>
              <table:table-cell office:value-type="float" office:value="6.04">
                <text:p>6.04</text:p>
              </table:table-cell>
              <table:table-cell office:value-type="float" office:value="100">
                <text:p>100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46.2">
                <text:p>46.2</text:p>
              </table:table-cell>
              <table:table-cell office:value-type="float" office:value="20.47">
                <text:p>20.47</text:p>
              </table:table-cell>
              <table:table-cell office:value-type="float" office:value="415.13">
                <text:p>415.1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25.87">
                <text:p>25.87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537.24">
                <text:p>537.24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6.4">
                <text:p>6.4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66.49">
                <text:p>166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51.11">
                <text:p>51.11</text:p>
              </table:table-cell>
              <table:table-cell office:value-type="float" office:value="25.4">
                <text:p>25.4</text:p>
              </table:table-cell>
              <table:table-cell office:value-type="float" office:value="364.44">
                <text:p>364.44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26.03">
                <text:p>26.03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541.72">
                <text:p>541.72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6.81">
                <text:p>6.81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67.18">
                <text:p>167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46.68">
                <text:p>46.68</text:p>
              </table:table-cell>
              <table:table-cell office:value-type="float" office:value="29.53">
                <text:p>29.53</text:p>
              </table:table-cell>
              <table:table-cell office:value-type="float" office:value="374.08">
                <text:p>374.08</text:p>
              </table:table-cell>
              <table:table-cell office:value-type="float" office:value="225">
                <text:p>225</text:p>
              </table:table-cell>
              <table:table-cell office:value-type="float" office:value="25.51">
                <text:p>25.51</text:p>
              </table:table-cell>
              <table:table-cell office:value-type="float" office:value="225">
                <text:p>225</text:p>
              </table:table-cell>
              <table:table-cell office:value-type="float" office:value="544.81">
                <text:p>544.81</text:p>
              </table:table-cell>
              <table:table-cell office:value-type="float" office:value="112.5">
                <text:p>112.5</text:p>
              </table:table-cell>
              <table:table-cell office:value-type="float" office:value="6.93">
                <text:p>6.93</text:p>
              </table:table-cell>
              <table:table-cell office:value-type="float" office:value="112.5">
                <text:p>112.5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46.04">
                <text:p>46.04</text:p>
              </table:table-cell>
              <table:table-cell office:value-type="float" office:value="28.67">
                <text:p>28.67</text:p>
              </table:table-cell>
              <table:table-cell office:value-type="float" office:value="345.1">
                <text:p>345.1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24.9">
                <text:p>24.9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544.71">
                <text:p>544.71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7.07">
                <text:p>7.0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47.3">
                <text:p>47.3</text:p>
              </table:table-cell>
              <table:table-cell office:value-type="float" office:value="32.48">
                <text:p>32.48</text:p>
              </table:table-cell>
              <table:table-cell office:value-type="float" office:value="212.07">
                <text:p>212.07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22.89">
                <text:p>22.89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539.95">
                <text:p>539.95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6.92">
                <text:p>6.92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158.08">
                <text:p>158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20.49">
                <text:p>20.49</text:p>
              </table:table-cell>
              <table:table-cell office:value-type="float" office:value="250">
                <text:p>250</text:p>
              </table:table-cell>
              <table:table-cell office:value-type="float" office:value="530.62">
                <text:p>530.62</text:p>
              </table:table-cell>
              <table:table-cell office:value-type="float" office:value="125">
                <text:p>125</text:p>
              </table:table-cell>
              <table:table-cell office:value-type="float" office:value="6.56">
                <text:p>6.56</text:p>
              </table:table-cell>
              <table:table-cell office:value-type="float" office:value="125">
                <text:p>125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17.96">
                <text:p>17.96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520.92">
                <text:p>520.92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6.04">
                <text:p>6.04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156.51">
                <text:p>156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6.24">
                <text:p>16.24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513.11">
                <text:p>513.1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.59">
                <text:p>5.5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8.43">
                <text:p>158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14.83">
                <text:p>14.83</text:p>
              </table:table-cell>
              <table:table-cell office:value-type="float" office:value="275">
                <text:p>275</text:p>
              </table:table-cell>
              <table:table-cell office:value-type="float" office:value="508.52">
                <text:p>508.52</text:p>
              </table:table-cell>
              <table:table-cell office:value-type="float" office:value="137.5">
                <text:p>137.5</text:p>
              </table:table-cell>
              <table:table-cell office:value-type="float" office:value="5.1">
                <text:p>5.1</text:p>
              </table:table-cell>
              <table:table-cell office:value-type="float" office:value="137.5">
                <text:p>137.5</text:p>
              </table:table-cell>
              <table:table-cell office:value-type="float" office:value="159.65">
                <text:p>159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14.52">
                <text:p>14.52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507.77">
                <text:p>507.7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4.63">
                <text:p>4.63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62.64">
                <text:p>16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15.4">
                <text:p>15.4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510.91">
                <text:p>510.91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4.19">
                <text:p>4.19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64.46">
                <text:p>164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16.83">
                <text:p>16.83</text:p>
              </table:table-cell>
              <table:table-cell office:value-type="float" office:value="300">
                <text:p>300</text:p>
              </table:table-cell>
              <table:table-cell office:value-type="float" office:value="513.82">
                <text:p>513.82</text:p>
              </table:table-cell>
              <table:table-cell office:value-type="float" office:value="150">
                <text:p>150</text:p>
              </table:table-cell>
              <table:table-cell office:value-type="float" office:value="3.88">
                <text:p>3.88</text:p>
              </table:table-cell>
              <table:table-cell office:value-type="float" office:value="150">
                <text:p>150</text:p>
              </table:table-cell>
              <table:table-cell office:value-type="float" office:value="165.34">
                <text:p>16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19.32">
                <text:p>19.32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515.22">
                <text:p>515.22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3.72">
                <text:p>3.72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165.24">
                <text:p>16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21.69">
                <text:p>21.69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515.3">
                <text:p>515.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3.71">
                <text:p>3.71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23.46">
                <text:p>23.46</text:p>
              </table:table-cell>
              <table:table-cell office:value-type="float" office:value="325">
                <text:p>325</text:p>
              </table:table-cell>
              <table:table-cell office:value-type="float" office:value="513.65">
                <text:p>513.65</text:p>
              </table:table-cell>
              <table:table-cell office:value-type="float" office:value="162.5">
                <text:p>162.5</text:p>
              </table:table-cell>
              <table:table-cell office:value-type="float" office:value="3.85">
                <text:p>3.85</text:p>
              </table:table-cell>
              <table:table-cell office:value-type="float" office:value="162.5">
                <text:p>162.5</text:p>
              </table:table-cell>
              <table:table-cell office:value-type="float" office:value="164.16">
                <text:p>16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4.21">
                <text:p>24.2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09.88">
                <text:p>509.88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.99">
                <text:p>3.9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8.05">
                <text:p>168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23.9">
                <text:p>23.9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503.84">
                <text:p>503.84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4.18">
                <text:p>4.18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69.53">
                <text:p>169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22.39">
                <text:p>22.39</text:p>
              </table:table-cell>
              <table:table-cell office:value-type="float" office:value="350">
                <text:p>350</text:p>
              </table:table-cell>
              <table:table-cell office:value-type="float" office:value="497.11">
                <text:p>497.11</text:p>
              </table:table-cell>
              <table:table-cell office:value-type="float" office:value="175">
                <text:p>175</text:p>
              </table:table-cell>
              <table:table-cell office:value-type="float" office:value="4.51">
                <text:p>4.51</text:p>
              </table:table-cell>
              <table:table-cell office:value-type="float" office:value="175">
                <text:p>175</text:p>
              </table:table-cell>
              <table:table-cell office:value-type="float" office:value="175.34">
                <text:p>17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19.89">
                <text:p>19.89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486.91">
                <text:p>486.91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4.75">
                <text:p>4.75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78.73">
                <text:p>178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7.12">
                <text:p>17.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475.51">
                <text:p>475.5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.01">
                <text:p>5.0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8.09">
                <text:p>188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14.39">
                <text:p>14.39</text:p>
              </table:table-cell>
              <table:table-cell office:value-type="float" office:value="375">
                <text:p>375</text:p>
              </table:table-cell>
              <table:table-cell office:value-type="float" office:value="463.83">
                <text:p>463.83</text:p>
              </table:table-cell>
              <table:table-cell office:value-type="float" office:value="187.5">
                <text:p>187.5</text:p>
              </table:table-cell>
              <table:table-cell office:value-type="float" office:value="5.09">
                <text:p>5.09</text:p>
              </table:table-cell>
              <table:table-cell office:value-type="float" office:value="187.5">
                <text:p>187.5</text:p>
              </table:table-cell>
              <table:table-cell office:value-type="float" office:value="192.41">
                <text:p>192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12.48">
                <text:p>12.48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54.32">
                <text:p>454.32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.27">
                <text:p>5.2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.68">
                <text:p>20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11.39">
                <text:p>11.39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447.51">
                <text:p>447.51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5.21">
                <text:p>5.21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205.14">
                <text:p>205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1.15">
                <text:p>11.15</text:p>
              </table:table-cell>
              <table:table-cell office:value-type="float" office:value="400">
                <text:p>400</text:p>
              </table:table-cell>
              <table:table-cell office:value-type="float" office:value="445.22">
                <text:p>445.22</text:p>
              </table:table-cell>
              <table:table-cell office:value-type="float" office:value="200">
                <text:p>200</text:p>
              </table:table-cell>
              <table:table-cell office:value-type="float" office:value="5.14">
                <text:p>5.14</text:p>
              </table:table-cell>
              <table:table-cell office:value-type="float" office:value="200">
                <text:p>200</text:p>
              </table:table-cell>
              <table:table-cell office:value-type="float" office:value="211.32">
                <text:p>2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443.68">
                <text:p>443.68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5.05">
                <text:p>5.05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214.18">
                <text:p>214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12.25">
                <text:p>12.25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442.58">
                <text:p>442.58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4.75">
                <text:p>4.75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217.92">
                <text:p>21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14.32">
                <text:p>14.32</text:p>
              </table:table-cell>
              <table:table-cell office:value-type="float" office:value="425">
                <text:p>425</text:p>
              </table:table-cell>
              <table:table-cell office:value-type="float" office:value="443.02">
                <text:p>443.02</text:p>
              </table:table-cell>
              <table:table-cell office:value-type="float" office:value="212.5">
                <text:p>212.5</text:p>
              </table:table-cell>
              <table:table-cell office:value-type="float" office:value="4.63">
                <text:p>4.63</text:p>
              </table:table-cell>
              <table:table-cell office:value-type="float" office:value="212.5">
                <text:p>212.5</text:p>
              </table:table-cell>
              <table:table-cell office:value-type="float" office:value="217.64">
                <text:p>21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.08">
                <text:p>17.08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443.79">
                <text:p>443.79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.56">
                <text:p>4.56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218.29">
                <text:p>218.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19.76">
                <text:p>19.76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446.3">
                <text:p>446.3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4.48">
                <text:p>4.48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216.14">
                <text:p>216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21.63">
                <text:p>21.63</text:p>
              </table:table-cell>
              <table:table-cell office:value-type="float" office:value="450">
                <text:p>450</text:p>
              </table:table-cell>
              <table:table-cell office:value-type="float" office:value="447.15">
                <text:p>447.15</text:p>
              </table:table-cell>
              <table:table-cell office:value-type="float" office:value="225">
                <text:p>225</text:p>
              </table:table-cell>
              <table:table-cell office:value-type="float" office:value="4.35">
                <text:p>4.35</text:p>
              </table:table-cell>
              <table:table-cell office:value-type="float" office:value="225">
                <text:p>2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22.51">
                <text:p>22.51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447.1">
                <text:p>447.1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4.23">
                <text:p>4.23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212.53">
                <text:p>212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22.21">
                <text:p>22.21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445.57">
                <text:p>445.57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4.24">
                <text:p>4.24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211.69">
                <text:p>211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20.6">
                <text:p>20.6</text:p>
              </table:table-cell>
              <table:table-cell office:value-type="float" office:value="475">
                <text:p>475</text:p>
              </table:table-cell>
              <table:table-cell office:value-type="float" office:value="442.96">
                <text:p>442.96</text:p>
              </table:table-cell>
              <table:table-cell office:value-type="float" office:value="237.5">
                <text:p>237.5</text:p>
              </table:table-cell>
              <table:table-cell office:value-type="float" office:value="4.07">
                <text:p>4.07</text:p>
              </table:table-cell>
              <table:table-cell office:value-type="float" office:value="237.5">
                <text:p>237.5</text:p>
              </table:table-cell>
              <table:table-cell office:value-type="float" office:value="207.56">
                <text:p>20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18.06">
                <text:p>18.06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438.84">
                <text:p>438.84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4.18">
                <text:p>4.18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206.86">
                <text:p>206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15.41">
                <text:p>15.41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437.17">
                <text:p>437.17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4.19">
                <text:p>4.19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201.71">
                <text:p>201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13.04">
                <text:p>13.04</text:p>
              </table:table-cell>
              <table:table-cell office:value-type="float" office:value="500">
                <text:p>500</text:p>
              </table:table-cell>
              <table:table-cell office:value-type="float" office:value="434.23">
                <text:p>434.23</text:p>
              </table:table-cell>
              <table:table-cell office:value-type="float" office:value="250">
                <text:p>250</text:p>
              </table:table-cell>
              <table:table-cell office:value-type="float" office:value="4.28">
                <text:p>4.28</text:p>
              </table:table-cell>
              <table:table-cell office:value-type="float" office:value="250">
                <text:p>250</text:p>
              </table:table-cell>
              <table:table-cell office:value-type="float" office:value="201.62">
                <text:p>201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10.91">
                <text:p>10.91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429.7">
                <text:p>429.7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4.32">
                <text:p>4.32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196.77">
                <text:p>196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9.55">
                <text:p>9.55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425.24">
                <text:p>425.24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4.43">
                <text:p>4.43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198.53">
                <text:p>198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9.18">
                <text:p>9.18</text:p>
              </table:table-cell>
              <table:table-cell office:value-type="float" office:value="525">
                <text:p>525</text:p>
              </table:table-cell>
              <table:table-cell office:value-type="float" office:value="421.59">
                <text:p>421.59</text:p>
              </table:table-cell>
              <table:table-cell office:value-type="float" office:value="262.5">
                <text:p>262.5</text:p>
              </table:table-cell>
              <table:table-cell office:value-type="float" office:value="4.54">
                <text:p>4.54</text:p>
              </table:table-cell>
              <table:table-cell office:value-type="float" office:value="262.5">
                <text:p>262.5</text:p>
              </table:table-cell>
              <table:table-cell office:value-type="float" office:value="195.03">
                <text:p>19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9.06">
                <text:p>9.06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419.18">
                <text:p>419.18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4.6">
                <text:p>4.6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197.71">
                <text:p>197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9.2">
                <text:p>9.2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417.85">
                <text:p>417.85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4.73">
                <text:p>4.73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194.83">
                <text:p>194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10.15">
                <text:p>10.15</text:p>
              </table:table-cell>
              <table:table-cell office:value-type="float" office:value="550">
                <text:p>550</text:p>
              </table:table-cell>
              <table:table-cell office:value-type="float" office:value="415.94">
                <text:p>415.94</text:p>
              </table:table-cell>
              <table:table-cell office:value-type="float" office:value="275">
                <text:p>275</text:p>
              </table:table-cell>
              <table:table-cell office:value-type="float" office:value="4.84">
                <text:p>4.84</text:p>
              </table:table-cell>
              <table:table-cell office:value-type="float" office:value="275">
                <text:p>275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11.61">
                <text:p>11.61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414.68">
                <text:p>414.68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4.98">
                <text:p>4.98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192.82">
                <text:p>192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12.94">
                <text:p>12.94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412.27">
                <text:p>412.27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5.19">
                <text:p>5.19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14.32">
                <text:p>14.32</text:p>
              </table:table-cell>
              <table:table-cell office:value-type="float" office:value="575">
                <text:p>575</text:p>
              </table:table-cell>
              <table:table-cell office:value-type="float" office:value="410.48">
                <text:p>410.48</text:p>
              </table:table-cell>
              <table:table-cell office:value-type="float" office:value="287.5">
                <text:p>287.5</text:p>
              </table:table-cell>
              <table:table-cell office:value-type="float" office:value="5.43">
                <text:p>5.43</text:p>
              </table:table-cell>
              <table:table-cell office:value-type="float" office:value="287.5">
                <text:p>287.5</text:p>
              </table:table-cell>
              <table:table-cell office:value-type="float" office:value="189.12">
                <text:p>18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15.18">
                <text:p>15.1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406.95">
                <text:p>406.95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5.69">
                <text:p>5.69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190.93">
                <text:p>190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14.75">
                <text:p>14.75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401.08">
                <text:p>401.08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6.03">
                <text:p>6.03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190.58">
                <text:p>190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13.3">
                <text:p>13.3</text:p>
              </table:table-cell>
              <table:table-cell office:value-type="float" office:value="600">
                <text:p>600</text:p>
              </table:table-cell>
              <table:table-cell office:value-type="float" office:value="395.61">
                <text:p>395.61</text:p>
              </table:table-cell>
              <table:table-cell office:value-type="float" office:value="300">
                <text:p>300</text:p>
              </table:table-cell>
              <table:table-cell office:value-type="float" office:value="6.23">
                <text:p>6.23</text:p>
              </table:table-cell>
              <table:table-cell office:value-type="float" office:value="300">
                <text:p>300</text:p>
              </table:table-cell>
              <table:table-cell office:value-type="float" office:value="197.58">
                <text:p>197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10.88">
                <text:p>10.88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389.78">
                <text:p>389.78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6.32">
                <text:p>6.32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198.71">
                <text:p>198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9.33">
                <text:p>9.33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387.6">
                <text:p>387.6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6.53">
                <text:p>6.53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204.29">
                <text:p>204.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8.28">
                <text:p>8.28</text:p>
              </table:table-cell>
              <table:table-cell office:value-type="float" office:value="625">
                <text:p>625</text:p>
              </table:table-cell>
              <table:table-cell office:value-type="float" office:value="388.93">
                <text:p>388.93</text:p>
              </table:table-cell>
              <table:table-cell office:value-type="float" office:value="312.5">
                <text:p>312.5</text:p>
              </table:table-cell>
              <table:table-cell office:value-type="float" office:value="6.49">
                <text:p>6.49</text:p>
              </table:table-cell>
              <table:table-cell office:value-type="float" office:value="312.5">
                <text:p>312.5</text:p>
              </table:table-cell>
              <table:table-cell office:value-type="float" office:value="203.27">
                <text:p>203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7.85">
                <text:p>7.85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391.52">
                <text:p>391.52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6.45">
                <text:p>6.45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206.31">
                <text:p>206.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7.58">
                <text:p>7.58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395.78">
                <text:p>395.78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6.48">
                <text:p>6.48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206.19">
                <text:p>206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7.58">
                <text:p>7.58</text:p>
              </table:table-cell>
              <table:table-cell office:value-type="float" office:value="650">
                <text:p>650</text:p>
              </table:table-cell>
              <table:table-cell office:value-type="float" office:value="398.49">
                <text:p>398.49</text:p>
              </table:table-cell>
              <table:table-cell office:value-type="float" office:value="325">
                <text:p>325</text:p>
              </table:table-cell>
              <table:table-cell office:value-type="float" office:value="6.35">
                <text:p>6.35</text:p>
              </table:table-cell>
              <table:table-cell office:value-type="float" office:value="325">
                <text:p>325</text:p>
              </table:table-cell>
              <table:table-cell office:value-type="float" office:value="211.24">
                <text:p>21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7.92">
                <text:p>7.92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401.29">
                <text:p>401.29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6.23">
                <text:p>6.23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210.87">
                <text:p>210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8.85">
                <text:p>8.85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402.88">
                <text:p>402.8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.03">
                <text:p>6.0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10.23">
                <text:p>10.23</text:p>
              </table:table-cell>
              <table:table-cell office:value-type="float" office:value="675">
                <text:p>675</text:p>
              </table:table-cell>
              <table:table-cell office:value-type="float" office:value="404.31">
                <text:p>404.31</text:p>
              </table:table-cell>
              <table:table-cell office:value-type="float" office:value="337.5">
                <text:p>337.5</text:p>
              </table:table-cell>
              <table:table-cell office:value-type="float" office:value="5.71">
                <text:p>5.71</text:p>
              </table:table-cell>
              <table:table-cell office:value-type="float" office:value="337.5">
                <text:p>337.5</text:p>
              </table:table-cell>
              <table:table-cell office:value-type="float" office:value="215.26">
                <text:p>215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11.59">
                <text:p>11.59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404.3">
                <text:p>404.3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5.19">
                <text:p>5.19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219.55">
                <text:p>219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12.34">
                <text:p>12.3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05.54">
                <text:p>405.54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4.83">
                <text:p>4.83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219.35">
                <text:p>219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12.56">
                <text:p>12.56</text:p>
              </table:table-cell>
              <table:table-cell office:value-type="float" office:value="700">
                <text:p>700</text:p>
              </table:table-cell>
              <table:table-cell office:value-type="float" office:value="406.86">
                <text:p>406.86</text:p>
              </table:table-cell>
              <table:table-cell office:value-type="float" office:value="350">
                <text:p>350</text:p>
              </table:table-cell>
              <table:table-cell office:value-type="float" office:value="4.49">
                <text:p>4.49</text:p>
              </table:table-cell>
              <table:table-cell office:value-type="float" office:value="350">
                <text:p>350</text:p>
              </table:table-cell>
              <table:table-cell office:value-type="float" office:value="223.65">
                <text:p>223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12.39">
                <text:p>12.39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409.09">
                <text:p>409.09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4.28">
                <text:p>4.28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12">
                <text:p>12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411.03">
                <text:p>411.03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4.19">
                <text:p>4.19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229.18">
                <text:p>229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11.57">
                <text:p>11.57</text:p>
              </table:table-cell>
              <table:table-cell office:value-type="float" office:value="725">
                <text:p>725</text:p>
              </table:table-cell>
              <table:table-cell office:value-type="float" office:value="412.53">
                <text:p>412.53</text:p>
              </table:table-cell>
              <table:table-cell office:value-type="float" office:value="362.5">
                <text:p>362.5</text:p>
              </table:table-cell>
              <table:table-cell office:value-type="float" office:value="4.13">
                <text:p>4.13</text:p>
              </table:table-cell>
              <table:table-cell office:value-type="float" office:value="362.5">
                <text:p>362.5</text:p>
              </table:table-cell>
              <table:table-cell office:value-type="float" office:value="228.57">
                <text:p>228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11.49">
                <text:p>11.49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412.49">
                <text:p>412.49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4.07">
                <text:p>4.07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232.12">
                <text:p>23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12.06">
                <text:p>12.06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410.67">
                <text:p>410.67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4.11">
                <text:p>4.11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232.24">
                <text:p>23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13.51">
                <text:p>13.51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409.26">
                <text:p>409.26</text:p>
              </table:table-cell>
              <table:table-cell office:value-type="float" office:value="375">
                <text:p>375</text:p>
              </table:table-cell>
              <table:table-cell office:value-type="float" office:value="4.13">
                <text:p>4.13</text:p>
              </table:table-cell>
              <table:table-cell office:value-type="float" office:value="375">
                <text:p>375</text:p>
              </table:table-cell>
              <table:table-cell office:value-type="float" office:value="233.81">
                <text:p>233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15.43">
                <text:p>15.43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406.73">
                <text:p>406.73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4.31">
                <text:p>4.31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233.52">
                <text:p>23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17.21">
                <text:p>17.21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404.72">
                <text:p>404.72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4.52">
                <text:p>4.52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234.28">
                <text:p>23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19.48">
                <text:p>19.48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400.73">
                <text:p>400.73</text:p>
              </table:table-cell>
              <table:table-cell office:value-type="float" office:value="387.5">
                <text:p>387.5</text:p>
              </table:table-cell>
              <table:table-cell office:value-type="float" office:value="4.74">
                <text:p>4.74</text:p>
              </table:table-cell>
              <table:table-cell office:value-type="float" office:value="387.5">
                <text:p>387.5</text:p>
              </table:table-cell>
              <table:table-cell office:value-type="float" office:value="231.36">
                <text:p>23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21.01">
                <text:p>21.01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397.47">
                <text:p>397.4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5.19">
                <text:p>5.19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231.63">
                <text:p>231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21.91">
                <text:p>21.91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393.83">
                <text:p>393.83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5.68">
                <text:p>5.68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229.61">
                <text:p>229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21.89">
                <text:p>21.89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393.32">
                <text:p>393.32</text:p>
              </table:table-cell>
              <table:table-cell office:value-type="float" office:value="400">
                <text:p>400</text:p>
              </table:table-cell>
              <table:table-cell office:value-type="float" office:value="6.47">
                <text:p>6.47</text:p>
              </table:table-cell>
              <table:table-cell office:value-type="float" office:value="400">
                <text:p>400</text:p>
              </table:table-cell>
              <table:table-cell office:value-type="float" office:value="229.84">
                <text:p>22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20.95">
                <text:p>20.95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393.23">
                <text:p>393.23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7.19">
                <text:p>7.19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225.08">
                <text:p>22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19.55">
                <text:p>19.55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397.37">
                <text:p>397.37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8.05">
                <text:p>8.05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224.16">
                <text:p>22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18.19">
                <text:p>18.19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402.94">
                <text:p>402.94</text:p>
              </table:table-cell>
              <table:table-cell office:value-type="float" office:value="412.5">
                <text:p>412.5</text:p>
              </table:table-cell>
              <table:table-cell office:value-type="float" office:value="8.96">
                <text:p>8.96</text:p>
              </table:table-cell>
              <table:table-cell office:value-type="float" office:value="412.5">
                <text:p>412.5</text:p>
              </table:table-cell>
              <table:table-cell office:value-type="float" office:value="220.12">
                <text:p>22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17.23">
                <text:p>17.23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407.78">
                <text:p>407.78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9.82">
                <text:p>9.82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216.33">
                <text:p>216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15.83">
                <text:p>15.83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410.11">
                <text:p>410.11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10.96">
                <text:p>10.96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14.78">
                <text:p>14.78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409.44">
                <text:p>409.44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12.04">
                <text:p>12.04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205.1">
                <text:p>205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14.23">
                <text:p>14.23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408.9">
                <text:p>408.9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13.28">
                <text:p>13.28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14.35">
                <text:p>14.35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408.2">
                <text:p>408.2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14.09">
                <text:p>14.09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190.54">
                <text:p>190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14.65">
                <text:p>14.65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406.69">
                <text:p>406.69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14.83">
                <text:p>14.83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14.65">
                <text:p>14.65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402.73">
                <text:p>402.73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15.06">
                <text:p>15.06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180.38">
                <text:p>180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13.87">
                <text:p>13.87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403.04">
                <text:p>403.04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15.39">
                <text:p>15.39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174.84">
                <text:p>17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12.81">
                <text:p>12.81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405.41">
                <text:p>405.41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15.07">
                <text:p>15.07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174.81">
                <text:p>174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11">
                <text:p>11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411.13">
                <text:p>411.13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14.72">
                <text:p>14.72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170.19">
                <text:p>170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9.34">
                <text:p>9.34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413.98">
                <text:p>413.98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14.31">
                <text:p>14.31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174.39">
                <text:p>174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8.08">
                <text:p>8.08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413.05">
                <text:p>413.05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13.7">
                <text:p>13.7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171.11">
                <text:p>171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7.52">
                <text:p>7.52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410.17">
                <text:p>410.17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3.04">
                <text:p>13.04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74.07">
                <text:p>174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7.52">
                <text:p>7.52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405.42">
                <text:p>405.42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12.29">
                <text:p>12.29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170.31">
                <text:p>170.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8.09">
                <text:p>8.09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403.24">
                <text:p>403.24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11.54">
                <text:p>11.54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172.23">
                <text:p>172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9.58">
                <text:p>9.58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402.51">
                <text:p>402.51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10.62">
                <text:p>10.62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170.68">
                <text:p>17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12.64">
                <text:p>12.64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403.03">
                <text:p>403.03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9.69">
                <text:p>9.69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175.66">
                <text:p>175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16.9">
                <text:p>16.9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398.96">
                <text:p>398.96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8.67">
                <text:p>8.67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178.11">
                <text:p>178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21.06">
                <text:p>21.06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399.98">
                <text:p>399.98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8.04">
                <text:p>8.04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187.71">
                <text:p>187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24.32">
                <text:p>24.32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400.16">
                <text:p>400.16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7.27">
                <text:p>7.27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192.46">
                <text:p>192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6.77">
                <text:p>6.77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200.79">
                <text:p>200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6.38">
                <text:p>6.38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201.01">
                <text:p>201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6.24">
                <text:p>6.24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6.35">
                <text:p>6.35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199.24">
                <text:p>19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6.53">
                <text:p>6.53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195.56">
                <text:p>195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6.63">
                <text:p>6.63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185.08">
                <text:p>18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7.03">
                <text:p>7.03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179.24">
                <text:p>17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7.41">
                <text:p>7.41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169.45">
                <text:p>169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7.81">
                <text:p>7.81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166.86">
                <text:p>166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8.1">
                <text:p>8.1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163.25">
                <text:p>163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8.47">
                <text:p>8.47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8.72">
                <text:p>8.72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167.54">
                <text:p>167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8.84">
                <text:p>8.84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171.28">
                <text:p>17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8.98">
                <text:p>8.98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8.9">
                <text:p>8.9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176.21">
                <text:p>176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8.88">
                <text:p>8.88</text:p>
              </table:table-cell>
              <table:table-cell office:value-type="float" office:value="562.5">
                <text:p>562.5</text:p>
              </table:table-cell>
              <table:table-cell office:value-type="float" office:value="176.16">
                <text:p>176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8.83">
                <text:p>8.83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182.12">
                <text:p>18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8.61">
                <text:p>8.61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8.52">
                <text:p>8.52</text:p>
              </table:table-cell>
              <table:table-cell office:value-type="float" office:value="575">
                <text:p>575</text:p>
              </table:table-cell>
              <table:table-cell office:value-type="float" office:value="187.43">
                <text:p>187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8.12">
                <text:p>8.12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186.89">
                <text:p>186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8.08">
                <text:p>8.08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195.83">
                <text:p>195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7.91">
                <text:p>7.91</text:p>
              </table:table-cell>
              <table:table-cell office:value-type="float" office:value="587.5">
                <text:p>587.5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7.77">
                <text:p>7.77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7.65">
                <text:p>7.65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7.67">
                <text:p>7.67</text:p>
              </table:table-cell>
              <table:table-cell office:value-type="float" office:value="600">
                <text:p>6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7.68">
                <text:p>7.68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204.44">
                <text:p>20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7.75">
                <text:p>7.75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7.82">
                <text:p>7.82</text:p>
              </table:table-cell>
              <table:table-cell office:value-type="float" office:value="612.5">
                <text:p>612.5</text:p>
              </table:table-cell>
              <table:table-cell office:value-type="float" office:value="204.02">
                <text:p>204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7.79">
                <text:p>7.79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7.8">
                <text:p>7.8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7.91">
                <text:p>7.91</text:p>
              </table:table-cell>
              <table:table-cell office:value-type="float" office:value="625">
                <text:p>625</text:p>
              </table:table-cell>
              <table:table-cell office:value-type="float" office:value="207.35">
                <text:p>207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7.97">
                <text:p>7.97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207.52">
                <text:p>20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8.07">
                <text:p>8.07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7.94">
                <text:p>7.94</text:p>
              </table:table-cell>
              <table:table-cell office:value-type="float" office:value="637.5">
                <text:p>637.5</text:p>
              </table:table-cell>
              <table:table-cell office:value-type="float" office:value="202.72">
                <text:p>20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7.68">
                <text:p>7.68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197.53">
                <text:p>197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7.58">
                <text:p>7.58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188.88">
                <text:p>18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7.22">
                <text:p>7.22</text:p>
              </table:table-cell>
              <table:table-cell office:value-type="float" office:value="650">
                <text:p>650</text:p>
              </table:table-cell>
              <table:table-cell office:value-type="float" office:value="182.62">
                <text:p>182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7.13">
                <text:p>7.13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172.71">
                <text:p>172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6.95">
                <text:p>6.95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168.89">
                <text:p>168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6.71">
                <text:p>6.71</text:p>
              </table:table-cell>
              <table:table-cell office:value-type="float" office:value="662.5">
                <text:p>662.5</text:p>
              </table:table-cell>
              <table:table-cell office:value-type="float" office:value="168.28">
                <text:p>16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6.52">
                <text:p>6.52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172.39">
                <text:p>172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6.41">
                <text:p>6.41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173.52">
                <text:p>17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6.16">
                <text:p>6.16</text:p>
              </table:table-cell>
              <table:table-cell office:value-type="float" office:value="675">
                <text:p>675</text:p>
              </table:table-cell>
              <table:table-cell office:value-type="float" office:value="178.44">
                <text:p>17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5.98">
                <text:p>5.98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177.64">
                <text:p>17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5.86">
                <text:p>5.86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177.43">
                <text:p>177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5.78">
                <text:p>5.78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174.71">
                <text:p>174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5.75">
                <text:p>5.75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175.94">
                <text:p>175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5.62">
                <text:p>5.62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176.46">
                <text:p>176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5.5">
                <text:p>5.5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181.14">
                <text:p>181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5.41">
                <text:p>5.41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184.69">
                <text:p>184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5.35">
                <text:p>5.35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189.26">
                <text:p>189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5.26">
                <text:p>5.26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5.19">
                <text:p>5.19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192.16">
                <text:p>19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5.25">
                <text:p>5.25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192.52">
                <text:p>19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5.08">
                <text:p>5.08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193.49">
                <text:p>193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5.1">
                <text:p>5.1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193.43">
                <text:p>193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5">
                <text:p>5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4.86">
                <text:p>4.86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196.69">
                <text:p>196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4.75">
                <text:p>4.75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199.37">
                <text:p>199.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4.72">
                <text:p>4.72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201.91">
                <text:p>201.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4.6">
                <text:p>4.6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204.07">
                <text:p>204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4.39">
                <text:p>4.39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4.38">
                <text:p>4.38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210.26">
                <text:p>210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4.17">
                <text:p>4.17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214.54">
                <text:p>214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4.04">
                <text:p>4.04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218.66">
                <text:p>218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3.97">
                <text:p>3.97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221.94">
                <text:p>221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3.78">
                <text:p>3.78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224.68">
                <text:p>224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3.77">
                <text:p>3.77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227.23">
                <text:p>227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3.8">
                <text:p>3.8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230.06">
                <text:p>230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3.78">
                <text:p>3.78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233.07">
                <text:p>233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3.76">
                <text:p>3.76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234.85">
                <text:p>234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3.87">
                <text:p>3.87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237.38">
                <text:p>237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3.93">
                <text:p>3.93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237.41">
                <text:p>237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4.09">
                <text:p>4.09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237.92">
                <text:p>23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4.13">
                <text:p>4.13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238.59">
                <text:p>238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4.19">
                <text:p>4.19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238.47">
                <text:p>238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4.26">
                <text:p>4.26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236.69">
                <text:p>236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4.27">
                <text:p>4.27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236.67">
                <text:p>236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4.29">
                <text:p>4.29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235.45">
                <text:p>235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4.38">
                <text:p>4.38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233.07">
                <text:p>233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4.43">
                <text:p>4.43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229.48">
                <text:p>22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4.5">
                <text:p>4.5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226.45">
                <text:p>226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4.6">
                <text:p>4.6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221.51">
                <text:p>221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4.6">
                <text:p>4.6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4.55">
                <text:p>4.55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213.46">
                <text:p>213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4.55">
                <text:p>4.55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210.22">
                <text:p>210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4.53">
                <text:p>4.53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208.59">
                <text:p>208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4.54">
                <text:p>4.54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207.55">
                <text:p>207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4.55">
                <text:p>4.55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208.79">
                <text:p>208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4.43">
                <text:p>4.43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211.27">
                <text:p>211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4.46">
                <text:p>4.46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214.59">
                <text:p>214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4.38">
                <text:p>4.38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219.13">
                <text:p>219.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4.41">
                <text:p>4.41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224.73">
                <text:p>224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4.46">
                <text:p>4.46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228.19">
                <text:p>228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4.46">
                <text:p>4.46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228.95">
                <text:p>228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4.54">
                <text:p>4.54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228.88">
                <text:p>2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4.62">
                <text:p>4.62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228.12">
                <text:p>22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4.64">
                <text:p>4.64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225.21">
                <text:p>225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4.76">
                <text:p>4.76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220.89">
                <text:p>220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4.84">
                <text:p>4.84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215.64">
                <text:p>21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4.86">
                <text:p>4.86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209.92">
                <text:p>20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4.79">
                <text:p>4.79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204.62">
                <text:p>204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4.71">
                <text:p>4.71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197.97">
                <text:p>197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4.66">
                <text:p>4.66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194.61">
                <text:p>194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4.58">
                <text:p>4.58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196.11">
                <text:p>196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4.55">
                <text:p>4.55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199.15">
                <text:p>199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4.51">
                <text:p>4.51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205.03">
                <text:p>20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4.52">
                <text:p>4.52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212.04">
                <text:p>2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4.43">
                <text:p>4.43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218.71">
                <text:p>218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4.38">
                <text:p>4.38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225.03">
                <text:p>22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4.32">
                <text:p>4.32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4.31">
                <text:p>4.31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234.03">
                <text:p>234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4.21">
                <text:p>4.21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238.22">
                <text:p>238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4.24">
                <text:p>4.24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241.26">
                <text:p>241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4.31">
                <text:p>4.31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242.48">
                <text:p>24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4.35">
                <text:p>4.35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243.15">
                <text:p>243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4.43">
                <text:p>4.43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242.71">
                <text:p>242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4.59">
                <text:p>4.59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243.38">
                <text:p>243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4.71">
                <text:p>4.71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242.06">
                <text:p>242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5.33">
                <text:p>5.33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243.38">
                <text:p>243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067cm" svg:height="15.486cm" xlink:href=".." xlink:type="simple" chart:class="chart:scatter" chart:style-name="ch1">
        <chart:title svg:x="13.838cm" svg:y="0.445cm" chart:style-name="ch2">
          <text:p>Handshake</text:p>
        </chart:title>
        <chart:legend chart:legend-position="end" svg:x="26.315cm" svg:y="5.95cm" style:legend-expansion="high" chart:style-name="ch3"/>
        <chart:plot-area chart:style-name="ch4" table:cell-range-address="MSE_200ms.A3:MSE_200ms.D32 MSE_200ms.B2:MSE_200ms.D2 MSE_200ms.G2:MSE_200ms.H122 MSE_200ms.K2:MSE_200ms.L242" chart:data-source-has-labels="row" svg:x="1.612cm" svg:y="1.533cm" svg:width="24.102cm" svg:height="12.663cm">
          <chartooo:coordinate-region svg:x="2.419cm" svg:y="1.732cm" svg:width="23.016cm" svg:height="11.817cm"/>
          <chart:axis chart:dimension="x" chart:name="primary-x" chart:style-name="ch5">
            <chart:title svg:x="12.905cm" svg:y="14.505cm" chart:style-name="ch6">
              <text:p>Time (ms)</text:p>
            </chart:title>
          </chart:axis>
          <chart:axis chart:dimension="y" chart:name="primary-y" chart:style-name="ch5">
            <chart:title svg:x="0.451cm" svg:y="9.826cm" chart:style-name="ch7">
              <text:p>MSE from first image in set</text:p>
            </chart:title>
            <chart:grid chart:style-name="ch8" chart:class="major"/>
          </chart:axis>
          <chart:series chart:style-name="ch9" chart:values-cell-range-address="MSE_200ms.B3:MSE_200ms.B32" chart:label-cell-address="MSE_200ms.B2:MSE_200ms.B2" chart:class="chart:scatter">
            <chart:domain table:cell-range-address="MSE_200ms.A3:MSE_200ms.A32"/>
            <chart:data-point chart:repeated="30"/>
          </chart:series>
          <chart:series chart:style-name="ch10" chart:values-cell-range-address="MSE_200ms.C3:MSE_200ms.C32" chart:label-cell-address="MSE_200ms.C2:MSE_200ms.C2" chart:class="chart:scatter">
            <chart:data-point chart:repeated="30"/>
          </chart:series>
          <chart:series chart:style-name="ch11" chart:values-cell-range-address="MSE_200ms.D3:MSE_200ms.D32" chart:label-cell-address="MSE_200ms.D2:MSE_200ms.D2" chart:class="chart:scatter">
            <chart:data-point chart:repeated="30"/>
          </chart:series>
          <chart:series chart:style-name="ch12" chart:values-cell-range-address="MSE_200ms.G3:MSE_200ms.G122" chart:label-cell-address="MSE_200ms.G2:MSE_200ms.G2" chart:class="chart:scatter">
            <chart:domain table:cell-range-address="MSE_200ms.F3:MSE_200ms.F122"/>
            <chart:data-point chart:repeated="120"/>
          </chart:series>
          <chart:series chart:style-name="ch13" chart:values-cell-range-address="MSE_200ms.H3:MSE_200ms.H122" chart:label-cell-address="MSE_200ms.H2:MSE_200ms.H2" chart:class="chart:scatter">
            <chart:domain table:cell-range-address="MSE_200ms.F3:MSE_200ms.F122"/>
            <chart:data-point chart:repeated="120"/>
          </chart:series>
          <chart:series chart:style-name="ch14" chart:values-cell-range-address="MSE_200ms.K3:MSE_200ms.K242" chart:label-cell-address="MSE_200ms.K2:MSE_200ms.K2" chart:class="chart:scatter">
            <chart:domain table:cell-range-address="MSE_200ms.J3:MSE_200ms.J242"/>
            <chart:data-point chart:repeated="240"/>
          </chart:series>
          <chart:series chart:style-name="ch15" chart:values-cell-range-address="MSE_200ms.L3:MSE_200ms.L242" chart:label-cell-address="MSE_200ms.L2:MSE_200ms.L2" chart:class="chart:scatter">
            <chart:domain table:cell-range-address="MSE_200ms.J3:MSE_200ms.J242"/>
            <chart:data-point chart:repeated="2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k/30_Hand2/</text:p>
                <draw:g>
                  <svg:desc>MSE_200ms.B2:MSE_200ms.B2</svg:desc>
                </draw:g>
              </table:table-cell>
              <table:table-cell office:value-type="string">
                <text:p>4k/30_Hand1/</text:p>
                <draw:g>
                  <svg:desc>MSE_200ms.C2:MSE_200ms.C2</svg:desc>
                </draw:g>
              </table:table-cell>
              <table:table-cell office:value-type="string">
                <text:p>4k/30_Arm/</text:p>
                <draw:g>
                  <svg:desc>MSE_200ms.D2:MSE_200ms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080/120/Hand/</text:p>
                <draw:g>
                  <svg:desc>MSE_200ms.G2:MSE_200ms.G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080/120/Arm/</text:p>
                <draw:g>
                  <svg:desc>MSE_200ms.H2:MSE_200ms.H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720/240_Hand/</text:p>
                <draw:g>
                  <svg:desc>MSE_200ms.K2:MSE_200ms.K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720/240_Arm/</text:p>
                <draw:g>
                  <svg:desc>MSE_200ms.L2:MSE_200m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SE_200ms.A3:MSE_200ms.A32</svg:desc>
                </draw:g>
              </table:table-cell>
              <table:table-cell office:value-type="float" office:value="0">
                <text:p>0</text:p>
                <draw:g>
                  <svg:desc>MSE_200ms.B3:MSE_200ms.B32</svg:desc>
                </draw:g>
              </table:table-cell>
              <table:table-cell office:value-type="float" office:value="0">
                <text:p>0</text:p>
                <draw:g>
                  <svg:desc>MSE_200ms.C3:MSE_200ms.C32</svg:desc>
                </draw:g>
              </table:table-cell>
              <table:table-cell office:value-type="float" office:value="0">
                <text:p>0</text:p>
                <draw:g>
                  <svg:desc>MSE_200ms.D3:MSE_200ms.D32</svg:desc>
                </draw:g>
              </table:table-cell>
              <table:table-cell office:value-type="float" office:value="0">
                <text:p>0</text:p>
                <draw:g>
                  <svg:desc>MSE_200ms.F3:MSE_200ms.F122</svg:desc>
                </draw:g>
              </table:table-cell>
              <table:table-cell office:value-type="float" office:value="0">
                <text:p>0</text:p>
                <draw:g>
                  <svg:desc>MSE_200ms.G3:MSE_200ms.G122</svg:desc>
                </draw:g>
              </table:table-cell>
              <table:table-cell office:value-type="float" office:value="0">
                <text:p>0</text:p>
                <draw:g>
                  <svg:desc>MSE_200ms.F3:MSE_200ms.F122</svg:desc>
                </draw:g>
              </table:table-cell>
              <table:table-cell office:value-type="float" office:value="0">
                <text:p>0</text:p>
                <draw:g>
                  <svg:desc>MSE_200ms.H3:MSE_200ms.H122</svg:desc>
                </draw:g>
              </table:table-cell>
              <table:table-cell office:value-type="float" office:value="0">
                <text:p>0</text:p>
                <draw:g>
                  <svg:desc>MSE_200ms.J3:MSE_200ms.J242</svg:desc>
                </draw:g>
              </table:table-cell>
              <table:table-cell office:value-type="float" office:value="0">
                <text:p>0</text:p>
                <draw:g>
                  <svg:desc>MSE_200ms.K3:MSE_200ms.K242</svg:desc>
                </draw:g>
              </table:table-cell>
              <table:table-cell office:value-type="float" office:value="0">
                <text:p>0</text:p>
                <draw:g>
                  <svg:desc>MSE_200ms.J3:MSE_200ms.J242</svg:desc>
                </draw:g>
              </table:table-cell>
              <table:table-cell office:value-type="float" office:value="0">
                <text:p>0</text:p>
                <draw:g>
                  <svg:desc>MSE_200ms.L3:MSE_200ms.L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.33">
                <text:p>5.33</text:p>
              </table:table-cell>
              <table:table-cell office:value-type="float" office:value="11.99">
                <text:p>11.99</text:p>
              </table:table-cell>
              <table:table-cell office:value-type="float" office:value="168.52">
                <text:p>168.5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38">
                <text:p>1.3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26">
                <text:p>8.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88">
                <text:p>3.8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0.6">
                <text:p>10.6</text:p>
              </table:table-cell>
              <table:table-cell office:value-type="float" office:value="16.35">
                <text:p>16.35</text:p>
              </table:table-cell>
              <table:table-cell office:value-type="float" office:value="376.53">
                <text:p>376.5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.63">
                <text:p>1.6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9.68">
                <text:p>29.6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.78">
                <text:p>3.7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5.78">
                <text:p>15.78</text:p>
              </table:table-cell>
              <table:table-cell office:value-type="float" office:value="14.34">
                <text:p>14.34</text:p>
              </table:table-cell>
              <table:table-cell office:value-type="float" office:value="388.13">
                <text:p>388.13</text:p>
              </table:table-cell>
              <table:table-cell office:value-type="float" office:value="25">
                <text:p>25</text:p>
              </table:table-cell>
              <table:table-cell office:value-type="float" office:value="1.91">
                <text:p>1.91</text:p>
              </table:table-cell>
              <table:table-cell office:value-type="float" office:value="25">
                <text:p>25</text:p>
              </table:table-cell>
              <table:table-cell office:value-type="float" office:value="59.52">
                <text:p>59.52</text:p>
              </table:table-cell>
              <table:table-cell office:value-type="float" office:value="12.5">
                <text:p>12.5</text:p>
              </table:table-cell>
              <table:table-cell office:value-type="float" office:value="3.72">
                <text:p>3.72</text:p>
              </table:table-cell>
              <table:table-cell office:value-type="float" office:value="12.5">
                <text:p>12.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.45">
                <text:p>15.45</text:p>
              </table:table-cell>
              <table:table-cell office:value-type="float" office:value="17.18">
                <text:p>17.18</text:p>
              </table:table-cell>
              <table:table-cell office:value-type="float" office:value="176.46">
                <text:p>176.4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.14">
                <text:p>2.1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5.43">
                <text:p>85.4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.88">
                <text:p>3.8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3.17">
                <text:p>83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8.3">
                <text:p>18.3</text:p>
              </table:table-cell>
              <table:table-cell office:value-type="float" office:value="15.29">
                <text:p>15.29</text:p>
              </table:table-cell>
              <table:table-cell office:value-type="float" office:value="256.34">
                <text:p>256.3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3">
                <text:p>2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1.98">
                <text:p>131.9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3.97">
                <text:p>3.97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37">
                <text:p>17.37</text:p>
              </table:table-cell>
              <table:table-cell office:value-type="float" office:value="15.79">
                <text:p>15.79</text:p>
              </table:table-cell>
              <table:table-cell office:value-type="float" office:value="232.04">
                <text:p>232.04</text:p>
              </table:table-cell>
              <table:table-cell office:value-type="float" office:value="50">
                <text:p>50</text:p>
              </table:table-cell>
              <table:table-cell office:value-type="float" office:value="2.43">
                <text:p>2.43</text:p>
              </table:table-cell>
              <table:table-cell office:value-type="float" office:value="50">
                <text:p>50</text:p>
              </table:table-cell>
              <table:table-cell office:value-type="float" office:value="209.63">
                <text:p>209.63</text:p>
              </table:table-cell>
              <table:table-cell office:value-type="float" office:value="25">
                <text:p>25</text:p>
              </table:table-cell>
              <table:table-cell office:value-type="float" office:value="4.02">
                <text:p>4.02</text:p>
              </table:table-cell>
              <table:table-cell office:value-type="float" office:value="25">
                <text:p>25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.55">
                <text:p>2.5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85.7">
                <text:p>285.7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4.08">
                <text:p>4.08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157.15">
                <text:p>157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62">
                <text:p>2.6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46.24">
                <text:p>346.2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.08">
                <text:p>4.0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9.71">
                <text:p>169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.63">
                <text:p>2.63</text:p>
              </table:table-cell>
              <table:table-cell office:value-type="float" office:value="75">
                <text:p>75</text:p>
              </table:table-cell>
              <table:table-cell office:value-type="float" office:value="395.54">
                <text:p>395.54</text:p>
              </table:table-cell>
              <table:table-cell office:value-type="float" office:value="37.5">
                <text:p>37.5</text:p>
              </table:table-cell>
              <table:table-cell office:value-type="float" office:value="4.1">
                <text:p>4.1</text:p>
              </table:table-cell>
              <table:table-cell office:value-type="float" office:value="37.5">
                <text:p>37.5</text:p>
              </table:table-cell>
              <table:table-cell office:value-type="float" office:value="180.74">
                <text:p>180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2.69">
                <text:p>2.6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41.88">
                <text:p>441.8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.11">
                <text:p>4.1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2.79">
                <text:p>2.7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77.4">
                <text:p>477.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.06">
                <text:p>4.06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2.89">
                <text:p>2.89</text:p>
              </table:table-cell>
              <table:table-cell office:value-type="float" office:value="100">
                <text:p>100</text:p>
              </table:table-cell>
              <table:table-cell office:value-type="float" office:value="503.64">
                <text:p>503.64</text:p>
              </table:table-cell>
              <table:table-cell office:value-type="float" office:value="50">
                <text:p>50</text:p>
              </table:table-cell>
              <table:table-cell office:value-type="float" office:value="4.08">
                <text:p>4.08</text:p>
              </table:table-cell>
              <table:table-cell office:value-type="float" office:value="50">
                <text:p>50</text:p>
              </table:table-cell>
              <table:table-cell office:value-type="float" office:value="174.66">
                <text:p>174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3">
                <text:p>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524.54">
                <text:p>524.5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4.03">
                <text:p>4.03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3.24">
                <text:p>3.24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536.08">
                <text:p>536.0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.99">
                <text:p>3.99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6.53">
                <text:p>156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3.79">
                <text:p>3.79</text:p>
              </table:table-cell>
              <table:table-cell office:value-type="float" office:value="125">
                <text:p>125</text:p>
              </table:table-cell>
              <table:table-cell office:value-type="float" office:value="533.15">
                <text:p>533.15</text:p>
              </table:table-cell>
              <table:table-cell office:value-type="float" office:value="62.5">
                <text:p>62.5</text:p>
              </table:table-cell>
              <table:table-cell office:value-type="float" office:value="4.05">
                <text:p>4.05</text:p>
              </table:table-cell>
              <table:table-cell office:value-type="float" office:value="62.5">
                <text:p>62.5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.79">
                <text:p>4.7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19.59">
                <text:p>519.5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7.15">
                <text:p>7.15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518.97">
                <text:p>518.97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4.18">
                <text:p>4.18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137.73">
                <text:p>13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0.41">
                <text:p>10.41</text:p>
              </table:table-cell>
              <table:table-cell office:value-type="float" office:value="150">
                <text:p>150</text:p>
              </table:table-cell>
              <table:table-cell office:value-type="float" office:value="524.39">
                <text:p>524.39</text:p>
              </table:table-cell>
              <table:table-cell office:value-type="float" office:value="75">
                <text:p>75</text:p>
              </table:table-cell>
              <table:table-cell office:value-type="float" office:value="4.35">
                <text:p>4.35</text:p>
              </table:table-cell>
              <table:table-cell office:value-type="float" office:value="75">
                <text:p>75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3.58">
                <text:p>13.58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524.98">
                <text:p>524.98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4.43">
                <text:p>4.43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139.61">
                <text:p>139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.39">
                <text:p>16.3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25.16">
                <text:p>525.1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.72">
                <text:p>4.7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18.93">
                <text:p>18.93</text:p>
              </table:table-cell>
              <table:table-cell office:value-type="float" office:value="175">
                <text:p>175</text:p>
              </table:table-cell>
              <table:table-cell office:value-type="float" office:value="524.46">
                <text:p>524.46</text:p>
              </table:table-cell>
              <table:table-cell office:value-type="float" office:value="87.5">
                <text:p>87.5</text:p>
              </table:table-cell>
              <table:table-cell office:value-type="float" office:value="4.99">
                <text:p>4.99</text:p>
              </table:table-cell>
              <table:table-cell office:value-type="float" office:value="87.5">
                <text:p>87.5</text:p>
              </table:table-cell>
              <table:table-cell office:value-type="float" office:value="150.43">
                <text:p>150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1.27">
                <text:p>21.2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21.28">
                <text:p>521.28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5.32">
                <text:p>5.3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57.55">
                <text:p>157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3.35">
                <text:p>23.35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24.3">
                <text:p>524.3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5.6">
                <text:p>5.6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162.51">
                <text:p>162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4.98">
                <text:p>24.98</text:p>
              </table:table-cell>
              <table:table-cell office:value-type="float" office:value="200">
                <text:p>200</text:p>
              </table:table-cell>
              <table:table-cell office:value-type="float" office:value="532.19">
                <text:p>532.19</text:p>
              </table:table-cell>
              <table:table-cell office:value-type="float" office:value="100">
                <text:p>100</text:p>
              </table:table-cell>
              <table:table-cell office:value-type="float" office:value="6.04">
                <text:p>6.04</text:p>
              </table:table-cell>
              <table:table-cell office:value-type="float" office:value="100">
                <text:p>100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6.4">
                <text:p>6.4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66.49">
                <text:p>166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6.81">
                <text:p>6.81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67.18">
                <text:p>167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5">
                <text:p>112.5</text:p>
              </table:table-cell>
              <table:table-cell office:value-type="float" office:value="6.93">
                <text:p>6.93</text:p>
              </table:table-cell>
              <table:table-cell office:value-type="float" office:value="112.5">
                <text:p>112.5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7.07">
                <text:p>7.0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6.92">
                <text:p>6.92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158.08">
                <text:p>158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6.56">
                <text:p>6.56</text:p>
              </table:table-cell>
              <table:table-cell office:value-type="float" office:value="125">
                <text:p>125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6.04">
                <text:p>6.04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156.51">
                <text:p>156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.59">
                <text:p>5.59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8.43">
                <text:p>158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5">
                <text:p>137.5</text:p>
              </table:table-cell>
              <table:table-cell office:value-type="float" office:value="5.1">
                <text:p>5.1</text:p>
              </table:table-cell>
              <table:table-cell office:value-type="float" office:value="137.5">
                <text:p>137.5</text:p>
              </table:table-cell>
              <table:table-cell office:value-type="float" office:value="159.65">
                <text:p>159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4.63">
                <text:p>4.63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62.64">
                <text:p>16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4.19">
                <text:p>4.19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64.46">
                <text:p>164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3.88">
                <text:p>3.88</text:p>
              </table:table-cell>
              <table:table-cell office:value-type="float" office:value="150">
                <text:p>150</text:p>
              </table:table-cell>
              <table:table-cell office:value-type="float" office:value="165.34">
                <text:p>16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3.72">
                <text:p>3.72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165.24">
                <text:p>16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3.71">
                <text:p>3.71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3.85">
                <text:p>3.85</text:p>
              </table:table-cell>
              <table:table-cell office:value-type="float" office:value="162.5">
                <text:p>162.5</text:p>
              </table:table-cell>
              <table:table-cell office:value-type="float" office:value="164.16">
                <text:p>16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.99">
                <text:p>3.99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8.05">
                <text:p>168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4.18">
                <text:p>4.18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69.53">
                <text:p>169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4.51">
                <text:p>4.51</text:p>
              </table:table-cell>
              <table:table-cell office:value-type="float" office:value="175">
                <text:p>175</text:p>
              </table:table-cell>
              <table:table-cell office:value-type="float" office:value="175.34">
                <text:p>17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4.75">
                <text:p>4.75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78.73">
                <text:p>178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.01">
                <text:p>5.0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8.09">
                <text:p>188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5">
                <text:p>187.5</text:p>
              </table:table-cell>
              <table:table-cell office:value-type="float" office:value="5.09">
                <text:p>5.09</text:p>
              </table:table-cell>
              <table:table-cell office:value-type="float" office:value="187.5">
                <text:p>187.5</text:p>
              </table:table-cell>
              <table:table-cell office:value-type="float" office:value="192.41">
                <text:p>192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.27">
                <text:p>5.2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.68">
                <text:p>20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5.21">
                <text:p>5.21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205.14">
                <text:p>205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5.14">
                <text:p>5.14</text:p>
              </table:table-cell>
              <table:table-cell office:value-type="float" office:value="200">
                <text:p>200</text:p>
              </table:table-cell>
              <table:table-cell office:value-type="float" office:value="211.32">
                <text:p>2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067cm" svg:height="15.486cm" xlink:href=".." xlink:type="simple" chart:class="chart:scatter" chart:style-name="ch1">
        <chart:title svg:x="13.838cm" svg:y="0.445cm" chart:style-name="ch2">
          <text:p>Handshake</text:p>
        </chart:title>
        <chart:legend chart:legend-position="end" svg:x="26.474cm" svg:y="6.946cm" style:legend-expansion="high" chart:style-name="ch3"/>
        <chart:plot-area chart:style-name="ch4" table:cell-range-address="MSE_200ms_Arm.A3:MSE_200ms_Arm.A32 MSE_200ms_Arm.D2:MSE_200ms_Arm.D32 MSE_200ms_Arm.H2:MSE_200ms_Arm.H122 MSE_200ms_Arm.L2:MSE_200ms_Arm.L242" chart:data-source-has-labels="row" svg:x="1.612cm" svg:y="1.533cm" svg:width="24.261cm" svg:height="12.663cm">
          <chartooo:coordinate-region svg:x="2.419cm" svg:y="1.732cm" svg:width="23.174cm" svg:height="11.817cm"/>
          <chart:axis chart:dimension="x" chart:name="primary-x" chart:style-name="ch5">
            <chart:title svg:x="12.984cm" svg:y="14.505cm" chart:style-name="ch6">
              <text:p>Time (ms)</text:p>
            </chart:title>
          </chart:axis>
          <chart:axis chart:dimension="y" chart:name="primary-y" chart:style-name="ch5">
            <chart:title svg:x="0.451cm" svg:y="9.826cm" chart:style-name="ch7">
              <text:p>MSE from first image in set</text:p>
            </chart:title>
            <chart:grid chart:style-name="ch8" chart:class="major"/>
          </chart:axis>
          <chart:series chart:style-name="ch9" chart:values-cell-range-address="MSE_200ms_Arm.D3:MSE_200ms_Arm.D32" chart:label-cell-address="MSE_200ms_Arm.D2:MSE_200ms_Arm.D2" chart:class="chart:scatter">
            <chart:domain table:cell-range-address="MSE_200ms_Arm.A3:MSE_200ms_Arm.A32"/>
            <chart:data-point chart:repeated="30"/>
          </chart:series>
          <chart:series chart:style-name="ch10" chart:values-cell-range-address="MSE_200ms_Arm.H3:MSE_200ms_Arm.H122" chart:label-cell-address="MSE_200ms_Arm.H2:MSE_200ms_Arm.H2" chart:class="chart:scatter">
            <chart:domain table:cell-range-address="MSE_200ms_Arm.F3:MSE_200ms_Arm.F122"/>
            <chart:data-point chart:repeated="120"/>
          </chart:series>
          <chart:series chart:style-name="ch11" chart:values-cell-range-address="MSE_200ms_Arm.L3:MSE_200ms_Arm.L242" chart:label-cell-address="MSE_200ms_Arm.L2:MSE_200ms_Arm.L2" chart:class="chart:scatter">
            <chart:domain table:cell-range-address="MSE_200ms_Arm.J3:MSE_200ms_Arm.J242"/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k/30/Arm/</text:p>
                <draw:g>
                  <svg:desc>MSE_200ms_Arm.D2:MSE_200ms_Arm.D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080/120/Arm/</text:p>
                <draw:g>
                  <svg:desc>MSE_200ms_Arm.H2:MSE_200ms_Arm.H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720/240_Arm/</text:p>
                <draw:g>
                  <svg:desc>MSE_200ms_Arm.L2:MSE_200ms_Arm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SE_200ms_Arm.A3:MSE_200ms_Arm.A32</svg:desc>
                </draw:g>
              </table:table-cell>
              <table:table-cell office:value-type="float" office:value="0">
                <text:p>0</text:p>
                <draw:g>
                  <svg:desc>MSE_200ms_Arm.D3:MSE_200ms_Arm.D32</svg:desc>
                </draw:g>
              </table:table-cell>
              <table:table-cell office:value-type="float" office:value="0">
                <text:p>0</text:p>
                <draw:g>
                  <svg:desc>MSE_200ms_Arm.F3:MSE_200ms_Arm.F122</svg:desc>
                </draw:g>
              </table:table-cell>
              <table:table-cell office:value-type="float" office:value="0">
                <text:p>0</text:p>
                <draw:g>
                  <svg:desc>MSE_200ms_Arm.H3:MSE_200ms_Arm.H122</svg:desc>
                </draw:g>
              </table:table-cell>
              <table:table-cell office:value-type="float" office:value="0">
                <text:p>0</text:p>
                <draw:g>
                  <svg:desc>MSE_200ms_Arm.J3:MSE_200ms_Arm.J242</svg:desc>
                </draw:g>
              </table:table-cell>
              <table:table-cell office:value-type="float" office:value="0">
                <text:p>0</text:p>
                <draw:g>
                  <svg:desc>MSE_200ms_Arm.L3:MSE_200ms_Arm.L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8.52">
                <text:p>168.5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26">
                <text:p>8.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76.53">
                <text:p>376.5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9.68">
                <text:p>29.6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88.13">
                <text:p>388.13</text:p>
              </table:table-cell>
              <table:table-cell office:value-type="float" office:value="25">
                <text:p>25</text:p>
              </table:table-cell>
              <table:table-cell office:value-type="float" office:value="59.52">
                <text:p>59.52</text:p>
              </table:table-cell>
              <table:table-cell office:value-type="float" office:value="12.5">
                <text:p>12.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76.46">
                <text:p>176.4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5.43">
                <text:p>85.4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3.17">
                <text:p>83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56.34">
                <text:p>256.3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1.98">
                <text:p>131.9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32.04">
                <text:p>232.04</text:p>
              </table:table-cell>
              <table:table-cell office:value-type="float" office:value="50">
                <text:p>50</text:p>
              </table:table-cell>
              <table:table-cell office:value-type="float" office:value="209.63">
                <text:p>209.63</text:p>
              </table:table-cell>
              <table:table-cell office:value-type="float" office:value="25">
                <text:p>25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85.7">
                <text:p>285.7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157.15">
                <text:p>157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46.24">
                <text:p>346.2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9.71">
                <text:p>169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395.54">
                <text:p>395.54</text:p>
              </table:table-cell>
              <table:table-cell office:value-type="float" office:value="37.5">
                <text:p>37.5</text:p>
              </table:table-cell>
              <table:table-cell office:value-type="float" office:value="180.74">
                <text:p>180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41.88">
                <text:p>441.8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77.4">
                <text:p>477.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503.64">
                <text:p>503.64</text:p>
              </table:table-cell>
              <table:table-cell office:value-type="float" office:value="50">
                <text:p>50</text:p>
              </table:table-cell>
              <table:table-cell office:value-type="float" office:value="174.66">
                <text:p>174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524.54">
                <text:p>524.5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536.08">
                <text:p>536.0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6.53">
                <text:p>156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533.15">
                <text:p>533.15</text:p>
              </table:table-cell>
              <table:table-cell office:value-type="float" office:value="62.5">
                <text:p>62.5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19.59">
                <text:p>519.5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518.97">
                <text:p>518.97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137.73">
                <text:p>13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524.39">
                <text:p>524.39</text:p>
              </table:table-cell>
              <table:table-cell office:value-type="float" office:value="75">
                <text:p>75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524.98">
                <text:p>524.98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139.61">
                <text:p>139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25.16">
                <text:p>525.1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524.46">
                <text:p>524.46</text:p>
              </table:table-cell>
              <table:table-cell office:value-type="float" office:value="87.5">
                <text:p>87.5</text:p>
              </table:table-cell>
              <table:table-cell office:value-type="float" office:value="150.43">
                <text:p>150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21.28">
                <text:p>521.28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57.55">
                <text:p>157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24.3">
                <text:p>524.3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162.51">
                <text:p>162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532.19">
                <text:p>532.19</text:p>
              </table:table-cell>
              <table:table-cell office:value-type="float" office:value="100">
                <text:p>100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66.49">
                <text:p>166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67.18">
                <text:p>167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5">
                <text:p>112.5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158.08">
                <text:p>158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156.51">
                <text:p>156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8.43">
                <text:p>158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5">
                <text:p>137.5</text:p>
              </table:table-cell>
              <table:table-cell office:value-type="float" office:value="159.65">
                <text:p>159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62.64">
                <text:p>16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64.46">
                <text:p>164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65.34">
                <text:p>16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165.24">
                <text:p>16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164.16">
                <text:p>16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8.05">
                <text:p>168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69.53">
                <text:p>169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175.34">
                <text:p>17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78.73">
                <text:p>178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8.09">
                <text:p>188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5">
                <text:p>187.5</text:p>
              </table:table-cell>
              <table:table-cell office:value-type="float" office:value="192.41">
                <text:p>192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.68">
                <text:p>20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205.14">
                <text:p>205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11.32">
                <text:p>2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6cm" svg:height="9.085cm" xlink:href=".." xlink:type="simple" chart:class="chart:scatter" chart:style-name="ch1">
        <chart:legend chart:legend-position="end" svg:x="15.408cm" svg:y="3.745cm" style:legend-expansion="high" chart:style-name="ch2"/>
        <chart:plot-area chart:style-name="ch3" table:cell-range-address="Shift_1s_Arm_AvsB_BvsC.A2:Shift_1s_Arm_AvsB_BvsC.B31 Shift_1s_Arm_AvsB_BvsC.B1:Shift_1s_Arm_AvsB_BvsC.B1 Shift_1s_Arm_AvsB_BvsC.B32:Shift_1s_Arm_AvsB_BvsC.B393" chart:data-source-has-labels="row" svg:x="0.367cm" svg:y="0.181cm" svg:width="14.674cm" svg:height="8.723cm">
          <chartooo:coordinate-region svg:x="0.988cm" svg:y="0.381cm" svg:width="13.681cm" svg:height="7.8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ift_1s_Arm_AvsB_BvsC.B2:Shift_1s_Arm_AvsB_BvsC.B31" chart:label-cell-address="Shift_1s_Arm_AvsB_BvsC.B1:Shift_1s_Arm_AvsB_BvsC.B1" chart:class="chart:scatter">
            <chart:domain table:cell-range-address="Shift_1s_Arm_AvsB_BvsC.A2:Shift_1s_Arm_AvsB_BvsC.A31"/>
            <chart:data-point chart:repeated="30"/>
          </chart:series>
          <chart:series chart:style-name="ch7" chart:values-cell-range-address="Shift_1s_Arm_AvsB_BvsC.B154:Shift_1s_Arm_AvsB_BvsC.B393" chart:label-cell-address="Shift_1s_Arm_AvsB_BvsC.B153:Shift_1s_Arm_AvsB_BvsC.B153" chart:class="chart:scatter">
            <chart:domain table:cell-range-address="Shift_1s_Arm_AvsB_BvsC.A154:Shift_1s_Arm_AvsB_BvsC.A393"/>
            <chart:data-point chart:repeated="240"/>
          </chart:series>
          <chart:series chart:style-name="ch8" chart:values-cell-range-address="Shift_1s_Arm_AvsB_BvsC.B33:Shift_1s_Arm_AvsB_BvsC.B152" chart:label-cell-address="Shift_1s_Arm_AvsB_BvsC.B32:Shift_1s_Arm_AvsB_BvsC.B32" chart:class="chart:scatter">
            <chart:domain table:cell-range-address="Shift_1s_Arm_AvsB_BvsC.A33:Shift_1s_Arm_AvsB_BvsC.A152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p_4k</text:p>
                <draw:g>
                  <svg:desc>Shift_1s_Arm_AvsB_BvsC.B1:Shift_1s_Arm_AvsB_BvsC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sp_720</text:p>
                <draw:g>
                  <svg:desc>Shift_1s_Arm_AvsB_BvsC.B153:Shift_1s_Arm_AvsB_BvsC.B15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sp_1080</text:p>
                <draw:g>
                  <svg:desc>Shift_1s_Arm_AvsB_BvsC.B32:Shift_1s_Arm_AvsB_BvsC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ift_1s_Arm_AvsB_BvsC.A2:Shift_1s_Arm_AvsB_BvsC.A31</svg:desc>
                </draw:g>
              </table:table-cell>
              <table:table-cell office:value-type="float" office:value="10.7">
                <text:p>10.7</text:p>
                <draw:g>
                  <svg:desc>Shift_1s_Arm_AvsB_BvsC.B2:Shift_1s_Arm_AvsB_BvsC.B31</svg:desc>
                </draw:g>
              </table:table-cell>
              <table:table-cell office:value-type="float" office:value="0">
                <text:p>0</text:p>
                <draw:g>
                  <svg:desc>Shift_1s_Arm_AvsB_BvsC.A154:Shift_1s_Arm_AvsB_BvsC.A393</svg:desc>
                </draw:g>
              </table:table-cell>
              <table:table-cell office:value-type="float" office:value="1.3">
                <text:p>1.3</text:p>
                <draw:g>
                  <svg:desc>Shift_1s_Arm_AvsB_BvsC.B154:Shift_1s_Arm_AvsB_BvsC.B393</svg:desc>
                </draw:g>
              </table:table-cell>
              <table:table-cell office:value-type="float" office:value="0">
                <text:p>0</text:p>
                <draw:g>
                  <svg:desc>Shift_1s_Arm_AvsB_BvsC.A33:Shift_1s_Arm_AvsB_BvsC.A152</svg:desc>
                </draw:g>
              </table:table-cell>
              <table:table-cell office:value-type="float" office:value="0.4">
                <text:p>0.4</text:p>
                <draw:g>
                  <svg:desc>Shift_1s_Arm_AvsB_BvsC.B33:Shift_1s_Arm_AvsB_BvsC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4">
                <text:p>35.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7">
                <text:p>0.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.8">
                <text:p>3.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9">
                <text:p>0.9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6.5">
                <text:p>16.5</text:p>
              </table:table-cell>
              <table:table-cell office:value-type="float" office:value="12.5">
                <text:p>12.5</text:p>
              </table:table-cell>
              <table:table-cell office:value-type="float" office:value="0.5">
                <text:p>0.5</text:p>
              </table:table-cell>
              <table:table-cell office:value-type="float" office:value="25">
                <text:p>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4.3">
                <text:p>4.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">
                <text:p>1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8.4">
                <text:p>8.4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0.6">
                <text:p>0.6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5.5">
                <text:p>15.5</text:p>
              </table:table-cell>
              <table:table-cell office:value-type="float" office:value="25">
                <text:p>25</text:p>
              </table:table-cell>
              <table:table-cell office:value-type="float" office:value="0.9">
                <text:p>0.9</text:p>
              </table:table-cell>
              <table:table-cell office:value-type="float" office:value="50">
                <text:p>5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4.3">
                <text:p>4.3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0.5">
                <text:p>0.5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2.5">
                <text:p>2.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6">
                <text:p>0.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8.7">
                <text:p>8.7</text:p>
              </table:table-cell>
              <table:table-cell office:value-type="float" office:value="37.5">
                <text:p>37.5</text:p>
              </table:table-cell>
              <table:table-cell office:value-type="float" office:value="0.3">
                <text:p>0.3</text:p>
              </table:table-cell>
              <table:table-cell office:value-type="float" office:value="75">
                <text:p>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.9">
                <text:p>7.9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6.4">
                <text:p>6.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0.5">
                <text:p>0.5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4.9">
                <text:p>4.9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00">
                <text:p>1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.4">
                <text:p>1.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0.8">
                <text:p>0.8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3.2">
                <text:p>3.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0.6">
                <text:p>0.6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14.5">
                <text:p>14.5</text:p>
              </table:table-cell>
              <table:table-cell office:value-type="float" office:value="62.5">
                <text:p>62.5</text:p>
              </table:table-cell>
              <table:table-cell office:value-type="float" office:value="0.7">
                <text:p>0.7</text:p>
              </table:table-cell>
              <table:table-cell office:value-type="float" office:value="125">
                <text:p>12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1.7">
                <text:p>1.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.5">
                <text:p>0.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9.5">
                <text:p>9.5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0.6">
                <text:p>0.6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5">
                <text:p>0.5</text:p>
              </table:table-cell>
              <table:table-cell office:value-type="float" office:value="150">
                <text:p>15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11.7">
                <text:p>11.7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0.5">
                <text:p>0.5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11.7">
                <text:p>11.7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.5">
                <text:p>0.5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8.7">
                <text:p>8.7</text:p>
              </table:table-cell>
              <table:table-cell office:value-type="float" office:value="87.5">
                <text:p>87.5</text:p>
              </table:table-cell>
              <table:table-cell office:value-type="float" office:value="0.6">
                <text:p>0.6</text:p>
              </table:table-cell>
              <table:table-cell office:value-type="float" office:value="175">
                <text:p>1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15.3">
                <text:p>15.3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0.4">
                <text:p>0.4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2.2">
                <text:p>2.2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0.6">
                <text:p>0.6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6.7">
                <text:p>6.7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0.5">
                <text:p>0.5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1.3">
                <text:p>1.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0.3">
                <text:p>0.3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3.3">
                <text:p>3.3</text:p>
              </table:table-cell>
              <table:table-cell office:value-type="float" office:value="112.5">
                <text:p>112.5</text:p>
              </table:table-cell>
              <table:table-cell office:value-type="float" office:value="0.5">
                <text:p>0.5</text:p>
              </table:table-cell>
              <table:table-cell office:value-type="float" office:value="225">
                <text:p>2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8">
                <text:p>8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0.2">
                <text:p>0.2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.8">
                <text:p>2.8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0.2">
                <text:p>0.2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1">
                <text:p>0.1</text:p>
              </table:table-cell>
              <table:table-cell office:value-type="float" office:value="250">
                <text:p>25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0.1">
                <text:p>0.1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0.1">
                <text:p>0.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5">
                <text:p>137.5</text:p>
              </table:table-cell>
              <table:table-cell office:value-type="float" office:value="0.2">
                <text:p>0.2</text:p>
              </table:table-cell>
              <table:table-cell office:value-type="float" office:value="275">
                <text:p>2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0.2">
                <text:p>0.2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0.1">
                <text:p>0.1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300">
                <text:p>3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0.1">
                <text:p>0.1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0.2">
                <text:p>0.2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0.2">
                <text:p>0.2</text:p>
              </table:table-cell>
              <table:table-cell office:value-type="float" office:value="325">
                <text:p>3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0.1">
                <text:p>0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0.3">
                <text:p>0.3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0.2">
                <text:p>0.2</text:p>
              </table:table-cell>
              <table:table-cell office:value-type="float" office:value="350">
                <text:p>3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0.5">
                <text:p>0.5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0.3">
                <text:p>0.3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5">
                <text:p>187.5</text:p>
              </table:table-cell>
              <table:table-cell office:value-type="float" office:value="0.5">
                <text:p>0.5</text:p>
              </table:table-cell>
              <table:table-cell office:value-type="float" office:value="375">
                <text:p>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0.4">
                <text:p>0.4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0.5">
                <text:p>0.5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0.4">
                <text:p>0.4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0.1">
                <text:p>0.1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5">
                <text:p>212.5</text:p>
              </table:table-cell>
              <table:table-cell office:value-type="float" office:value="0.1">
                <text:p>0.1</text:p>
              </table:table-cell>
              <table:table-cell office:value-type="float" office:value="425">
                <text:p>4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0.3">
                <text:p>0.3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0.1">
                <text:p>0.1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4">
                <text:p>0.4</text:p>
              </table:table-cell>
              <table:table-cell office:value-type="float" office:value="450">
                <text:p>4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0.1">
                <text:p>0.1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0.4">
                <text:p>0.4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5">
                <text:p>237.5</text:p>
              </table:table-cell>
              <table:table-cell office:value-type="float" office:value="0.1">
                <text:p>0.1</text:p>
              </table:table-cell>
              <table:table-cell office:value-type="float" office:value="475">
                <text:p>4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0.5">
                <text:p>0.5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0.1">
                <text:p>0.1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500">
                <text:p>5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0.2">
                <text:p>0.2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0.2">
                <text:p>0.2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5">
                <text:p>262.5</text:p>
              </table:table-cell>
              <table:table-cell office:value-type="float" office:value="0.2">
                <text:p>0.2</text:p>
              </table:table-cell>
              <table:table-cell office:value-type="float" office:value="525">
                <text:p>5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0.2">
                <text:p>0.2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0.2">
                <text:p>0.2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3">
                <text:p>0.3</text:p>
              </table:table-cell>
              <table:table-cell office:value-type="float" office:value="550">
                <text:p>5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0.3">
                <text:p>0.3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0.3">
                <text:p>0.3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5">
                <text:p>287.5</text:p>
              </table:table-cell>
              <table:table-cell office:value-type="float" office:value="0.3">
                <text:p>0.3</text:p>
              </table:table-cell>
              <table:table-cell office:value-type="float" office:value="575">
                <text:p>57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0">
                <text:p>0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0.4">
                <text:p>0.4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2">
                <text:p>0.2</text:p>
              </table:table-cell>
              <table:table-cell office:value-type="float" office:value="600">
                <text:p>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0.4">
                <text:p>0.4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0.2">
                <text:p>0.2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5">
                <text:p>312.5</text:p>
              </table:table-cell>
              <table:table-cell office:value-type="float" office:value="0.3">
                <text:p>0.3</text:p>
              </table:table-cell>
              <table:table-cell office:value-type="float" office:value="625">
                <text:p>6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0.2">
                <text:p>0.2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0.3">
                <text:p>0.3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2">
                <text:p>0.2</text:p>
              </table:table-cell>
              <table:table-cell office:value-type="float" office:value="650">
                <text:p>6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0.3">
                <text:p>0.3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.2">
                <text:p>0.2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5">
                <text:p>337.5</text:p>
              </table:table-cell>
              <table:table-cell office:value-type="float" office:value="0.5">
                <text:p>0.5</text:p>
              </table:table-cell>
              <table:table-cell office:value-type="float" office:value="675">
                <text:p>6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0.3">
                <text:p>0.3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0.6">
                <text:p>0.6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4">
                <text:p>0.4</text:p>
              </table:table-cell>
              <table:table-cell office:value-type="float" office:value="700">
                <text:p>7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0.6">
                <text:p>0.6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0.4">
                <text:p>0.4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5">
                <text:p>362.5</text:p>
              </table:table-cell>
              <table:table-cell office:value-type="float" office:value="0.5">
                <text:p>0.5</text:p>
              </table:table-cell>
              <table:table-cell office:value-type="float" office:value="725">
                <text:p>7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0.2">
                <text:p>0.2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0.3">
                <text:p>0.3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2">
                <text:p>0.2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0.1">
                <text:p>0.1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0.4">
                <text:p>0.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5">
                <text:p>387.5</text:p>
              </table:table-cell>
              <table:table-cell office:value-type="float" office:value="0.1">
                <text:p>0.1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0.4">
                <text:p>0.4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0.1">
                <text:p>0.1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4">
                <text:p>0.4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0.2">
                <text:p>0.2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0.5">
                <text:p>0.5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5">
                <text:p>412.5</text:p>
              </table:table-cell>
              <table:table-cell office:value-type="float" office:value="0.5">
                <text:p>0.5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0.7">
                <text:p>0.7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0.5">
                <text:p>0.5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0.7">
                <text:p>0.7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0.3">
                <text:p>0.3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0.6">
                <text:p>0.6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0.3">
                <text:p>0.3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0.4">
                <text:p>0.4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0.2">
                <text:p>0.2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0.2">
                <text:p>0.2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0.2">
                <text:p>0.2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0.2">
                <text:p>0.2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0.3">
                <text:p>0.3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0.3">
                <text:p>0.3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0.2">
                <text:p>0.2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0.2">
                <text:p>0.2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0.3">
                <text:p>0.3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0.1">
                <text:p>0.1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0.5">
                <text:p>0.5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0.4">
                <text:p>0.4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0.6">
                <text:p>0.6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6cm" svg:height="9.085cm" xlink:href=".." xlink:type="simple" chart:class="chart:scatter" chart:style-name="ch1">
        <chart:legend chart:legend-position="end" svg:x="15.329cm" svg:y="3.745cm" style:legend-expansion="high" chart:style-name="ch2"/>
        <chart:plot-area chart:style-name="ch3" table:cell-range-address="Shift_1s_Arm_AvsB_BvsC.A2:Shift_1s_Arm_AvsB_BvsC.A31 Shift_1s_Arm_AvsB_BvsC.C1:Shift_1s_Arm_AvsB_BvsC.C393" chart:data-source-has-labels="row" svg:x="0.367cm" svg:y="0.181cm" svg:width="14.595cm" svg:height="8.723cm">
          <chartooo:coordinate-region svg:x="1.174cm" svg:y="0.38cm" svg:width="13.416cm" svg:height="7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ift_1s_Arm_AvsB_BvsC.C2:Shift_1s_Arm_AvsB_BvsC.C31" chart:label-cell-address="Shift_1s_Arm_AvsB_BvsC.C1:Shift_1s_Arm_AvsB_BvsC.C1" chart:class="chart:scatter">
            <chart:domain table:cell-range-address="Shift_1s_Arm_AvsB_BvsC.A2:Shift_1s_Arm_AvsB_BvsC.A31"/>
            <chart:data-point chart:repeated="30"/>
          </chart:series>
          <chart:series chart:style-name="ch7" chart:values-cell-range-address="Shift_1s_Arm_AvsB_BvsC.C154:Shift_1s_Arm_AvsB_BvsC.C393" chart:label-cell-address="Shift_1s_Arm_AvsB_BvsC.C153:Shift_1s_Arm_AvsB_BvsC.C153" chart:class="chart:scatter">
            <chart:domain table:cell-range-address="Shift_1s_Arm_AvsB_BvsC.A154:Shift_1s_Arm_AvsB_BvsC.A393"/>
            <chart:data-point chart:repeated="240"/>
          </chart:series>
          <chart:series chart:style-name="ch8" chart:values-cell-range-address="Shift_1s_Arm_AvsB_BvsC.C33:Shift_1s_Arm_AvsB_BvsC.C152" chart:label-cell-address="Shift_1s_Arm_AvsB_BvsC.C32:Shift_1s_Arm_AvsB_BvsC.C32" chart:class="chart:scatter">
            <chart:domain table:cell-range-address="Shift_1s_Arm_AvsB_BvsC.A33:Shift_1s_Arm_AvsB_BvsC.A152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SE_4k</text:p>
                <draw:g>
                  <svg:desc>Shift_1s_Arm_AvsB_BvsC.C1:Shift_1s_Arm_AvsB_BvsC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SE_720</text:p>
                <draw:g>
                  <svg:desc>Shift_1s_Arm_AvsB_BvsC.C153:Shift_1s_Arm_AvsB_BvsC.C15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SE_1080</text:p>
                <draw:g>
                  <svg:desc>Shift_1s_Arm_AvsB_BvsC.C32:Shift_1s_Arm_AvsB_BvsC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ift_1s_Arm_AvsB_BvsC.A2:Shift_1s_Arm_AvsB_BvsC.A31</svg:desc>
                </draw:g>
              </table:table-cell>
              <table:table-cell office:value-type="float" office:value="168.52">
                <text:p>168.52</text:p>
                <draw:g>
                  <svg:desc>Shift_1s_Arm_AvsB_BvsC.C2:Shift_1s_Arm_AvsB_BvsC.C31</svg:desc>
                </draw:g>
              </table:table-cell>
              <table:table-cell office:value-type="float" office:value="0">
                <text:p>0</text:p>
                <draw:g>
                  <svg:desc>Shift_1s_Arm_AvsB_BvsC.A154:Shift_1s_Arm_AvsB_BvsC.A393</svg:desc>
                </draw:g>
              </table:table-cell>
              <table:table-cell office:value-type="float" office:value="20.18">
                <text:p>20.18</text:p>
                <draw:g>
                  <svg:desc>Shift_1s_Arm_AvsB_BvsC.C154:Shift_1s_Arm_AvsB_BvsC.C393</svg:desc>
                </draw:g>
              </table:table-cell>
              <table:table-cell office:value-type="float" office:value="0">
                <text:p>0</text:p>
                <draw:g>
                  <svg:desc>Shift_1s_Arm_AvsB_BvsC.A33:Shift_1s_Arm_AvsB_BvsC.A152</svg:desc>
                </draw:g>
              </table:table-cell>
              <table:table-cell office:value-type="float" office:value="8.26">
                <text:p>8.26</text:p>
                <draw:g>
                  <svg:desc>Shift_1s_Arm_AvsB_BvsC.C33:Shift_1s_Arm_AvsB_BvsC.C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28.16">
                <text:p>428.1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9.65">
                <text:p>9.6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50.55">
                <text:p>50.5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2.15">
                <text:p>12.1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92.75">
                <text:p>292.75</text:p>
              </table:table-cell>
              <table:table-cell office:value-type="float" office:value="12.5">
                <text:p>12.5</text:p>
              </table:table-cell>
              <table:table-cell office:value-type="float" office:value="6.9">
                <text:p>6.9</text:p>
              </table:table-cell>
              <table:table-cell office:value-type="float" office:value="25">
                <text:p>25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3.83">
                <text:p>53.8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2.19">
                <text:p>12.1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64.86">
                <text:p>64.86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7.15">
                <text:p>7.1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79.57">
                <text:p>79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63.36">
                <text:p>263.36</text:p>
              </table:table-cell>
              <table:table-cell office:value-type="float" office:value="25">
                <text:p>25</text:p>
              </table:table-cell>
              <table:table-cell office:value-type="float" office:value="11.2">
                <text:p>11.2</text:p>
              </table:table-cell>
              <table:table-cell office:value-type="float" office:value="50">
                <text:p>50</text:p>
              </table:table-cell>
              <table:table-cell office:value-type="float" office:value="105.23">
                <text:p>105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46.32">
                <text:p>46.32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5.34">
                <text:p>5.34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02.68">
                <text:p>102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21.86">
                <text:p>21.8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7.06">
                <text:p>7.06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74.99">
                <text:p>74.99</text:p>
              </table:table-cell>
              <table:table-cell office:value-type="float" office:value="37.5">
                <text:p>37.5</text:p>
              </table:table-cell>
              <table:table-cell office:value-type="float" office:value="3.86">
                <text:p>3.86</text:p>
              </table:table-cell>
              <table:table-cell office:value-type="float" office:value="75">
                <text:p>75</text:p>
              </table:table-cell>
              <table:table-cell office:value-type="float" office:value="118.7">
                <text:p>11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20.8">
                <text:p>120.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.19">
                <text:p>4.1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00.73">
                <text:p>100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84.14">
                <text:p>84.1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5.07">
                <text:p>5.0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70.52">
                <text:p>70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28.96">
                <text:p>28.96</text:p>
              </table:table-cell>
              <table:table-cell office:value-type="float" office:value="50">
                <text:p>50</text:p>
              </table:table-cell>
              <table:table-cell office:value-type="float" office:value="4.89">
                <text:p>4.89</text:p>
              </table:table-cell>
              <table:table-cell office:value-type="float" office:value="100">
                <text:p>100</text:p>
              </table:table-cell>
              <table:table-cell office:value-type="float" office:value="44.33">
                <text:p>44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1.34">
                <text:p>11.3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6.86">
                <text:p>6.86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36">
                <text:p>36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.44">
                <text:p>5.44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53.45">
                <text:p>53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289.45">
                <text:p>289.45</text:p>
              </table:table-cell>
              <table:table-cell office:value-type="float" office:value="62.5">
                <text:p>62.5</text:p>
              </table:table-cell>
              <table:table-cell office:value-type="float" office:value="4.73">
                <text:p>4.73</text:p>
              </table:table-cell>
              <table:table-cell office:value-type="float" office:value="125">
                <text:p>125</text:p>
              </table:table-cell>
              <table:table-cell office:value-type="float" office:value="82.95">
                <text:p>82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21.87">
                <text:p>21.8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.4">
                <text:p>4.4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174.34">
                <text:p>174.34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4.59">
                <text:p>4.59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00.18">
                <text:p>10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32.53">
                <text:p>32.53</text:p>
              </table:table-cell>
              <table:table-cell office:value-type="float" office:value="75">
                <text:p>75</text:p>
              </table:table-cell>
              <table:table-cell office:value-type="float" office:value="4.74">
                <text:p>4.74</text:p>
              </table:table-cell>
              <table:table-cell office:value-type="float" office:value="150">
                <text:p>150</text:p>
              </table:table-cell>
              <table:table-cell office:value-type="float" office:value="98.71">
                <text:p>98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173.12">
                <text:p>173.12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4.7">
                <text:p>4.7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69.14">
                <text:p>69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164.53">
                <text:p>164.5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5.12">
                <text:p>5.12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7.87">
                <text:p>57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129.86">
                <text:p>129.86</text:p>
              </table:table-cell>
              <table:table-cell office:value-type="float" office:value="87.5">
                <text:p>87.5</text:p>
              </table:table-cell>
              <table:table-cell office:value-type="float" office:value="5.09">
                <text:p>5.09</text:p>
              </table:table-cell>
              <table:table-cell office:value-type="float" office:value="175">
                <text:p>1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289.51">
                <text:p>289.51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.69">
                <text:p>4.69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26.95">
                <text:p>26.95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4.09">
                <text:p>4.09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353.48">
                <text:p>353.48</text:p>
              </table:table-cell>
              <table:table-cell office:value-type="float" office:value="100">
                <text:p>100</text:p>
              </table:table-cell>
              <table:table-cell office:value-type="float" office:value="4.1">
                <text:p>4.1</text:p>
              </table:table-cell>
              <table:table-cell office:value-type="float" office:value="200">
                <text:p>20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120.62">
                <text:p>120.62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4.21">
                <text:p>4.21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12.78">
                <text:p>12.78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4.26">
                <text:p>4.26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38.3">
                <text:p>38.3</text:p>
              </table:table-cell>
              <table:table-cell office:value-type="float" office:value="112.5">
                <text:p>112.5</text:p>
              </table:table-cell>
              <table:table-cell office:value-type="float" office:value="4.59">
                <text:p>4.59</text:p>
              </table:table-cell>
              <table:table-cell office:value-type="float" office:value="225">
                <text:p>225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151.82">
                <text:p>151.82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4.31">
                <text:p>4.31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.19">
                <text:p>23.19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3.99">
                <text:p>3.99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.02">
                <text:p>4.02</text:p>
              </table:table-cell>
              <table:table-cell office:value-type="float" office:value="250">
                <text:p>250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3.21">
                <text:p>3.21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3.71">
                <text:p>3.7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5">
                <text:p>137.5</text:p>
              </table:table-cell>
              <table:table-cell office:value-type="float" office:value="4.09">
                <text:p>4.09</text:p>
              </table:table-cell>
              <table:table-cell office:value-type="float" office:value="275">
                <text:p>275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4.21">
                <text:p>4.21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65.69">
                <text:p>65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4.23">
                <text:p>4.23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4.21">
                <text:p>4.21</text:p>
              </table:table-cell>
              <table:table-cell office:value-type="float" office:value="300">
                <text:p>300</text:p>
              </table:table-cell>
              <table:table-cell office:value-type="float" office:value="90.89">
                <text:p>90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4.15">
                <text:p>4.15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74.26">
                <text:p>74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4.22">
                <text:p>4.22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44.05">
                <text:p>44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3.61">
                <text:p>3.61</text:p>
              </table:table-cell>
              <table:table-cell office:value-type="float" office:value="325">
                <text:p>325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.93">
                <text:p>3.9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4.83">
                <text:p>4.83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4.68">
                <text:p>4.68</text:p>
              </table:table-cell>
              <table:table-cell office:value-type="float" office:value="350">
                <text:p>350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6">
                <text:p>6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4.69">
                <text:p>4.69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40.76">
                <text:p>4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5">
                <text:p>187.5</text:p>
              </table:table-cell>
              <table:table-cell office:value-type="float" office:value="6.78">
                <text:p>6.78</text:p>
              </table:table-cell>
              <table:table-cell office:value-type="float" office:value="375">
                <text:p>375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.18">
                <text:p>5.18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5.7">
                <text:p>5.7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4.54">
                <text:p>4.54</text:p>
              </table:table-cell>
              <table:table-cell office:value-type="float" office:value="400">
                <text:p>400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5.17">
                <text:p>5.17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4.02">
                <text:p>4.02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5">
                <text:p>212.5</text:p>
              </table:table-cell>
              <table:table-cell office:value-type="float" office:value="4.07">
                <text:p>4.07</text:p>
              </table:table-cell>
              <table:table-cell office:value-type="float" office:value="425">
                <text:p>42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.54">
                <text:p>4.54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4.04">
                <text:p>4.04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5.3">
                <text:p>5.3</text:p>
              </table:table-cell>
              <table:table-cell office:value-type="float" office:value="450">
                <text:p>450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3.3">
                <text:p>3.3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5.14">
                <text:p>5.14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5">
                <text:p>237.5</text:p>
              </table:table-cell>
              <table:table-cell office:value-type="float" office:value="3.98">
                <text:p>3.98</text:p>
              </table:table-cell>
              <table:table-cell office:value-type="float" office:value="475">
                <text:p>47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5.74">
                <text:p>5.74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4.01">
                <text:p>4.01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4.66">
                <text:p>4.66</text:p>
              </table:table-cell>
              <table:table-cell office:value-type="float" office:value="500">
                <text:p>500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4.09">
                <text:p>4.09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4.36">
                <text:p>4.36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5">
                <text:p>262.5</text:p>
              </table:table-cell>
              <table:table-cell office:value-type="float" office:value="3.52">
                <text:p>3.52</text:p>
              </table:table-cell>
              <table:table-cell office:value-type="float" office:value="525">
                <text:p>525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4.15">
                <text:p>4.15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4.08">
                <text:p>4.08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4.59">
                <text:p>4.59</text:p>
              </table:table-cell>
              <table:table-cell office:value-type="float" office:value="550">
                <text:p>550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4.05">
                <text:p>4.05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4.48">
                <text:p>4.48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5">
                <text:p>287.5</text:p>
              </table:table-cell>
              <table:table-cell office:value-type="float" office:value="4.24">
                <text:p>4.24</text:p>
              </table:table-cell>
              <table:table-cell office:value-type="float" office:value="575">
                <text:p>575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3.93">
                <text:p>3.93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48.38">
                <text:p>48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4.85">
                <text:p>4.85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34.35">
                <text:p>34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.99">
                <text:p>3.99</text:p>
              </table:table-cell>
              <table:table-cell office:value-type="float" office:value="600">
                <text:p>600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5.19">
                <text:p>5.19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4.02">
                <text:p>4.02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5">
                <text:p>312.5</text:p>
              </table:table-cell>
              <table:table-cell office:value-type="float" office:value="4.45">
                <text:p>4.45</text:p>
              </table:table-cell>
              <table:table-cell office:value-type="float" office:value="625">
                <text:p>625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4.07">
                <text:p>4.07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5.08">
                <text:p>5.08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4.13">
                <text:p>4.13</text:p>
              </table:table-cell>
              <table:table-cell office:value-type="float" office:value="650">
                <text:p>650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4.08">
                <text:p>4.08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.93">
                <text:p>3.93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5">
                <text:p>337.5</text:p>
              </table:table-cell>
              <table:table-cell office:value-type="float" office:value="5.07">
                <text:p>5.07</text:p>
              </table:table-cell>
              <table:table-cell office:value-type="float" office:value="675">
                <text:p>675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4.17">
                <text:p>4.17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5.83">
                <text:p>5.83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4.32">
                <text:p>4.32</text:p>
              </table:table-cell>
              <table:table-cell office:value-type="float" office:value="700">
                <text:p>700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6.12">
                <text:p>6.12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4.5">
                <text:p>4.5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5">
                <text:p>362.5</text:p>
              </table:table-cell>
              <table:table-cell office:value-type="float" office:value="5.28">
                <text:p>5.28</text:p>
              </table:table-cell>
              <table:table-cell office:value-type="float" office:value="725">
                <text:p>725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.85">
                <text:p>3.85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4.54">
                <text:p>4.54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3.93">
                <text:p>3.93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3.85">
                <text:p>3.85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4.94">
                <text:p>4.9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5">
                <text:p>387.5</text:p>
              </table:table-cell>
              <table:table-cell office:value-type="float" office:value="3.93">
                <text:p>3.93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31.09">
                <text:p>31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5.25">
                <text:p>5.25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3.39">
                <text:p>3.39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5.71">
                <text:p>5.71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4.36">
                <text:p>4.36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6.53">
                <text:p>6.53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5">
                <text:p>412.5</text:p>
              </table:table-cell>
              <table:table-cell office:value-type="float" office:value="4.87">
                <text:p>4.87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8.42">
                <text:p>8.42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5.41">
                <text:p>5.41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7.39">
                <text:p>7.39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4.01">
                <text:p>4.01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6.3">
                <text:p>6.3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4.38">
                <text:p>4.38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5.27">
                <text:p>5.27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4.27">
                <text:p>4.27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4.71">
                <text:p>4.71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4.48">
                <text:p>4.48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4.36">
                <text:p>4.36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3.7">
                <text:p>3.7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4.53">
                <text:p>4.53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4.22">
                <text:p>4.22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4.14">
                <text:p>4.14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4.85">
                <text:p>4.85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4.19">
                <text:p>4.19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6.66">
                <text:p>6.66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5.13">
                <text:p>5.13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6.29">
                <text:p>6.29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4.38">
                <text:p>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6.46">
                <text:p>6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4.44">
                <text:p>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4.76">
                <text:p>4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4.43">
                <text:p>4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4.81">
                <text:p>4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4.47">
                <text:p>4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5.06">
                <text:p>5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4.37">
                <text:p>4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4.23">
                <text:p>4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4.28">
                <text:p>4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4.94">
                <text:p>4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4.34">
                <text:p>4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5.19">
                <text:p>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4.33">
                <text:p>4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4.32">
                <text:p>4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4.22">
                <text:p>4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4.24">
                <text:p>4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5.01">
                <text:p>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5.04">
                <text:p>5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6.45">
                <text:p>6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5.69">
                <text:p>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6.15">
                <text:p>6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4.26">
                <text:p>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4.24">
                <text:p>4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4.62">
                <text:p>4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4.21">
                <text:p>4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4.37">
                <text:p>4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4.28">
                <text:p>4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4.29">
                <text:p>4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4.87">
                <text:p>4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4.42">
                <text:p>4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4.44">
                <text:p>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4.43">
                <text:p>4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4.36">
                <text:p>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4.22">
                <text:p>4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4.48">
                <text:p>4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4.53">
                <text:p>4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5.29">
                <text:p>5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5.07">
                <text:p>5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5.02">
                <text:p>5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5.45">
                <text:p>5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5.64">
                <text:p>5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5.52">
                <text:p>5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5.66">
                <text:p>5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5.73">
                <text:p>5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4.69">
                <text:p>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5.37">
                <text:p>5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5.19">
                <text:p>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6.88">
                <text:p>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6.42">
                <text:p>6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6.32">
                <text:p>6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5.75">
                <text:p>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4.45">
                <text:p>4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4.42">
                <text:p>4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4.32">
                <text:p>4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4.94">
                <text:p>4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6.51">
                <text:p>6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4.23">
                <text:p>4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5.17">
                <text:p>5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6.33">
                <text:p>6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6.75">
                <text:p>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6.44">
                <text:p>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5.81">
                <text:p>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4.95">
                <text:p>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5.56">
                <text:p>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7.65">
                <text:p>7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7.95">
                <text:p>7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8.02">
                <text:p>8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7.23">
                <text:p>7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6.86">
                <text:p>6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5.07">
                <text:p>5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4.26">
                <text:p>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4.34">
                <text:p>4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5.85">
                <text:p>5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6cm" svg:height="9.085cm" xlink:href=".." xlink:type="simple" chart:class="chart:scatter" chart:style-name="ch1">
        <chart:legend chart:legend-position="end" svg:x="15.408cm" svg:y="3.745cm" style:legend-expansion="high" chart:style-name="ch2"/>
        <chart:plot-area chart:style-name="ch3" table:cell-range-address="Shift_1s_Arm_AvsB_BvsC.A2:Shift_1s_Arm_AvsB_BvsC.A31 Shift_1s_Arm_AvsB_BvsC.B1:Shift_1s_Arm_AvsB_BvsC.B1 Shift_1s_Arm_AvsB_BvsC.D2:Shift_1s_Arm_AvsB_BvsC.D31 Shift_1s_Arm_AvsB_BvsC.B153:Shift_1s_Arm_AvsB_BvsC.B153 Shift_1s_Arm_AvsB_BvsC.D154:Shift_1s_Arm_AvsB_BvsC.D393 Shift_1s_Arm_AvsB_BvsC.B32:Shift_1s_Arm_AvsB_BvsC.B32 Shift_1s_Arm_AvsB_BvsC.D33:Shift_1s_Arm_AvsB_BvsC.D152" chart:data-source-has-labels="row" svg:x="0.367cm" svg:y="0.181cm" svg:width="14.674cm" svg:height="8.723cm">
          <chartooo:coordinate-region svg:x="2.206cm" svg:y="0.381cm" svg:width="12.463cm" svg:height="7.8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ift_1s_Arm_AvsB_BvsC.D2:Shift_1s_Arm_AvsB_BvsC.D31" chart:label-cell-address="Shift_1s_Arm_AvsB_BvsC.B1:Shift_1s_Arm_AvsB_BvsC.B1" chart:class="chart:scatter">
            <chart:domain table:cell-range-address="Shift_1s_Arm_AvsB_BvsC.A2:Shift_1s_Arm_AvsB_BvsC.A31"/>
            <chart:data-point chart:repeated="30"/>
          </chart:series>
          <chart:series chart:style-name="ch7" chart:values-cell-range-address="Shift_1s_Arm_AvsB_BvsC.D154:Shift_1s_Arm_AvsB_BvsC.D393" chart:label-cell-address="Shift_1s_Arm_AvsB_BvsC.B153:Shift_1s_Arm_AvsB_BvsC.B153" chart:class="chart:scatter">
            <chart:domain table:cell-range-address="Shift_1s_Arm_AvsB_BvsC.A154:Shift_1s_Arm_AvsB_BvsC.A393"/>
            <chart:data-point chart:repeated="240"/>
          </chart:series>
          <chart:series chart:style-name="ch8" chart:values-cell-range-address="Shift_1s_Arm_AvsB_BvsC.D33:Shift_1s_Arm_AvsB_BvsC.D152" chart:label-cell-address="Shift_1s_Arm_AvsB_BvsC.B32:Shift_1s_Arm_AvsB_BvsC.B32" chart:class="chart:scatter">
            <chart:domain table:cell-range-address="Shift_1s_Arm_AvsB_BvsC.A33:Shift_1s_Arm_AvsB_BvsC.A152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p_4k</text:p>
                <draw:g>
                  <svg:desc>Shift_1s_Arm_AvsB_BvsC.B1:Shift_1s_Arm_AvsB_BvsC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sp_720</text:p>
                <draw:g>
                  <svg:desc>Shift_1s_Arm_AvsB_BvsC.B153:Shift_1s_Arm_AvsB_BvsC.B15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isp_1080</text:p>
                <draw:g>
                  <svg:desc>Shift_1s_Arm_AvsB_BvsC.B32:Shift_1s_Arm_AvsB_BvsC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ift_1s_Arm_AvsB_BvsC.A2:Shift_1s_Arm_AvsB_BvsC.A31</svg:desc>
                </draw:g>
              </table:table-cell>
              <table:table-cell office:value-type="float" office:value="0.00000129002700617284">
                <text:p>0.00000129002700617284</text:p>
                <draw:g>
                  <svg:desc>Shift_1s_Arm_AvsB_BvsC.D2:Shift_1s_Arm_AvsB_BvsC.D31</svg:desc>
                </draw:g>
              </table:table-cell>
              <table:table-cell office:value-type="float" office:value="0">
                <text:p>0</text:p>
                <draw:g>
                  <svg:desc>Shift_1s_Arm_AvsB_BvsC.A154:Shift_1s_Arm_AvsB_BvsC.A393</svg:desc>
                </draw:g>
              </table:table-cell>
              <table:table-cell office:value-type="float" office:value="0.00000141059027777778">
                <text:p>0.00000141059027777778</text:p>
                <draw:g>
                  <svg:desc>Shift_1s_Arm_AvsB_BvsC.D154:Shift_1s_Arm_AvsB_BvsC.D393</svg:desc>
                </draw:g>
              </table:table-cell>
              <table:table-cell office:value-type="float" office:value="0">
                <text:p>0</text:p>
                <draw:g>
                  <svg:desc>Shift_1s_Arm_AvsB_BvsC.A33:Shift_1s_Arm_AvsB_BvsC.A152</svg:desc>
                </draw:g>
              </table:table-cell>
              <table:table-cell office:value-type="float" office:value="0.000000192901234567901">
                <text:p>0.000000192901234567901</text:p>
                <draw:g>
                  <svg:desc>Shift_1s_Arm_AvsB_BvsC.D33:Shift_1s_Arm_AvsB_BvsC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00000426793981481482">
                <text:p>0.00000426793981481482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000000337577160493827">
                <text:p>0.000000337577160493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.000000458140432098765">
                <text:p>0.00000045814043209876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0000009765625">
                <text:p>0.000000976562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000000482253086419753">
                <text:p>0.00000048225308641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000198929398148148">
                <text:p>0.00000198929398148148</text:p>
              </table:table-cell>
              <table:table-cell office:value-type="float" office:value="12.5">
                <text:p>12.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25">
                <text:p>25</text:p>
              </table:table-cell>
              <table:table-cell office:value-type="float" office:value="0.00000072337962962963">
                <text:p>0.00000072337962962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0.000000518422067901235">
                <text:p>0.000000518422067901235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00000108506944444444">
                <text:p>0.0000010850694444444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00000106095679012346">
                <text:p>0.00000106095679012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0.00000101273148148148">
                <text:p>0.0000010127314814814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.00000130208333333333">
                <text:p>0.0000013020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00000186873070987654">
                <text:p>0.00000186873070987654</text:p>
              </table:table-cell>
              <table:table-cell office:value-type="float" office:value="25">
                <text:p>25</text:p>
              </table:table-cell>
              <table:table-cell office:value-type="float" office:value="0.0000009765625">
                <text:p>0.0000009765625</text:p>
              </table:table-cell>
              <table:table-cell office:value-type="float" office:value="50">
                <text:p>50</text:p>
              </table:table-cell>
              <table:table-cell office:value-type="float" office:value="0.00000149498456790123">
                <text:p>0.00000149498456790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0.000000518422067901235">
                <text:p>0.000000518422067901235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0.00000154320987654321">
                <text:p>0.00000154320987654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0.000000301408179012346">
                <text:p>0.00000030140817901234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.00000154320987654321">
                <text:p>0.00000154320987654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00000104890046296296">
                <text:p>0.00000104890046296296</text:p>
              </table:table-cell>
              <table:table-cell office:value-type="float" office:value="37.5">
                <text:p>37.5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75">
                <text:p>75</text:p>
              </table:table-cell>
              <table:table-cell office:value-type="float" office:value="0.00000168788580246914">
                <text:p>0.00000168788580246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.000000952449845679012">
                <text:p>0.000000952449845679012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.00000154320987654321">
                <text:p>0.00000154320987654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0.000000771604938271605">
                <text:p>0.000000771604938271605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0.00000135030864197531">
                <text:p>0.00000135030864197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000000590760030864198">
                <text:p>0.000000590760030864198</text:p>
              </table:table-cell>
              <table:table-cell office:value-type="float" office:value="50">
                <text:p>50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100">
                <text:p>100</text:p>
              </table:table-cell>
              <table:table-cell office:value-type="float" office:value="0.00000115740740740741">
                <text:p>0.0000011574074074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0.000000168788580246914">
                <text:p>0.00000016878858024691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0.000000868055555555556">
                <text:p>0.000000868055555555556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0.000000916280864197531">
                <text:p>0.000000916280864197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0.000000385802469135802">
                <text:p>0.000000385802469135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0.000000868055555555556">
                <text:p>0.0000008680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0.00000174816743827161">
                <text:p>0.00000174816743827161</text:p>
              </table:table-cell>
              <table:table-cell office:value-type="float" office:value="62.5">
                <text:p>62.5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125">
                <text:p>125</text:p>
              </table:table-cell>
              <table:table-cell office:value-type="float" office:value="0.00000101273148148148">
                <text:p>0.00000101273148148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0.000000204957561728395">
                <text:p>0.00000020495756172839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0.00000106095679012346">
                <text:p>0.00000106095679012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0.00000114535108024691">
                <text:p>0.00000114535108024691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0.00000110918209876543">
                <text:p>0.0000011091820987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0.000000361689814814815">
                <text:p>0.000000361689814814815</text:p>
              </table:table-cell>
              <table:table-cell office:value-type="float" office:value="75">
                <text:p>7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150">
                <text:p>150</text:p>
              </table:table-cell>
              <table:table-cell office:value-type="float" office:value="0.00000110918209876543">
                <text:p>0.00000110918209876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0.00000141059027777778">
                <text:p>0.00000141059027777778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0.000000868055555555556">
                <text:p>0.0000008680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0.00000141059027777778">
                <text:p>0.00000141059027777778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0.000000771604938271605">
                <text:p>0.000000771604938271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0.00000104890046296296">
                <text:p>0.00000104890046296296</text:p>
              </table:table-cell>
              <table:table-cell office:value-type="float" office:value="87.5">
                <text:p>87.5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175">
                <text:p>175</text:p>
              </table:table-cell>
              <table:table-cell office:value-type="float" office:value="0.00000081983024691358">
                <text:p>0.0000008198302469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0.00000184461805555556">
                <text:p>0.00000184461805555556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0.000000675154320987654">
                <text:p>0.000000675154320987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0.000000265239197530864">
                <text:p>0.000000265239197530864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0.000000530478395061728">
                <text:p>0.000000530478395061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0.00000241126543209877">
                <text:p>0.00000241126543209877</text:p>
              </table:table-cell>
              <table:table-cell office:value-type="float" office:value="100">
                <text:p>100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200">
                <text:p>200</text:p>
              </table:table-cell>
              <table:table-cell office:value-type="float" office:value="0.000000241126543209877">
                <text:p>0.000000241126543209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0.000000807773919753087">
                <text:p>0.000000807773919753087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0.00000015673225308642">
                <text:p>0.00000015673225308642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0.000000397858796296296">
                <text:p>0.000000397858796296296</text:p>
              </table:table-cell>
              <table:table-cell office:value-type="float" office:value="112.5">
                <text:p>112.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225">
                <text:p>225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0.000000964506172839506">
                <text:p>0.000000964506172839506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0.000000337577160493827">
                <text:p>0.000000337577160493827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0.000000530478395061728">
                <text:p>0.000000530478395061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250">
                <text:p>250</text:p>
              </table:table-cell>
              <table:table-cell office:value-type="float" office:value="0.000000578703703703704">
                <text:p>0.000000578703703703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0.000000675154320987654">
                <text:p>0.000000675154320987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0.00000072337962962963">
                <text:p>0.00000072337962962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5">
                <text:p>137.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275">
                <text:p>275</text:p>
              </table:table-cell>
              <table:table-cell office:value-type="float" office:value="0.000000868055555555556">
                <text:p>0.00000086805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0.00000101273148148148">
                <text:p>0.00000101273148148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0.00000120563271604938">
                <text:p>0.00000120563271604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300">
                <text:p>300</text:p>
              </table:table-cell>
              <table:table-cell office:value-type="float" office:value="0.00000120563271604938">
                <text:p>0.00000120563271604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0.00000101273148148148">
                <text:p>0.00000101273148148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0.000000771604938271605">
                <text:p>0.000000771604938271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325">
                <text:p>325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.000000289351851851852">
                <text:p>0.0000002893518518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0.000000434027777777778">
                <text:p>0.000000434027777777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350">
                <text:p>350</text:p>
              </table:table-cell>
              <table:table-cell office:value-type="float" office:value="0.000000530478395061728">
                <text:p>0.000000530478395061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0.000000626929012345679">
                <text:p>0.000000626929012345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0.00000072337962962963">
                <text:p>0.00000072337962962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5">
                <text:p>187.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375">
                <text:p>375</text:p>
              </table:table-cell>
              <table:table-cell office:value-type="float" office:value="0.000000578703703703704">
                <text:p>0.000000578703703703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0.000000337577160493827">
                <text:p>0.00000033757716049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0.000000337577160493827">
                <text:p>0.00000033757716049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400">
                <text:p>400</text:p>
              </table:table-cell>
              <table:table-cell office:value-type="float" office:value="0.000000482253086419753">
                <text:p>0.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0.000000289351851851852">
                <text:p>0.0000002893518518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0.0000000482253086419753">
                <text:p>0.0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5">
                <text:p>212.5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425">
                <text:p>425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450">
                <text:p>450</text:p>
              </table:table-cell>
              <table:table-cell office:value-type="float" office:value="0.000000241126543209877">
                <text:p>0.000000241126543209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0.000000289351851851852">
                <text:p>0.0000002893518518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0.000000289351851851852">
                <text:p>0.0000002893518518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5">
                <text:p>237.5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475">
                <text:p>475</text:p>
              </table:table-cell>
              <table:table-cell office:value-type="float" office:value="0.000000337577160493827">
                <text:p>0.00000033757716049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500">
                <text:p>500</text:p>
              </table:table-cell>
              <table:table-cell office:value-type="float" office:value="0.000000626929012345679">
                <text:p>0.000000626929012345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0.000000530478395061728">
                <text:p>0.000000530478395061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5">
                <text:p>262.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525">
                <text:p>525</text:p>
              </table:table-cell>
              <table:table-cell office:value-type="float" office:value="0.000000241126543209877">
                <text:p>0.000000241126543209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550">
                <text:p>550</text:p>
              </table:table-cell>
              <table:table-cell office:value-type="float" office:value="0.000000289351851851852">
                <text:p>0.0000002893518518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0.000000626929012345679">
                <text:p>0.000000626929012345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5">
                <text:p>287.5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575">
                <text:p>575</text:p>
              </table:table-cell>
              <table:table-cell office:value-type="float" office:value="0.000000771604938271605">
                <text:p>0.000000771604938271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0">
                <text:p>0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0.00000072337962962963">
                <text:p>0.00000072337962962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0.000000578703703703704">
                <text:p>0.000000578703703703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600">
                <text:p>600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0.0000000964506172839506">
                <text:p>0.000000096450617283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5">
                <text:p>312.5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625">
                <text:p>625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0.000000241126543209877">
                <text:p>0.000000241126543209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650">
                <text:p>650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5">
                <text:p>337.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675">
                <text:p>675</text:p>
              </table:table-cell>
              <table:table-cell office:value-type="float" office:value="0.000000530478395061728">
                <text:p>0.000000530478395061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0.000000530478395061728">
                <text:p>0.000000530478395061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700">
                <text:p>700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0.000000337577160493827">
                <text:p>0.00000033757716049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5">
                <text:p>362.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725">
                <text:p>725</text:p>
              </table:table-cell>
              <table:table-cell office:value-type="float" office:value="0.000000337577160493827">
                <text:p>0.00000033757716049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0.0000000964506172839506">
                <text:p>0.000000096450617283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0.0000000964506172839506">
                <text:p>0.000000096450617283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0.000000434027777777778">
                <text:p>0.000000434027777777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5">
                <text:p>387.5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0.000000578703703703704">
                <text:p>0.000000578703703703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0.000000626929012345679">
                <text:p>0.000000626929012345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0.000000578703703703704">
                <text:p>0.000000578703703703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0.000000385802469135802">
                <text:p>0.00000038580246913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5">
                <text:p>412.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0.0000000482253086419753">
                <text:p>0.0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0.0000000482253086419753">
                <text:p>0.0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0.0000000482253086419753">
                <text:p>0.0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0.0000000482253086419753">
                <text:p>0.0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0.000000144675925925926">
                <text:p>0.00000014467592592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0.000000289351851851852">
                <text:p>0.0000002893518518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0.0000000964506172839506">
                <text:p>0.000000096450617283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0.000000241126543209877">
                <text:p>0.000000241126543209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0.0000000482253086419753">
                <text:p>0.0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0.000000289351851851852">
                <text:p>0.0000002893518518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0.000000192901234567901">
                <text:p>0.00000019290123456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0.0000000482253086419753">
                <text:p>0.0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0.0000000482253086419753">
                <text:p>0.0000000482253086419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0.0000000964506172839506">
                <text:p>0.000000096450617283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0.0000000964506172839506">
                <text:p>0.000000096450617283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0.000000337577160493827">
                <text:p>0.00000033757716049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0.000000578703703703704">
                <text:p>0.000000578703703703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0.000000542534722222222">
                <text:p>0.0000005425347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0.000000434027777777778">
                <text:p>0.0000004340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0.000000759548611111111">
                <text:p>0.0000007595486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0.000000868055555555556">
                <text:p>0.0000008680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0.000000868055555555556">
                <text:p>0.0000008680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0.0000009765625">
                <text:p>0.0000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0.0000009765625">
                <text:p>0.0000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0.0000009765625">
                <text:p>0.0000009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0.000000868055555555556">
                <text:p>0.0000008680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0.000000651041666666667">
                <text:p>0.000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0.000000325520833333333">
                <text:p>0.0000003255208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0.000000217013888888889">
                <text:p>0.00000021701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0.000000108506944444444">
                <text:p>0.0000001085069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02cm" svg:height="8.098cm" xlink:href=".." xlink:type="simple" chart:class="chart:scatter" chart:style-name="ch1">
        <chart:title svg:x="7.331cm" svg:y="0.297cm" chart:style-name="ch2">
          <text:p>MSE Handshake vs Time</text:p>
        </chart:title>
        <chart:legend chart:legend-position="end" svg:x="16.209cm" svg:y="3.252cm" style:legend-expansion="high" chart:style-name="ch3"/>
        <chart:plot-area chart:style-name="ch4" table:cell-range-address="MSE_1s.A3:MSE_1s.A32 MSE_1s.D2:MSE_1s.D32 MSE_1s.I2:MSE_1s.I122 MSE_1s.N2:MSE_1s.N242" chart:data-source-has-labels="row" svg:x="1.407cm" svg:y="1.237cm" svg:width="14.406cm" svg:height="5.719cm">
          <chartooo:coordinate-region svg:x="2.214cm" svg:y="1.436cm" svg:width="13.227cm" svg:height="4.873cm"/>
          <chart:axis chart:dimension="x" chart:name="primary-x" chart:style-name="ch5">
            <chart:title svg:x="7.852cm" svg:y="7.117cm" chart:style-name="ch6">
              <text:p>Time (ms)</text:p>
            </chart:title>
          </chart:axis>
          <chart:axis chart:dimension="y" chart:name="primary-y" chart:style-name="ch5">
            <chart:title svg:x="0.451cm" svg:y="5.608cm" chart:style-name="ch7">
              <text:p>MSE from 0th image</text:p>
            </chart:title>
            <chart:grid chart:style-name="ch8" chart:class="major"/>
          </chart:axis>
          <chart:series chart:style-name="ch9" chart:values-cell-range-address="MSE_1s.D3:MSE_1s.D32" chart:label-cell-address="MSE_1s.D2:MSE_1s.D2" chart:class="chart:scatter">
            <chart:domain table:cell-range-address="MSE_1s.A3:MSE_1s.A32"/>
            <chart:data-point chart:repeated="30"/>
          </chart:series>
          <chart:series chart:style-name="ch10" chart:values-cell-range-address="MSE_1s.I3:MSE_1s.I122" chart:label-cell-address="MSE_1s.I2:MSE_1s.I2" chart:class="chart:scatter">
            <chart:domain table:cell-range-address="MSE_1s.G3:MSE_1s.G122"/>
            <chart:data-point chart:repeated="120"/>
          </chart:series>
          <chart:series chart:style-name="ch11" chart:values-cell-range-address="MSE_1s.N3:MSE_1s.N242" chart:label-cell-address="MSE_1s.N2:MSE_1s.N2" chart:class="chart:scatter">
            <chart:domain table:cell-range-address="MSE_1s.L3:MSE_1s.L242"/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k/30_Arm/</text:p>
                <draw:g>
                  <svg:desc>MSE_1s.D2:MSE_1s.D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80/120/Arm/</text:p>
                <draw:g>
                  <svg:desc>MSE_1s.I2:MSE_1s.I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720/240_Arm/</text:p>
                <draw:g>
                  <svg:desc>MSE_1s.N2:MSE_1s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SE_1s.A3:MSE_1s.A32</svg:desc>
                </draw:g>
              </table:table-cell>
              <table:table-cell office:value-type="float" office:value="0">
                <text:p>0</text:p>
                <draw:g>
                  <svg:desc>MSE_1s.D3:MSE_1s.D32</svg:desc>
                </draw:g>
              </table:table-cell>
              <table:table-cell office:value-type="float" office:value="0">
                <text:p>0</text:p>
                <draw:g>
                  <svg:desc>MSE_1s.G3:MSE_1s.G122</svg:desc>
                </draw:g>
              </table:table-cell>
              <table:table-cell office:value-type="float" office:value="0">
                <text:p>0</text:p>
                <draw:g>
                  <svg:desc>MSE_1s.I3:MSE_1s.I122</svg:desc>
                </draw:g>
              </table:table-cell>
              <table:table-cell office:value-type="float" office:value="0">
                <text:p>0</text:p>
                <draw:g>
                  <svg:desc>MSE_1s.L3:MSE_1s.L242</svg:desc>
                </draw:g>
              </table:table-cell>
              <table:table-cell office:value-type="float" office:value="0">
                <text:p>0</text:p>
                <draw:g>
                  <svg:desc>MSE_1s.N3:MSE_1s.N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8.52">
                <text:p>168.5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26">
                <text:p>8.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76.53">
                <text:p>376.5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9.68">
                <text:p>29.6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88.13">
                <text:p>388.13</text:p>
              </table:table-cell>
              <table:table-cell office:value-type="float" office:value="25">
                <text:p>25</text:p>
              </table:table-cell>
              <table:table-cell office:value-type="float" office:value="59.52">
                <text:p>59.52</text:p>
              </table:table-cell>
              <table:table-cell office:value-type="float" office:value="12.5">
                <text:p>12.5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76.46">
                <text:p>176.4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85.43">
                <text:p>85.4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3.17">
                <text:p>83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56.34">
                <text:p>256.3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31.98">
                <text:p>131.9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14.18">
                <text:p>11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32.04">
                <text:p>232.04</text:p>
              </table:table-cell>
              <table:table-cell office:value-type="float" office:value="50">
                <text:p>50</text:p>
              </table:table-cell>
              <table:table-cell office:value-type="float" office:value="209.63">
                <text:p>209.63</text:p>
              </table:table-cell>
              <table:table-cell office:value-type="float" office:value="25">
                <text:p>25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87.13">
                <text:p>87.13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285.7">
                <text:p>285.7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157.15">
                <text:p>157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130.22">
                <text:p>130.2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346.24">
                <text:p>346.2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69.71">
                <text:p>169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45.56">
                <text:p>145.56</text:p>
              </table:table-cell>
              <table:table-cell office:value-type="float" office:value="75">
                <text:p>75</text:p>
              </table:table-cell>
              <table:table-cell office:value-type="float" office:value="395.54">
                <text:p>395.54</text:p>
              </table:table-cell>
              <table:table-cell office:value-type="float" office:value="37.5">
                <text:p>37.5</text:p>
              </table:table-cell>
              <table:table-cell office:value-type="float" office:value="180.74">
                <text:p>180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1.35">
                <text:p>61.3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441.88">
                <text:p>441.8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44.73">
                <text:p>44.73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77.4">
                <text:p>477.4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146.38">
                <text:p>146.38</text:p>
              </table:table-cell>
              <table:table-cell office:value-type="float" office:value="100">
                <text:p>100</text:p>
              </table:table-cell>
              <table:table-cell office:value-type="float" office:value="503.64">
                <text:p>503.64</text:p>
              </table:table-cell>
              <table:table-cell office:value-type="float" office:value="50">
                <text:p>50</text:p>
              </table:table-cell>
              <table:table-cell office:value-type="float" office:value="174.66">
                <text:p>174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59.75">
                <text:p>159.75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524.54">
                <text:p>524.54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169.03">
                <text:p>169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75.05">
                <text:p>175.05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536.08">
                <text:p>536.0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56.53">
                <text:p>156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235.7">
                <text:p>235.7</text:p>
              </table:table-cell>
              <table:table-cell office:value-type="float" office:value="125">
                <text:p>125</text:p>
              </table:table-cell>
              <table:table-cell office:value-type="float" office:value="533.15">
                <text:p>533.15</text:p>
              </table:table-cell>
              <table:table-cell office:value-type="float" office:value="62.5">
                <text:p>62.5</text:p>
              </table:table-cell>
              <table:table-cell office:value-type="float" office:value="150.21">
                <text:p>150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109.08">
                <text:p>109.08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519.59">
                <text:p>519.5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106.36">
                <text:p>106.36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518.97">
                <text:p>518.97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137.73">
                <text:p>13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">
                <text:p>600</text:p>
              </table:table-cell>
              <table:table-cell office:value-type="float" office:value="167.82">
                <text:p>167.82</text:p>
              </table:table-cell>
              <table:table-cell office:value-type="float" office:value="150">
                <text:p>150</text:p>
              </table:table-cell>
              <table:table-cell office:value-type="float" office:value="524.39">
                <text:p>524.39</text:p>
              </table:table-cell>
              <table:table-cell office:value-type="float" office:value="75">
                <text:p>75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120.62">
                <text:p>120.62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524.98">
                <text:p>524.98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139.61">
                <text:p>139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259.54">
                <text:p>259.54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525.16">
                <text:p>525.16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">
                <text:p>700</text:p>
              </table:table-cell>
              <table:table-cell office:value-type="float" office:value="376.55">
                <text:p>376.55</text:p>
              </table:table-cell>
              <table:table-cell office:value-type="float" office:value="175">
                <text:p>175</text:p>
              </table:table-cell>
              <table:table-cell office:value-type="float" office:value="524.46">
                <text:p>524.46</text:p>
              </table:table-cell>
              <table:table-cell office:value-type="float" office:value="87.5">
                <text:p>87.5</text:p>
              </table:table-cell>
              <table:table-cell office:value-type="float" office:value="150.43">
                <text:p>150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420.18">
                <text:p>420.18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521.28">
                <text:p>521.28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57.55">
                <text:p>157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457.77">
                <text:p>457.77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524.3">
                <text:p>524.3</text:p>
              </table:table-cell>
              <table:table-cell office:value-type="float" office:value="95.8333333333334">
                <text:p>95.8333333333334</text:p>
              </table:table-cell>
              <table:table-cell office:value-type="float" office:value="162.51">
                <text:p>162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464.15">
                <text:p>464.15</text:p>
              </table:table-cell>
              <table:table-cell office:value-type="float" office:value="200">
                <text:p>200</text:p>
              </table:table-cell>
              <table:table-cell office:value-type="float" office:value="532.19">
                <text:p>532.19</text:p>
              </table:table-cell>
              <table:table-cell office:value-type="float" office:value="100">
                <text:p>100</text:p>
              </table:table-cell>
              <table:table-cell office:value-type="float" office:value="165.94">
                <text:p>165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415.13">
                <text:p>415.1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537.24">
                <text:p>537.24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66.49">
                <text:p>166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364.44">
                <text:p>364.44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541.72">
                <text:p>541.72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67.18">
                <text:p>167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374.08">
                <text:p>374.08</text:p>
              </table:table-cell>
              <table:table-cell office:value-type="float" office:value="225">
                <text:p>225</text:p>
              </table:table-cell>
              <table:table-cell office:value-type="float" office:value="544.81">
                <text:p>544.81</text:p>
              </table:table-cell>
              <table:table-cell office:value-type="float" office:value="112.5">
                <text:p>112.5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3.333333333334">
                <text:p>933.333333333334</text:p>
              </table:table-cell>
              <table:table-cell office:value-type="float" office:value="345.1">
                <text:p>345.1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544.71">
                <text:p>544.71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12.07">
                <text:p>212.07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539.95">
                <text:p>539.95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158.08">
                <text:p>158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530.62">
                <text:p>530.62</text:p>
              </table:table-cell>
              <table:table-cell office:value-type="float" office:value="125">
                <text:p>125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520.92">
                <text:p>520.92</text:p>
              </table:table-cell>
              <table:table-cell office:value-type="float" office:value="129.166666666667">
                <text:p>129.166666666667</text:p>
              </table:table-cell>
              <table:table-cell office:value-type="float" office:value="156.51">
                <text:p>156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513.11">
                <text:p>513.1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58.43">
                <text:p>158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508.52">
                <text:p>508.52</text:p>
              </table:table-cell>
              <table:table-cell office:value-type="float" office:value="137.5">
                <text:p>137.5</text:p>
              </table:table-cell>
              <table:table-cell office:value-type="float" office:value="159.65">
                <text:p>159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507.77">
                <text:p>507.77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162.64">
                <text:p>16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510.91">
                <text:p>510.91</text:p>
              </table:table-cell>
              <table:table-cell office:value-type="float" office:value="145.833333333333">
                <text:p>145.833333333333</text:p>
              </table:table-cell>
              <table:table-cell office:value-type="float" office:value="164.46">
                <text:p>164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513.82">
                <text:p>513.82</text:p>
              </table:table-cell>
              <table:table-cell office:value-type="float" office:value="150">
                <text:p>150</text:p>
              </table:table-cell>
              <table:table-cell office:value-type="float" office:value="165.34">
                <text:p>16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515.22">
                <text:p>515.22</text:p>
              </table:table-cell>
              <table:table-cell office:value-type="float" office:value="154.166666666667">
                <text:p>154.166666666667</text:p>
              </table:table-cell>
              <table:table-cell office:value-type="float" office:value="165.24">
                <text:p>16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515.3">
                <text:p>515.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165.5">
                <text:p>165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513.65">
                <text:p>513.65</text:p>
              </table:table-cell>
              <table:table-cell office:value-type="float" office:value="162.5">
                <text:p>162.5</text:p>
              </table:table-cell>
              <table:table-cell office:value-type="float" office:value="164.16">
                <text:p>16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09.88">
                <text:p>509.88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68.05">
                <text:p>168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503.84">
                <text:p>503.84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69.53">
                <text:p>169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497.11">
                <text:p>497.11</text:p>
              </table:table-cell>
              <table:table-cell office:value-type="float" office:value="175">
                <text:p>175</text:p>
              </table:table-cell>
              <table:table-cell office:value-type="float" office:value="175.34">
                <text:p>175.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486.91">
                <text:p>486.91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78.73">
                <text:p>178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475.51">
                <text:p>475.5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188.09">
                <text:p>188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463.83">
                <text:p>463.83</text:p>
              </table:table-cell>
              <table:table-cell office:value-type="float" office:value="187.5">
                <text:p>187.5</text:p>
              </table:table-cell>
              <table:table-cell office:value-type="float" office:value="192.41">
                <text:p>192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54.32">
                <text:p>454.32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200.68">
                <text:p>20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666666666666">
                <text:p>391.666666666666</text:p>
              </table:table-cell>
              <table:table-cell office:value-type="float" office:value="447.51">
                <text:p>447.51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205.14">
                <text:p>205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445.22">
                <text:p>445.22</text:p>
              </table:table-cell>
              <table:table-cell office:value-type="float" office:value="200">
                <text:p>200</text:p>
              </table:table-cell>
              <table:table-cell office:value-type="float" office:value="211.32">
                <text:p>2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443.68">
                <text:p>443.68</text:p>
              </table:table-cell>
              <table:table-cell office:value-type="float" office:value="204.166666666667">
                <text:p>204.166666666667</text:p>
              </table:table-cell>
              <table:table-cell office:value-type="float" office:value="214.18">
                <text:p>214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666666666666">
                <text:p>416.666666666666</text:p>
              </table:table-cell>
              <table:table-cell office:value-type="float" office:value="442.58">
                <text:p>442.58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217.92">
                <text:p>21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443.02">
                <text:p>443.02</text:p>
              </table:table-cell>
              <table:table-cell office:value-type="float" office:value="212.5">
                <text:p>212.5</text:p>
              </table:table-cell>
              <table:table-cell office:value-type="float" office:value="217.64">
                <text:p>21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443.79">
                <text:p>443.79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218.29">
                <text:p>218.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.666666666666">
                <text:p>441.666666666666</text:p>
              </table:table-cell>
              <table:table-cell office:value-type="float" office:value="446.3">
                <text:p>446.3</text:p>
              </table:table-cell>
              <table:table-cell office:value-type="float" office:value="220.833333333333">
                <text:p>220.833333333333</text:p>
              </table:table-cell>
              <table:table-cell office:value-type="float" office:value="216.14">
                <text:p>216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447.15">
                <text:p>447.15</text:p>
              </table:table-cell>
              <table:table-cell office:value-type="float" office:value="225">
                <text:p>2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333333333333">
                <text:p>458.333333333333</text:p>
              </table:table-cell>
              <table:table-cell office:value-type="float" office:value="447.1">
                <text:p>447.1</text:p>
              </table:table-cell>
              <table:table-cell office:value-type="float" office:value="229.166666666666">
                <text:p>229.166666666666</text:p>
              </table:table-cell>
              <table:table-cell office:value-type="float" office:value="212.53">
                <text:p>212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.666666666666">
                <text:p>466.666666666666</text:p>
              </table:table-cell>
              <table:table-cell office:value-type="float" office:value="445.57">
                <text:p>445.57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211.69">
                <text:p>211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442.96">
                <text:p>442.96</text:p>
              </table:table-cell>
              <table:table-cell office:value-type="float" office:value="237.5">
                <text:p>237.5</text:p>
              </table:table-cell>
              <table:table-cell office:value-type="float" office:value="207.56">
                <text:p>20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438.84">
                <text:p>438.84</text:p>
              </table:table-cell>
              <table:table-cell office:value-type="float" office:value="241.666666666666">
                <text:p>241.666666666666</text:p>
              </table:table-cell>
              <table:table-cell office:value-type="float" office:value="206.86">
                <text:p>206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.666666666666">
                <text:p>491.666666666666</text:p>
              </table:table-cell>
              <table:table-cell office:value-type="float" office:value="437.17">
                <text:p>437.17</text:p>
              </table:table-cell>
              <table:table-cell office:value-type="float" office:value="245.833333333333">
                <text:p>245.833333333333</text:p>
              </table:table-cell>
              <table:table-cell office:value-type="float" office:value="201.71">
                <text:p>201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434.23">
                <text:p>434.23</text:p>
              </table:table-cell>
              <table:table-cell office:value-type="float" office:value="250">
                <text:p>250</text:p>
              </table:table-cell>
              <table:table-cell office:value-type="float" office:value="201.62">
                <text:p>201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3">
                <text:p>508.333333333333</text:p>
              </table:table-cell>
              <table:table-cell office:value-type="float" office:value="429.7">
                <text:p>429.7</text:p>
              </table:table-cell>
              <table:table-cell office:value-type="float" office:value="254.166666666666">
                <text:p>254.166666666666</text:p>
              </table:table-cell>
              <table:table-cell office:value-type="float" office:value="196.77">
                <text:p>196.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6">
                <text:p>516.666666666666</text:p>
              </table:table-cell>
              <table:table-cell office:value-type="float" office:value="425.24">
                <text:p>425.24</text:p>
              </table:table-cell>
              <table:table-cell office:value-type="float" office:value="258.333333333333">
                <text:p>258.333333333333</text:p>
              </table:table-cell>
              <table:table-cell office:value-type="float" office:value="198.53">
                <text:p>198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421.59">
                <text:p>421.59</text:p>
              </table:table-cell>
              <table:table-cell office:value-type="float" office:value="262.5">
                <text:p>262.5</text:p>
              </table:table-cell>
              <table:table-cell office:value-type="float" office:value="195.03">
                <text:p>19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3">
                <text:p>533.333333333333</text:p>
              </table:table-cell>
              <table:table-cell office:value-type="float" office:value="419.18">
                <text:p>419.18</text:p>
              </table:table-cell>
              <table:table-cell office:value-type="float" office:value="266.666666666666">
                <text:p>266.666666666666</text:p>
              </table:table-cell>
              <table:table-cell office:value-type="float" office:value="197.71">
                <text:p>197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6">
                <text:p>541.666666666666</text:p>
              </table:table-cell>
              <table:table-cell office:value-type="float" office:value="417.85">
                <text:p>417.85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194.83">
                <text:p>194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15.94">
                <text:p>415.94</text:p>
              </table:table-cell>
              <table:table-cell office:value-type="float" office:value="275">
                <text:p>275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414.68">
                <text:p>414.68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192.82">
                <text:p>192.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6">
                <text:p>566.666666666666</text:p>
              </table:table-cell>
              <table:table-cell office:value-type="float" office:value="412.27">
                <text:p>412.27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410.48">
                <text:p>410.48</text:p>
              </table:table-cell>
              <table:table-cell office:value-type="float" office:value="287.5">
                <text:p>287.5</text:p>
              </table:table-cell>
              <table:table-cell office:value-type="float" office:value="189.12">
                <text:p>18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406.95">
                <text:p>406.95</text:p>
              </table:table-cell>
              <table:table-cell office:value-type="float" office:value="291.666666666667">
                <text:p>291.666666666667</text:p>
              </table:table-cell>
              <table:table-cell office:value-type="float" office:value="190.93">
                <text:p>190.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401.08">
                <text:p>401.08</text:p>
              </table:table-cell>
              <table:table-cell office:value-type="float" office:value="295.833333333333">
                <text:p>295.833333333333</text:p>
              </table:table-cell>
              <table:table-cell office:value-type="float" office:value="190.58">
                <text:p>190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395.61">
                <text:p>395.61</text:p>
              </table:table-cell>
              <table:table-cell office:value-type="float" office:value="300">
                <text:p>300</text:p>
              </table:table-cell>
              <table:table-cell office:value-type="float" office:value="197.58">
                <text:p>197.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389.78">
                <text:p>389.78</text:p>
              </table:table-cell>
              <table:table-cell office:value-type="float" office:value="304.166666666667">
                <text:p>304.166666666667</text:p>
              </table:table-cell>
              <table:table-cell office:value-type="float" office:value="198.71">
                <text:p>198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387.6">
                <text:p>387.6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204.29">
                <text:p>204.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388.93">
                <text:p>388.93</text:p>
              </table:table-cell>
              <table:table-cell office:value-type="float" office:value="312.5">
                <text:p>312.5</text:p>
              </table:table-cell>
              <table:table-cell office:value-type="float" office:value="203.27">
                <text:p>203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391.52">
                <text:p>391.52</text:p>
              </table:table-cell>
              <table:table-cell office:value-type="float" office:value="316.666666666667">
                <text:p>316.666666666667</text:p>
              </table:table-cell>
              <table:table-cell office:value-type="float" office:value="206.31">
                <text:p>206.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7">
                <text:p>641.666666666667</text:p>
              </table:table-cell>
              <table:table-cell office:value-type="float" office:value="395.78">
                <text:p>395.78</text:p>
              </table:table-cell>
              <table:table-cell office:value-type="float" office:value="320.833333333333">
                <text:p>320.833333333333</text:p>
              </table:table-cell>
              <table:table-cell office:value-type="float" office:value="206.19">
                <text:p>206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398.49">
                <text:p>398.49</text:p>
              </table:table-cell>
              <table:table-cell office:value-type="float" office:value="325">
                <text:p>325</text:p>
              </table:table-cell>
              <table:table-cell office:value-type="float" office:value="211.24">
                <text:p>21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4">
                <text:p>658.333333333334</text:p>
              </table:table-cell>
              <table:table-cell office:value-type="float" office:value="401.29">
                <text:p>401.29</text:p>
              </table:table-cell>
              <table:table-cell office:value-type="float" office:value="329.166666666667">
                <text:p>329.166666666667</text:p>
              </table:table-cell>
              <table:table-cell office:value-type="float" office:value="210.87">
                <text:p>210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402.88">
                <text:p>402.8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404.31">
                <text:p>404.31</text:p>
              </table:table-cell>
              <table:table-cell office:value-type="float" office:value="337.5">
                <text:p>337.5</text:p>
              </table:table-cell>
              <table:table-cell office:value-type="float" office:value="215.26">
                <text:p>215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4">
                <text:p>683.333333333334</text:p>
              </table:table-cell>
              <table:table-cell office:value-type="float" office:value="404.3">
                <text:p>404.3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219.55">
                <text:p>219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05.54">
                <text:p>405.54</text:p>
              </table:table-cell>
              <table:table-cell office:value-type="float" office:value="345.833333333333">
                <text:p>345.833333333333</text:p>
              </table:table-cell>
              <table:table-cell office:value-type="float" office:value="219.35">
                <text:p>219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406.86">
                <text:p>406.86</text:p>
              </table:table-cell>
              <table:table-cell office:value-type="float" office:value="350">
                <text:p>350</text:p>
              </table:table-cell>
              <table:table-cell office:value-type="float" office:value="223.65">
                <text:p>223.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4">
                <text:p>708.333333333334</text:p>
              </table:table-cell>
              <table:table-cell office:value-type="float" office:value="409.09">
                <text:p>409.09</text:p>
              </table:table-cell>
              <table:table-cell office:value-type="float" office:value="354.166666666667">
                <text:p>354.166666666667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7">
                <text:p>716.666666666667</text:p>
              </table:table-cell>
              <table:table-cell office:value-type="float" office:value="411.03">
                <text:p>411.03</text:p>
              </table:table-cell>
              <table:table-cell office:value-type="float" office:value="358.333333333334">
                <text:p>358.333333333334</text:p>
              </table:table-cell>
              <table:table-cell office:value-type="float" office:value="229.18">
                <text:p>229.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412.53">
                <text:p>412.53</text:p>
              </table:table-cell>
              <table:table-cell office:value-type="float" office:value="362.5">
                <text:p>362.5</text:p>
              </table:table-cell>
              <table:table-cell office:value-type="float" office:value="228.57">
                <text:p>228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4">
                <text:p>733.333333333334</text:p>
              </table:table-cell>
              <table:table-cell office:value-type="float" office:value="412.49">
                <text:p>412.49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232.12">
                <text:p>23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7">
                <text:p>741.666666666667</text:p>
              </table:table-cell>
              <table:table-cell office:value-type="float" office:value="410.67">
                <text:p>410.67</text:p>
              </table:table-cell>
              <table:table-cell office:value-type="float" office:value="370.833333333334">
                <text:p>370.833333333334</text:p>
              </table:table-cell>
              <table:table-cell office:value-type="float" office:value="232.24">
                <text:p>23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.000000000001">
                <text:p>750.000000000001</text:p>
              </table:table-cell>
              <table:table-cell office:value-type="float" office:value="409.26">
                <text:p>409.26</text:p>
              </table:table-cell>
              <table:table-cell office:value-type="float" office:value="375">
                <text:p>375</text:p>
              </table:table-cell>
              <table:table-cell office:value-type="float" office:value="233.81">
                <text:p>233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4">
                <text:p>758.333333333334</text:p>
              </table:table-cell>
              <table:table-cell office:value-type="float" office:value="406.73">
                <text:p>406.73</text:p>
              </table:table-cell>
              <table:table-cell office:value-type="float" office:value="379.166666666667">
                <text:p>379.166666666667</text:p>
              </table:table-cell>
              <table:table-cell office:value-type="float" office:value="233.52">
                <text:p>23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7">
                <text:p>766.666666666667</text:p>
              </table:table-cell>
              <table:table-cell office:value-type="float" office:value="404.72">
                <text:p>404.72</text:p>
              </table:table-cell>
              <table:table-cell office:value-type="float" office:value="383.333333333334">
                <text:p>383.333333333334</text:p>
              </table:table-cell>
              <table:table-cell office:value-type="float" office:value="234.28">
                <text:p>23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.000000000001">
                <text:p>775.000000000001</text:p>
              </table:table-cell>
              <table:table-cell office:value-type="float" office:value="400.73">
                <text:p>400.73</text:p>
              </table:table-cell>
              <table:table-cell office:value-type="float" office:value="387.5">
                <text:p>387.5</text:p>
              </table:table-cell>
              <table:table-cell office:value-type="float" office:value="231.36">
                <text:p>23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4">
                <text:p>783.333333333334</text:p>
              </table:table-cell>
              <table:table-cell office:value-type="float" office:value="397.47">
                <text:p>397.4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231.63">
                <text:p>231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7">
                <text:p>791.666666666667</text:p>
              </table:table-cell>
              <table:table-cell office:value-type="float" office:value="393.83">
                <text:p>393.83</text:p>
              </table:table-cell>
              <table:table-cell office:value-type="float" office:value="395.833333333334">
                <text:p>395.833333333334</text:p>
              </table:table-cell>
              <table:table-cell office:value-type="float" office:value="229.61">
                <text:p>229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000000000001">
                <text:p>800.000000000001</text:p>
              </table:table-cell>
              <table:table-cell office:value-type="float" office:value="393.32">
                <text:p>393.32</text:p>
              </table:table-cell>
              <table:table-cell office:value-type="float" office:value="400">
                <text:p>400</text:p>
              </table:table-cell>
              <table:table-cell office:value-type="float" office:value="229.84">
                <text:p>22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4">
                <text:p>808.333333333334</text:p>
              </table:table-cell>
              <table:table-cell office:value-type="float" office:value="393.23">
                <text:p>393.23</text:p>
              </table:table-cell>
              <table:table-cell office:value-type="float" office:value="404.166666666667">
                <text:p>404.166666666667</text:p>
              </table:table-cell>
              <table:table-cell office:value-type="float" office:value="225.08">
                <text:p>22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8">
                <text:p>816.666666666668</text:p>
              </table:table-cell>
              <table:table-cell office:value-type="float" office:value="397.37">
                <text:p>397.37</text:p>
              </table:table-cell>
              <table:table-cell office:value-type="float" office:value="408.333333333334">
                <text:p>408.333333333334</text:p>
              </table:table-cell>
              <table:table-cell office:value-type="float" office:value="224.16">
                <text:p>22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.000000000001">
                <text:p>825.000000000001</text:p>
              </table:table-cell>
              <table:table-cell office:value-type="float" office:value="402.94">
                <text:p>402.94</text:p>
              </table:table-cell>
              <table:table-cell office:value-type="float" office:value="412.5">
                <text:p>412.5</text:p>
              </table:table-cell>
              <table:table-cell office:value-type="float" office:value="220.12">
                <text:p>22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4">
                <text:p>833.333333333334</text:p>
              </table:table-cell>
              <table:table-cell office:value-type="float" office:value="407.78">
                <text:p>407.78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216.33">
                <text:p>216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8">
                <text:p>841.666666666668</text:p>
              </table:table-cell>
              <table:table-cell office:value-type="float" office:value="410.11">
                <text:p>410.11</text:p>
              </table:table-cell>
              <table:table-cell office:value-type="float" office:value="420.833333333334">
                <text:p>420.833333333334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000000000001">
                <text:p>850.000000000001</text:p>
              </table:table-cell>
              <table:table-cell office:value-type="float" office:value="409.44">
                <text:p>409.44</text:p>
              </table:table-cell>
              <table:table-cell office:value-type="float" office:value="425.000000000001">
                <text:p>425.000000000001</text:p>
              </table:table-cell>
              <table:table-cell office:value-type="float" office:value="205.1">
                <text:p>205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4">
                <text:p>858.333333333334</text:p>
              </table:table-cell>
              <table:table-cell office:value-type="float" office:value="408.9">
                <text:p>408.9</text:p>
              </table:table-cell>
              <table:table-cell office:value-type="float" office:value="429.166666666667">
                <text:p>429.1666666666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8">
                <text:p>866.666666666668</text:p>
              </table:table-cell>
              <table:table-cell office:value-type="float" office:value="408.2">
                <text:p>408.2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190.54">
                <text:p>190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.000000000001">
                <text:p>875.000000000001</text:p>
              </table:table-cell>
              <table:table-cell office:value-type="float" office:value="406.69">
                <text:p>406.69</text:p>
              </table:table-cell>
              <table:table-cell office:value-type="float" office:value="437.500000000001">
                <text:p>437.500000000001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4">
                <text:p>883.333333333334</text:p>
              </table:table-cell>
              <table:table-cell office:value-type="float" office:value="402.73">
                <text:p>402.73</text:p>
              </table:table-cell>
              <table:table-cell office:value-type="float" office:value="441.666666666667">
                <text:p>441.666666666667</text:p>
              </table:table-cell>
              <table:table-cell office:value-type="float" office:value="180.38">
                <text:p>180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8">
                <text:p>891.666666666668</text:p>
              </table:table-cell>
              <table:table-cell office:value-type="float" office:value="403.04">
                <text:p>403.04</text:p>
              </table:table-cell>
              <table:table-cell office:value-type="float" office:value="445.833333333334">
                <text:p>445.833333333334</text:p>
              </table:table-cell>
              <table:table-cell office:value-type="float" office:value="174.84">
                <text:p>17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405.41">
                <text:p>405.41</text:p>
              </table:table-cell>
              <table:table-cell office:value-type="float" office:value="450.000000000001">
                <text:p>450.000000000001</text:p>
              </table:table-cell>
              <table:table-cell office:value-type="float" office:value="174.81">
                <text:p>174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5">
                <text:p>908.333333333335</text:p>
              </table:table-cell>
              <table:table-cell office:value-type="float" office:value="411.13">
                <text:p>411.13</text:p>
              </table:table-cell>
              <table:table-cell office:value-type="float" office:value="454.166666666667">
                <text:p>454.166666666667</text:p>
              </table:table-cell>
              <table:table-cell office:value-type="float" office:value="170.19">
                <text:p>170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8">
                <text:p>916.666666666668</text:p>
              </table:table-cell>
              <table:table-cell office:value-type="float" office:value="413.98">
                <text:p>413.98</text:p>
              </table:table-cell>
              <table:table-cell office:value-type="float" office:value="458.333333333334">
                <text:p>458.333333333334</text:p>
              </table:table-cell>
              <table:table-cell office:value-type="float" office:value="174.39">
                <text:p>174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.000000000001">
                <text:p>925.000000000001</text:p>
              </table:table-cell>
              <table:table-cell office:value-type="float" office:value="413.05">
                <text:p>413.05</text:p>
              </table:table-cell>
              <table:table-cell office:value-type="float" office:value="462.500000000001">
                <text:p>462.500000000001</text:p>
              </table:table-cell>
              <table:table-cell office:value-type="float" office:value="171.11">
                <text:p>171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5">
                <text:p>933.333333333335</text:p>
              </table:table-cell>
              <table:table-cell office:value-type="float" office:value="410.17">
                <text:p>410.17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174.07">
                <text:p>174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8">
                <text:p>941.666666666668</text:p>
              </table:table-cell>
              <table:table-cell office:value-type="float" office:value="405.42">
                <text:p>405.42</text:p>
              </table:table-cell>
              <table:table-cell office:value-type="float" office:value="470.833333333334">
                <text:p>470.833333333334</text:p>
              </table:table-cell>
              <table:table-cell office:value-type="float" office:value="170.31">
                <text:p>170.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.000000000001">
                <text:p>950.000000000001</text:p>
              </table:table-cell>
              <table:table-cell office:value-type="float" office:value="403.24">
                <text:p>403.24</text:p>
              </table:table-cell>
              <table:table-cell office:value-type="float" office:value="475.000000000001">
                <text:p>475.000000000001</text:p>
              </table:table-cell>
              <table:table-cell office:value-type="float" office:value="172.23">
                <text:p>172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5">
                <text:p>958.333333333335</text:p>
              </table:table-cell>
              <table:table-cell office:value-type="float" office:value="402.51">
                <text:p>402.51</text:p>
              </table:table-cell>
              <table:table-cell office:value-type="float" office:value="479.166666666667">
                <text:p>479.166666666667</text:p>
              </table:table-cell>
              <table:table-cell office:value-type="float" office:value="170.68">
                <text:p>17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8">
                <text:p>966.666666666668</text:p>
              </table:table-cell>
              <table:table-cell office:value-type="float" office:value="403.03">
                <text:p>403.03</text:p>
              </table:table-cell>
              <table:table-cell office:value-type="float" office:value="483.333333333334">
                <text:p>483.333333333334</text:p>
              </table:table-cell>
              <table:table-cell office:value-type="float" office:value="175.66">
                <text:p>175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.000000000002">
                <text:p>975.000000000002</text:p>
              </table:table-cell>
              <table:table-cell office:value-type="float" office:value="398.96">
                <text:p>398.96</text:p>
              </table:table-cell>
              <table:table-cell office:value-type="float" office:value="487.500000000001">
                <text:p>487.500000000001</text:p>
              </table:table-cell>
              <table:table-cell office:value-type="float" office:value="178.11">
                <text:p>178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5">
                <text:p>983.333333333335</text:p>
              </table:table-cell>
              <table:table-cell office:value-type="float" office:value="399.98">
                <text:p>399.98</text:p>
              </table:table-cell>
              <table:table-cell office:value-type="float" office:value="491.666666666668">
                <text:p>491.666666666668</text:p>
              </table:table-cell>
              <table:table-cell office:value-type="float" office:value="187.71">
                <text:p>187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8">
                <text:p>991.666666666668</text:p>
              </table:table-cell>
              <table:table-cell office:value-type="float" office:value="400.16">
                <text:p>400.16</text:p>
              </table:table-cell>
              <table:table-cell office:value-type="float" office:value="495.833333333334">
                <text:p>495.833333333334</text:p>
              </table:table-cell>
              <table:table-cell office:value-type="float" office:value="192.46">
                <text:p>192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000000000001">
                <text:p>500.000000000001</text:p>
              </table:table-cell>
              <table:table-cell office:value-type="float" office:value="200.79">
                <text:p>200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.166666666668">
                <text:p>504.166666666668</text:p>
              </table:table-cell>
              <table:table-cell office:value-type="float" office:value="201.01">
                <text:p>201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.333333333334">
                <text:p>508.333333333334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00000000001">
                <text:p>512.500000000001</text:p>
              </table:table-cell>
              <table:table-cell office:value-type="float" office:value="199.24">
                <text:p>19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.666666666668">
                <text:p>516.666666666668</text:p>
              </table:table-cell>
              <table:table-cell office:value-type="float" office:value="195.56">
                <text:p>195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833333333334">
                <text:p>520.833333333334</text:p>
              </table:table-cell>
              <table:table-cell office:value-type="float" office:value="185.08">
                <text:p>18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000000000001">
                <text:p>525.000000000001</text:p>
              </table:table-cell>
              <table:table-cell office:value-type="float" office:value="179.24">
                <text:p>17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166666666667">
                <text:p>529.166666666667</text:p>
              </table:table-cell>
              <table:table-cell office:value-type="float" office:value="169.45">
                <text:p>169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.333333333334">
                <text:p>533.333333333334</text:p>
              </table:table-cell>
              <table:table-cell office:value-type="float" office:value="166.86">
                <text:p>166.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.500000000001">
                <text:p>537.500000000001</text:p>
              </table:table-cell>
              <table:table-cell office:value-type="float" office:value="163.25">
                <text:p>163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.666666666667">
                <text:p>541.666666666667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.833333333334">
                <text:p>545.833333333334</text:p>
              </table:table-cell>
              <table:table-cell office:value-type="float" office:value="167.54">
                <text:p>167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.000000000001">
                <text:p>550.000000000001</text:p>
              </table:table-cell>
              <table:table-cell office:value-type="float" office:value="171.28">
                <text:p>17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166666666667">
                <text:p>554.166666666667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.333333333334">
                <text:p>558.333333333334</text:p>
              </table:table-cell>
              <table:table-cell office:value-type="float" office:value="176.21">
                <text:p>176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.5">
                <text:p>562.5</text:p>
              </table:table-cell>
              <table:table-cell office:value-type="float" office:value="176.16">
                <text:p>176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182.12">
                <text:p>18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.833333333334">
                <text:p>570.83333333333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187.43">
                <text:p>187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.166666666667">
                <text:p>579.166666666667</text:p>
              </table:table-cell>
              <table:table-cell office:value-type="float" office:value="186.89">
                <text:p>186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.333333333334">
                <text:p>583.333333333334</text:p>
              </table:table-cell>
              <table:table-cell office:value-type="float" office:value="195.83">
                <text:p>195.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.5">
                <text:p>587.5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666666666667">
                <text:p>591.666666666667</text:p>
              </table:table-cell>
              <table:table-cell office:value-type="float" office:value="206.08">
                <text:p>20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.833333333334">
                <text:p>595.833333333334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.166666666667">
                <text:p>604.166666666667</text:p>
              </table:table-cell>
              <table:table-cell office:value-type="float" office:value="204.44">
                <text:p>20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333333333333">
                <text:p>608.333333333333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5">
                <text:p>612.5</text:p>
              </table:table-cell>
              <table:table-cell office:value-type="float" office:value="204.02">
                <text:p>204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.666666666667">
                <text:p>616.6666666666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.833333333333">
                <text:p>620.8333333333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207.35">
                <text:p>207.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207.52">
                <text:p>20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.5">
                <text:p>637.5</text:p>
              </table:table-cell>
              <table:table-cell office:value-type="float" office:value="202.72">
                <text:p>20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666666666666">
                <text:p>641.666666666666</text:p>
              </table:table-cell>
              <table:table-cell office:value-type="float" office:value="197.53">
                <text:p>197.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833333333333">
                <text:p>645.833333333333</text:p>
              </table:table-cell>
              <table:table-cell office:value-type="float" office:value="188.88">
                <text:p>18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182.62">
                <text:p>182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.166666666666">
                <text:p>654.166666666666</text:p>
              </table:table-cell>
              <table:table-cell office:value-type="float" office:value="172.71">
                <text:p>172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.333333333333">
                <text:p>658.333333333333</text:p>
              </table:table-cell>
              <table:table-cell office:value-type="float" office:value="168.89">
                <text:p>168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.5">
                <text:p>662.5</text:p>
              </table:table-cell>
              <table:table-cell office:value-type="float" office:value="168.28">
                <text:p>16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172.39">
                <text:p>172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.833333333333">
                <text:p>670.833333333333</text:p>
              </table:table-cell>
              <table:table-cell office:value-type="float" office:value="173.52">
                <text:p>17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178.44">
                <text:p>17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.166666666666">
                <text:p>679.166666666666</text:p>
              </table:table-cell>
              <table:table-cell office:value-type="float" office:value="177.64">
                <text:p>17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177.43">
                <text:p>177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99999999999">
                <text:p>687.499999999999</text:p>
              </table:table-cell>
              <table:table-cell office:value-type="float" office:value="174.71">
                <text:p>174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.666666666666">
                <text:p>691.666666666666</text:p>
              </table:table-cell>
              <table:table-cell office:value-type="float" office:value="175.94">
                <text:p>175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.833333333333">
                <text:p>695.833333333333</text:p>
              </table:table-cell>
              <table:table-cell office:value-type="float" office:value="176.46">
                <text:p>176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999999999999">
                <text:p>699.999999999999</text:p>
              </table:table-cell>
              <table:table-cell office:value-type="float" office:value="181.14">
                <text:p>181.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.166666666666">
                <text:p>704.166666666666</text:p>
              </table:table-cell>
              <table:table-cell office:value-type="float" office:value="184.69">
                <text:p>184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189.26">
                <text:p>189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.499999999999">
                <text:p>712.49999999999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.666666666666">
                <text:p>716.666666666666</text:p>
              </table:table-cell>
              <table:table-cell office:value-type="float" office:value="192.16">
                <text:p>19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33333333332">
                <text:p>720.833333333332</text:p>
              </table:table-cell>
              <table:table-cell office:value-type="float" office:value="192.52">
                <text:p>19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.999999999999">
                <text:p>724.999999999999</text:p>
              </table:table-cell>
              <table:table-cell office:value-type="float" office:value="193.49">
                <text:p>193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166666666666">
                <text:p>729.166666666666</text:p>
              </table:table-cell>
              <table:table-cell office:value-type="float" office:value="193.43">
                <text:p>193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.333333333332">
                <text:p>733.333333333332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.499999999999">
                <text:p>737.499999999999</text:p>
              </table:table-cell>
              <table:table-cell office:value-type="float" office:value="196.69">
                <text:p>196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666666666665">
                <text:p>741.666666666665</text:p>
              </table:table-cell>
              <table:table-cell office:value-type="float" office:value="199.37">
                <text:p>199.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.833333333332">
                <text:p>745.833333333332</text:p>
              </table:table-cell>
              <table:table-cell office:value-type="float" office:value="201.91">
                <text:p>201.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.999999999999">
                <text:p>749.999999999999</text:p>
              </table:table-cell>
              <table:table-cell office:value-type="float" office:value="204.07">
                <text:p>204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166666666665">
                <text:p>754.166666666665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.333333333332">
                <text:p>758.333333333332</text:p>
              </table:table-cell>
              <table:table-cell office:value-type="float" office:value="210.26">
                <text:p>210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.499999999999">
                <text:p>762.499999999999</text:p>
              </table:table-cell>
              <table:table-cell office:value-type="float" office:value="214.54">
                <text:p>214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.666666666665">
                <text:p>766.666666666665</text:p>
              </table:table-cell>
              <table:table-cell office:value-type="float" office:value="218.66">
                <text:p>218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.833333333332">
                <text:p>770.833333333332</text:p>
              </table:table-cell>
              <table:table-cell office:value-type="float" office:value="221.94">
                <text:p>221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.999999999999">
                <text:p>774.999999999999</text:p>
              </table:table-cell>
              <table:table-cell office:value-type="float" office:value="224.68">
                <text:p>224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.166666666665">
                <text:p>779.166666666665</text:p>
              </table:table-cell>
              <table:table-cell office:value-type="float" office:value="227.23">
                <text:p>227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333333333332">
                <text:p>783.333333333332</text:p>
              </table:table-cell>
              <table:table-cell office:value-type="float" office:value="230.06">
                <text:p>230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.499999999998">
                <text:p>787.499999999998</text:p>
              </table:table-cell>
              <table:table-cell office:value-type="float" office:value="233.07">
                <text:p>233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.666666666665">
                <text:p>791.666666666665</text:p>
              </table:table-cell>
              <table:table-cell office:value-type="float" office:value="234.85">
                <text:p>234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833333333332">
                <text:p>795.833333333332</text:p>
              </table:table-cell>
              <table:table-cell office:value-type="float" office:value="237.38">
                <text:p>237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.999999999998">
                <text:p>799.999999999998</text:p>
              </table:table-cell>
              <table:table-cell office:value-type="float" office:value="237.41">
                <text:p>237.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166666666665">
                <text:p>804.166666666665</text:p>
              </table:table-cell>
              <table:table-cell office:value-type="float" office:value="237.92">
                <text:p>23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333333333332">
                <text:p>808.333333333332</text:p>
              </table:table-cell>
              <table:table-cell office:value-type="float" office:value="238.59">
                <text:p>238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.499999999998">
                <text:p>812.499999999998</text:p>
              </table:table-cell>
              <table:table-cell office:value-type="float" office:value="238.47">
                <text:p>238.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.666666666665">
                <text:p>816.666666666665</text:p>
              </table:table-cell>
              <table:table-cell office:value-type="float" office:value="236.69">
                <text:p>236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833333333331">
                <text:p>820.833333333331</text:p>
              </table:table-cell>
              <table:table-cell office:value-type="float" office:value="236.67">
                <text:p>236.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.999999999998">
                <text:p>824.999999999998</text:p>
              </table:table-cell>
              <table:table-cell office:value-type="float" office:value="235.45">
                <text:p>235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.166666666665">
                <text:p>829.166666666665</text:p>
              </table:table-cell>
              <table:table-cell office:value-type="float" office:value="233.07">
                <text:p>233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.333333333331">
                <text:p>833.333333333331</text:p>
              </table:table-cell>
              <table:table-cell office:value-type="float" office:value="229.48">
                <text:p>22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.499999999998">
                <text:p>837.499999999998</text:p>
              </table:table-cell>
              <table:table-cell office:value-type="float" office:value="226.45">
                <text:p>226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.666666666665">
                <text:p>841.666666666665</text:p>
              </table:table-cell>
              <table:table-cell office:value-type="float" office:value="221.51">
                <text:p>221.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.833333333331">
                <text:p>845.833333333331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.999999999998">
                <text:p>849.999999999998</text:p>
              </table:table-cell>
              <table:table-cell office:value-type="float" office:value="213.46">
                <text:p>213.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.166666666665">
                <text:p>854.166666666665</text:p>
              </table:table-cell>
              <table:table-cell office:value-type="float" office:value="210.22">
                <text:p>210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.333333333331">
                <text:p>858.333333333331</text:p>
              </table:table-cell>
              <table:table-cell office:value-type="float" office:value="208.59">
                <text:p>208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499999999998">
                <text:p>862.499999999998</text:p>
              </table:table-cell>
              <table:table-cell office:value-type="float" office:value="207.55">
                <text:p>207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.666666666664">
                <text:p>866.666666666664</text:p>
              </table:table-cell>
              <table:table-cell office:value-type="float" office:value="208.79">
                <text:p>208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.833333333331">
                <text:p>870.833333333331</text:p>
              </table:table-cell>
              <table:table-cell office:value-type="float" office:value="211.27">
                <text:p>211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999999999998">
                <text:p>874.999999999998</text:p>
              </table:table-cell>
              <table:table-cell office:value-type="float" office:value="214.59">
                <text:p>214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.166666666664">
                <text:p>879.166666666664</text:p>
              </table:table-cell>
              <table:table-cell office:value-type="float" office:value="219.13">
                <text:p>219.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.333333333331">
                <text:p>883.333333333331</text:p>
              </table:table-cell>
              <table:table-cell office:value-type="float" office:value="224.73">
                <text:p>224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.499999999998">
                <text:p>887.499999999998</text:p>
              </table:table-cell>
              <table:table-cell office:value-type="float" office:value="228.19">
                <text:p>228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.666666666664">
                <text:p>891.666666666664</text:p>
              </table:table-cell>
              <table:table-cell office:value-type="float" office:value="228.95">
                <text:p>228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.833333333331">
                <text:p>895.833333333331</text:p>
              </table:table-cell>
              <table:table-cell office:value-type="float" office:value="228.88">
                <text:p>2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228.12">
                <text:p>22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166666666664">
                <text:p>904.166666666664</text:p>
              </table:table-cell>
              <table:table-cell office:value-type="float" office:value="225.21">
                <text:p>225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.333333333331">
                <text:p>908.333333333331</text:p>
              </table:table-cell>
              <table:table-cell office:value-type="float" office:value="220.89">
                <text:p>220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.499999999997">
                <text:p>912.499999999997</text:p>
              </table:table-cell>
              <table:table-cell office:value-type="float" office:value="215.64">
                <text:p>21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666666666664">
                <text:p>916.666666666664</text:p>
              </table:table-cell>
              <table:table-cell office:value-type="float" office:value="209.92">
                <text:p>20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.833333333331">
                <text:p>920.833333333331</text:p>
              </table:table-cell>
              <table:table-cell office:value-type="float" office:value="204.62">
                <text:p>204.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.999999999997">
                <text:p>924.999999999997</text:p>
              </table:table-cell>
              <table:table-cell office:value-type="float" office:value="197.97">
                <text:p>197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.166666666664">
                <text:p>929.166666666664</text:p>
              </table:table-cell>
              <table:table-cell office:value-type="float" office:value="194.61">
                <text:p>194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33333333333">
                <text:p>933.33333333333</text:p>
              </table:table-cell>
              <table:table-cell office:value-type="float" office:value="196.11">
                <text:p>196.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.499999999997">
                <text:p>937.499999999997</text:p>
              </table:table-cell>
              <table:table-cell office:value-type="float" office:value="199.15">
                <text:p>199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.666666666664">
                <text:p>941.666666666664</text:p>
              </table:table-cell>
              <table:table-cell office:value-type="float" office:value="205.03">
                <text:p>20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.83333333333">
                <text:p>945.83333333333</text:p>
              </table:table-cell>
              <table:table-cell office:value-type="float" office:value="212.04">
                <text:p>2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.999999999997">
                <text:p>949.999999999997</text:p>
              </table:table-cell>
              <table:table-cell office:value-type="float" office:value="218.71">
                <text:p>218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.166666666664">
                <text:p>954.166666666664</text:p>
              </table:table-cell>
              <table:table-cell office:value-type="float" office:value="225.03">
                <text:p>225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33333333333">
                <text:p>958.33333333333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.499999999997">
                <text:p>962.499999999997</text:p>
              </table:table-cell>
              <table:table-cell office:value-type="float" office:value="234.03">
                <text:p>234.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.666666666663">
                <text:p>966.666666666663</text:p>
              </table:table-cell>
              <table:table-cell office:value-type="float" office:value="238.22">
                <text:p>238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3333333333">
                <text:p>970.83333333333</text:p>
              </table:table-cell>
              <table:table-cell office:value-type="float" office:value="241.26">
                <text:p>241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.999999999997">
                <text:p>974.999999999997</text:p>
              </table:table-cell>
              <table:table-cell office:value-type="float" office:value="242.48">
                <text:p>24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.166666666663">
                <text:p>979.166666666663</text:p>
              </table:table-cell>
              <table:table-cell office:value-type="float" office:value="243.15">
                <text:p>243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33333333333">
                <text:p>983.33333333333</text:p>
              </table:table-cell>
              <table:table-cell office:value-type="float" office:value="242.71">
                <text:p>242.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.499999999997">
                <text:p>987.499999999997</text:p>
              </table:table-cell>
              <table:table-cell office:value-type="float" office:value="243.38">
                <text:p>243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.666666666663">
                <text:p>991.666666666663</text:p>
              </table:table-cell>
              <table:table-cell office:value-type="float" office:value="242.06">
                <text:p>242.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.83333333333">
                <text:p>995.83333333333</text:p>
              </table:table-cell>
              <table:table-cell office:value-type="float" office:value="243.38">
                <text:p>243.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